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office:value-type="string" table:style-name="ce1">
            <text:p>75 budget75it</text:p>
          </table:table-cell>
          <table:table-cell table:number-columns-repeated="16383" table:style-name="ce1"/>
        </table:table-row>
        <table:table-row table:style-name="ro1"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table:number-columns-repeated="16344"/>
        </table:table-row>
        <table:table-row table:style-name="ro1"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5.81575748530901" table:style-name="ce1">
            <text:p>435.8157575</text:p>
          </table:table-cell>
          <table:table-cell office:value-type="float" office:value="439.44491546724299" table:style-name="ce1">
            <text:p>439.4449155</text:p>
          </table:table-cell>
          <table:table-cell table:number-columns-repeated="16344"/>
        </table:table-row>
        <table:table-row table:style-name="ro1"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56071138227401" table:style-name="ce1">
            <text:p>435.5607114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63211262519002" table:style-name="ce1">
            <text:p>435.6321126</text:p>
          </table:table-cell>
          <table:table-cell office:value-type="float" office:value="435.94599668869199" table:style-name="ce1">
            <text:p>435.9459967</text:p>
          </table:table-cell>
          <table:table-cell office:value-type="float" office:value="435.99095596052302" table:style-name="ce1">
            <text:p>435.990956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56071138227401" table:style-name="ce1">
            <text:p>435.5607114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63211262519002" table:style-name="ce1">
            <text:p>435.6321126</text:p>
          </table:table-cell>
          <table:table-cell office:value-type="float" office:value="435.69326425147102" table:style-name="ce1">
            <text:p>435.6932643</text:p>
          </table:table-cell>
          <table:table-cell office:value-type="float" office:value="435.99095596052302" table:style-name="ce1">
            <text:p>435.990956</text:p>
          </table:table-cell>
          <table:table-cell office:value-type="float" office:value="435.56071138227401" table:style-name="ce1">
            <text:p>435.5607114</text:p>
          </table:table-cell>
          <table:table-cell office:value-type="float" office:value="435.56071138227401" table:style-name="ce1">
            <text:p>435.5607114</text:p>
          </table:table-cell>
          <table:table-cell office:value-type="float" office:value="435.56071138227401" table:style-name="ce1">
            <text:p>435.5607114</text:p>
          </table:table-cell>
          <table:table-cell office:value-type="float" office:value="435.63211262519002" table:style-name="ce1">
            <text:p>435.6321126</text:p>
          </table:table-cell>
          <table:table-cell office:value-type="float" office:value="435.63211262519002" table:style-name="ce1">
            <text:p>435.6321126</text:p>
          </table:table-cell>
          <table:table-cell office:value-type="float" office:value="435.53250697292299" table:style-name="ce1">
            <text:p>435.532507</text:p>
          </table:table-cell>
          <table:table-cell office:value-type="float" office:value="435.63211262519002" table:style-name="ce1">
            <text:p>435.6321126</text:p>
          </table:table-cell>
          <table:table-cell office:value-type="float" office:value="435.56071138227401" table:style-name="ce1">
            <text:p>435.5607114</text:p>
          </table:table-cell>
          <table:table-cell office:value-type="float" office:value="435.63211262519002" table:style-name="ce1">
            <text:p>435.6321126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63211262519002" table:style-name="ce1">
            <text:p>435.6321126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63211262519002" table:style-name="ce1">
            <text:p>435.6321126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56071138227401" table:style-name="ce1">
            <text:p>435.5607114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77620282692499" table:style-name="ce1">
            <text:p>435.7762028</text:p>
          </table:table-cell>
          <table:table-cell office:value-type="float" office:value="435.63211262519002" table:style-name="ce1">
            <text:p>435.6321126</text:p>
          </table:table-cell>
          <table:table-cell office:value-type="float" office:value="435.56071138227401" table:style-name="ce1">
            <text:p>435.5607114</text:p>
          </table:table-cell>
          <table:table-cell office:value-type="float" office:value="435.69326425147102" table:style-name="ce1">
            <text:p>435.6932643</text:p>
          </table:table-cell>
          <table:table-cell table:number-columns-repeated="16344"/>
        </table:table-row>
        <table:table-row table:style-name="ro1">
          <table:table-cell office:value-type="float" office:value="439.44491546724299" table:style-name="ce1">
            <text:p>439.4449155</text:p>
          </table:table-cell>
          <table:table-cell office:value-type="float" office:value="435.62189978948999" table:style-name="ce1">
            <text:p>435.6218998</text:p>
          </table:table-cell>
          <table:table-cell office:value-type="float" office:value="435.34277968805202" table:style-name="ce1">
            <text:p>435.3427797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50018069626202" table:style-name="ce1">
            <text:p>435.5001807</text:p>
          </table:table-cell>
          <table:table-cell office:value-type="float" office:value="436.05703420663798" table:style-name="ce1">
            <text:p>436.0570342</text:p>
          </table:table-cell>
          <table:table-cell office:value-type="float" office:value="428.20917494749102" table:style-name="ce1">
            <text:p>428.2091749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29.69150475467302" table:style-name="ce1">
            <text:p>429.6915048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75289163546103" table:style-name="ce1">
            <text:p>435.7528916</text:p>
          </table:table-cell>
          <table:table-cell office:value-type="float" office:value="435.49114629923503" table:style-name="ce1">
            <text:p>435.4911463</text:p>
          </table:table-cell>
          <table:table-cell office:value-type="float" office:value="435.71490023847798" table:style-name="ce1">
            <text:p>435.7149002</text:p>
          </table:table-cell>
          <table:table-cell office:value-type="float" office:value="435.38851011857798" table:style-name="ce1">
            <text:p>435.3885101</text:p>
          </table:table-cell>
          <table:table-cell office:value-type="float" office:value="435.72400949988798" table:style-name="ce1">
            <text:p>435.7240095</text:p>
          </table:table-cell>
          <table:table-cell office:value-type="float" office:value="435.74759426723102" table:style-name="ce1">
            <text:p>435.7475943</text:p>
          </table:table-cell>
          <table:table-cell office:value-type="float" office:value="435.80002929752698" table:style-name="ce1">
            <text:p>435.8000293</text:p>
          </table:table-cell>
          <table:table-cell office:value-type="float" office:value="429.89628743460702" table:style-name="ce1">
            <text:p>429.8962874</text:p>
          </table:table-cell>
          <table:table-cell office:value-type="float" office:value="435.42934035800101" table:style-name="ce1">
            <text:p>435.4293404</text:p>
          </table:table-cell>
          <table:table-cell office:value-type="float" office:value="429.89628743460702" table:style-name="ce1">
            <text:p>429.8962874</text:p>
          </table:table-cell>
          <table:table-cell office:value-type="float" office:value="435.68744929840699" table:style-name="ce1">
            <text:p>435.6874493</text:p>
          </table:table-cell>
          <table:table-cell office:value-type="float" office:value="435.45036134537702" table:style-name="ce1">
            <text:p>435.4503613</text:p>
          </table:table-cell>
          <table:table-cell office:value-type="float" office:value="435.67828491466702" table:style-name="ce1">
            <text:p>435.6782849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43843795458503" table:style-name="ce1">
            <text:p>435.438438</text:p>
          </table:table-cell>
          <table:table-cell office:value-type="float" office:value="435.50018069626202" table:style-name="ce1">
            <text:p>435.5001807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29.89628743460702" table:style-name="ce1">
            <text:p>429.8962874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34277968805202" table:style-name="ce1">
            <text:p>435.3427797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563208653922" table:style-name="ce1">
            <text:p>435.5632087</text:p>
          </table:table-cell>
          <table:table-cell office:value-type="float" office:value="429.89628743460702" table:style-name="ce1">
            <text:p>429.8962874</text:p>
          </table:table-cell>
          <table:table-cell office:value-type="float" office:value="429.69150475467302" table:style-name="ce1">
            <text:p>429.6915048</text:p>
          </table:table-cell>
          <table:table-cell office:value-type="float" office:value="435.43821504053398" table:style-name="ce1">
            <text:p>435.438215</text:p>
          </table:table-cell>
          <table:table-cell table:number-columns-repeated="16344"/>
        </table:table-row>
        <table:table-row table:style-name="ro1">
          <table:table-cell office:value-type="float" office:value="439.44491546724299" table:style-name="ce1">
            <text:p>439.4449155</text:p>
          </table:table-cell>
          <table:table-cell office:value-type="float" office:value="435.45059199214199" table:style-name="ce1">
            <text:p>435.450592</text:p>
          </table:table-cell>
          <table:table-cell office:value-type="float" office:value="435.14767152585699" table:style-name="ce1">
            <text:p>435.147671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29.51707360808399" table:style-name="ce1">
            <text:p>429.5170736</text:p>
          </table:table-cell>
          <table:table-cell office:value-type="float" office:value="427.93327553376798" table:style-name="ce1">
            <text:p>427.9332755</text:p>
          </table:table-cell>
          <table:table-cell office:value-type="float" office:value="428.25273450638701" table:style-name="ce1">
            <text:p>428.252734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28623385765798" table:style-name="ce1">
            <text:p>435.2862339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29.19540145378301" table:style-name="ce1">
            <text:p>429.195401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80881630157" table:style-name="ce1">
            <text:p>435.8088163</text:p>
          </table:table-cell>
          <table:table-cell office:value-type="float" office:value="428.56564715904699" table:style-name="ce1">
            <text:p>428.5656472</text:p>
          </table:table-cell>
          <table:table-cell office:value-type="float" office:value="435.30047687758002" table:style-name="ce1">
            <text:p>435.3004769</text:p>
          </table:table-cell>
          <table:table-cell office:value-type="float" office:value="435.93774288217202" table:style-name="ce1">
            <text:p>435.9377429</text:p>
          </table:table-cell>
          <table:table-cell office:value-type="float" office:value="435.52720714128202" table:style-name="ce1">
            <text:p>435.5272071</text:p>
          </table:table-cell>
          <table:table-cell office:value-type="float" office:value="435.45637156759199" table:style-name="ce1">
            <text:p>435.4563716</text:p>
          </table:table-cell>
          <table:table-cell office:value-type="float" office:value="428.51959225689097" table:style-name="ce1">
            <text:p>428.5195923</text:p>
          </table:table-cell>
          <table:table-cell office:value-type="float" office:value="435.53971858489399" table:style-name="ce1">
            <text:p>435.5397186</text:p>
          </table:table-cell>
          <table:table-cell office:value-type="float" office:value="429.37304026647098" table:style-name="ce1">
            <text:p>429.3730403</text:p>
          </table:table-cell>
          <table:table-cell office:value-type="float" office:value="435.32229549555302" table:style-name="ce1">
            <text:p>435.3222955</text:p>
          </table:table-cell>
          <table:table-cell office:value-type="float" office:value="430.22863244847298" table:style-name="ce1">
            <text:p>430.2286324</text:p>
          </table:table-cell>
          <table:table-cell office:value-type="float" office:value="435.547809804167" table:style-name="ce1">
            <text:p>435.5478098</text:p>
          </table:table-cell>
          <table:table-cell office:value-type="float" office:value="435.27344118244599" table:style-name="ce1">
            <text:p>435.2734412</text:p>
          </table:table-cell>
          <table:table-cell office:value-type="float" office:value="435.46224794007298" table:style-name="ce1">
            <text:p>435.4622479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21054771305501" table:style-name="ce1">
            <text:p>435.2105477</text:p>
          </table:table-cell>
          <table:table-cell office:value-type="float" office:value="435.35385241489899" table:style-name="ce1">
            <text:p>435.3538524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29.37304026647098" table:style-name="ce1">
            <text:p>429.3730403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14767152585699" table:style-name="ce1">
            <text:p>435.147671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29.76128075775301" table:style-name="ce1">
            <text:p>429.7612808</text:p>
          </table:table-cell>
          <table:table-cell office:value-type="float" office:value="429.37304026647098" table:style-name="ce1">
            <text:p>429.3730403</text:p>
          </table:table-cell>
          <table:table-cell office:value-type="float" office:value="429.06441222529003" table:style-name="ce1">
            <text:p>429.0644122</text:p>
          </table:table-cell>
          <table:table-cell office:value-type="float" office:value="435.61904566868799" table:style-name="ce1">
            <text:p>435.6190457</text:p>
          </table:table-cell>
          <table:table-cell table:number-columns-repeated="16344"/>
        </table:table-row>
        <table:table-row table:style-name="ro1">
          <table:table-cell office:value-type="float" office:value="439.44491546724299" table:style-name="ce1">
            <text:p>439.4449155</text:p>
          </table:table-cell>
          <table:table-cell office:value-type="float" office:value="435.62749978086799" table:style-name="ce1">
            <text:p>435.6274998</text:p>
          </table:table-cell>
          <table:table-cell office:value-type="float" office:value="434.99275029846098" table:style-name="ce1">
            <text:p>434.9927503</text:p>
          </table:table-cell>
          <table:table-cell office:value-type="float" office:value="435.34103935866699" table:style-name="ce1">
            <text:p>435.3410394</text:p>
          </table:table-cell>
          <table:table-cell office:value-type="float" office:value="429.81559021112099" table:style-name="ce1">
            <text:p>429.8155902</text:p>
          </table:table-cell>
          <table:table-cell office:value-type="float" office:value="427.78280420150003" table:style-name="ce1">
            <text:p>427.7828042</text:p>
          </table:table-cell>
          <table:table-cell office:value-type="float" office:value="428.268249259936" table:style-name="ce1">
            <text:p>428.2682493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15618489996399" table:style-name="ce1">
            <text:p>435.1561849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28.72656665756301" table:style-name="ce1">
            <text:p>428.7265667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546791798166" table:style-name="ce1">
            <text:p>435.5467918</text:p>
          </table:table-cell>
          <table:table-cell office:value-type="float" office:value="428.13275641276698" table:style-name="ce1">
            <text:p>428.1327564</text:p>
          </table:table-cell>
          <table:table-cell office:value-type="float" office:value="435.46797046489303" table:style-name="ce1">
            <text:p>435.4679705</text:p>
          </table:table-cell>
          <table:table-cell office:value-type="float" office:value="428.00860700893003" table:style-name="ce1">
            <text:p>428.008607</text:p>
          </table:table-cell>
          <table:table-cell office:value-type="float" office:value="435.27766701842501" table:style-name="ce1">
            <text:p>435.277667</text:p>
          </table:table-cell>
          <table:table-cell office:value-type="float" office:value="435.21508505467301" table:style-name="ce1">
            <text:p>435.2150851</text:p>
          </table:table-cell>
          <table:table-cell office:value-type="float" office:value="428.799407336272" table:style-name="ce1">
            <text:p>428.7994073</text:p>
          </table:table-cell>
          <table:table-cell office:value-type="float" office:value="435.62885911255" table:style-name="ce1">
            <text:p>435.6288591</text:p>
          </table:table-cell>
          <table:table-cell office:value-type="float" office:value="428.969388557983" table:style-name="ce1">
            <text:p>428.9693886</text:p>
          </table:table-cell>
          <table:table-cell office:value-type="float" office:value="435.24258612006503" table:style-name="ce1">
            <text:p>435.2425861</text:p>
          </table:table-cell>
          <table:table-cell office:value-type="float" office:value="431.74278022637702" table:style-name="ce1">
            <text:p>431.7427802</text:p>
          </table:table-cell>
          <table:table-cell office:value-type="float" office:value="435.416367264158" table:style-name="ce1">
            <text:p>435.4163673</text:p>
          </table:table-cell>
          <table:table-cell office:value-type="float" office:value="435.08941577004498" table:style-name="ce1">
            <text:p>435.0894158</text:p>
          </table:table-cell>
          <table:table-cell office:value-type="float" office:value="435.28257794559403" table:style-name="ce1">
            <text:p>435.2825779</text:p>
          </table:table-cell>
          <table:table-cell office:value-type="float" office:value="435.29899939486103" table:style-name="ce1">
            <text:p>435.2989994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02899561282902" table:style-name="ce1">
            <text:p>435.0289956</text:p>
          </table:table-cell>
          <table:table-cell office:value-type="float" office:value="435.22107150155" table:style-name="ce1">
            <text:p>435.221071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562384854561" table:style-name="ce1">
            <text:p>435.5623849</text:p>
          </table:table-cell>
          <table:table-cell office:value-type="float" office:value="428.969388557983" table:style-name="ce1">
            <text:p>428.9693886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28.50408096540701" table:style-name="ce1">
            <text:p>428.504081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29.329403109228" table:style-name="ce1">
            <text:p>429.3294031</text:p>
          </table:table-cell>
          <table:table-cell office:value-type="float" office:value="428.969388557983" table:style-name="ce1">
            <text:p>428.9693886</text:p>
          </table:table-cell>
          <table:table-cell office:value-type="float" office:value="428.60818696471699" table:style-name="ce1">
            <text:p>428.608187</text:p>
          </table:table-cell>
          <table:table-cell office:value-type="float" office:value="435.75826676234499" table:style-name="ce1">
            <text:p>435.7582668</text:p>
          </table:table-cell>
          <table:table-cell table:number-columns-repeated="16344"/>
        </table:table-row>
        <table:table-row table:style-name="ro1">
          <table:table-cell office:value-type="float" office:value="439.44491546724299" table:style-name="ce1">
            <text:p>439.4449155</text:p>
          </table:table-cell>
          <table:table-cell office:value-type="float" office:value="435.48864590927099" table:style-name="ce1">
            <text:p>435.4886459</text:p>
          </table:table-cell>
          <table:table-cell office:value-type="float" office:value="434.83523397782301" table:style-name="ce1">
            <text:p>434.835234</text:p>
          </table:table-cell>
          <table:table-cell office:value-type="float" office:value="435.23746735554499" table:style-name="ce1">
            <text:p>435.2374674</text:p>
          </table:table-cell>
          <table:table-cell office:value-type="float" office:value="431.643413743113" table:style-name="ce1">
            <text:p>431.6434137</text:p>
          </table:table-cell>
          <table:table-cell office:value-type="float" office:value="427.67405921018701" table:style-name="ce1">
            <text:p>427.6740592</text:p>
          </table:table-cell>
          <table:table-cell office:value-type="float" office:value="428.26514242213102" table:style-name="ce1">
            <text:p>428.2651424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049261508923" table:style-name="ce1">
            <text:p>435.0492615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28.24075617953901" table:style-name="ce1">
            <text:p>428.2407562</text:p>
          </table:table-cell>
          <table:table-cell office:value-type="float" office:value="435.363148941144" table:style-name="ce1">
            <text:p>435.3631489</text:p>
          </table:table-cell>
          <table:table-cell office:value-type="float" office:value="435.72544680633501" table:style-name="ce1">
            <text:p>435.7254468</text:p>
          </table:table-cell>
          <table:table-cell office:value-type="float" office:value="427.74468390377001" table:style-name="ce1">
            <text:p>427.7446839</text:p>
          </table:table-cell>
          <table:table-cell office:value-type="float" office:value="435.66727457577701" table:style-name="ce1">
            <text:p>435.6672746</text:p>
          </table:table-cell>
          <table:table-cell office:value-type="float" office:value="427.68130382488403" table:style-name="ce1">
            <text:p>427.6813038</text:p>
          </table:table-cell>
          <table:table-cell office:value-type="float" office:value="435.44280952375698" table:style-name="ce1">
            <text:p>435.4428095</text:p>
          </table:table-cell>
          <table:table-cell office:value-type="float" office:value="435.41343872379599" table:style-name="ce1">
            <text:p>435.4134387</text:p>
          </table:table-cell>
          <table:table-cell office:value-type="float" office:value="417.644812899432" table:style-name="ce1">
            <text:p>417.6448129</text:p>
          </table:table-cell>
          <table:table-cell office:value-type="float" office:value="435.72461640646299" table:style-name="ce1">
            <text:p>435.7246164</text:p>
          </table:table-cell>
          <table:table-cell office:value-type="float" office:value="431.85659778778898" table:style-name="ce1">
            <text:p>431.8565978</text:p>
          </table:table-cell>
          <table:table-cell office:value-type="float" office:value="435.34545832726297" table:style-name="ce1">
            <text:p>435.3454583</text:p>
          </table:table-cell>
          <table:table-cell office:value-type="float" office:value="431.92166264085603" table:style-name="ce1">
            <text:p>431.9216626</text:p>
          </table:table-cell>
          <table:table-cell office:value-type="float" office:value="435.53154403082198" table:style-name="ce1">
            <text:p>435.531544</text:p>
          </table:table-cell>
          <table:table-cell office:value-type="float" office:value="434.93725762357201" table:style-name="ce1">
            <text:p>434.9372576</text:p>
          </table:table-cell>
          <table:table-cell office:value-type="float" office:value="435.467783423279" table:style-name="ce1">
            <text:p>435.4677834</text:p>
          </table:table-cell>
          <table:table-cell office:value-type="float" office:value="435.46783259469998" table:style-name="ce1">
            <text:p>435.4678326</text:p>
          </table:table-cell>
          <table:table-cell office:value-type="float" office:value="435.06856782320102" table:style-name="ce1">
            <text:p>435.0685678</text:p>
          </table:table-cell>
          <table:table-cell office:value-type="float" office:value="435.19650230593402" table:style-name="ce1">
            <text:p>435.1965023</text:p>
          </table:table-cell>
          <table:table-cell office:value-type="float" office:value="435.073690171164" table:style-name="ce1">
            <text:p>435.0736902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35.32819862618999" table:style-name="ce1">
            <text:p>435.3281986</text:p>
          </table:table-cell>
          <table:table-cell office:value-type="float" office:value="428.57354698081599" table:style-name="ce1">
            <text:p>428.573547</text:p>
          </table:table-cell>
          <table:table-cell office:value-type="float" office:value="434.89756579186201" table:style-name="ce1">
            <text:p>434.8975658</text:p>
          </table:table-cell>
          <table:table-cell office:value-type="float" office:value="428.92583843200703" table:style-name="ce1">
            <text:p>428.9258384</text:p>
          </table:table-cell>
          <table:table-cell office:value-type="float" office:value="439.44491546724299" table:style-name="ce1">
            <text:p>439.4449155</text:p>
          </table:table-cell>
          <table:table-cell office:value-type="float" office:value="428.90642126640398" table:style-name="ce1">
            <text:p>428.9064213</text:p>
          </table:table-cell>
          <table:table-cell office:value-type="float" office:value="428.533957566472" table:style-name="ce1">
            <text:p>428.5339576</text:p>
          </table:table-cell>
          <table:table-cell office:value-type="float" office:value="431.63849575804102" table:style-name="ce1">
            <text:p>431.6384958</text:p>
          </table:table-cell>
          <table:table-cell office:value-type="float" office:value="436.85659741034499" table:style-name="ce1">
            <text:p>436.8565974</text:p>
          </table:table-cell>
          <table:table-cell table:number-columns-repeated="16344"/>
        </table:table-row>
        <table:table-row table:style-name="ro1">
          <table:table-cell office:value-type="float" office:value="435.67067840640902" table:style-name="ce1">
            <text:p>435.6706784</text:p>
          </table:table-cell>
          <table:table-cell office:value-type="float" office:value="435.33613615771202" table:style-name="ce1">
            <text:p>435.3361362</text:p>
          </table:table-cell>
          <table:table-cell office:value-type="float" office:value="435.10295390115402" table:style-name="ce1">
            <text:p>435.1029539</text:p>
          </table:table-cell>
          <table:table-cell office:value-type="float" office:value="435.10045816677399" table:style-name="ce1">
            <text:p>435.1004582</text:p>
          </table:table-cell>
          <table:table-cell office:value-type="float" office:value="431.829364866665" table:style-name="ce1">
            <text:p>431.8293649</text:p>
          </table:table-cell>
          <table:table-cell office:value-type="float" office:value="427.62201702014602" table:style-name="ce1">
            <text:p>427.622017</text:p>
          </table:table-cell>
          <table:table-cell office:value-type="float" office:value="418.22240495441002" table:style-name="ce1">
            <text:p>418.222405</text:p>
          </table:table-cell>
          <table:table-cell office:value-type="float" office:value="434.84564695509602" table:style-name="ce1">
            <text:p>434.845647</text:p>
          </table:table-cell>
          <table:table-cell office:value-type="float" office:value="427.26031375493" table:style-name="ce1">
            <text:p>427.2603138</text:p>
          </table:table-cell>
          <table:table-cell office:value-type="float" office:value="435.77923913903999" table:style-name="ce1">
            <text:p>435.7792391</text:p>
          </table:table-cell>
          <table:table-cell office:value-type="float" office:value="428.62073257710898" table:style-name="ce1">
            <text:p>428.6207326</text:p>
          </table:table-cell>
          <table:table-cell office:value-type="float" office:value="435.52639110385297" table:style-name="ce1">
            <text:p>435.5263911</text:p>
          </table:table-cell>
          <table:table-cell office:value-type="float" office:value="435.44965515901202" table:style-name="ce1">
            <text:p>435.4496552</text:p>
          </table:table-cell>
          <table:table-cell office:value-type="float" office:value="427.41243556486103" table:style-name="ce1">
            <text:p>427.4124356</text:p>
          </table:table-cell>
          <table:table-cell office:value-type="float" office:value="435.781921616945" table:style-name="ce1">
            <text:p>435.7819216</text:p>
          </table:table-cell>
          <table:table-cell office:value-type="float" office:value="427.36799548368998" table:style-name="ce1">
            <text:p>427.3679955</text:p>
          </table:table-cell>
          <table:table-cell office:value-type="float" office:value="435.26492523242098" table:style-name="ce1">
            <text:p>435.2649252</text:p>
          </table:table-cell>
          <table:table-cell office:value-type="float" office:value="427.89144548555402" table:style-name="ce1">
            <text:p>427.8914455</text:p>
          </table:table-cell>
          <table:table-cell office:value-type="float" office:value="417.86414532035297" table:style-name="ce1">
            <text:p>417.8641453</text:p>
          </table:table-cell>
          <table:table-cell office:value-type="float" office:value="435.80216116747999" table:style-name="ce1">
            <text:p>435.8021612</text:p>
          </table:table-cell>
          <table:table-cell office:value-type="float" office:value="431.61684717710699" table:style-name="ce1">
            <text:p>431.6168472</text:p>
          </table:table-cell>
          <table:table-cell office:value-type="float" office:value="435.12619635047599" table:style-name="ce1">
            <text:p>435.1261964</text:p>
          </table:table-cell>
          <table:table-cell office:value-type="float" office:value="431.98127213776399" table:style-name="ce1">
            <text:p>431.9812721</text:p>
          </table:table-cell>
          <table:table-cell office:value-type="float" office:value="435.68561707894099" table:style-name="ce1">
            <text:p>435.6856171</text:p>
          </table:table-cell>
          <table:table-cell office:value-type="float" office:value="435.08145598406099" table:style-name="ce1">
            <text:p>435.081456</text:p>
          </table:table-cell>
          <table:table-cell office:value-type="float" office:value="435.32824086372898" table:style-name="ce1">
            <text:p>435.3282409</text:p>
          </table:table-cell>
          <table:table-cell office:value-type="float" office:value="435.66324117968099" table:style-name="ce1">
            <text:p>435.6632412</text:p>
          </table:table-cell>
          <table:table-cell office:value-type="float" office:value="434.837129526767" table:style-name="ce1">
            <text:p>434.8371295</text:p>
          </table:table-cell>
          <table:table-cell office:value-type="float" office:value="435.28447089479403" table:style-name="ce1">
            <text:p>435.2844709</text:p>
          </table:table-cell>
          <table:table-cell office:value-type="float" office:value="435.294204773952" table:style-name="ce1">
            <text:p>435.2942048</text:p>
          </table:table-cell>
          <table:table-cell office:value-type="float" office:value="435.00329458345101" table:style-name="ce1">
            <text:p>435.0032946</text:p>
          </table:table-cell>
          <table:table-cell office:value-type="float" office:value="435.51654202981302" table:style-name="ce1">
            <text:p>435.516542</text:p>
          </table:table-cell>
          <table:table-cell office:value-type="float" office:value="428.15387440777101" table:style-name="ce1">
            <text:p>428.1538744</text:p>
          </table:table-cell>
          <table:table-cell office:value-type="float" office:value="434.712824070615" table:style-name="ce1">
            <text:p>434.7128241</text:p>
          </table:table-cell>
          <table:table-cell office:value-type="float" office:value="429.46789759454401" table:style-name="ce1">
            <text:p>429.4678976</text:p>
          </table:table-cell>
          <table:table-cell office:value-type="float" office:value="435.05954252766998" table:style-name="ce1">
            <text:p>435.0595425</text:p>
          </table:table-cell>
          <table:table-cell office:value-type="float" office:value="429.32842792844099" table:style-name="ce1">
            <text:p>429.3284279</text:p>
          </table:table-cell>
          <table:table-cell office:value-type="float" office:value="428.11846612518099" table:style-name="ce1">
            <text:p>428.1184661</text:p>
          </table:table-cell>
          <table:table-cell office:value-type="float" office:value="431.51485080651901" table:style-name="ce1">
            <text:p>431.5148508</text:p>
          </table:table-cell>
          <table:table-cell office:value-type="float" office:value="436.864305165063" table:style-name="ce1">
            <text:p>436.8643052</text:p>
          </table:table-cell>
          <table:table-cell table:number-columns-repeated="16344"/>
        </table:table-row>
        <table:table-row table:style-name="ro1">
          <table:table-cell office:value-type="float" office:value="435.85390084419998" table:style-name="ce1">
            <text:p>435.8539008</text:p>
          </table:table-cell>
          <table:table-cell office:value-type="float" office:value="431.91738186911198" table:style-name="ce1">
            <text:p>431.9173819</text:p>
          </table:table-cell>
          <table:table-cell office:value-type="float" office:value="435.016856290443" table:style-name="ce1">
            <text:p>435.0168563</text:p>
          </table:table-cell>
          <table:table-cell office:value-type="float" office:value="435.25385336477302" table:style-name="ce1">
            <text:p>435.2538534</text:p>
          </table:table-cell>
          <table:table-cell office:value-type="float" office:value="428.55503127059598" table:style-name="ce1">
            <text:p>428.5550313</text:p>
          </table:table-cell>
          <table:table-cell office:value-type="float" office:value="427.50232050848399" table:style-name="ce1">
            <text:p>427.5023205</text:p>
          </table:table-cell>
          <table:table-cell office:value-type="float" office:value="418.08021557859701" table:style-name="ce1">
            <text:p>418.0802156</text:p>
          </table:table-cell>
          <table:table-cell office:value-type="float" office:value="434.65395570183898" table:style-name="ce1">
            <text:p>434.6539557</text:p>
          </table:table-cell>
          <table:table-cell office:value-type="float" office:value="426.83462780580197" table:style-name="ce1">
            <text:p>426.8346278</text:p>
          </table:table-cell>
          <table:table-cell office:value-type="float" office:value="435.54777583998202" table:style-name="ce1">
            <text:p>435.5477758</text:p>
          </table:table-cell>
          <table:table-cell office:value-type="float" office:value="431.32548280641498" table:style-name="ce1">
            <text:p>431.3254828</text:p>
          </table:table-cell>
          <table:table-cell office:value-type="float" office:value="435.22247717881601" table:style-name="ce1">
            <text:p>435.2224772</text:p>
          </table:table-cell>
          <table:table-cell office:value-type="float" office:value="435.250060462862" table:style-name="ce1">
            <text:p>435.2500605</text:p>
          </table:table-cell>
          <table:table-cell office:value-type="float" office:value="427.11314977397097" table:style-name="ce1">
            <text:p>427.1131498</text:p>
          </table:table-cell>
          <table:table-cell office:value-type="float" office:value="435.85100899752399" table:style-name="ce1">
            <text:p>435.851009</text:p>
          </table:table-cell>
          <table:table-cell office:value-type="float" office:value="427.10693630086001" table:style-name="ce1">
            <text:p>427.1069363</text:p>
          </table:table-cell>
          <table:table-cell office:value-type="float" office:value="431.79282199213401" table:style-name="ce1">
            <text:p>431.792822</text:p>
          </table:table-cell>
          <table:table-cell office:value-type="float" office:value="427.356198406967" table:style-name="ce1">
            <text:p>427.3561984</text:p>
          </table:table-cell>
          <table:table-cell office:value-type="float" office:value="405.833019183597" table:style-name="ce1">
            <text:p>405.8330192</text:p>
          </table:table-cell>
          <table:table-cell office:value-type="float" office:value="435.84751244314498" table:style-name="ce1">
            <text:p>435.8475124</text:p>
          </table:table-cell>
          <table:table-cell office:value-type="float" office:value="431.36260964947797" table:style-name="ce1">
            <text:p>431.3626096</text:p>
          </table:table-cell>
          <table:table-cell office:value-type="float" office:value="435.01003304886501" table:style-name="ce1">
            <text:p>435.010033</text:p>
          </table:table-cell>
          <table:table-cell office:value-type="float" office:value="431.99379871164598" table:style-name="ce1">
            <text:p>431.9937987</text:p>
          </table:table-cell>
          <table:table-cell office:value-type="float" office:value="430.26266328604601" table:style-name="ce1">
            <text:p>430.2626633</text:p>
          </table:table-cell>
          <table:table-cell office:value-type="float" office:value="434.910021305199" table:style-name="ce1">
            <text:p>434.9100213</text:p>
          </table:table-cell>
          <table:table-cell office:value-type="float" office:value="431.93432995792199" table:style-name="ce1">
            <text:p>431.93433</text:p>
          </table:table-cell>
          <table:table-cell office:value-type="float" office:value="435.76675273741301" table:style-name="ce1">
            <text:p>435.7667527</text:p>
          </table:table-cell>
          <table:table-cell office:value-type="float" office:value="435.17637664510602" table:style-name="ce1">
            <text:p>435.1763766</text:p>
          </table:table-cell>
          <table:table-cell office:value-type="float" office:value="434.97477864021999" table:style-name="ce1">
            <text:p>434.9747786</text:p>
          </table:table-cell>
          <table:table-cell office:value-type="float" office:value="435.17822551797798" table:style-name="ce1">
            <text:p>435.1782255</text:p>
          </table:table-cell>
          <table:table-cell office:value-type="float" office:value="435.16923122368098" table:style-name="ce1">
            <text:p>435.1692312</text:p>
          </table:table-cell>
          <table:table-cell office:value-type="float" office:value="435.68719284432899" table:style-name="ce1">
            <text:p>435.6871928</text:p>
          </table:table-cell>
          <table:table-cell office:value-type="float" office:value="427.73799652905001" table:style-name="ce1">
            <text:p>427.7379965</text:p>
          </table:table-cell>
          <table:table-cell office:value-type="float" office:value="427.52500612521601" table:style-name="ce1">
            <text:p>427.5250061</text:p>
          </table:table-cell>
          <table:table-cell office:value-type="float" office:value="429.74035347300298" table:style-name="ce1">
            <text:p>429.7403535</text:p>
          </table:table-cell>
          <table:table-cell office:value-type="float" office:value="435.15746804908298" table:style-name="ce1">
            <text:p>435.157468</text:p>
          </table:table-cell>
          <table:table-cell office:value-type="float" office:value="429.71515341491499" table:style-name="ce1">
            <text:p>429.7151534</text:p>
          </table:table-cell>
          <table:table-cell office:value-type="float" office:value="427.68705367573199" table:style-name="ce1">
            <text:p>427.6870537</text:p>
          </table:table-cell>
          <table:table-cell office:value-type="float" office:value="431.358572370084" table:style-name="ce1">
            <text:p>431.3585724</text:p>
          </table:table-cell>
          <table:table-cell office:value-type="float" office:value="434.13612541294901" table:style-name="ce1">
            <text:p>434.1361254</text:p>
          </table:table-cell>
          <table:table-cell table:number-columns-repeated="16344"/>
        </table:table-row>
        <table:table-row table:style-name="ro1">
          <table:table-cell office:value-type="float" office:value="436.021243259247" table:style-name="ce1">
            <text:p>436.0212433</text:p>
          </table:table-cell>
          <table:table-cell office:value-type="float" office:value="431.68625481410902" table:style-name="ce1">
            <text:p>431.6862548</text:p>
          </table:table-cell>
          <table:table-cell office:value-type="float" office:value="434.92647368345899" table:style-name="ce1">
            <text:p>434.9264737</text:p>
          </table:table-cell>
          <table:table-cell office:value-type="float" office:value="435.47900939324899" table:style-name="ce1">
            <text:p>435.4790094</text:p>
          </table:table-cell>
          <table:table-cell office:value-type="float" office:value="428.82241645516001" table:style-name="ce1">
            <text:p>428.8224165</text:p>
          </table:table-cell>
          <table:table-cell office:value-type="float" office:value="427.42815674001201" table:style-name="ce1">
            <text:p>427.4281567</text:p>
          </table:table-cell>
          <table:table-cell office:value-type="float" office:value="418.45280754034201" table:style-name="ce1">
            <text:p>418.4528075</text:p>
          </table:table-cell>
          <table:table-cell office:value-type="float" office:value="434.44192163455301" table:style-name="ce1">
            <text:p>434.4419216</text:p>
          </table:table-cell>
          <table:table-cell office:value-type="float" office:value="426.47377897876902" table:style-name="ce1">
            <text:p>426.473779</text:p>
          </table:table-cell>
          <table:table-cell office:value-type="float" office:value="435.73130061106701" table:style-name="ce1">
            <text:p>435.7313006</text:p>
          </table:table-cell>
          <table:table-cell office:value-type="float" office:value="431.654975654076" table:style-name="ce1">
            <text:p>431.6549757</text:p>
          </table:table-cell>
          <table:table-cell office:value-type="float" office:value="428.82622199138001" table:style-name="ce1">
            <text:p>428.826222</text:p>
          </table:table-cell>
          <table:table-cell office:value-type="float" office:value="435.42859597576103" table:style-name="ce1">
            <text:p>435.428596</text:p>
          </table:table-cell>
          <table:table-cell office:value-type="float" office:value="426.82759969633997" table:style-name="ce1">
            <text:p>426.8275997</text:p>
          </table:table-cell>
          <table:table-cell office:value-type="float" office:value="435.89670023340102" table:style-name="ce1">
            <text:p>435.8967002</text:p>
          </table:table-cell>
          <table:table-cell office:value-type="float" office:value="426.92181484013503" table:style-name="ce1">
            <text:p>426.9218148</text:p>
          </table:table-cell>
          <table:table-cell office:value-type="float" office:value="431.44534479597399" table:style-name="ce1">
            <text:p>431.4453448</text:p>
          </table:table-cell>
          <table:table-cell office:value-type="float" office:value="419.68281939013201" table:style-name="ce1">
            <text:p>419.6828194</text:p>
          </table:table-cell>
          <table:table-cell office:value-type="float" office:value="405.66150820863697" table:style-name="ce1">
            <text:p>405.6615082</text:p>
          </table:table-cell>
          <table:table-cell office:value-type="float" office:value="435.73494033692299" table:style-name="ce1">
            <text:p>435.7349403</text:p>
          </table:table-cell>
          <table:table-cell office:value-type="float" office:value="426.658075576996" table:style-name="ce1">
            <text:p>426.6580756</text:p>
          </table:table-cell>
          <table:table-cell office:value-type="float" office:value="434.90087861110698" table:style-name="ce1">
            <text:p>434.9008786</text:p>
          </table:table-cell>
          <table:table-cell office:value-type="float" office:value="427.81755075887997" table:style-name="ce1">
            <text:p>427.8175508</text:p>
          </table:table-cell>
          <table:table-cell office:value-type="float" office:value="430.11443803293503" table:style-name="ce1">
            <text:p>430.114438</text:p>
          </table:table-cell>
          <table:table-cell office:value-type="float" office:value="434.81562155401798" table:style-name="ce1">
            <text:p>434.8156216</text:p>
          </table:table-cell>
          <table:table-cell office:value-type="float" office:value="432.17780123498301" table:style-name="ce1">
            <text:p>432.1778012</text:p>
          </table:table-cell>
          <table:table-cell office:value-type="float" office:value="434.29905909230098" table:style-name="ce1">
            <text:p>434.2990591</text:p>
          </table:table-cell>
          <table:table-cell office:value-type="float" office:value="435.01408946629698" table:style-name="ce1">
            <text:p>435.0140895</text:p>
          </table:table-cell>
          <table:table-cell office:value-type="float" office:value="434.90539389197897" table:style-name="ce1">
            <text:p>434.9053939</text:p>
          </table:table-cell>
          <table:table-cell office:value-type="float" office:value="431.35350485621802" table:style-name="ce1">
            <text:p>431.3535049</text:p>
          </table:table-cell>
          <table:table-cell office:value-type="float" office:value="435.27147724548502" table:style-name="ce1">
            <text:p>435.2714772</text:p>
          </table:table-cell>
          <table:table-cell office:value-type="float" office:value="435.75527578753702" table:style-name="ce1">
            <text:p>435.7552758</text:p>
          </table:table-cell>
          <table:table-cell office:value-type="float" office:value="427.31481739130402" table:style-name="ce1">
            <text:p>427.3148174</text:p>
          </table:table-cell>
          <table:table-cell office:value-type="float" office:value="427.95577226692802" table:style-name="ce1">
            <text:p>427.9557723</text:p>
          </table:table-cell>
          <table:table-cell office:value-type="float" office:value="429.88956931333701" table:style-name="ce1">
            <text:p>429.8895693</text:p>
          </table:table-cell>
          <table:table-cell office:value-type="float" office:value="435.20698143979399" table:style-name="ce1">
            <text:p>435.2069814</text:p>
          </table:table-cell>
          <table:table-cell office:value-type="float" office:value="429.89922214712101" table:style-name="ce1">
            <text:p>429.8992221</text:p>
          </table:table-cell>
          <table:table-cell office:value-type="float" office:value="427.21622547438398" table:style-name="ce1">
            <text:p>427.2162255</text:p>
          </table:table-cell>
          <table:table-cell office:value-type="float" office:value="426.65152562716702" table:style-name="ce1">
            <text:p>426.6515256</text:p>
          </table:table-cell>
          <table:table-cell office:value-type="float" office:value="434.08146677199801" table:style-name="ce1">
            <text:p>434.0814668</text:p>
          </table:table-cell>
          <table:table-cell table:number-columns-repeated="16344"/>
        </table:table-row>
        <table:table-row table:style-name="ro1">
          <table:table-cell office:value-type="float" office:value="436.10817603195699" table:style-name="ce1">
            <text:p>436.108176</text:p>
          </table:table-cell>
          <table:table-cell office:value-type="float" office:value="431.454949203843" table:style-name="ce1">
            <text:p>431.4549492</text:p>
          </table:table-cell>
          <table:table-cell office:value-type="float" office:value="434.81992061291601" table:style-name="ce1">
            <text:p>434.8199206</text:p>
          </table:table-cell>
          <table:table-cell office:value-type="float" office:value="435.60383807975501" table:style-name="ce1">
            <text:p>435.6038381</text:p>
          </table:table-cell>
          <table:table-cell office:value-type="float" office:value="433.65935677003802" table:style-name="ce1">
            <text:p>433.6593568</text:p>
          </table:table-cell>
          <table:table-cell office:value-type="float" office:value="427.31568026056101" table:style-name="ce1">
            <text:p>427.3156803</text:p>
          </table:table-cell>
          <table:table-cell office:value-type="float" office:value="418.30221831728898" table:style-name="ce1">
            <text:p>418.3022183</text:p>
          </table:table-cell>
          <table:table-cell office:value-type="float" office:value="434.26497910865203" table:style-name="ce1">
            <text:p>434.2649791</text:p>
          </table:table-cell>
          <table:table-cell office:value-type="float" office:value="426.11014515192602" table:style-name="ce1">
            <text:p>426.1101452</text:p>
          </table:table-cell>
          <table:table-cell office:value-type="float" office:value="429.028953595102" table:style-name="ce1">
            <text:p>429.0289536</text:p>
          </table:table-cell>
          <table:table-cell office:value-type="float" office:value="431.82111991529501" table:style-name="ce1">
            <text:p>431.8211199</text:p>
          </table:table-cell>
          <table:table-cell office:value-type="float" office:value="428.14062244109601" table:style-name="ce1">
            <text:p>428.1406224</text:p>
          </table:table-cell>
          <table:table-cell office:value-type="float" office:value="435.129756546652" table:style-name="ce1">
            <text:p>435.1297565</text:p>
          </table:table-cell>
          <table:table-cell office:value-type="float" office:value="426.68767542733701" table:style-name="ce1">
            <text:p>426.6876754</text:p>
          </table:table-cell>
          <table:table-cell office:value-type="float" office:value="435.94312158652599" table:style-name="ce1">
            <text:p>435.9431216</text:p>
          </table:table-cell>
          <table:table-cell office:value-type="float" office:value="426.73532344786997" table:style-name="ce1">
            <text:p>426.7353234</text:p>
          </table:table-cell>
          <table:table-cell office:value-type="float" office:value="431.11255525442101" table:style-name="ce1">
            <text:p>431.1125553</text:p>
          </table:table-cell>
          <table:table-cell office:value-type="float" office:value="418.789558035158" table:style-name="ce1">
            <text:p>418.789558</text:p>
          </table:table-cell>
          <table:table-cell office:value-type="float" office:value="405.52628270523297" table:style-name="ce1">
            <text:p>405.5262827</text:p>
          </table:table-cell>
          <table:table-cell office:value-type="float" office:value="435.50784809518399" table:style-name="ce1">
            <text:p>435.5078481</text:p>
          </table:table-cell>
          <table:table-cell office:value-type="float" office:value="427.068261581032" table:style-name="ce1">
            <text:p>427.0682616</text:p>
          </table:table-cell>
          <table:table-cell office:value-type="float" office:value="434.80725801222201" table:style-name="ce1">
            <text:p>434.807258</text:p>
          </table:table-cell>
          <table:table-cell office:value-type="float" office:value="427.45576940786202" table:style-name="ce1">
            <text:p>427.4557694</text:p>
          </table:table-cell>
          <table:table-cell office:value-type="float" office:value="423.14183224087998" table:style-name="ce1">
            <text:p>423.1418322</text:p>
          </table:table-cell>
          <table:table-cell office:value-type="float" office:value="427.54815551804802" table:style-name="ce1">
            <text:p>427.5481555</text:p>
          </table:table-cell>
          <table:table-cell office:value-type="float" office:value="432.48238923089298" table:style-name="ce1">
            <text:p>432.4823892</text:p>
          </table:table-cell>
          <table:table-cell office:value-type="float" office:value="434.088948978941" table:style-name="ce1">
            <text:p>434.088949</text:p>
          </table:table-cell>
          <table:table-cell office:value-type="float" office:value="434.84997260401099" table:style-name="ce1">
            <text:p>434.8499726</text:p>
          </table:table-cell>
          <table:table-cell office:value-type="float" office:value="434.67028946358403" table:style-name="ce1">
            <text:p>434.6702895</text:p>
          </table:table-cell>
          <table:table-cell office:value-type="float" office:value="431.10096824245102" table:style-name="ce1">
            <text:p>431.1009682</text:p>
          </table:table-cell>
          <table:table-cell office:value-type="float" office:value="434.64771108029697" table:style-name="ce1">
            <text:p>434.6477111</text:p>
          </table:table-cell>
          <table:table-cell office:value-type="float" office:value="435.80092248682701" table:style-name="ce1">
            <text:p>435.8009225</text:p>
          </table:table-cell>
          <table:table-cell office:value-type="float" office:value="426.88802603897102" table:style-name="ce1">
            <text:p>426.888026</text:p>
          </table:table-cell>
          <table:table-cell office:value-type="float" office:value="427.175303070513" table:style-name="ce1">
            <text:p>427.1753031</text:p>
          </table:table-cell>
          <table:table-cell office:value-type="float" office:value="430.04391706659902" table:style-name="ce1">
            <text:p>430.0439171</text:p>
          </table:table-cell>
          <table:table-cell office:value-type="float" office:value="435.23912359193002" table:style-name="ce1">
            <text:p>435.2391236</text:p>
          </table:table-cell>
          <table:table-cell office:value-type="float" office:value="429.83141953978799" table:style-name="ce1">
            <text:p>429.8314195</text:p>
          </table:table-cell>
          <table:table-cell office:value-type="float" office:value="420.108424355963" table:style-name="ce1">
            <text:p>420.1084244</text:p>
          </table:table-cell>
          <table:table-cell office:value-type="float" office:value="426.30090434066898" table:style-name="ce1">
            <text:p>426.3009043</text:p>
          </table:table-cell>
          <table:table-cell office:value-type="float" office:value="434.00954126912598" table:style-name="ce1">
            <text:p>434.0095413</text:p>
          </table:table-cell>
          <table:table-cell table:number-columns-repeated="16344"/>
        </table:table-row>
        <table:table-row table:style-name="ro1">
          <table:table-cell office:value-type="float" office:value="436.15603931072599" table:style-name="ce1">
            <text:p>436.1560393</text:p>
          </table:table-cell>
          <table:table-cell office:value-type="float" office:value="431.20530857782899" table:style-name="ce1">
            <text:p>431.2053086</text:p>
          </table:table-cell>
          <table:table-cell office:value-type="float" office:value="434.70388623365898" table:style-name="ce1">
            <text:p>434.7038862</text:p>
          </table:table-cell>
          <table:table-cell office:value-type="float" office:value="434.16159413133602" table:style-name="ce1">
            <text:p>434.1615941</text:p>
          </table:table-cell>
          <table:table-cell office:value-type="float" office:value="433.68693281059802" table:style-name="ce1">
            <text:p>433.6869328</text:p>
          </table:table-cell>
          <table:table-cell office:value-type="float" office:value="429.86458218678899" table:style-name="ce1">
            <text:p>429.8645822</text:p>
          </table:table-cell>
          <table:table-cell office:value-type="float" office:value="422.83522673781999" table:style-name="ce1">
            <text:p>422.8352267</text:p>
          </table:table-cell>
          <table:table-cell office:value-type="float" office:value="434.754395867818" table:style-name="ce1">
            <text:p>434.7543959</text:p>
          </table:table-cell>
          <table:table-cell office:value-type="float" office:value="425.85826811283499" table:style-name="ce1">
            <text:p>425.8582681</text:p>
          </table:table-cell>
          <table:table-cell office:value-type="float" office:value="428.42026373346602" table:style-name="ce1">
            <text:p>428.4202637</text:p>
          </table:table-cell>
          <table:table-cell office:value-type="float" office:value="423.95207846782802" table:style-name="ce1">
            <text:p>423.9520785</text:p>
          </table:table-cell>
          <table:table-cell office:value-type="float" office:value="428.63127646972703" table:style-name="ce1">
            <text:p>428.6312765</text:p>
          </table:table-cell>
          <table:table-cell office:value-type="float" office:value="428.34748882391199" table:style-name="ce1">
            <text:p>428.3474888</text:p>
          </table:table-cell>
          <table:table-cell office:value-type="float" office:value="426.581512216416" table:style-name="ce1">
            <text:p>426.5815122</text:p>
          </table:table-cell>
          <table:table-cell office:value-type="float" office:value="435.972151954222" table:style-name="ce1">
            <text:p>435.972152</text:p>
          </table:table-cell>
          <table:table-cell office:value-type="float" office:value="426.54986869449698" table:style-name="ce1">
            <text:p>426.5498687</text:p>
          </table:table-cell>
          <table:table-cell office:value-type="float" office:value="430.86186424734001" table:style-name="ce1">
            <text:p>430.8618642</text:p>
          </table:table-cell>
          <table:table-cell office:value-type="float" office:value="419.43269724929797" table:style-name="ce1">
            <text:p>419.4326972</text:p>
          </table:table-cell>
          <table:table-cell office:value-type="float" office:value="412.54611810297001" table:style-name="ce1">
            <text:p>412.5461181</text:p>
          </table:table-cell>
          <table:table-cell office:value-type="float" office:value="435.310540721731" table:style-name="ce1">
            <text:p>435.3105407</text:p>
          </table:table-cell>
          <table:table-cell office:value-type="float" office:value="427.52312880751998" table:style-name="ce1">
            <text:p>427.5231288</text:p>
          </table:table-cell>
          <table:table-cell office:value-type="float" office:value="434.72669676860602" table:style-name="ce1">
            <text:p>434.7266968</text:p>
          </table:table-cell>
          <table:table-cell office:value-type="float" office:value="422.06491719082499" table:style-name="ce1">
            <text:p>422.0649172</text:p>
          </table:table-cell>
          <table:table-cell office:value-type="float" office:value="422.645920541865" table:style-name="ce1">
            <text:p>422.6459205</text:p>
          </table:table-cell>
          <table:table-cell office:value-type="float" office:value="427.83827843864299" table:style-name="ce1">
            <text:p>427.8382784</text:p>
          </table:table-cell>
          <table:table-cell office:value-type="float" office:value="428.901981013274" table:style-name="ce1">
            <text:p>428.901981</text:p>
          </table:table-cell>
          <table:table-cell office:value-type="float" office:value="429.552890152511" table:style-name="ce1">
            <text:p>429.5528902</text:p>
          </table:table-cell>
          <table:table-cell office:value-type="float" office:value="430.93663982875103" table:style-name="ce1">
            <text:p>430.9366398</text:p>
          </table:table-cell>
          <table:table-cell office:value-type="float" office:value="430.24072740683499" table:style-name="ce1">
            <text:p>430.2407274</text:p>
          </table:table-cell>
          <table:table-cell office:value-type="float" office:value="430.82556876007402" table:style-name="ce1">
            <text:p>430.8255688</text:p>
          </table:table-cell>
          <table:table-cell office:value-type="float" office:value="434.49718036744002" table:style-name="ce1">
            <text:p>434.4971804</text:p>
          </table:table-cell>
          <table:table-cell office:value-type="float" office:value="433.82172404052199" table:style-name="ce1">
            <text:p>433.821724</text:p>
          </table:table-cell>
          <table:table-cell office:value-type="float" office:value="426.42528891284599" table:style-name="ce1">
            <text:p>426.4252889</text:p>
          </table:table-cell>
          <table:table-cell office:value-type="float" office:value="427.80661327206502" table:style-name="ce1">
            <text:p>427.8066133</text:p>
          </table:table-cell>
          <table:table-cell office:value-type="float" office:value="429.73527125410197" table:style-name="ce1">
            <text:p>429.7352713</text:p>
          </table:table-cell>
          <table:table-cell office:value-type="float" office:value="427.16585423262097" table:style-name="ce1">
            <text:p>427.1658542</text:p>
          </table:table-cell>
          <table:table-cell office:value-type="float" office:value="429.760091703201" table:style-name="ce1">
            <text:p>429.7600917</text:p>
          </table:table-cell>
          <table:table-cell office:value-type="float" office:value="419.40142538089799" table:style-name="ce1">
            <text:p>419.4014254</text:p>
          </table:table-cell>
          <table:table-cell office:value-type="float" office:value="425.88779708652697" table:style-name="ce1">
            <text:p>425.8877971</text:p>
          </table:table-cell>
          <table:table-cell office:value-type="float" office:value="433.77483694814202" table:style-name="ce1">
            <text:p>433.7748369</text:p>
          </table:table-cell>
          <table:table-cell table:number-columns-repeated="16344"/>
        </table:table-row>
        <table:table-row table:style-name="ro1">
          <table:table-cell office:value-type="float" office:value="434.332462237698" table:style-name="ce1">
            <text:p>434.3324622</text:p>
          </table:table-cell>
          <table:table-cell office:value-type="float" office:value="430.93131129899399" table:style-name="ce1">
            <text:p>430.9313113</text:p>
          </table:table-cell>
          <table:table-cell office:value-type="float" office:value="434.79150430667403" table:style-name="ce1">
            <text:p>434.7915043</text:p>
          </table:table-cell>
          <table:table-cell office:value-type="float" office:value="433.95313266561601" table:style-name="ce1">
            <text:p>433.9531327</text:p>
          </table:table-cell>
          <table:table-cell office:value-type="float" office:value="429.13308285127198" table:style-name="ce1">
            <text:p>429.1330829</text:p>
          </table:table-cell>
          <table:table-cell office:value-type="float" office:value="429.78333038068899" table:style-name="ce1">
            <text:p>429.7833304</text:p>
          </table:table-cell>
          <table:table-cell office:value-type="float" office:value="423.29582702615801" table:style-name="ce1">
            <text:p>423.295827</text:p>
          </table:table-cell>
          <table:table-cell office:value-type="float" office:value="434.61898176070201" table:style-name="ce1">
            <text:p>434.6189818</text:p>
          </table:table-cell>
          <table:table-cell office:value-type="float" office:value="417.239953106283" table:style-name="ce1">
            <text:p>417.2399531</text:p>
          </table:table-cell>
          <table:table-cell office:value-type="float" office:value="427.88244084038899" table:style-name="ce1">
            <text:p>427.8824408</text:p>
          </table:table-cell>
          <table:table-cell office:value-type="float" office:value="423.92463779371701" table:style-name="ce1">
            <text:p>423.9246378</text:p>
          </table:table-cell>
          <table:table-cell office:value-type="float" office:value="429.14728733408703" table:style-name="ce1">
            <text:p>429.1472873</text:p>
          </table:table-cell>
          <table:table-cell office:value-type="float" office:value="427.61773534420399" table:style-name="ce1">
            <text:p>427.6177353</text:p>
          </table:table-cell>
          <table:table-cell office:value-type="float" office:value="426.392282131976" table:style-name="ce1">
            <text:p>426.3922821</text:p>
          </table:table-cell>
          <table:table-cell office:value-type="float" office:value="436.02379332507599" table:style-name="ce1">
            <text:p>436.0237933</text:p>
          </table:table-cell>
          <table:table-cell office:value-type="float" office:value="426.35950501827102" table:style-name="ce1">
            <text:p>426.359505</text:p>
          </table:table-cell>
          <table:table-cell office:value-type="float" office:value="430.58890897430098" table:style-name="ce1">
            <text:p>430.588909</text:p>
          </table:table-cell>
          <table:table-cell office:value-type="float" office:value="418.25690820672401" table:style-name="ce1">
            <text:p>418.2569082</text:p>
          </table:table-cell>
          <table:table-cell office:value-type="float" office:value="412.53581599997602" table:style-name="ce1">
            <text:p>412.535816</text:p>
          </table:table-cell>
          <table:table-cell office:value-type="float" office:value="435.15664205290602" table:style-name="ce1">
            <text:p>435.1566421</text:p>
          </table:table-cell>
          <table:table-cell office:value-type="float" office:value="427.80750139519898" table:style-name="ce1">
            <text:p>427.8075014</text:p>
          </table:table-cell>
          <table:table-cell office:value-type="float" office:value="430.19525786650797" table:style-name="ce1">
            <text:p>430.1952579</text:p>
          </table:table-cell>
          <table:table-cell office:value-type="float" office:value="422.54690508720699" table:style-name="ce1">
            <text:p>422.5469051</text:p>
          </table:table-cell>
          <table:table-cell office:value-type="float" office:value="423.14461666093001" table:style-name="ce1">
            <text:p>423.1446167</text:p>
          </table:table-cell>
          <table:table-cell office:value-type="float" office:value="428.22206462292598" table:style-name="ce1">
            <text:p>428.2220646</text:p>
          </table:table-cell>
          <table:table-cell office:value-type="float" office:value="428.87058508456602" table:style-name="ce1">
            <text:p>428.8705851</text:p>
          </table:table-cell>
          <table:table-cell office:value-type="float" office:value="430.005128314758" table:style-name="ce1">
            <text:p>430.0051283</text:p>
          </table:table-cell>
          <table:table-cell office:value-type="float" office:value="431.18656238613499" table:style-name="ce1">
            <text:p>431.1865624</text:p>
          </table:table-cell>
          <table:table-cell office:value-type="float" office:value="429.75176128387102" table:style-name="ce1">
            <text:p>429.7517613</text:p>
          </table:table-cell>
          <table:table-cell office:value-type="float" office:value="430.51975352497999" table:style-name="ce1">
            <text:p>430.5197535</text:p>
          </table:table-cell>
          <table:table-cell office:value-type="float" office:value="430.06526268741499" table:style-name="ce1">
            <text:p>430.0652627</text:p>
          </table:table-cell>
          <table:table-cell office:value-type="float" office:value="433.96065457695101" table:style-name="ce1">
            <text:p>433.9606546</text:p>
          </table:table-cell>
          <table:table-cell office:value-type="float" office:value="425.90822571817301" table:style-name="ce1">
            <text:p>425.9082257</text:p>
          </table:table-cell>
          <table:table-cell office:value-type="float" office:value="427.98679774351098" table:style-name="ce1">
            <text:p>427.9867977</text:p>
          </table:table-cell>
          <table:table-cell office:value-type="float" office:value="429.842257212069" table:style-name="ce1">
            <text:p>429.8422572</text:p>
          </table:table-cell>
          <table:table-cell office:value-type="float" office:value="426.97775011594098" table:style-name="ce1">
            <text:p>426.9777501</text:p>
          </table:table-cell>
          <table:table-cell office:value-type="float" office:value="429.62827249872998" table:style-name="ce1">
            <text:p>429.6282725</text:p>
          </table:table-cell>
          <table:table-cell office:value-type="float" office:value="419.03953149417299" table:style-name="ce1">
            <text:p>419.0395315</text:p>
          </table:table-cell>
          <table:table-cell office:value-type="float" office:value="425.72157657586803" table:style-name="ce1">
            <text:p>425.7215766</text:p>
          </table:table-cell>
          <table:table-cell office:value-type="float" office:value="433.83448413619101" table:style-name="ce1">
            <text:p>433.8344841</text:p>
          </table:table-cell>
          <table:table-cell table:number-columns-repeated="16344"/>
        </table:table-row>
        <table:table-row table:style-name="ro1">
          <table:table-cell office:value-type="float" office:value="434.14151122605801" table:style-name="ce1">
            <text:p>434.1415112</text:p>
          </table:table-cell>
          <table:table-cell office:value-type="float" office:value="430.625619648054" table:style-name="ce1">
            <text:p>430.6256196</text:p>
          </table:table-cell>
          <table:table-cell office:value-type="float" office:value="430.28254894239598" table:style-name="ce1">
            <text:p>430.2825489</text:p>
          </table:table-cell>
          <table:table-cell office:value-type="float" office:value="433.75724985753902" table:style-name="ce1">
            <text:p>433.7572499</text:p>
          </table:table-cell>
          <table:table-cell office:value-type="float" office:value="429.122490546748" table:style-name="ce1">
            <text:p>429.1224905</text:p>
          </table:table-cell>
          <table:table-cell office:value-type="float" office:value="429.69779237075699" table:style-name="ce1">
            <text:p>429.6977924</text:p>
          </table:table-cell>
          <table:table-cell office:value-type="float" office:value="428.01601043414098" table:style-name="ce1">
            <text:p>428.0160104</text:p>
          </table:table-cell>
          <table:table-cell office:value-type="float" office:value="434.49069978076898" table:style-name="ce1">
            <text:p>434.4906998</text:p>
          </table:table-cell>
          <table:table-cell office:value-type="float" office:value="416.76203203977701" table:style-name="ce1">
            <text:p>416.762032</text:p>
          </table:table-cell>
          <table:table-cell office:value-type="float" office:value="421.01131310209399" table:style-name="ce1">
            <text:p>421.0113131</text:p>
          </table:table-cell>
          <table:table-cell office:value-type="float" office:value="423.87075559086401" table:style-name="ce1">
            <text:p>423.8707556</text:p>
          </table:table-cell>
          <table:table-cell office:value-type="float" office:value="429.73286177461398" table:style-name="ce1">
            <text:p>429.7328618</text:p>
          </table:table-cell>
          <table:table-cell office:value-type="float" office:value="427.10538484186702" table:style-name="ce1">
            <text:p>427.1053848</text:p>
          </table:table-cell>
          <table:table-cell office:value-type="float" office:value="426.20258147854202" table:style-name="ce1">
            <text:p>426.2025815</text:p>
          </table:table-cell>
          <table:table-cell office:value-type="float" office:value="436.07338016740903" table:style-name="ce1">
            <text:p>436.0733802</text:p>
          </table:table-cell>
          <table:table-cell office:value-type="float" office:value="426.14930234789603" table:style-name="ce1">
            <text:p>426.1493023</text:p>
          </table:table-cell>
          <table:table-cell office:value-type="float" office:value="430.29573046975497" table:style-name="ce1">
            <text:p>430.2957305</text:p>
          </table:table-cell>
          <table:table-cell office:value-type="float" office:value="410.50793790987302" table:style-name="ce1">
            <text:p>410.5079379</text:p>
          </table:table-cell>
          <table:table-cell office:value-type="float" office:value="412.52551599046302" table:style-name="ce1">
            <text:p>412.525516</text:p>
          </table:table-cell>
          <table:table-cell office:value-type="float" office:value="435.03641522823199" table:style-name="ce1">
            <text:p>435.0364152</text:p>
          </table:table-cell>
          <table:table-cell office:value-type="float" office:value="427.98056829246599" table:style-name="ce1">
            <text:p>427.9805683</text:p>
          </table:table-cell>
          <table:table-cell office:value-type="float" office:value="429.97987097033598" table:style-name="ce1">
            <text:p>429.979871</text:p>
          </table:table-cell>
          <table:table-cell office:value-type="float" office:value="421.65649940662303" table:style-name="ce1">
            <text:p>421.6564994</text:p>
          </table:table-cell>
          <table:table-cell office:value-type="float" office:value="422.45818049373202" table:style-name="ce1">
            <text:p>422.4581805</text:p>
          </table:table-cell>
          <table:table-cell office:value-type="float" office:value="428.40134519375198" table:style-name="ce1">
            <text:p>428.4013452</text:p>
          </table:table-cell>
          <table:table-cell office:value-type="float" office:value="428.70071948087701" table:style-name="ce1">
            <text:p>428.7007195</text:p>
          </table:table-cell>
          <table:table-cell office:value-type="float" office:value="430.121592367777" table:style-name="ce1">
            <text:p>430.1215924</text:p>
          </table:table-cell>
          <table:table-cell office:value-type="float" office:value="430.73286464326202" table:style-name="ce1">
            <text:p>430.7328646</text:p>
          </table:table-cell>
          <table:table-cell office:value-type="float" office:value="430.07570291382001" table:style-name="ce1">
            <text:p>430.0757029</text:p>
          </table:table-cell>
          <table:table-cell office:value-type="float" office:value="425.17155888385003" table:style-name="ce1">
            <text:p>425.1715589</text:p>
          </table:table-cell>
          <table:table-cell office:value-type="float" office:value="429.86104194626699" table:style-name="ce1">
            <text:p>429.8610419</text:p>
          </table:table-cell>
          <table:table-cell office:value-type="float" office:value="434.03230384888502" table:style-name="ce1">
            <text:p>434.0323038</text:p>
          </table:table-cell>
          <table:table-cell office:value-type="float" office:value="426.38840971793297" table:style-name="ce1">
            <text:p>426.3884097</text:p>
          </table:table-cell>
          <table:table-cell office:value-type="float" office:value="428.15062882841301" table:style-name="ce1">
            <text:p>428.1506288</text:p>
          </table:table-cell>
          <table:table-cell office:value-type="float" office:value="430.02725030222098" table:style-name="ce1">
            <text:p>430.0272503</text:p>
          </table:table-cell>
          <table:table-cell office:value-type="float" office:value="426.80357087698502" table:style-name="ce1">
            <text:p>426.8035709</text:p>
          </table:table-cell>
          <table:table-cell office:value-type="float" office:value="429.79320299358" table:style-name="ce1">
            <text:p>429.793203</text:p>
          </table:table-cell>
          <table:table-cell office:value-type="float" office:value="412.46565571165701" table:style-name="ce1">
            <text:p>412.4656557</text:p>
          </table:table-cell>
          <table:table-cell office:value-type="float" office:value="420.67931892413299" table:style-name="ce1">
            <text:p>420.6793189</text:p>
          </table:table-cell>
          <table:table-cell office:value-type="float" office:value="429.89564695608101" table:style-name="ce1">
            <text:p>429.895647</text:p>
          </table:table-cell>
          <table:table-cell table:number-columns-repeated="16344"/>
        </table:table-row>
        <table:table-row table:style-name="ro1">
          <table:table-cell office:value-type="float" office:value="429.18986608614" table:style-name="ce1">
            <text:p>429.1898661</text:p>
          </table:table-cell>
          <table:table-cell office:value-type="float" office:value="425.35526246553701" table:style-name="ce1">
            <text:p>425.3552625</text:p>
          </table:table-cell>
          <table:table-cell office:value-type="float" office:value="429.99116172417598" table:style-name="ce1">
            <text:p>429.9911617</text:p>
          </table:table-cell>
          <table:table-cell office:value-type="float" office:value="428.88959829695602" table:style-name="ce1">
            <text:p>428.8895983</text:p>
          </table:table-cell>
          <table:table-cell office:value-type="float" office:value="431.016773258873" table:style-name="ce1">
            <text:p>431.0167733</text:p>
          </table:table-cell>
          <table:table-cell office:value-type="float" office:value="428.05876127136901" table:style-name="ce1">
            <text:p>428.0587613</text:p>
          </table:table-cell>
          <table:table-cell office:value-type="float" office:value="427.82863655700601" table:style-name="ce1">
            <text:p>427.8286366</text:p>
          </table:table-cell>
          <table:table-cell office:value-type="float" office:value="434.36094203709899" table:style-name="ce1">
            <text:p>434.360942</text:p>
          </table:table-cell>
          <table:table-cell office:value-type="float" office:value="423.19259113058501" table:style-name="ce1">
            <text:p>423.1925911</text:p>
          </table:table-cell>
          <table:table-cell office:value-type="float" office:value="421.713789424173" table:style-name="ce1">
            <text:p>421.7137894</text:p>
          </table:table-cell>
          <table:table-cell office:value-type="float" office:value="423.81669415786502" table:style-name="ce1">
            <text:p>423.8166942</text:p>
          </table:table-cell>
          <table:table-cell office:value-type="float" office:value="429.688642722189" table:style-name="ce1">
            <text:p>429.6886427</text:p>
          </table:table-cell>
          <table:table-cell office:value-type="float" office:value="426.651612041465" table:style-name="ce1">
            <text:p>426.651612</text:p>
          </table:table-cell>
          <table:table-cell office:value-type="float" office:value="426.40161445924701" table:style-name="ce1">
            <text:p>426.4016145</text:p>
          </table:table-cell>
          <table:table-cell office:value-type="float" office:value="434.18722469113499" table:style-name="ce1">
            <text:p>434.1872247</text:p>
          </table:table-cell>
          <table:table-cell office:value-type="float" office:value="416.26809984537903" table:style-name="ce1">
            <text:p>416.2680998</text:p>
          </table:table-cell>
          <table:table-cell office:value-type="float" office:value="429.977313744843" table:style-name="ce1">
            <text:p>429.9773137</text:p>
          </table:table-cell>
          <table:table-cell office:value-type="float" office:value="409.18305213755798" table:style-name="ce1">
            <text:p>409.1830521</text:p>
          </table:table-cell>
          <table:table-cell office:value-type="float" office:value="412.51521519765402" table:style-name="ce1">
            <text:p>412.5152152</text:p>
          </table:table-cell>
          <table:table-cell office:value-type="float" office:value="434.91505931229699" table:style-name="ce1">
            <text:p>434.9150593</text:p>
          </table:table-cell>
          <table:table-cell office:value-type="float" office:value="425.45397991629602" table:style-name="ce1">
            <text:p>425.4539799</text:p>
          </table:table-cell>
          <table:table-cell office:value-type="float" office:value="429.761796279561" table:style-name="ce1">
            <text:p>429.7617963</text:p>
          </table:table-cell>
          <table:table-cell office:value-type="float" office:value="422.14786583654598" table:style-name="ce1">
            <text:p>422.1478658</text:p>
          </table:table-cell>
          <table:table-cell office:value-type="float" office:value="415.61362817752303" table:style-name="ce1">
            <text:p>415.6136282</text:p>
          </table:table-cell>
          <table:table-cell office:value-type="float" office:value="428.549260248677" table:style-name="ce1">
            <text:p>428.5492602</text:p>
          </table:table-cell>
          <table:table-cell office:value-type="float" office:value="425.86674205319002" table:style-name="ce1">
            <text:p>425.8667421</text:p>
          </table:table-cell>
          <table:table-cell office:value-type="float" office:value="429.79379004344298" table:style-name="ce1">
            <text:p>429.79379</text:p>
          </table:table-cell>
          <table:table-cell office:value-type="float" office:value="425.48583169772297" table:style-name="ce1">
            <text:p>425.4858317</text:p>
          </table:table-cell>
          <table:table-cell office:value-type="float" office:value="429.58995571301301" table:style-name="ce1">
            <text:p>429.5899557</text:p>
          </table:table-cell>
          <table:table-cell office:value-type="float" office:value="425.63744434971102" table:style-name="ce1">
            <text:p>425.6374443</text:p>
          </table:table-cell>
          <table:table-cell office:value-type="float" office:value="429.68418424965301" table:style-name="ce1">
            <text:p>429.6841842</text:p>
          </table:table-cell>
          <table:table-cell office:value-type="float" office:value="433.88859555042399" table:style-name="ce1">
            <text:p>433.8885956</text:p>
          </table:table-cell>
          <table:table-cell office:value-type="float" office:value="426.81084622955899" table:style-name="ce1">
            <text:p>426.8108462</text:p>
          </table:table-cell>
          <table:table-cell office:value-type="float" office:value="428.203568916596" table:style-name="ce1">
            <text:p>428.2035689</text:p>
          </table:table-cell>
          <table:table-cell office:value-type="float" office:value="430.14830044117201" table:style-name="ce1">
            <text:p>430.1483004</text:p>
          </table:table-cell>
          <table:table-cell office:value-type="float" office:value="426.70977453784599" table:style-name="ce1">
            <text:p>426.7097745</text:p>
          </table:table-cell>
          <table:table-cell office:value-type="float" office:value="432.64692469204999" table:style-name="ce1">
            <text:p>432.6469247</text:p>
          </table:table-cell>
          <table:table-cell office:value-type="float" office:value="411.73351544534802" table:style-name="ce1">
            <text:p>411.7335154</text:p>
          </table:table-cell>
          <table:table-cell office:value-type="float" office:value="420.366100697523" table:style-name="ce1">
            <text:p>420.3661007</text:p>
          </table:table-cell>
          <table:table-cell office:value-type="float" office:value="429.826604382607" table:style-name="ce1">
            <text:p>429.8266044</text:p>
          </table:table-cell>
          <table:table-cell table:number-columns-repeated="16344"/>
        </table:table-row>
        <table:table-row table:style-name="ro1">
          <table:table-cell office:value-type="float" office:value="428.86958087038801" table:style-name="ce1">
            <text:p>428.8695809</text:p>
          </table:table-cell>
          <table:table-cell office:value-type="float" office:value="424.80443746750399" table:style-name="ce1">
            <text:p>424.8044375</text:p>
          </table:table-cell>
          <table:table-cell office:value-type="float" office:value="424.15633195107199" table:style-name="ce1">
            <text:p>424.156332</text:p>
          </table:table-cell>
          <table:table-cell office:value-type="float" office:value="429.31460107553198" table:style-name="ce1">
            <text:p>429.3146011</text:p>
          </table:table-cell>
          <table:table-cell office:value-type="float" office:value="431.002338380195" table:style-name="ce1">
            <text:p>431.0023384</text:p>
          </table:table-cell>
          <table:table-cell office:value-type="float" office:value="427.81394424133498" table:style-name="ce1">
            <text:p>427.8139442</text:p>
          </table:table-cell>
          <table:table-cell office:value-type="float" office:value="428.67693911127498" table:style-name="ce1">
            <text:p>428.6769391</text:p>
          </table:table-cell>
          <table:table-cell office:value-type="float" office:value="434.21971000951299" table:style-name="ce1">
            <text:p>434.21971</text:p>
          </table:table-cell>
          <table:table-cell office:value-type="float" office:value="422.84153632140601" table:style-name="ce1">
            <text:p>422.8415363</text:p>
          </table:table-cell>
          <table:table-cell office:value-type="float" office:value="422.39256726427499" table:style-name="ce1">
            <text:p>422.3925673</text:p>
          </table:table-cell>
          <table:table-cell office:value-type="float" office:value="428.67371574721301" table:style-name="ce1">
            <text:p>428.6737157</text:p>
          </table:table-cell>
          <table:table-cell office:value-type="float" office:value="429.57051327767698" table:style-name="ce1">
            <text:p>429.5705133</text:p>
          </table:table-cell>
          <table:table-cell office:value-type="float" office:value="427.08578614312597" table:style-name="ce1">
            <text:p>427.0857861</text:p>
          </table:table-cell>
          <table:table-cell office:value-type="float" office:value="429.91207763264202" table:style-name="ce1">
            <text:p>429.9120776</text:p>
          </table:table-cell>
          <table:table-cell office:value-type="float" office:value="434.17881958317099" table:style-name="ce1">
            <text:p>434.1788196</text:p>
          </table:table-cell>
          <table:table-cell office:value-type="float" office:value="416.86295578673298" table:style-name="ce1">
            <text:p>416.8629558</text:p>
          </table:table-cell>
          <table:table-cell office:value-type="float" office:value="424.28037097477102" table:style-name="ce1">
            <text:p>424.280371</text:p>
          </table:table-cell>
          <table:table-cell office:value-type="float" office:value="408.14461411523502" table:style-name="ce1">
            <text:p>408.1446141</text:p>
          </table:table-cell>
          <table:table-cell office:value-type="float" office:value="412.50391509691298" table:style-name="ce1">
            <text:p>412.5039151</text:p>
          </table:table-cell>
          <table:table-cell office:value-type="float" office:value="435.02925385985901" table:style-name="ce1">
            <text:p>435.0292539</text:p>
          </table:table-cell>
          <table:table-cell office:value-type="float" office:value="425.44302872419303" table:style-name="ce1">
            <text:p>425.4430287</text:p>
          </table:table-cell>
          <table:table-cell office:value-type="float" office:value="429.57563852464602" table:style-name="ce1">
            <text:p>429.5756385</text:p>
          </table:table-cell>
          <table:table-cell office:value-type="float" office:value="421.899166514233" table:style-name="ce1">
            <text:p>421.8991665</text:p>
          </table:table-cell>
          <table:table-cell office:value-type="float" office:value="414.63915244283498" table:style-name="ce1">
            <text:p>414.6391524</text:p>
          </table:table-cell>
          <table:table-cell office:value-type="float" office:value="428.69376858964898" table:style-name="ce1">
            <text:p>428.6937686</text:p>
          </table:table-cell>
          <table:table-cell office:value-type="float" office:value="426.203603760595" table:style-name="ce1">
            <text:p>426.2036038</text:p>
          </table:table-cell>
          <table:table-cell office:value-type="float" office:value="429.88739536603998" table:style-name="ce1">
            <text:p>429.8873954</text:p>
          </table:table-cell>
          <table:table-cell office:value-type="float" office:value="424.82628861800498" table:style-name="ce1">
            <text:p>424.8262886</text:p>
          </table:table-cell>
          <table:table-cell office:value-type="float" office:value="429.24613184927699" table:style-name="ce1">
            <text:p>429.2461318</text:p>
          </table:table-cell>
          <table:table-cell office:value-type="float" office:value="426.10072897655402" table:style-name="ce1">
            <text:p>426.100729</text:p>
          </table:table-cell>
          <table:table-cell office:value-type="float" office:value="429.53138018111599" table:style-name="ce1">
            <text:p>429.5313802</text:p>
          </table:table-cell>
          <table:table-cell office:value-type="float" office:value="433.640597013628" table:style-name="ce1">
            <text:p>433.640597</text:p>
          </table:table-cell>
          <table:table-cell office:value-type="float" office:value="427.05108189688599" table:style-name="ce1">
            <text:p>427.0510819</text:p>
          </table:table-cell>
          <table:table-cell office:value-type="float" office:value="428.02049581116398" table:style-name="ce1">
            <text:p>428.0204958</text:p>
          </table:table-cell>
          <table:table-cell office:value-type="float" office:value="430.25853055602403" table:style-name="ce1">
            <text:p>430.2585306</text:p>
          </table:table-cell>
          <table:table-cell office:value-type="float" office:value="426.61367377529598" table:style-name="ce1">
            <text:p>426.6136738</text:p>
          </table:table-cell>
          <table:table-cell office:value-type="float" office:value="432.70396331720201" table:style-name="ce1">
            <text:p>432.7039633</text:p>
          </table:table-cell>
          <table:table-cell office:value-type="float" office:value="411.10030754989702" table:style-name="ce1">
            <text:p>411.1003075</text:p>
          </table:table-cell>
          <table:table-cell office:value-type="float" office:value="420.00921257627101" table:style-name="ce1">
            <text:p>420.0092126</text:p>
          </table:table-cell>
          <table:table-cell office:value-type="float" office:value="429.718117768117" table:style-name="ce1">
            <text:p>429.7181178</text:p>
          </table:table-cell>
          <table:table-cell table:number-columns-repeated="16344"/>
        </table:table-row>
        <table:table-row table:style-name="ro1">
          <table:table-cell office:value-type="float" office:value="428.50835562635598" table:style-name="ce1">
            <text:p>428.5083556</text:p>
          </table:table-cell>
          <table:table-cell office:value-type="float" office:value="419.23561252006402" table:style-name="ce1">
            <text:p>419.2356125</text:p>
          </table:table-cell>
          <table:table-cell office:value-type="float" office:value="423.62085651468101" table:style-name="ce1">
            <text:p>423.6208565</text:p>
          </table:table-cell>
          <table:table-cell office:value-type="float" office:value="428.58317468453401" table:style-name="ce1">
            <text:p>428.5831747</text:p>
          </table:table-cell>
          <table:table-cell office:value-type="float" office:value="431.13184684779901" table:style-name="ce1">
            <text:p>431.1318468</text:p>
          </table:table-cell>
          <table:table-cell office:value-type="float" office:value="427.940342093298" table:style-name="ce1">
            <text:p>427.9403421</text:p>
          </table:table-cell>
          <table:table-cell office:value-type="float" office:value="428.70366421988899" table:style-name="ce1">
            <text:p>428.7036642</text:p>
          </table:table-cell>
          <table:table-cell office:value-type="float" office:value="429.37253375800998" table:style-name="ce1">
            <text:p>429.3725338</text:p>
          </table:table-cell>
          <table:table-cell office:value-type="float" office:value="422.47695162833298" table:style-name="ce1">
            <text:p>422.4769516</text:p>
          </table:table-cell>
          <table:table-cell office:value-type="float" office:value="422.708772712871" table:style-name="ce1">
            <text:p>422.7087727</text:p>
          </table:table-cell>
          <table:table-cell office:value-type="float" office:value="428.649962046729" table:style-name="ce1">
            <text:p>428.649962</text:p>
          </table:table-cell>
          <table:table-cell office:value-type="float" office:value="429.47626929337099" table:style-name="ce1">
            <text:p>429.4762693</text:p>
          </table:table-cell>
          <table:table-cell office:value-type="float" office:value="426.384420064182" table:style-name="ce1">
            <text:p>426.3844201</text:p>
          </table:table-cell>
          <table:table-cell office:value-type="float" office:value="430.06590529704499" table:style-name="ce1">
            <text:p>430.0659053</text:p>
          </table:table-cell>
          <table:table-cell office:value-type="float" office:value="428.92470966473599" table:style-name="ce1">
            <text:p>428.9247097</text:p>
          </table:table-cell>
          <table:table-cell office:value-type="float" office:value="407.71086166063299" table:style-name="ce1">
            <text:p>407.7108617</text:p>
          </table:table-cell>
          <table:table-cell office:value-type="float" office:value="423.82623222016798" table:style-name="ce1">
            <text:p>423.8262322</text:p>
          </table:table-cell>
          <table:table-cell office:value-type="float" office:value="415.94961363932902" table:style-name="ce1">
            <text:p>415.9496136</text:p>
          </table:table-cell>
          <table:table-cell office:value-type="float" office:value="414.00635586145501" table:style-name="ce1">
            <text:p>414.0063559</text:p>
          </table:table-cell>
          <table:table-cell office:value-type="float" office:value="435.10489016588201" table:style-name="ce1">
            <text:p>435.1048902</text:p>
          </table:table-cell>
          <table:table-cell office:value-type="float" office:value="425.36658762795599" table:style-name="ce1">
            <text:p>425.3665876</text:p>
          </table:table-cell>
          <table:table-cell office:value-type="float" office:value="429.43782265425301" table:style-name="ce1">
            <text:p>429.4378227</text:p>
          </table:table-cell>
          <table:table-cell office:value-type="float" office:value="421.813730709217" table:style-name="ce1">
            <text:p>421.8137307</text:p>
          </table:table-cell>
          <table:table-cell office:value-type="float" office:value="408.47413434587099" table:style-name="ce1">
            <text:p>408.4741343</text:p>
          </table:table-cell>
          <table:table-cell office:value-type="float" office:value="428.79997506324702" table:style-name="ce1">
            <text:p>428.7999751</text:p>
          </table:table-cell>
          <table:table-cell office:value-type="float" office:value="431.45834072025201" table:style-name="ce1">
            <text:p>431.4583407</text:p>
          </table:table-cell>
          <table:table-cell office:value-type="float" office:value="429.68728579912602" table:style-name="ce1">
            <text:p>429.6872858</text:p>
          </table:table-cell>
          <table:table-cell office:value-type="float" office:value="424.23523953888298" table:style-name="ce1">
            <text:p>424.2352395</text:p>
          </table:table-cell>
          <table:table-cell office:value-type="float" office:value="423.28706542149303" table:style-name="ce1">
            <text:p>423.2870654</text:p>
          </table:table-cell>
          <table:table-cell office:value-type="float" office:value="426.37732681631002" table:style-name="ce1">
            <text:p>426.3773268</text:p>
          </table:table-cell>
          <table:table-cell office:value-type="float" office:value="427.35934908653002" table:style-name="ce1">
            <text:p>427.3593491</text:p>
          </table:table-cell>
          <table:table-cell office:value-type="float" office:value="429.87615914415198" table:style-name="ce1">
            <text:p>429.8761591</text:p>
          </table:table-cell>
          <table:table-cell office:value-type="float" office:value="427.01469427479401" table:style-name="ce1">
            <text:p>427.0146943</text:p>
          </table:table-cell>
          <table:table-cell office:value-type="float" office:value="427.86652742765102" table:style-name="ce1">
            <text:p>427.8665274</text:p>
          </table:table-cell>
          <table:table-cell office:value-type="float" office:value="429.68149497220799" table:style-name="ce1">
            <text:p>429.681495</text:p>
          </table:table-cell>
          <table:table-cell office:value-type="float" office:value="429.61369291869602" table:style-name="ce1">
            <text:p>429.6136929</text:p>
          </table:table-cell>
          <table:table-cell office:value-type="float" office:value="432.732454156188" table:style-name="ce1">
            <text:p>432.7324542</text:p>
          </table:table-cell>
          <table:table-cell office:value-type="float" office:value="410.36320303763199" table:style-name="ce1">
            <text:p>410.363203</text:p>
          </table:table-cell>
          <table:table-cell office:value-type="float" office:value="419.55398943524" table:style-name="ce1">
            <text:p>419.5539894</text:p>
          </table:table-cell>
          <table:table-cell office:value-type="float" office:value="428.693177774633" table:style-name="ce1">
            <text:p>428.6931778</text:p>
          </table:table-cell>
          <table:table-cell table:number-columns-repeated="16344"/>
        </table:table-row>
        <table:table-row table:style-name="ro1">
          <table:table-cell office:value-type="float" office:value="428.90385853143499" table:style-name="ce1">
            <text:p>428.9038585</text:p>
          </table:table-cell>
          <table:table-cell office:value-type="float" office:value="419.823153279846" table:style-name="ce1">
            <text:p>419.8231533</text:p>
          </table:table-cell>
          <table:table-cell office:value-type="float" office:value="417.524987822399" table:style-name="ce1">
            <text:p>417.5249878</text:p>
          </table:table-cell>
          <table:table-cell office:value-type="float" office:value="429.14877108066702" table:style-name="ce1">
            <text:p>429.1487711</text:p>
          </table:table-cell>
          <table:table-cell office:value-type="float" office:value="431.12570809528302" table:style-name="ce1">
            <text:p>431.1257081</text:p>
          </table:table-cell>
          <table:table-cell office:value-type="float" office:value="424.88226005577701" table:style-name="ce1">
            <text:p>424.8822601</text:p>
          </table:table-cell>
          <table:table-cell office:value-type="float" office:value="426.29910711757799" table:style-name="ce1">
            <text:p>426.2991071</text:p>
          </table:table-cell>
          <table:table-cell office:value-type="float" office:value="429.15964783019501" table:style-name="ce1">
            <text:p>429.1596478</text:p>
          </table:table-cell>
          <table:table-cell office:value-type="float" office:value="415.91108704525499" table:style-name="ce1">
            <text:p>415.911087</text:p>
          </table:table-cell>
          <table:table-cell office:value-type="float" office:value="422.910605347336" table:style-name="ce1">
            <text:p>422.9106053</text:p>
          </table:table-cell>
          <table:table-cell office:value-type="float" office:value="428.63284496698799" table:style-name="ce1">
            <text:p>428.632845</text:p>
          </table:table-cell>
          <table:table-cell office:value-type="float" office:value="425.29988409762802" table:style-name="ce1">
            <text:p>425.2998841</text:p>
          </table:table-cell>
          <table:table-cell office:value-type="float" office:value="418.66089511569299" table:style-name="ce1">
            <text:p>418.6608951</text:p>
          </table:table-cell>
          <table:table-cell office:value-type="float" office:value="427.86927365663399" table:style-name="ce1">
            <text:p>427.8692737</text:p>
          </table:table-cell>
          <table:table-cell office:value-type="float" office:value="428.52384122957898" table:style-name="ce1">
            <text:p>428.5238412</text:p>
          </table:table-cell>
          <table:table-cell office:value-type="float" office:value="408.67128825720101" table:style-name="ce1">
            <text:p>408.6712883</text:p>
          </table:table-cell>
          <table:table-cell office:value-type="float" office:value="423.36677555977798" table:style-name="ce1">
            <text:p>423.3667756</text:p>
          </table:table-cell>
          <table:table-cell office:value-type="float" office:value="416.38460856777101" table:style-name="ce1">
            <text:p>416.3846086</text:p>
          </table:table-cell>
          <table:table-cell office:value-type="float" office:value="413.94801219684399" table:style-name="ce1">
            <text:p>413.9480122</text:p>
          </table:table-cell>
          <table:table-cell office:value-type="float" office:value="434.87943090136599" table:style-name="ce1">
            <text:p>434.8794309</text:p>
          </table:table-cell>
          <table:table-cell office:value-type="float" office:value="425.32555140513398" table:style-name="ce1">
            <text:p>425.3255514</text:p>
          </table:table-cell>
          <table:table-cell office:value-type="float" office:value="429.28873796989399" table:style-name="ce1">
            <text:p>429.288738</text:p>
          </table:table-cell>
          <table:table-cell office:value-type="float" office:value="420.78740095744001" table:style-name="ce1">
            <text:p>420.787401</text:p>
          </table:table-cell>
          <table:table-cell office:value-type="float" office:value="409.70977828605402" table:style-name="ce1">
            <text:p>409.7097783</text:p>
          </table:table-cell>
          <table:table-cell office:value-type="float" office:value="428.93326842739299" table:style-name="ce1">
            <text:p>428.9332684</text:p>
          </table:table-cell>
          <table:table-cell office:value-type="float" office:value="430.98729007419598" table:style-name="ce1">
            <text:p>430.9872901</text:p>
          </table:table-cell>
          <table:table-cell office:value-type="float" office:value="429.51592006607001" table:style-name="ce1">
            <text:p>429.5159201</text:p>
          </table:table-cell>
          <table:table-cell office:value-type="float" office:value="423.67106778318498" table:style-name="ce1">
            <text:p>423.6710678</text:p>
          </table:table-cell>
          <table:table-cell office:value-type="float" office:value="422.93925739721902" table:style-name="ce1">
            <text:p>422.9392574</text:p>
          </table:table-cell>
          <table:table-cell office:value-type="float" office:value="424.02657460055099" table:style-name="ce1">
            <text:p>424.0265746</text:p>
          </table:table-cell>
          <table:table-cell office:value-type="float" office:value="427.55645611815498" table:style-name="ce1">
            <text:p>427.5564561</text:p>
          </table:table-cell>
          <table:table-cell office:value-type="float" office:value="429.83301711113" table:style-name="ce1">
            <text:p>429.8330171</text:p>
          </table:table-cell>
          <table:table-cell office:value-type="float" office:value="426.94892470214899" table:style-name="ce1">
            <text:p>426.9489247</text:p>
          </table:table-cell>
          <table:table-cell office:value-type="float" office:value="427.72778224462598" table:style-name="ce1">
            <text:p>427.7277822</text:p>
          </table:table-cell>
          <table:table-cell office:value-type="float" office:value="429.47136690014401" table:style-name="ce1">
            <text:p>429.4713669</text:p>
          </table:table-cell>
          <table:table-cell office:value-type="float" office:value="429.76787163242602" table:style-name="ce1">
            <text:p>429.7678716</text:p>
          </table:table-cell>
          <table:table-cell office:value-type="float" office:value="426.68475352145498" table:style-name="ce1">
            <text:p>426.6847535</text:p>
          </table:table-cell>
          <table:table-cell office:value-type="float" office:value="409.41442806034001" table:style-name="ce1">
            <text:p>409.4144281</text:p>
          </table:table-cell>
          <table:table-cell office:value-type="float" office:value="414.54634475325298" table:style-name="ce1">
            <text:p>414.5463448</text:p>
          </table:table-cell>
          <table:table-cell office:value-type="float" office:value="428.41683004100599" table:style-name="ce1">
            <text:p>428.41683</text:p>
          </table:table-cell>
          <table:table-cell table:number-columns-repeated="16344"/>
        </table:table-row>
        <table:table-row table:style-name="ro1">
          <table:table-cell office:value-type="float" office:value="433.11479393737699" table:style-name="ce1">
            <text:p>433.1147939</text:p>
          </table:table-cell>
          <table:table-cell office:value-type="float" office:value="420.52648281707002" table:style-name="ce1">
            <text:p>420.5264828</text:p>
          </table:table-cell>
          <table:table-cell office:value-type="float" office:value="418.17375952096199" table:style-name="ce1">
            <text:p>418.1737595</text:p>
          </table:table-cell>
          <table:table-cell office:value-type="float" office:value="429.25457660543901" table:style-name="ce1">
            <text:p>429.2545766</text:p>
          </table:table-cell>
          <table:table-cell office:value-type="float" office:value="430.95329019543902" table:style-name="ce1">
            <text:p>430.9532902</text:p>
          </table:table-cell>
          <table:table-cell office:value-type="float" office:value="424.30791176725802" table:style-name="ce1">
            <text:p>424.3079118</text:p>
          </table:table-cell>
          <table:table-cell office:value-type="float" office:value="426.43536577557097" table:style-name="ce1">
            <text:p>426.4353658</text:p>
          </table:table-cell>
          <table:table-cell office:value-type="float" office:value="428.89322274625499" table:style-name="ce1">
            <text:p>428.8932227</text:p>
          </table:table-cell>
          <table:table-cell office:value-type="float" office:value="415.35412987690103" table:style-name="ce1">
            <text:p>415.3541299</text:p>
          </table:table-cell>
          <table:table-cell office:value-type="float" office:value="423.03864027555301" table:style-name="ce1">
            <text:p>423.0386403</text:p>
          </table:table-cell>
          <table:table-cell office:value-type="float" office:value="429.75825861649599" table:style-name="ce1">
            <text:p>429.7582586</text:p>
          </table:table-cell>
          <table:table-cell office:value-type="float" office:value="424.89413354383203" table:style-name="ce1">
            <text:p>424.8941335</text:p>
          </table:table-cell>
          <table:table-cell office:value-type="float" office:value="418.070833818518" table:style-name="ce1">
            <text:p>418.0708338</text:p>
          </table:table-cell>
          <table:table-cell office:value-type="float" office:value="428.07190265489101" table:style-name="ce1">
            <text:p>428.0719027</text:p>
          </table:table-cell>
          <table:table-cell office:value-type="float" office:value="422.68957254628299" table:style-name="ce1">
            <text:p>422.6895725</text:p>
          </table:table-cell>
          <table:table-cell office:value-type="float" office:value="408.71531606078202" table:style-name="ce1">
            <text:p>408.7153161</text:p>
          </table:table-cell>
          <table:table-cell office:value-type="float" office:value="417.25743786972998" table:style-name="ce1">
            <text:p>417.2574379</text:p>
          </table:table-cell>
          <table:table-cell office:value-type="float" office:value="409.35595504279098" table:style-name="ce1">
            <text:p>409.355955</text:p>
          </table:table-cell>
          <table:table-cell office:value-type="float" office:value="421.413549855996" table:style-name="ce1">
            <text:p>421.4135499</text:p>
          </table:table-cell>
          <table:table-cell office:value-type="float" office:value="430.43829837986499" table:style-name="ce1">
            <text:p>430.4382984</text:p>
          </table:table-cell>
          <table:table-cell office:value-type="float" office:value="425.359096364658" table:style-name="ce1">
            <text:p>425.3590964</text:p>
          </table:table-cell>
          <table:table-cell office:value-type="float" office:value="429.16785417545998" table:style-name="ce1">
            <text:p>429.1678542</text:p>
          </table:table-cell>
          <table:table-cell office:value-type="float" office:value="419.93060682315303" table:style-name="ce1">
            <text:p>419.9306068</text:p>
          </table:table-cell>
          <table:table-cell office:value-type="float" office:value="416.89012131356702" table:style-name="ce1">
            <text:p>416.8901213</text:p>
          </table:table-cell>
          <table:table-cell office:value-type="float" office:value="429.06149351491098" table:style-name="ce1">
            <text:p>429.0614935</text:p>
          </table:table-cell>
          <table:table-cell office:value-type="float" office:value="430.464159772708" table:style-name="ce1">
            <text:p>430.4641598</text:p>
          </table:table-cell>
          <table:table-cell office:value-type="float" office:value="429.454790358097" table:style-name="ce1">
            <text:p>429.4547904</text:p>
          </table:table-cell>
          <table:table-cell office:value-type="float" office:value="424.11540657672299" table:style-name="ce1">
            <text:p>424.1154066</text:p>
          </table:table-cell>
          <table:table-cell office:value-type="float" office:value="417.020823028807" table:style-name="ce1">
            <text:p>417.020823</text:p>
          </table:table-cell>
          <table:table-cell office:value-type="float" office:value="423.95410091531198" table:style-name="ce1">
            <text:p>423.9541009</text:p>
          </table:table-cell>
          <table:table-cell office:value-type="float" office:value="427.75170838265097" table:style-name="ce1">
            <text:p>427.7517084</text:p>
          </table:table-cell>
          <table:table-cell office:value-type="float" office:value="429.66945251153601" table:style-name="ce1">
            <text:p>429.6694525</text:p>
          </table:table-cell>
          <table:table-cell office:value-type="float" office:value="426.844528860043" table:style-name="ce1">
            <text:p>426.8445289</text:p>
          </table:table-cell>
          <table:table-cell office:value-type="float" office:value="427.60209055780803" table:style-name="ce1">
            <text:p>427.6020906</text:p>
          </table:table-cell>
          <table:table-cell office:value-type="float" office:value="429.307968151892" table:style-name="ce1">
            <text:p>429.3079682</text:p>
          </table:table-cell>
          <table:table-cell office:value-type="float" office:value="430.01065557072599" table:style-name="ce1">
            <text:p>430.0106556</text:p>
          </table:table-cell>
          <table:table-cell office:value-type="float" office:value="426.55034083729697" table:style-name="ce1">
            <text:p>426.5503408</text:p>
          </table:table-cell>
          <table:table-cell office:value-type="float" office:value="408.74311935788199" table:style-name="ce1">
            <text:p>408.7431194</text:p>
          </table:table-cell>
          <table:table-cell office:value-type="float" office:value="413.782809874142" table:style-name="ce1">
            <text:p>413.7828099</text:p>
          </table:table-cell>
          <table:table-cell office:value-type="float" office:value="428.19414676782702" table:style-name="ce1">
            <text:p>428.1941468</text:p>
          </table:table-cell>
          <table:table-cell table:number-columns-repeated="16344"/>
        </table:table-row>
        <table:table-row table:style-name="ro1">
          <table:table-cell office:value-type="float" office:value="433.13358632972199" table:style-name="ce1">
            <text:p>433.1335863</text:p>
          </table:table-cell>
          <table:table-cell office:value-type="float" office:value="423.35537136446601" table:style-name="ce1">
            <text:p>423.3553714</text:p>
          </table:table-cell>
          <table:table-cell office:value-type="float" office:value="410.36839700196401" table:style-name="ce1">
            <text:p>410.368397</text:p>
          </table:table-cell>
          <table:table-cell office:value-type="float" office:value="429.47820013300498" table:style-name="ce1">
            <text:p>429.4782001</text:p>
          </table:table-cell>
          <table:table-cell office:value-type="float" office:value="429.63081812538201" table:style-name="ce1">
            <text:p>429.6308181</text:p>
          </table:table-cell>
          <table:table-cell office:value-type="float" office:value="423.72149119750799" table:style-name="ce1">
            <text:p>423.7214912</text:p>
          </table:table-cell>
          <table:table-cell office:value-type="float" office:value="426.08865732952898" table:style-name="ce1">
            <text:p>426.0886573</text:p>
          </table:table-cell>
          <table:table-cell office:value-type="float" office:value="422.50604582676999" table:style-name="ce1">
            <text:p>422.5060458</text:p>
          </table:table-cell>
          <table:table-cell office:value-type="float" office:value="414.74090441671001" table:style-name="ce1">
            <text:p>414.7409044</text:p>
          </table:table-cell>
          <table:table-cell office:value-type="float" office:value="424.94466024514799" table:style-name="ce1">
            <text:p>424.9446602</text:p>
          </table:table-cell>
          <table:table-cell office:value-type="float" office:value="429.78861133462698" table:style-name="ce1">
            <text:p>429.7886113</text:p>
          </table:table-cell>
          <table:table-cell office:value-type="float" office:value="424.48408414308699" table:style-name="ce1">
            <text:p>424.4840841</text:p>
          </table:table-cell>
          <table:table-cell office:value-type="float" office:value="424.141131648998" table:style-name="ce1">
            <text:p>424.1411316</text:p>
          </table:table-cell>
          <table:table-cell office:value-type="float" office:value="432.63466199794101" table:style-name="ce1">
            <text:p>432.634662</text:p>
          </table:table-cell>
          <table:table-cell office:value-type="float" office:value="423.16496595619901" table:style-name="ce1">
            <text:p>423.164966</text:p>
          </table:table-cell>
          <table:table-cell office:value-type="float" office:value="412.91519127805299" table:style-name="ce1">
            <text:p>412.9151913</text:p>
          </table:table-cell>
          <table:table-cell office:value-type="float" office:value="416.52270833002302" table:style-name="ce1">
            <text:p>416.5227083</text:p>
          </table:table-cell>
          <table:table-cell office:value-type="float" office:value="409.93922654079699" table:style-name="ce1">
            <text:p>409.9392265</text:p>
          </table:table-cell>
          <table:table-cell office:value-type="float" office:value="420.95430463842098" table:style-name="ce1">
            <text:p>420.9543046</text:p>
          </table:table-cell>
          <table:table-cell office:value-type="float" office:value="429.992164553176" table:style-name="ce1">
            <text:p>429.9921646</text:p>
          </table:table-cell>
          <table:table-cell office:value-type="float" office:value="425.41096981978097" table:style-name="ce1">
            <text:p>425.4109698</text:p>
          </table:table-cell>
          <table:table-cell office:value-type="float" office:value="422.57335863057199" table:style-name="ce1">
            <text:p>422.5733586</text:p>
          </table:table-cell>
          <table:table-cell office:value-type="float" office:value="419.232826825264" table:style-name="ce1">
            <text:p>419.2328268</text:p>
          </table:table-cell>
          <table:table-cell office:value-type="float" office:value="415.47857652461101" table:style-name="ce1">
            <text:p>415.4785765</text:p>
          </table:table-cell>
          <table:table-cell office:value-type="float" office:value="429.17234315348799" table:style-name="ce1">
            <text:p>429.1723432</text:p>
          </table:table-cell>
          <table:table-cell office:value-type="float" office:value="432.28774733466798" table:style-name="ce1">
            <text:p>432.2877473</text:p>
          </table:table-cell>
          <table:table-cell office:value-type="float" office:value="428.85354727248802" table:style-name="ce1">
            <text:p>428.8535473</text:p>
          </table:table-cell>
          <table:table-cell office:value-type="float" office:value="424.68894510859201" table:style-name="ce1">
            <text:p>424.6889451</text:p>
          </table:table-cell>
          <table:table-cell office:value-type="float" office:value="417.42244407262598" table:style-name="ce1">
            <text:p>417.4224441</text:p>
          </table:table-cell>
          <table:table-cell office:value-type="float" office:value="418.97394282179999" table:style-name="ce1">
            <text:p>418.9739428</text:p>
          </table:table-cell>
          <table:table-cell office:value-type="float" office:value="427.78617807607799" table:style-name="ce1">
            <text:p>427.7861781</text:p>
          </table:table-cell>
          <table:table-cell office:value-type="float" office:value="422.53266292172401" table:style-name="ce1">
            <text:p>422.5326629</text:p>
          </table:table-cell>
          <table:table-cell office:value-type="float" office:value="426.74707023161699" table:style-name="ce1">
            <text:p>426.7470702</text:p>
          </table:table-cell>
          <table:table-cell office:value-type="float" office:value="423.043911483861" table:style-name="ce1">
            <text:p>423.0439115</text:p>
          </table:table-cell>
          <table:table-cell office:value-type="float" office:value="429.17535959200598" table:style-name="ce1">
            <text:p>429.1753596</text:p>
          </table:table-cell>
          <table:table-cell office:value-type="float" office:value="430.17044951783998" table:style-name="ce1">
            <text:p>430.1704495</text:p>
          </table:table-cell>
          <table:table-cell office:value-type="float" office:value="426.45011463671199" table:style-name="ce1">
            <text:p>426.4501146</text:p>
          </table:table-cell>
          <table:table-cell office:value-type="float" office:value="408.085572017245" table:style-name="ce1">
            <text:p>408.085572</text:p>
          </table:table-cell>
          <table:table-cell office:value-type="float" office:value="413.02333770006402" table:style-name="ce1">
            <text:p>413.0233377</text:p>
          </table:table-cell>
          <table:table-cell office:value-type="float" office:value="425.21259700955198" table:style-name="ce1">
            <text:p>425.212597</text:p>
          </table:table-cell>
          <table:table-cell table:number-columns-repeated="16344"/>
        </table:table-row>
        <table:table-row table:style-name="ro1">
          <table:table-cell office:value-type="float" office:value="432.97610366100997" table:style-name="ce1">
            <text:p>432.9761037</text:p>
          </table:table-cell>
          <table:table-cell office:value-type="float" office:value="423.34298513159803" table:style-name="ce1">
            <text:p>423.3429851</text:p>
          </table:table-cell>
          <table:table-cell office:value-type="float" office:value="409.122956801611" table:style-name="ce1">
            <text:p>409.1229568</text:p>
          </table:table-cell>
          <table:table-cell office:value-type="float" office:value="431.8714415988" table:style-name="ce1">
            <text:p>431.8714416</text:p>
          </table:table-cell>
          <table:table-cell office:value-type="float" office:value="429.16941672525098" table:style-name="ce1">
            <text:p>429.1694167</text:p>
          </table:table-cell>
          <table:table-cell office:value-type="float" office:value="423.212856825085" table:style-name="ce1">
            <text:p>423.2128568</text:p>
          </table:table-cell>
          <table:table-cell office:value-type="float" office:value="425.67614304744001" table:style-name="ce1">
            <text:p>425.676143</text:p>
          </table:table-cell>
          <table:table-cell office:value-type="float" office:value="422.09426321710799" table:style-name="ce1">
            <text:p>422.0942632</text:p>
          </table:table-cell>
          <table:table-cell office:value-type="float" office:value="408.28131227996801" table:style-name="ce1">
            <text:p>408.2813123</text:p>
          </table:table-cell>
          <table:table-cell office:value-type="float" office:value="424.97506569066297" table:style-name="ce1">
            <text:p>424.9750657</text:p>
          </table:table-cell>
          <table:table-cell office:value-type="float" office:value="429.63257385995797" table:style-name="ce1">
            <text:p>429.6325739</text:p>
          </table:table-cell>
          <table:table-cell office:value-type="float" office:value="429.761483283134" table:style-name="ce1">
            <text:p>429.7614833</text:p>
          </table:table-cell>
          <table:table-cell office:value-type="float" office:value="423.74079410147903" table:style-name="ce1">
            <text:p>423.7407941</text:p>
          </table:table-cell>
          <table:table-cell office:value-type="float" office:value="432.66181729919998" table:style-name="ce1">
            <text:p>432.6618173</text:p>
          </table:table-cell>
          <table:table-cell office:value-type="float" office:value="423.623298273187" table:style-name="ce1">
            <text:p>423.6232983</text:p>
          </table:table-cell>
          <table:table-cell office:value-type="float" office:value="413.229030245552" table:style-name="ce1">
            <text:p>413.2290302</text:p>
          </table:table-cell>
          <table:table-cell office:value-type="float" office:value="410.59006236248598" table:style-name="ce1">
            <text:p>410.5900624</text:p>
          </table:table-cell>
          <table:table-cell office:value-type="float" office:value="412.45493201217403" table:style-name="ce1">
            <text:p>412.454932</text:p>
          </table:table-cell>
          <table:table-cell office:value-type="float" office:value="414.37623512506099" table:style-name="ce1">
            <text:p>414.3762351</text:p>
          </table:table-cell>
          <table:table-cell office:value-type="float" office:value="429.633946120882" table:style-name="ce1">
            <text:p>429.6339461</text:p>
          </table:table-cell>
          <table:table-cell office:value-type="float" office:value="419.122388012339" table:style-name="ce1">
            <text:p>419.122388</text:p>
          </table:table-cell>
          <table:table-cell office:value-type="float" office:value="422.23633456559799" table:style-name="ce1">
            <text:p>422.2363346</text:p>
          </table:table-cell>
          <table:table-cell office:value-type="float" office:value="418.629769234067" table:style-name="ce1">
            <text:p>418.6297692</text:p>
          </table:table-cell>
          <table:table-cell office:value-type="float" office:value="415.98413637724599" table:style-name="ce1">
            <text:p>415.9841364</text:p>
          </table:table-cell>
          <table:table-cell office:value-type="float" office:value="429.30522618588901" table:style-name="ce1">
            <text:p>429.3052262</text:p>
          </table:table-cell>
          <table:table-cell office:value-type="float" office:value="432.08787817576302" table:style-name="ce1">
            <text:p>432.0878782</text:p>
          </table:table-cell>
          <table:table-cell office:value-type="float" office:value="428.08042951579" table:style-name="ce1">
            <text:p>428.0804295</text:p>
          </table:table-cell>
          <table:table-cell office:value-type="float" office:value="424.962615736972" table:style-name="ce1">
            <text:p>424.9626157</text:p>
          </table:table-cell>
          <table:table-cell office:value-type="float" office:value="423.13846260627298" table:style-name="ce1">
            <text:p>423.1384626</text:p>
          </table:table-cell>
          <table:table-cell office:value-type="float" office:value="419.41967297111597" table:style-name="ce1">
            <text:p>419.419673</text:p>
          </table:table-cell>
          <table:table-cell office:value-type="float" office:value="423.41832389031299" table:style-name="ce1">
            <text:p>423.4183239</text:p>
          </table:table-cell>
          <table:table-cell office:value-type="float" office:value="423.029064962539" table:style-name="ce1">
            <text:p>423.029065</text:p>
          </table:table-cell>
          <table:table-cell office:value-type="float" office:value="422.66419559731401" table:style-name="ce1">
            <text:p>422.6641956</text:p>
          </table:table-cell>
          <table:table-cell office:value-type="float" office:value="422.61978161728598" table:style-name="ce1">
            <text:p>422.6197816</text:p>
          </table:table-cell>
          <table:table-cell office:value-type="float" office:value="423.632760008427" table:style-name="ce1">
            <text:p>423.63276</text:p>
          </table:table-cell>
          <table:table-cell office:value-type="float" office:value="421.41271622093501" table:style-name="ce1">
            <text:p>421.4127162</text:p>
          </table:table-cell>
          <table:table-cell office:value-type="float" office:value="426.82399799874503" table:style-name="ce1">
            <text:p>426.823998</text:p>
          </table:table-cell>
          <table:table-cell office:value-type="float" office:value="407.27735182021098" table:style-name="ce1">
            <text:p>407.2773518</text:p>
          </table:table-cell>
          <table:table-cell office:value-type="float" office:value="408.15601990916798" table:style-name="ce1">
            <text:p>408.1560199</text:p>
          </table:table-cell>
          <table:table-cell office:value-type="float" office:value="424.99708160820899" table:style-name="ce1">
            <text:p>424.9970816</text:p>
          </table:table-cell>
          <table:table-cell table:number-columns-repeated="16344"/>
        </table:table-row>
        <table:table-row table:style-name="ro1">
          <table:table-cell office:value-type="float" office:value="432.12115654042901" table:style-name="ce1">
            <text:p>432.1211565</text:p>
          </table:table-cell>
          <table:table-cell office:value-type="float" office:value="423.40305660024802" table:style-name="ce1">
            <text:p>423.4030566</text:p>
          </table:table-cell>
          <table:table-cell office:value-type="float" office:value="409.95713949336101" table:style-name="ce1">
            <text:p>409.9571395</text:p>
          </table:table-cell>
          <table:table-cell office:value-type="float" office:value="431.58686529967599" table:style-name="ce1">
            <text:p>431.5868653</text:p>
          </table:table-cell>
          <table:table-cell office:value-type="float" office:value="427.01514663360501" table:style-name="ce1">
            <text:p>427.0151466</text:p>
          </table:table-cell>
          <table:table-cell office:value-type="float" office:value="422.771130474578" table:style-name="ce1">
            <text:p>422.7711305</text:p>
          </table:table-cell>
          <table:table-cell office:value-type="float" office:value="419.98443870294602" table:style-name="ce1">
            <text:p>419.9844387</text:p>
          </table:table-cell>
          <table:table-cell office:value-type="float" office:value="415.52734076245599" table:style-name="ce1">
            <text:p>415.5273408</text:p>
          </table:table-cell>
          <table:table-cell office:value-type="float" office:value="407.53858525918298" table:style-name="ce1">
            <text:p>407.5385853</text:p>
          </table:table-cell>
          <table:table-cell office:value-type="float" office:value="421.932356814748" table:style-name="ce1">
            <text:p>421.9323568</text:p>
          </table:table-cell>
          <table:table-cell office:value-type="float" office:value="429.21262753230798" table:style-name="ce1">
            <text:p>429.2126275</text:p>
          </table:table-cell>
          <table:table-cell office:value-type="float" office:value="429.50613951265598" table:style-name="ce1">
            <text:p>429.5061395</text:p>
          </table:table-cell>
          <table:table-cell office:value-type="float" office:value="417.92645916783601" table:style-name="ce1">
            <text:p>417.9264592</text:p>
          </table:table-cell>
          <table:table-cell office:value-type="float" office:value="428.30674867577198" table:style-name="ce1">
            <text:p>428.3067487</text:p>
          </table:table-cell>
          <table:table-cell office:value-type="float" office:value="428.57181872324998" table:style-name="ce1">
            <text:p>428.5718187</text:p>
          </table:table-cell>
          <table:table-cell office:value-type="float" office:value="413.42373112067003" table:style-name="ce1">
            <text:p>413.4237311</text:p>
          </table:table-cell>
          <table:table-cell office:value-type="float" office:value="411.451706600992" table:style-name="ce1">
            <text:p>411.4517066</text:p>
          </table:table-cell>
          <table:table-cell office:value-type="float" office:value="412.70023690681199" table:style-name="ce1">
            <text:p>412.7002369</text:p>
          </table:table-cell>
          <table:table-cell office:value-type="float" office:value="413.61299162782802" table:style-name="ce1">
            <text:p>413.6129916</text:p>
          </table:table-cell>
          <table:table-cell office:value-type="float" office:value="429.372478012925" table:style-name="ce1">
            <text:p>429.372478</text:p>
          </table:table-cell>
          <table:table-cell office:value-type="float" office:value="418.89080219832101" table:style-name="ce1">
            <text:p>418.8908022</text:p>
          </table:table-cell>
          <table:table-cell office:value-type="float" office:value="415.55752448515801" table:style-name="ce1">
            <text:p>415.5575245</text:p>
          </table:table-cell>
          <table:table-cell office:value-type="float" office:value="412.122322481862" table:style-name="ce1">
            <text:p>412.1223225</text:p>
          </table:table-cell>
          <table:table-cell office:value-type="float" office:value="416.54652430180602" table:style-name="ce1">
            <text:p>416.5465243</text:p>
          </table:table-cell>
          <table:table-cell office:value-type="float" office:value="429.00834069032902" table:style-name="ce1">
            <text:p>429.0083407</text:p>
          </table:table-cell>
          <table:table-cell office:value-type="float" office:value="431.19698287158099" table:style-name="ce1">
            <text:p>431.1969829</text:p>
          </table:table-cell>
          <table:table-cell office:value-type="float" office:value="422.89018435973901" table:style-name="ce1">
            <text:p>422.8901844</text:p>
          </table:table-cell>
          <table:table-cell office:value-type="float" office:value="424.44479738240301" table:style-name="ce1">
            <text:p>424.4447974</text:p>
          </table:table-cell>
          <table:table-cell office:value-type="float" office:value="423.54217933875799" table:style-name="ce1">
            <text:p>423.5421793</text:p>
          </table:table-cell>
          <table:table-cell office:value-type="float" office:value="418.931262850152" table:style-name="ce1">
            <text:p>418.9312629</text:p>
          </table:table-cell>
          <table:table-cell office:value-type="float" office:value="423.39794580651102" table:style-name="ce1">
            <text:p>423.3979458</text:p>
          </table:table-cell>
          <table:table-cell office:value-type="float" office:value="423.45833201738299" table:style-name="ce1">
            <text:p>423.458332</text:p>
          </table:table-cell>
          <table:table-cell office:value-type="float" office:value="422.51752335690003" table:style-name="ce1">
            <text:p>422.5175234</text:p>
          </table:table-cell>
          <table:table-cell office:value-type="float" office:value="417.45549155569398" table:style-name="ce1">
            <text:p>417.4554916</text:p>
          </table:table-cell>
          <table:table-cell office:value-type="float" office:value="423.22123699902801" table:style-name="ce1">
            <text:p>423.221237</text:p>
          </table:table-cell>
          <table:table-cell office:value-type="float" office:value="421.34365088778799" table:style-name="ce1">
            <text:p>421.3436509</text:p>
          </table:table-cell>
          <table:table-cell office:value-type="float" office:value="427.81787045216703" table:style-name="ce1">
            <text:p>427.8178705</text:p>
          </table:table-cell>
          <table:table-cell office:value-type="float" office:value="406.32163253482901" table:style-name="ce1">
            <text:p>406.3216325</text:p>
          </table:table-cell>
          <table:table-cell office:value-type="float" office:value="409.06510462541303" table:style-name="ce1">
            <text:p>409.0651046</text:p>
          </table:table-cell>
          <table:table-cell office:value-type="float" office:value="424.99284980125901" table:style-name="ce1">
            <text:p>424.9928498</text:p>
          </table:table-cell>
          <table:table-cell table:number-columns-repeated="16344"/>
        </table:table-row>
        <table:table-row table:style-name="ro1">
          <table:table-cell office:value-type="float" office:value="431.93771342580402" table:style-name="ce1">
            <text:p>431.9377134</text:p>
          </table:table-cell>
          <table:table-cell office:value-type="float" office:value="421.37893126505799" table:style-name="ce1">
            <text:p>421.3789313</text:p>
          </table:table-cell>
          <table:table-cell office:value-type="float" office:value="410.32676509648797" table:style-name="ce1">
            <text:p>410.3267651</text:p>
          </table:table-cell>
          <table:table-cell office:value-type="float" office:value="429.43934065144498" table:style-name="ce1">
            <text:p>429.4393407</text:p>
          </table:table-cell>
          <table:table-cell office:value-type="float" office:value="426.65042608135201" table:style-name="ce1">
            <text:p>426.6504261</text:p>
          </table:table-cell>
          <table:table-cell office:value-type="float" office:value="423.21434741652899" table:style-name="ce1">
            <text:p>423.2143474</text:p>
          </table:table-cell>
          <table:table-cell office:value-type="float" office:value="420.64990719389903" table:style-name="ce1">
            <text:p>420.6499072</text:p>
          </table:table-cell>
          <table:table-cell office:value-type="float" office:value="416.11559984816103" table:style-name="ce1">
            <text:p>416.1155998</text:p>
          </table:table-cell>
          <table:table-cell office:value-type="float" office:value="406.76159272247099" table:style-name="ce1">
            <text:p>406.7615927</text:p>
          </table:table-cell>
          <table:table-cell office:value-type="float" office:value="421.57974065102098" table:style-name="ce1">
            <text:p>421.5797407</text:p>
          </table:table-cell>
          <table:table-cell office:value-type="float" office:value="429.462251310959" table:style-name="ce1">
            <text:p>429.4622513</text:p>
          </table:table-cell>
          <table:table-cell office:value-type="float" office:value="429.72612629438601" table:style-name="ce1">
            <text:p>429.7261263</text:p>
          </table:table-cell>
          <table:table-cell office:value-type="float" office:value="417.51381537429802" table:style-name="ce1">
            <text:p>417.5138154</text:p>
          </table:table-cell>
          <table:table-cell office:value-type="float" office:value="428.184083412289" table:style-name="ce1">
            <text:p>428.1840834</text:p>
          </table:table-cell>
          <table:table-cell office:value-type="float" office:value="428.82195592767198" table:style-name="ce1">
            <text:p>428.8219559</text:p>
          </table:table-cell>
          <table:table-cell office:value-type="float" office:value="413.59126924219299" table:style-name="ce1">
            <text:p>413.5912692</text:p>
          </table:table-cell>
          <table:table-cell office:value-type="float" office:value="411.81892824633798" table:style-name="ce1">
            <text:p>411.8189282</text:p>
          </table:table-cell>
          <table:table-cell office:value-type="float" office:value="418.67433773313201" table:style-name="ce1">
            <text:p>418.6743377</text:p>
          </table:table-cell>
          <table:table-cell office:value-type="float" office:value="412.97022384652303" table:style-name="ce1">
            <text:p>412.9702238</text:p>
          </table:table-cell>
          <table:table-cell office:value-type="float" office:value="429.12861346987899" table:style-name="ce1">
            <text:p>429.1286135</text:p>
          </table:table-cell>
          <table:table-cell office:value-type="float" office:value="419.28079349764897" table:style-name="ce1">
            <text:p>419.2807935</text:p>
          </table:table-cell>
          <table:table-cell office:value-type="float" office:value="415.09122852849902" table:style-name="ce1">
            <text:p>415.0912285</text:p>
          </table:table-cell>
          <table:table-cell office:value-type="float" office:value="411.219044092194" table:style-name="ce1">
            <text:p>411.2190441</text:p>
          </table:table-cell>
          <table:table-cell office:value-type="float" office:value="418.792338736472" table:style-name="ce1">
            <text:p>418.7923387</text:p>
          </table:table-cell>
          <table:table-cell office:value-type="float" office:value="429.18324529385001" table:style-name="ce1">
            <text:p>429.1832453</text:p>
          </table:table-cell>
          <table:table-cell office:value-type="float" office:value="431.110306615534" table:style-name="ce1">
            <text:p>431.1103066</text:p>
          </table:table-cell>
          <table:table-cell office:value-type="float" office:value="421.88447173530898" table:style-name="ce1">
            <text:p>421.8844717</text:p>
          </table:table-cell>
          <table:table-cell office:value-type="float" office:value="428.15263294056302" table:style-name="ce1">
            <text:p>428.1526329</text:p>
          </table:table-cell>
          <table:table-cell office:value-type="float" office:value="423.78135816976101" table:style-name="ce1">
            <text:p>423.7813582</text:p>
          </table:table-cell>
          <table:table-cell office:value-type="float" office:value="419.06753391262799" table:style-name="ce1">
            <text:p>419.0675339</text:p>
          </table:table-cell>
          <table:table-cell office:value-type="float" office:value="423.38733730996302" table:style-name="ce1">
            <text:p>423.3873373</text:p>
          </table:table-cell>
          <table:table-cell office:value-type="float" office:value="423.67842142305898" table:style-name="ce1">
            <text:p>423.6784214</text:p>
          </table:table-cell>
          <table:table-cell office:value-type="float" office:value="427.37072972235302" table:style-name="ce1">
            <text:p>427.3707297</text:p>
          </table:table-cell>
          <table:table-cell office:value-type="float" office:value="416.67689502887799" table:style-name="ce1">
            <text:p>416.676895</text:p>
          </table:table-cell>
          <table:table-cell office:value-type="float" office:value="422.79994596501598" table:style-name="ce1">
            <text:p>422.799946</text:p>
          </table:table-cell>
          <table:table-cell office:value-type="float" office:value="421.28392471743501" table:style-name="ce1">
            <text:p>421.2839247</text:p>
          </table:table-cell>
          <table:table-cell office:value-type="float" office:value="427.79872003749199" table:style-name="ce1">
            <text:p>427.79872</text:p>
          </table:table-cell>
          <table:table-cell office:value-type="float" office:value="405.24562442048898" table:style-name="ce1">
            <text:p>405.2456244</text:p>
          </table:table-cell>
          <table:table-cell office:value-type="float" office:value="410.12621820190998" table:style-name="ce1">
            <text:p>410.1262182</text:p>
          </table:table-cell>
          <table:table-cell office:value-type="float" office:value="424.84098959469299" table:style-name="ce1">
            <text:p>424.8409896</text:p>
          </table:table-cell>
          <table:table-cell table:number-columns-repeated="16344"/>
        </table:table-row>
        <table:table-row table:style-name="ro1">
          <table:table-cell office:value-type="float" office:value="431.76728019689898" table:style-name="ce1">
            <text:p>431.7672802</text:p>
          </table:table-cell>
          <table:table-cell office:value-type="float" office:value="420.98009964573401" table:style-name="ce1">
            <text:p>420.9800996</text:p>
          </table:table-cell>
          <table:table-cell office:value-type="float" office:value="411.94491083920298" table:style-name="ce1">
            <text:p>411.9449108</text:p>
          </table:table-cell>
          <table:table-cell office:value-type="float" office:value="428.76192691225702" table:style-name="ce1">
            <text:p>428.7619269</text:p>
          </table:table-cell>
          <table:table-cell office:value-type="float" office:value="427.11295953024302" table:style-name="ce1">
            <text:p>427.1129595</text:p>
          </table:table-cell>
          <table:table-cell office:value-type="float" office:value="418.35113104711701" table:style-name="ce1">
            <text:p>418.351131</text:p>
          </table:table-cell>
          <table:table-cell office:value-type="float" office:value="420.924767507946" table:style-name="ce1">
            <text:p>420.9247675</text:p>
          </table:table-cell>
          <table:table-cell office:value-type="float" office:value="409.54843678455899" table:style-name="ce1">
            <text:p>409.5484368</text:p>
          </table:table-cell>
          <table:table-cell office:value-type="float" office:value="400.56554804182298" table:style-name="ce1">
            <text:p>400.565548</text:p>
          </table:table-cell>
          <table:table-cell office:value-type="float" office:value="417.14808988609701" table:style-name="ce1">
            <text:p>417.1480899</text:p>
          </table:table-cell>
          <table:table-cell office:value-type="float" office:value="431.98277472542298" table:style-name="ce1">
            <text:p>431.9827747</text:p>
          </table:table-cell>
          <table:table-cell office:value-type="float" office:value="427.22411950945798" table:style-name="ce1">
            <text:p>427.2241195</text:p>
          </table:table-cell>
          <table:table-cell office:value-type="float" office:value="416.944556854133" table:style-name="ce1">
            <text:p>416.9445569</text:p>
          </table:table-cell>
          <table:table-cell office:value-type="float" office:value="428.06733912474198" table:style-name="ce1">
            <text:p>428.0673391</text:p>
          </table:table-cell>
          <table:table-cell office:value-type="float" office:value="429.00323234099" table:style-name="ce1">
            <text:p>429.0032323</text:p>
          </table:table-cell>
          <table:table-cell office:value-type="float" office:value="413.76311389444402" table:style-name="ce1">
            <text:p>413.7631139</text:p>
          </table:table-cell>
          <table:table-cell office:value-type="float" office:value="412.22305315229301" table:style-name="ce1">
            <text:p>412.2230532</text:p>
          </table:table-cell>
          <table:table-cell office:value-type="float" office:value="418.83797642712898" table:style-name="ce1">
            <text:p>418.8379764</text:p>
          </table:table-cell>
          <table:table-cell office:value-type="float" office:value="412.48733921659601" table:style-name="ce1">
            <text:p>412.4873392</text:p>
          </table:table-cell>
          <table:table-cell office:value-type="float" office:value="428.90078137599602" table:style-name="ce1">
            <text:p>428.9007814</text:p>
          </table:table-cell>
          <table:table-cell office:value-type="float" office:value="419.28629770021001" table:style-name="ce1">
            <text:p>419.2862977</text:p>
          </table:table-cell>
          <table:table-cell office:value-type="float" office:value="414.59421201835102" table:style-name="ce1">
            <text:p>414.594212</text:p>
          </table:table-cell>
          <table:table-cell office:value-type="float" office:value="410.39214793676302" table:style-name="ce1">
            <text:p>410.3921479</text:p>
          </table:table-cell>
          <table:table-cell office:value-type="float" office:value="417.902420278764" table:style-name="ce1">
            <text:p>417.9024203</text:p>
          </table:table-cell>
          <table:table-cell office:value-type="float" office:value="429.221968614562" table:style-name="ce1">
            <text:p>429.2219686</text:p>
          </table:table-cell>
          <table:table-cell office:value-type="float" office:value="429.31338671131198" table:style-name="ce1">
            <text:p>429.3133867</text:p>
          </table:table-cell>
          <table:table-cell office:value-type="float" office:value="421.07478920432101" table:style-name="ce1">
            <text:p>421.0747892</text:p>
          </table:table-cell>
          <table:table-cell office:value-type="float" office:value="428.24525870703599" table:style-name="ce1">
            <text:p>428.2452587</text:p>
          </table:table-cell>
          <table:table-cell office:value-type="float" office:value="423.91636552993901" table:style-name="ce1">
            <text:p>423.9163655</text:p>
          </table:table-cell>
          <table:table-cell office:value-type="float" office:value="418.72745522475202" table:style-name="ce1">
            <text:p>418.7274552</text:p>
          </table:table-cell>
          <table:table-cell office:value-type="float" office:value="417.19154892002501" table:style-name="ce1">
            <text:p>417.1915489</text:p>
          </table:table-cell>
          <table:table-cell office:value-type="float" office:value="423.62532734016997" table:style-name="ce1">
            <text:p>423.6253273</text:p>
          </table:table-cell>
          <table:table-cell office:value-type="float" office:value="427.47178711892798" table:style-name="ce1">
            <text:p>427.4717871</text:p>
          </table:table-cell>
          <table:table-cell office:value-type="float" office:value="415.99686145511998" table:style-name="ce1">
            <text:p>415.9968615</text:p>
          </table:table-cell>
          <table:table-cell office:value-type="float" office:value="423.05158090605801" table:style-name="ce1">
            <text:p>423.0515809</text:p>
          </table:table-cell>
          <table:table-cell office:value-type="float" office:value="421.22701667833599" table:style-name="ce1">
            <text:p>421.2270167</text:p>
          </table:table-cell>
          <table:table-cell office:value-type="float" office:value="427.67186017053098" table:style-name="ce1">
            <text:p>427.6718602</text:p>
          </table:table-cell>
          <table:table-cell office:value-type="float" office:value="404.30498161496303" table:style-name="ce1">
            <text:p>404.3049816</text:p>
          </table:table-cell>
          <table:table-cell office:value-type="float" office:value="410.696895697782" table:style-name="ce1">
            <text:p>410.6968957</text:p>
          </table:table-cell>
          <table:table-cell office:value-type="float" office:value="424.70199987796002" table:style-name="ce1">
            <text:p>424.7019999</text:p>
          </table:table-cell>
          <table:table-cell table:number-columns-repeated="16344"/>
        </table:table-row>
        <table:table-row table:style-name="ro1">
          <table:table-cell office:value-type="float" office:value="431.61953108997699" table:style-name="ce1">
            <text:p>431.6195311</text:p>
          </table:table-cell>
          <table:table-cell office:value-type="float" office:value="423.955179086665" table:style-name="ce1">
            <text:p>423.9551791</text:p>
          </table:table-cell>
          <table:table-cell office:value-type="float" office:value="410.818274643547" table:style-name="ce1">
            <text:p>410.8182746</text:p>
          </table:table-cell>
          <table:table-cell office:value-type="float" office:value="425.36813489685102" table:style-name="ce1">
            <text:p>425.3681349</text:p>
          </table:table-cell>
          <table:table-cell office:value-type="float" office:value="427.353595983785" table:style-name="ce1">
            <text:p>427.353596</text:p>
          </table:table-cell>
          <table:table-cell office:value-type="float" office:value="417.47057390438999" table:style-name="ce1">
            <text:p>417.4705739</text:p>
          </table:table-cell>
          <table:table-cell office:value-type="float" office:value="421.11153888012598" table:style-name="ce1">
            <text:p>421.1115389</text:p>
          </table:table-cell>
          <table:table-cell office:value-type="float" office:value="410.289966501143" table:style-name="ce1">
            <text:p>410.2899665</text:p>
          </table:table-cell>
          <table:table-cell office:value-type="float" office:value="399.66001064814299" table:style-name="ce1">
            <text:p>399.6600106</text:p>
          </table:table-cell>
          <table:table-cell office:value-type="float" office:value="416.591154348332" table:style-name="ce1">
            <text:p>416.5911543</text:p>
          </table:table-cell>
          <table:table-cell office:value-type="float" office:value="432.04640825588598" table:style-name="ce1">
            <text:p>432.0464083</text:p>
          </table:table-cell>
          <table:table-cell office:value-type="float" office:value="427.32080401047602" table:style-name="ce1">
            <text:p>427.320804</text:p>
          </table:table-cell>
          <table:table-cell office:value-type="float" office:value="411.27486724211798" table:style-name="ce1">
            <text:p>411.2748672</text:p>
          </table:table-cell>
          <table:table-cell office:value-type="float" office:value="427.97253856005801" table:style-name="ce1">
            <text:p>427.9725386</text:p>
          </table:table-cell>
          <table:table-cell office:value-type="float" office:value="427.54252494104401" table:style-name="ce1">
            <text:p>427.5425249</text:p>
          </table:table-cell>
          <table:table-cell office:value-type="float" office:value="413.93682331612098" table:style-name="ce1">
            <text:p>413.9368233</text:p>
          </table:table-cell>
          <table:table-cell office:value-type="float" office:value="411.23060781240002" table:style-name="ce1">
            <text:p>411.2306078</text:p>
          </table:table-cell>
          <table:table-cell office:value-type="float" office:value="418.97231593544598" table:style-name="ce1">
            <text:p>418.9723159</text:p>
          </table:table-cell>
          <table:table-cell office:value-type="float" office:value="405.93097092526102" table:style-name="ce1">
            <text:p>405.9309709</text:p>
          </table:table-cell>
          <table:table-cell office:value-type="float" office:value="428.65512739698403" table:style-name="ce1">
            <text:p>428.6551274</text:p>
          </table:table-cell>
          <table:table-cell office:value-type="float" office:value="418.84758846295199" table:style-name="ce1">
            <text:p>418.8475885</text:p>
          </table:table-cell>
          <table:table-cell office:value-type="float" office:value="414.03363428712601" table:style-name="ce1">
            <text:p>414.0336343</text:p>
          </table:table-cell>
          <table:table-cell office:value-type="float" office:value="409.54276829041203" table:style-name="ce1">
            <text:p>409.5427683</text:p>
          </table:table-cell>
          <table:table-cell office:value-type="float" office:value="418.48560727322001" table:style-name="ce1">
            <text:p>418.4856073</text:p>
          </table:table-cell>
          <table:table-cell office:value-type="float" office:value="425.11029465447501" table:style-name="ce1">
            <text:p>425.1102947</text:p>
          </table:table-cell>
          <table:table-cell office:value-type="float" office:value="429.09997373488102" table:style-name="ce1">
            <text:p>429.0999737</text:p>
          </table:table-cell>
          <table:table-cell office:value-type="float" office:value="420.30439927065203" table:style-name="ce1">
            <text:p>420.3043993</text:p>
          </table:table-cell>
          <table:table-cell office:value-type="float" office:value="426.28450411526001" table:style-name="ce1">
            <text:p>426.2845041</text:p>
          </table:table-cell>
          <table:table-cell office:value-type="float" office:value="423.99488187004999" table:style-name="ce1">
            <text:p>423.9948819</text:p>
          </table:table-cell>
          <table:table-cell office:value-type="float" office:value="419.32287295762302" table:style-name="ce1">
            <text:p>419.322873</text:p>
          </table:table-cell>
          <table:table-cell office:value-type="float" office:value="416.97500942348802" table:style-name="ce1">
            <text:p>416.9750094</text:p>
          </table:table-cell>
          <table:table-cell office:value-type="float" office:value="421.57366373457302" table:style-name="ce1">
            <text:p>421.5736637</text:p>
          </table:table-cell>
          <table:table-cell office:value-type="float" office:value="424.19221112986799" table:style-name="ce1">
            <text:p>424.1922111</text:p>
          </table:table-cell>
          <table:table-cell office:value-type="float" office:value="415.31795887340297" table:style-name="ce1">
            <text:p>415.3179589</text:p>
          </table:table-cell>
          <table:table-cell office:value-type="float" office:value="420.44720895626602" table:style-name="ce1">
            <text:p>420.447209</text:p>
          </table:table-cell>
          <table:table-cell office:value-type="float" office:value="421.17392713557302" table:style-name="ce1">
            <text:p>421.1739271</text:p>
          </table:table-cell>
          <table:table-cell office:value-type="float" office:value="424.092240210905" table:style-name="ce1">
            <text:p>424.0922402</text:p>
          </table:table-cell>
          <table:table-cell office:value-type="float" office:value="403.33677146755599" table:style-name="ce1">
            <text:p>403.3367715</text:p>
          </table:table-cell>
          <table:table-cell office:value-type="float" office:value="411.03146842719798" table:style-name="ce1">
            <text:p>411.0314684</text:p>
          </table:table-cell>
          <table:table-cell office:value-type="float" office:value="424.547745506436" table:style-name="ce1">
            <text:p>424.5477455</text:p>
          </table:table-cell>
          <table:table-cell table:number-columns-repeated="16344"/>
        </table:table-row>
        <table:table-row table:style-name="ro1">
          <table:table-cell office:value-type="float" office:value="427.641514483501" table:style-name="ce1">
            <text:p>427.6415145</text:p>
          </table:table-cell>
          <table:table-cell office:value-type="float" office:value="424.06749984096501" table:style-name="ce1">
            <text:p>424.0674998</text:p>
          </table:table-cell>
          <table:table-cell office:value-type="float" office:value="411.72164382612101" table:style-name="ce1">
            <text:p>411.7216438</text:p>
          </table:table-cell>
          <table:table-cell office:value-type="float" office:value="424.38502847485802" table:style-name="ce1">
            <text:p>424.3850285</text:p>
          </table:table-cell>
          <table:table-cell office:value-type="float" office:value="427.03788051918201" table:style-name="ce1">
            <text:p>427.0378805</text:p>
          </table:table-cell>
          <table:table-cell office:value-type="float" office:value="412.59617878733297" table:style-name="ce1">
            <text:p>412.5961788</text:p>
          </table:table-cell>
          <table:table-cell office:value-type="float" office:value="421.28025817669601" table:style-name="ce1">
            <text:p>421.2802582</text:p>
          </table:table-cell>
          <table:table-cell office:value-type="float" office:value="410.251387315241" table:style-name="ce1">
            <text:p>410.2513873</text:p>
          </table:table-cell>
          <table:table-cell office:value-type="float" office:value="398.70512270425098" table:style-name="ce1">
            <text:p>398.7051227</text:p>
          </table:table-cell>
          <table:table-cell office:value-type="float" office:value="416.04197618236401" table:style-name="ce1">
            <text:p>416.0419762</text:p>
          </table:table-cell>
          <table:table-cell office:value-type="float" office:value="430.19109640568399" table:style-name="ce1">
            <text:p>430.1910964</text:p>
          </table:table-cell>
          <table:table-cell office:value-type="float" office:value="428.54850458552698" table:style-name="ce1">
            <text:p>428.5485046</text:p>
          </table:table-cell>
          <table:table-cell office:value-type="float" office:value="410.58288603933602" table:style-name="ce1">
            <text:p>410.582886</text:p>
          </table:table-cell>
          <table:table-cell office:value-type="float" office:value="427.88329762861599" table:style-name="ce1">
            <text:p>427.8832976</text:p>
          </table:table-cell>
          <table:table-cell office:value-type="float" office:value="427.26949211454701" table:style-name="ce1">
            <text:p>427.2694921</text:p>
          </table:table-cell>
          <table:table-cell office:value-type="float" office:value="414.05417811143201" table:style-name="ce1">
            <text:p>414.0541781</text:p>
          </table:table-cell>
          <table:table-cell office:value-type="float" office:value="410.43319917808498" table:style-name="ce1">
            <text:p>410.4331992</text:p>
          </table:table-cell>
          <table:table-cell office:value-type="float" office:value="418.60963746321499" table:style-name="ce1">
            <text:p>418.6096375</text:p>
          </table:table-cell>
          <table:table-cell office:value-type="float" office:value="405.16031513188699" table:style-name="ce1">
            <text:p>405.1603151</text:p>
          </table:table-cell>
          <table:table-cell office:value-type="float" office:value="428.38229590705402" table:style-name="ce1">
            <text:p>428.3822959</text:p>
          </table:table-cell>
          <table:table-cell office:value-type="float" office:value="418.26126615380099" table:style-name="ce1">
            <text:p>418.2612662</text:p>
          </table:table-cell>
          <table:table-cell office:value-type="float" office:value="407.39621193606501" table:style-name="ce1">
            <text:p>407.3962119</text:p>
          </table:table-cell>
          <table:table-cell office:value-type="float" office:value="403.11874410543402" table:style-name="ce1">
            <text:p>403.1187441</text:p>
          </table:table-cell>
          <table:table-cell office:value-type="float" office:value="419.17919961610698" table:style-name="ce1">
            <text:p>419.1791996</text:p>
          </table:table-cell>
          <table:table-cell office:value-type="float" office:value="424.61752268380002" table:style-name="ce1">
            <text:p>424.6175227</text:p>
          </table:table-cell>
          <table:table-cell office:value-type="float" office:value="428.88501179705798" table:style-name="ce1">
            <text:p>428.8850118</text:p>
          </table:table-cell>
          <table:table-cell office:value-type="float" office:value="421.05726771344399" table:style-name="ce1">
            <text:p>421.0572677</text:p>
          </table:table-cell>
          <table:table-cell office:value-type="float" office:value="425.76492436626501" table:style-name="ce1">
            <text:p>425.7649244</text:p>
          </table:table-cell>
          <table:table-cell office:value-type="float" office:value="424.022110038748" table:style-name="ce1">
            <text:p>424.02211</text:p>
          </table:table-cell>
          <table:table-cell office:value-type="float" office:value="419.810376003832" table:style-name="ce1">
            <text:p>419.810376</text:p>
          </table:table-cell>
          <table:table-cell office:value-type="float" office:value="410.71271471327901" table:style-name="ce1">
            <text:p>410.7127147</text:p>
          </table:table-cell>
          <table:table-cell office:value-type="float" office:value="421.60337850487599" table:style-name="ce1">
            <text:p>421.6033785</text:p>
          </table:table-cell>
          <table:table-cell office:value-type="float" office:value="423.83868304999697" table:style-name="ce1">
            <text:p>423.838683</text:p>
          </table:table-cell>
          <table:table-cell office:value-type="float" office:value="415.907114981235" table:style-name="ce1">
            <text:p>415.907115</text:p>
          </table:table-cell>
          <table:table-cell office:value-type="float" office:value="420.87193715053701" table:style-name="ce1">
            <text:p>420.8719372</text:p>
          </table:table-cell>
          <table:table-cell office:value-type="float" office:value="411.75250252302999" table:style-name="ce1">
            <text:p>411.7525025</text:p>
          </table:table-cell>
          <table:table-cell office:value-type="float" office:value="423.76540965840502" table:style-name="ce1">
            <text:p>423.7654097</text:p>
          </table:table-cell>
          <table:table-cell office:value-type="float" office:value="402.246695382268" table:style-name="ce1">
            <text:p>402.2466954</text:p>
          </table:table-cell>
          <table:table-cell office:value-type="float" office:value="411.20018782741698" table:style-name="ce1">
            <text:p>411.2001878</text:p>
          </table:table-cell>
          <table:table-cell office:value-type="float" office:value="424.79625055407797" table:style-name="ce1">
            <text:p>424.7962506</text:p>
          </table:table-cell>
          <table:table-cell table:number-columns-repeated="16344"/>
        </table:table-row>
        <table:table-row table:style-name="ro1">
          <table:table-cell office:value-type="float" office:value="427.88750931656898" table:style-name="ce1">
            <text:p>427.8875093</text:p>
          </table:table-cell>
          <table:table-cell office:value-type="float" office:value="424.249804919773" table:style-name="ce1">
            <text:p>424.2498049</text:p>
          </table:table-cell>
          <table:table-cell office:value-type="float" office:value="410.35969146056101" table:style-name="ce1">
            <text:p>410.3596915</text:p>
          </table:table-cell>
          <table:table-cell office:value-type="float" office:value="420.74861571536701" table:style-name="ce1">
            <text:p>420.7486157</text:p>
          </table:table-cell>
          <table:table-cell office:value-type="float" office:value="426.66829584190998" table:style-name="ce1">
            <text:p>426.6682958</text:p>
          </table:table-cell>
          <table:table-cell office:value-type="float" office:value="411.68828367109001" table:style-name="ce1">
            <text:p>411.6882837</text:p>
          </table:table-cell>
          <table:table-cell office:value-type="float" office:value="421.396415154664" table:style-name="ce1">
            <text:p>421.3964152</text:p>
          </table:table-cell>
          <table:table-cell office:value-type="float" office:value="410.33773756345403" table:style-name="ce1">
            <text:p>410.3377376</text:p>
          </table:table-cell>
          <table:table-cell office:value-type="float" office:value="399.34736434543998" table:style-name="ce1">
            <text:p>399.3473643</text:p>
          </table:table-cell>
          <table:table-cell office:value-type="float" office:value="415.463529148784" table:style-name="ce1">
            <text:p>415.4635291</text:p>
          </table:table-cell>
          <table:table-cell office:value-type="float" office:value="429.75413237320299" table:style-name="ce1">
            <text:p>429.7541324</text:p>
          </table:table-cell>
          <table:table-cell office:value-type="float" office:value="428.58061737195499" table:style-name="ce1">
            <text:p>428.5806174</text:p>
          </table:table-cell>
          <table:table-cell office:value-type="float" office:value="405.29034711468103" table:style-name="ce1">
            <text:p>405.2903471</text:p>
          </table:table-cell>
          <table:table-cell office:value-type="float" office:value="429.60806240854902" table:style-name="ce1">
            <text:p>429.6080624</text:p>
          </table:table-cell>
          <table:table-cell office:value-type="float" office:value="427.27556263339102" table:style-name="ce1">
            <text:p>427.2755626</text:p>
          </table:table-cell>
          <table:table-cell office:value-type="float" office:value="414.18894830266498" table:style-name="ce1">
            <text:p>414.1889483</text:p>
          </table:table-cell>
          <table:table-cell office:value-type="float" office:value="411.10757804647199" table:style-name="ce1">
            <text:p>411.107578</text:p>
          </table:table-cell>
          <table:table-cell office:value-type="float" office:value="419.04473760608602" table:style-name="ce1">
            <text:p>419.0447376</text:p>
          </table:table-cell>
          <table:table-cell office:value-type="float" office:value="404.63555202641402" table:style-name="ce1">
            <text:p>404.635552</text:p>
          </table:table-cell>
          <table:table-cell office:value-type="float" office:value="421.30171821357197" table:style-name="ce1">
            <text:p>421.3017182</text:p>
          </table:table-cell>
          <table:table-cell office:value-type="float" office:value="424.07829699300299" table:style-name="ce1">
            <text:p>424.078297</text:p>
          </table:table-cell>
          <table:table-cell office:value-type="float" office:value="406.58043043575299" table:style-name="ce1">
            <text:p>406.5804304</text:p>
          </table:table-cell>
          <table:table-cell office:value-type="float" office:value="402.06940400132999" table:style-name="ce1">
            <text:p>402.069404</text:p>
          </table:table-cell>
          <table:table-cell office:value-type="float" office:value="419.45118090493401" table:style-name="ce1">
            <text:p>419.4511809</text:p>
          </table:table-cell>
          <table:table-cell office:value-type="float" office:value="424.12456413597999" table:style-name="ce1">
            <text:p>424.1245641</text:p>
          </table:table-cell>
          <table:table-cell office:value-type="float" office:value="429.086153333043" table:style-name="ce1">
            <text:p>429.0861533</text:p>
          </table:table-cell>
          <table:table-cell office:value-type="float" office:value="421.02795811470003" table:style-name="ce1">
            <text:p>421.0279581</text:p>
          </table:table-cell>
          <table:table-cell office:value-type="float" office:value="425.255772563905" table:style-name="ce1">
            <text:p>425.2557726</text:p>
          </table:table-cell>
          <table:table-cell office:value-type="float" office:value="424.02873199220801" table:style-name="ce1">
            <text:p>424.028732</text:p>
          </table:table-cell>
          <table:table-cell office:value-type="float" office:value="425.41594314983303" table:style-name="ce1">
            <text:p>425.4159431</text:p>
          </table:table-cell>
          <table:table-cell office:value-type="float" office:value="410.24627861007798" table:style-name="ce1">
            <text:p>410.2462786</text:p>
          </table:table-cell>
          <table:table-cell office:value-type="float" office:value="426.95213920246402" table:style-name="ce1">
            <text:p>426.9521392</text:p>
          </table:table-cell>
          <table:table-cell office:value-type="float" office:value="420.03018316328001" table:style-name="ce1">
            <text:p>420.0301832</text:p>
          </table:table-cell>
          <table:table-cell office:value-type="float" office:value="416.125397355784" table:style-name="ce1">
            <text:p>416.1253974</text:p>
          </table:table-cell>
          <table:table-cell office:value-type="float" office:value="421.13680341276" table:style-name="ce1">
            <text:p>421.1368034</text:p>
          </table:table-cell>
          <table:table-cell office:value-type="float" office:value="411.42337002563397" table:style-name="ce1">
            <text:p>411.42337</text:p>
          </table:table-cell>
          <table:table-cell office:value-type="float" office:value="419.254457898787" table:style-name="ce1">
            <text:p>419.2544579</text:p>
          </table:table-cell>
          <table:table-cell office:value-type="float" office:value="401.48583055831898" table:style-name="ce1">
            <text:p>401.4858306</text:p>
          </table:table-cell>
          <table:table-cell office:value-type="float" office:value="411.35921026689601" table:style-name="ce1">
            <text:p>411.3592103</text:p>
          </table:table-cell>
          <table:table-cell office:value-type="float" office:value="425.00387961461797" table:style-name="ce1">
            <text:p>425.0038796</text:p>
          </table:table-cell>
          <table:table-cell table:number-columns-repeated="16344"/>
        </table:table-row>
        <table:table-row table:style-name="ro1">
          <table:table-cell office:value-type="float" office:value="423.37337942054899" table:style-name="ce1">
            <text:p>423.3733794</text:p>
          </table:table-cell>
          <table:table-cell office:value-type="float" office:value="422.15265956689501" table:style-name="ce1">
            <text:p>422.1526596</text:p>
          </table:table-cell>
          <table:table-cell office:value-type="float" office:value="409.26008756820403" table:style-name="ce1">
            <text:p>409.2600876</text:p>
          </table:table-cell>
          <table:table-cell office:value-type="float" office:value="419.44309210451303" table:style-name="ce1">
            <text:p>419.4430921</text:p>
          </table:table-cell>
          <table:table-cell office:value-type="float" office:value="426.76259620780598" table:style-name="ce1">
            <text:p>426.7625962</text:p>
          </table:table-cell>
          <table:table-cell office:value-type="float" office:value="411.183946868796" table:style-name="ce1">
            <text:p>411.1839469</text:p>
          </table:table-cell>
          <table:table-cell office:value-type="float" office:value="421.497679989441" table:style-name="ce1">
            <text:p>421.49768</text:p>
          </table:table-cell>
          <table:table-cell office:value-type="float" office:value="407.11540398117302" table:style-name="ce1">
            <text:p>407.115404</text:p>
          </table:table-cell>
          <table:table-cell office:value-type="float" office:value="398.27145008882502" table:style-name="ce1">
            <text:p>398.2714501</text:p>
          </table:table-cell>
          <table:table-cell office:value-type="float" office:value="410.30805296596702" table:style-name="ce1">
            <text:p>410.308053</text:p>
          </table:table-cell>
          <table:table-cell office:value-type="float" office:value="426.10762142093898" table:style-name="ce1">
            <text:p>426.1076214</text:p>
          </table:table-cell>
          <table:table-cell office:value-type="float" office:value="427.897661398585" table:style-name="ce1">
            <text:p>427.8976614</text:p>
          </table:table-cell>
          <table:table-cell office:value-type="float" office:value="404.34164700949702" table:style-name="ce1">
            <text:p>404.341647</text:p>
          </table:table-cell>
          <table:table-cell office:value-type="float" office:value="429.453788739765" table:style-name="ce1">
            <text:p>429.4537887</text:p>
          </table:table-cell>
          <table:table-cell office:value-type="float" office:value="426.58142259907402" table:style-name="ce1">
            <text:p>426.5814226</text:p>
          </table:table-cell>
          <table:table-cell office:value-type="float" office:value="414.35110446311302" table:style-name="ce1">
            <text:p>414.3511045</text:p>
          </table:table-cell>
          <table:table-cell office:value-type="float" office:value="411.26294354022798" table:style-name="ce1">
            <text:p>411.2629435</text:p>
          </table:table-cell>
          <table:table-cell office:value-type="float" office:value="418.08667859748499" table:style-name="ce1">
            <text:p>418.0866786</text:p>
          </table:table-cell>
          <table:table-cell office:value-type="float" office:value="404.09471648740703" table:style-name="ce1">
            <text:p>404.0947165</text:p>
          </table:table-cell>
          <table:table-cell office:value-type="float" office:value="420.93784870936003" table:style-name="ce1">
            <text:p>420.9378487</text:p>
          </table:table-cell>
          <table:table-cell office:value-type="float" office:value="424.034722027133" table:style-name="ce1">
            <text:p>424.034722</text:p>
          </table:table-cell>
          <table:table-cell office:value-type="float" office:value="406.03588773894899" table:style-name="ce1">
            <text:p>406.0358877</text:p>
          </table:table-cell>
          <table:table-cell office:value-type="float" office:value="401.00508251106299" table:style-name="ce1">
            <text:p>401.0050825</text:p>
          </table:table-cell>
          <table:table-cell office:value-type="float" office:value="419.43160742827803" table:style-name="ce1">
            <text:p>419.4316074</text:p>
          </table:table-cell>
          <table:table-cell office:value-type="float" office:value="423.704973389928" table:style-name="ce1">
            <text:p>423.7049734</text:p>
          </table:table-cell>
          <table:table-cell office:value-type="float" office:value="429.13977514820903" table:style-name="ce1">
            <text:p>429.1397751</text:p>
          </table:table-cell>
          <table:table-cell office:value-type="float" office:value="421.198446503046" table:style-name="ce1">
            <text:p>421.1984465</text:p>
          </table:table-cell>
          <table:table-cell office:value-type="float" office:value="424.83533376616299" table:style-name="ce1">
            <text:p>424.8353338</text:p>
          </table:table-cell>
          <table:table-cell office:value-type="float" office:value="424.06200917324702" table:style-name="ce1">
            <text:p>424.0620092</text:p>
          </table:table-cell>
          <table:table-cell office:value-type="float" office:value="425.22420881016001" table:style-name="ce1">
            <text:p>425.2242088</text:p>
          </table:table-cell>
          <table:table-cell office:value-type="float" office:value="404.37408801956701" table:style-name="ce1">
            <text:p>404.374088</text:p>
          </table:table-cell>
          <table:table-cell office:value-type="float" office:value="426.85441943751499" table:style-name="ce1">
            <text:p>426.8544194</text:p>
          </table:table-cell>
          <table:table-cell office:value-type="float" office:value="420.44982926353202" table:style-name="ce1">
            <text:p>420.4498293</text:p>
          </table:table-cell>
          <table:table-cell office:value-type="float" office:value="411.470739136502" table:style-name="ce1">
            <text:p>411.4707391</text:p>
          </table:table-cell>
          <table:table-cell office:value-type="float" office:value="421.27408774797999" table:style-name="ce1">
            <text:p>421.2740877</text:p>
          </table:table-cell>
          <table:table-cell office:value-type="float" office:value="411.74582043285801" table:style-name="ce1">
            <text:p>411.7458204</text:p>
          </table:table-cell>
          <table:table-cell office:value-type="float" office:value="418.67713882757499" table:style-name="ce1">
            <text:p>418.6771388</text:p>
          </table:table-cell>
          <table:table-cell office:value-type="float" office:value="400.807272964069" table:style-name="ce1">
            <text:p>400.807273</text:p>
          </table:table-cell>
          <table:table-cell office:value-type="float" office:value="411.54199561990498" table:style-name="ce1">
            <text:p>411.5419956</text:p>
          </table:table-cell>
          <table:table-cell office:value-type="float" office:value="425.08504385756498" table:style-name="ce1">
            <text:p>425.0850439</text:p>
          </table:table-cell>
          <table:table-cell table:number-columns-repeated="16344"/>
        </table:table-row>
        <table:table-row table:style-name="ro1">
          <table:table-cell office:value-type="float" office:value="423.62457787228601" table:style-name="ce1">
            <text:p>423.6245779</text:p>
          </table:table-cell>
          <table:table-cell office:value-type="float" office:value="422.18564846508798" table:style-name="ce1">
            <text:p>422.1856485</text:p>
          </table:table-cell>
          <table:table-cell office:value-type="float" office:value="408.68812991531797" table:style-name="ce1">
            <text:p>408.6881299</text:p>
          </table:table-cell>
          <table:table-cell office:value-type="float" office:value="418.13364324514799" table:style-name="ce1">
            <text:p>418.1336432</text:p>
          </table:table-cell>
          <table:table-cell office:value-type="float" office:value="426.51640221628998" table:style-name="ce1">
            <text:p>426.5164022</text:p>
          </table:table-cell>
          <table:table-cell office:value-type="float" office:value="410.613873035533" table:style-name="ce1">
            <text:p>410.613873</text:p>
          </table:table-cell>
          <table:table-cell office:value-type="float" office:value="421.54090866240898" table:style-name="ce1">
            <text:p>421.5409087</text:p>
          </table:table-cell>
          <table:table-cell office:value-type="float" office:value="407.09652288211697" table:style-name="ce1">
            <text:p>407.0965229</text:p>
          </table:table-cell>
          <table:table-cell office:value-type="float" office:value="399.29912286074102" table:style-name="ce1">
            <text:p>399.2991229</text:p>
          </table:table-cell>
          <table:table-cell office:value-type="float" office:value="410.92102565662498" table:style-name="ce1">
            <text:p>410.9210257</text:p>
          </table:table-cell>
          <table:table-cell office:value-type="float" office:value="425.31349854474098" table:style-name="ce1">
            <text:p>425.3134985</text:p>
          </table:table-cell>
          <table:table-cell office:value-type="float" office:value="427.83386865159298" table:style-name="ce1">
            <text:p>427.8338687</text:p>
          </table:table-cell>
          <table:table-cell office:value-type="float" office:value="403.27929940144401" table:style-name="ce1">
            <text:p>403.2792994</text:p>
          </table:table-cell>
          <table:table-cell office:value-type="float" office:value="427.868297786337" table:style-name="ce1">
            <text:p>427.8682978</text:p>
          </table:table-cell>
          <table:table-cell office:value-type="float" office:value="423.30537792573" table:style-name="ce1">
            <text:p>423.3053779</text:p>
          </table:table-cell>
          <table:table-cell office:value-type="float" office:value="414.469707305653" table:style-name="ce1">
            <text:p>414.4697073</text:p>
          </table:table-cell>
          <table:table-cell office:value-type="float" office:value="411.10581582547798" table:style-name="ce1">
            <text:p>411.1058158</text:p>
          </table:table-cell>
          <table:table-cell office:value-type="float" office:value="418.93095543048503" table:style-name="ce1">
            <text:p>418.9309554</text:p>
          </table:table-cell>
          <table:table-cell office:value-type="float" office:value="403.76681167988301" table:style-name="ce1">
            <text:p>403.7668117</text:p>
          </table:table-cell>
          <table:table-cell office:value-type="float" office:value="413.64777464972599" table:style-name="ce1">
            <text:p>413.6477746</text:p>
          </table:table-cell>
          <table:table-cell office:value-type="float" office:value="424.25420007160801" table:style-name="ce1">
            <text:p>424.2542001</text:p>
          </table:table-cell>
          <table:table-cell office:value-type="float" office:value="405.29653116803701" table:style-name="ce1">
            <text:p>405.2965312</text:p>
          </table:table-cell>
          <table:table-cell office:value-type="float" office:value="400.31923442885602" table:style-name="ce1">
            <text:p>400.3192344</text:p>
          </table:table-cell>
          <table:table-cell office:value-type="float" office:value="419.30044176607498" table:style-name="ce1">
            <text:p>419.3004418</text:p>
          </table:table-cell>
          <table:table-cell office:value-type="float" office:value="418.004467562044" table:style-name="ce1">
            <text:p>418.0044676</text:p>
          </table:table-cell>
          <table:table-cell office:value-type="float" office:value="429.09973167479899" table:style-name="ce1">
            <text:p>429.0997317</text:p>
          </table:table-cell>
          <table:table-cell office:value-type="float" office:value="415.75847500771999" table:style-name="ce1">
            <text:p>415.758475</text:p>
          </table:table-cell>
          <table:table-cell office:value-type="float" office:value="424.45853506126502" table:style-name="ce1">
            <text:p>424.4585351</text:p>
          </table:table-cell>
          <table:table-cell office:value-type="float" office:value="424.13041744167799" table:style-name="ce1">
            <text:p>424.1304174</text:p>
          </table:table-cell>
          <table:table-cell office:value-type="float" office:value="425.09187908666001" table:style-name="ce1">
            <text:p>425.0918791</text:p>
          </table:table-cell>
          <table:table-cell office:value-type="float" office:value="404.60877534684602" table:style-name="ce1">
            <text:p>404.6087753</text:p>
          </table:table-cell>
          <table:table-cell office:value-type="float" office:value="426.80017701103799" table:style-name="ce1">
            <text:p>426.800177</text:p>
          </table:table-cell>
          <table:table-cell office:value-type="float" office:value="420.60702233094798" table:style-name="ce1">
            <text:p>420.6070223</text:p>
          </table:table-cell>
          <table:table-cell office:value-type="float" office:value="411.27247647297901" table:style-name="ce1">
            <text:p>411.2724765</text:p>
          </table:table-cell>
          <table:table-cell office:value-type="float" office:value="425.74005969678097" table:style-name="ce1">
            <text:p>425.7400597</text:p>
          </table:table-cell>
          <table:table-cell office:value-type="float" office:value="411.92716190656301" table:style-name="ce1">
            <text:p>411.9271619</text:p>
          </table:table-cell>
          <table:table-cell office:value-type="float" office:value="419.18181337320698" table:style-name="ce1">
            <text:p>419.1818134</text:p>
          </table:table-cell>
          <table:table-cell office:value-type="float" office:value="401.60970872031299" table:style-name="ce1">
            <text:p>401.6097087</text:p>
          </table:table-cell>
          <table:table-cell office:value-type="float" office:value="411.73593966347897" table:style-name="ce1">
            <text:p>411.7359397</text:p>
          </table:table-cell>
          <table:table-cell office:value-type="float" office:value="425.13797243883801" table:style-name="ce1">
            <text:p>425.1379724</text:p>
          </table:table-cell>
          <table:table-cell table:number-columns-repeated="16344"/>
        </table:table-row>
        <table:table-row table:style-name="ro1">
          <table:table-cell office:value-type="float" office:value="424.07455557558501" table:style-name="ce1">
            <text:p>424.0745556</text:p>
          </table:table-cell>
          <table:table-cell office:value-type="float" office:value="422.14355760751499" table:style-name="ce1">
            <text:p>422.1435576</text:p>
          </table:table-cell>
          <table:table-cell office:value-type="float" office:value="408.48269985625802" table:style-name="ce1">
            <text:p>408.4826999</text:p>
          </table:table-cell>
          <table:table-cell office:value-type="float" office:value="419.01713511253701" table:style-name="ce1">
            <text:p>419.0171351</text:p>
          </table:table-cell>
          <table:table-cell office:value-type="float" office:value="426.20420647798602" table:style-name="ce1">
            <text:p>426.2042065</text:p>
          </table:table-cell>
          <table:table-cell office:value-type="float" office:value="409.91558658811999" table:style-name="ce1">
            <text:p>409.9155866</text:p>
          </table:table-cell>
          <table:table-cell office:value-type="float" office:value="421.57428133685698" table:style-name="ce1">
            <text:p>421.5742813</text:p>
          </table:table-cell>
          <table:table-cell office:value-type="float" office:value="406.871563630026" table:style-name="ce1">
            <text:p>406.8715636</text:p>
          </table:table-cell>
          <table:table-cell office:value-type="float" office:value="400.17385155919197" table:style-name="ce1">
            <text:p>400.1738516</text:p>
          </table:table-cell>
          <table:table-cell office:value-type="float" office:value="409.770859371737" table:style-name="ce1">
            <text:p>409.7708594</text:p>
          </table:table-cell>
          <table:table-cell office:value-type="float" office:value="424.59145538738198" table:style-name="ce1">
            <text:p>424.5914554</text:p>
          </table:table-cell>
          <table:table-cell office:value-type="float" office:value="427.633852695131" table:style-name="ce1">
            <text:p>427.6338527</text:p>
          </table:table-cell>
          <table:table-cell office:value-type="float" office:value="402.10156511754201" table:style-name="ce1">
            <text:p>402.1015651</text:p>
          </table:table-cell>
          <table:table-cell office:value-type="float" office:value="427.54197973553403" table:style-name="ce1">
            <text:p>427.5419797</text:p>
          </table:table-cell>
          <table:table-cell office:value-type="float" office:value="424.14237878325901" table:style-name="ce1">
            <text:p>424.1423788</text:p>
          </table:table-cell>
          <table:table-cell office:value-type="float" office:value="414.50124742951101" table:style-name="ce1">
            <text:p>414.5012474</text:p>
          </table:table-cell>
          <table:table-cell office:value-type="float" office:value="407.05099197159097" table:style-name="ce1">
            <text:p>407.050992</text:p>
          </table:table-cell>
          <table:table-cell office:value-type="float" office:value="419.20058480174498" table:style-name="ce1">
            <text:p>419.2005848</text:p>
          </table:table-cell>
          <table:table-cell office:value-type="float" office:value="403.42817485389003" table:style-name="ce1">
            <text:p>403.4281749</text:p>
          </table:table-cell>
          <table:table-cell office:value-type="float" office:value="413.44961764509401" table:style-name="ce1">
            <text:p>413.4496176</text:p>
          </table:table-cell>
          <table:table-cell office:value-type="float" office:value="421.16573755993602" table:style-name="ce1">
            <text:p>421.1657376</text:p>
          </table:table-cell>
          <table:table-cell office:value-type="float" office:value="398.849731605861" table:style-name="ce1">
            <text:p>398.8497316</text:p>
          </table:table-cell>
          <table:table-cell office:value-type="float" office:value="399.40624954169198" table:style-name="ce1">
            <text:p>399.4062495</text:p>
          </table:table-cell>
          <table:table-cell office:value-type="float" office:value="419.136390066687" table:style-name="ce1">
            <text:p>419.1363901</text:p>
          </table:table-cell>
          <table:table-cell office:value-type="float" office:value="418.534135455046" table:style-name="ce1">
            <text:p>418.5341355</text:p>
          </table:table-cell>
          <table:table-cell office:value-type="float" office:value="429.06117453453498" table:style-name="ce1">
            <text:p>429.0611745</text:p>
          </table:table-cell>
          <table:table-cell office:value-type="float" office:value="415.181321686275" table:style-name="ce1">
            <text:p>415.1813217</text:p>
          </table:table-cell>
          <table:table-cell office:value-type="float" office:value="419.81044918546701" table:style-name="ce1">
            <text:p>419.8104492</text:p>
          </table:table-cell>
          <table:table-cell office:value-type="float" office:value="424.14451739263399" table:style-name="ce1">
            <text:p>424.1445174</text:p>
          </table:table-cell>
          <table:table-cell office:value-type="float" office:value="425.06778520749498" table:style-name="ce1">
            <text:p>425.0677852</text:p>
          </table:table-cell>
          <table:table-cell office:value-type="float" office:value="403.54084016427299" table:style-name="ce1">
            <text:p>403.5408402</text:p>
          </table:table-cell>
          <table:table-cell office:value-type="float" office:value="426.73612186411498" table:style-name="ce1">
            <text:p>426.7361219</text:p>
          </table:table-cell>
          <table:table-cell office:value-type="float" office:value="420.27391963583199" table:style-name="ce1">
            <text:p>420.2739196</text:p>
          </table:table-cell>
          <table:table-cell office:value-type="float" office:value="410.49113394294898" table:style-name="ce1">
            <text:p>410.4911339</text:p>
          </table:table-cell>
          <table:table-cell office:value-type="float" office:value="425.61546748611602" table:style-name="ce1">
            <text:p>425.6154675</text:p>
          </table:table-cell>
          <table:table-cell office:value-type="float" office:value="419.40712877266998" table:style-name="ce1">
            <text:p>419.4071288</text:p>
          </table:table-cell>
          <table:table-cell office:value-type="float" office:value="418.504235516081" table:style-name="ce1">
            <text:p>418.5042355</text:p>
          </table:table-cell>
          <table:table-cell office:value-type="float" office:value="402.79602661900401" table:style-name="ce1">
            <text:p>402.7960266</text:p>
          </table:table-cell>
          <table:table-cell office:value-type="float" office:value="411.93245806617" table:style-name="ce1">
            <text:p>411.9324581</text:p>
          </table:table-cell>
          <table:table-cell office:value-type="float" office:value="425.055264170508" table:style-name="ce1">
            <text:p>425.0552642</text:p>
          </table:table-cell>
          <table:table-cell table:number-columns-repeated="16344"/>
        </table:table-row>
        <table:table-row table:style-name="ro1">
          <table:table-cell office:value-type="float" office:value="426.304278149097" table:style-name="ce1">
            <text:p>426.3042781</text:p>
          </table:table-cell>
          <table:table-cell office:value-type="float" office:value="422.186180876756" table:style-name="ce1">
            <text:p>422.1861809</text:p>
          </table:table-cell>
          <table:table-cell office:value-type="float" office:value="408.33688865622003" table:style-name="ce1">
            <text:p>408.3368887</text:p>
          </table:table-cell>
          <table:table-cell office:value-type="float" office:value="417.51714671941301" table:style-name="ce1">
            <text:p>417.5171467</text:p>
          </table:table-cell>
          <table:table-cell office:value-type="float" office:value="425.94538777429699" table:style-name="ce1">
            <text:p>425.9453878</text:p>
          </table:table-cell>
          <table:table-cell office:value-type="float" office:value="409.31042564053303" table:style-name="ce1">
            <text:p>409.3104256</text:p>
          </table:table-cell>
          <table:table-cell office:value-type="float" office:value="421.61312489770199" table:style-name="ce1">
            <text:p>421.6131249</text:p>
          </table:table-cell>
          <table:table-cell office:value-type="float" office:value="406.41608905991399" table:style-name="ce1">
            <text:p>406.4160891</text:p>
          </table:table-cell>
          <table:table-cell office:value-type="float" office:value="401.596405966357" table:style-name="ce1">
            <text:p>401.596406</text:p>
          </table:table-cell>
          <table:table-cell office:value-type="float" office:value="408.56716961274202" table:style-name="ce1">
            <text:p>408.5671696</text:p>
          </table:table-cell>
          <table:table-cell office:value-type="float" office:value="425.18980158139198" table:style-name="ce1">
            <text:p>425.1898016</text:p>
          </table:table-cell>
          <table:table-cell office:value-type="float" office:value="426.64878560989098" table:style-name="ce1">
            <text:p>426.6487856</text:p>
          </table:table-cell>
          <table:table-cell office:value-type="float" office:value="396.842805487889" table:style-name="ce1">
            <text:p>396.8428055</text:p>
          </table:table-cell>
          <table:table-cell office:value-type="float" office:value="427.83168985907503" table:style-name="ce1">
            <text:p>427.8316899</text:p>
          </table:table-cell>
          <table:table-cell office:value-type="float" office:value="422.46837754871098" table:style-name="ce1">
            <text:p>422.4683775</text:p>
          </table:table-cell>
          <table:table-cell office:value-type="float" office:value="414.55963428863498" table:style-name="ce1">
            <text:p>414.5596343</text:p>
          </table:table-cell>
          <table:table-cell office:value-type="float" office:value="406.47854628407202" table:style-name="ce1">
            <text:p>406.4785463</text:p>
          </table:table-cell>
          <table:table-cell office:value-type="float" office:value="418.56497145155902" table:style-name="ce1">
            <text:p>418.5649715</text:p>
          </table:table-cell>
          <table:table-cell office:value-type="float" office:value="403.76511774263003" table:style-name="ce1">
            <text:p>403.7651177</text:p>
          </table:table-cell>
          <table:table-cell office:value-type="float" office:value="406.56705276627099" table:style-name="ce1">
            <text:p>406.5670528</text:p>
          </table:table-cell>
          <table:table-cell office:value-type="float" office:value="420.68992406158998" table:style-name="ce1">
            <text:p>420.6899241</text:p>
          </table:table-cell>
          <table:table-cell office:value-type="float" office:value="397.80750888126499" table:style-name="ce1">
            <text:p>397.8075089</text:p>
          </table:table-cell>
          <table:table-cell office:value-type="float" office:value="400.29938325731098" table:style-name="ce1">
            <text:p>400.2993833</text:p>
          </table:table-cell>
          <table:table-cell office:value-type="float" office:value="418.98036285107702" table:style-name="ce1">
            <text:p>418.9803629</text:p>
          </table:table-cell>
          <table:table-cell office:value-type="float" office:value="417.22170415235303" table:style-name="ce1">
            <text:p>417.2217042</text:p>
          </table:table-cell>
          <table:table-cell office:value-type="float" office:value="429.02819072417498" table:style-name="ce1">
            <text:p>429.0281907</text:p>
          </table:table-cell>
          <table:table-cell office:value-type="float" office:value="409.26435903457798" table:style-name="ce1">
            <text:p>409.264359</text:p>
          </table:table-cell>
          <table:table-cell office:value-type="float" office:value="419.09842170545801" table:style-name="ce1">
            <text:p>419.0984217</text:p>
          </table:table-cell>
          <table:table-cell office:value-type="float" office:value="424.15204422528001" table:style-name="ce1">
            <text:p>424.1520442</text:p>
          </table:table-cell>
          <table:table-cell office:value-type="float" office:value="424.42412017171199" table:style-name="ce1">
            <text:p>424.4241202</text:p>
          </table:table-cell>
          <table:table-cell office:value-type="float" office:value="404.491787226062" table:style-name="ce1">
            <text:p>404.4917872</text:p>
          </table:table-cell>
          <table:table-cell office:value-type="float" office:value="426.19491785831701" table:style-name="ce1">
            <text:p>426.1949179</text:p>
          </table:table-cell>
          <table:table-cell office:value-type="float" office:value="419.24780174108798" table:style-name="ce1">
            <text:p>419.2478017</text:p>
          </table:table-cell>
          <table:table-cell office:value-type="float" office:value="409.701555566114" table:style-name="ce1">
            <text:p>409.7015556</text:p>
          </table:table-cell>
          <table:table-cell office:value-type="float" office:value="425.51144931172001" table:style-name="ce1">
            <text:p>425.5114493</text:p>
          </table:table-cell>
          <table:table-cell office:value-type="float" office:value="418.84295360648002" table:style-name="ce1">
            <text:p>418.8429536</text:p>
          </table:table-cell>
          <table:table-cell office:value-type="float" office:value="417.72027383572299" table:style-name="ce1">
            <text:p>417.7202738</text:p>
          </table:table-cell>
          <table:table-cell office:value-type="float" office:value="405.217279873341" table:style-name="ce1">
            <text:p>405.2172799</text:p>
          </table:table-cell>
          <table:table-cell office:value-type="float" office:value="411.13978443821298" table:style-name="ce1">
            <text:p>411.1397844</text:p>
          </table:table-cell>
          <table:table-cell office:value-type="float" office:value="425.11684264678701" table:style-name="ce1">
            <text:p>425.1168426</text:p>
          </table:table-cell>
          <table:table-cell table:number-columns-repeated="16344"/>
        </table:table-row>
        <table:table-row table:style-name="ro1">
          <table:table-cell office:value-type="float" office:value="425.795231005787" table:style-name="ce1">
            <text:p>425.795231</text:p>
          </table:table-cell>
          <table:table-cell office:value-type="float" office:value="422.25496585446399" table:style-name="ce1">
            <text:p>422.2549659</text:p>
          </table:table-cell>
          <table:table-cell office:value-type="float" office:value="408.79235344509198" table:style-name="ce1">
            <text:p>408.7923534</text:p>
          </table:table-cell>
          <table:table-cell office:value-type="float" office:value="422.37725739034101" table:style-name="ce1">
            <text:p>422.3772574</text:p>
          </table:table-cell>
          <table:table-cell office:value-type="float" office:value="425.70765376692202" table:style-name="ce1">
            <text:p>425.7076538</text:p>
          </table:table-cell>
          <table:table-cell office:value-type="float" office:value="410.02947979710399" table:style-name="ce1">
            <text:p>410.0294798</text:p>
          </table:table-cell>
          <table:table-cell office:value-type="float" office:value="421.638906626167" table:style-name="ce1">
            <text:p>421.6389066</text:p>
          </table:table-cell>
          <table:table-cell office:value-type="float" office:value="405.99687837752901" table:style-name="ce1">
            <text:p>405.9968784</text:p>
          </table:table-cell>
          <table:table-cell office:value-type="float" office:value="401.89052600066401" table:style-name="ce1">
            <text:p>401.890526</text:p>
          </table:table-cell>
          <table:table-cell office:value-type="float" office:value="409.32550701562099" table:style-name="ce1">
            <text:p>409.325507</text:p>
          </table:table-cell>
          <table:table-cell office:value-type="float" office:value="425.69238825117498" table:style-name="ce1">
            <text:p>425.6923883</text:p>
          </table:table-cell>
          <table:table-cell office:value-type="float" office:value="422.68248090621802" table:style-name="ce1">
            <text:p>422.6824809</text:p>
          </table:table-cell>
          <table:table-cell office:value-type="float" office:value="395.71183590753901" table:style-name="ce1">
            <text:p>395.7118359</text:p>
          </table:table-cell>
          <table:table-cell office:value-type="float" office:value="427.88349606195902" table:style-name="ce1">
            <text:p>427.8834961</text:p>
          </table:table-cell>
          <table:table-cell office:value-type="float" office:value="420.747299860917" table:style-name="ce1">
            <text:p>420.7472999</text:p>
          </table:table-cell>
          <table:table-cell office:value-type="float" office:value="419.52521413867498" table:style-name="ce1">
            <text:p>419.5252141</text:p>
          </table:table-cell>
          <table:table-cell office:value-type="float" office:value="406.04535893353801" table:style-name="ce1">
            <text:p>406.0453589</text:p>
          </table:table-cell>
          <table:table-cell office:value-type="float" office:value="419.12058648567802" table:style-name="ce1">
            <text:p>419.1205865</text:p>
          </table:table-cell>
          <table:table-cell office:value-type="float" office:value="404.42265548857" table:style-name="ce1">
            <text:p>404.4226555</text:p>
          </table:table-cell>
          <table:table-cell office:value-type="float" office:value="406.17795929822398" table:style-name="ce1">
            <text:p>406.1779593</text:p>
          </table:table-cell>
          <table:table-cell office:value-type="float" office:value="419.997998758422" table:style-name="ce1">
            <text:p>419.9979988</text:p>
          </table:table-cell>
          <table:table-cell office:value-type="float" office:value="396.64748947372601" table:style-name="ce1">
            <text:p>396.6474895</text:p>
          </table:table-cell>
          <table:table-cell office:value-type="float" office:value="398.56052292418298" table:style-name="ce1">
            <text:p>398.5605229</text:p>
          </table:table-cell>
          <table:table-cell office:value-type="float" office:value="418.56777312902602" table:style-name="ce1">
            <text:p>418.5677731</text:p>
          </table:table-cell>
          <table:table-cell office:value-type="float" office:value="416.70739303279203" table:style-name="ce1">
            <text:p>416.707393</text:p>
          </table:table-cell>
          <table:table-cell office:value-type="float" office:value="428.99521379981297" table:style-name="ce1">
            <text:p>428.9952138</text:p>
          </table:table-cell>
          <table:table-cell office:value-type="float" office:value="409.81216084435198" table:style-name="ce1">
            <text:p>409.8121608</text:p>
          </table:table-cell>
          <table:table-cell office:value-type="float" office:value="414.34979124962098" table:style-name="ce1">
            <text:p>414.3497912</text:p>
          </table:table-cell>
          <table:table-cell office:value-type="float" office:value="424.15453297668" table:style-name="ce1">
            <text:p>424.154533</text:p>
          </table:table-cell>
          <table:table-cell office:value-type="float" office:value="423.594870265655" table:style-name="ce1">
            <text:p>423.5948703</text:p>
          </table:table-cell>
          <table:table-cell office:value-type="float" office:value="405.48326543674199" table:style-name="ce1">
            <text:p>405.4832654</text:p>
          </table:table-cell>
          <table:table-cell office:value-type="float" office:value="421.09948887164398" table:style-name="ce1">
            <text:p>421.0994889</text:p>
          </table:table-cell>
          <table:table-cell office:value-type="float" office:value="418.29471925124199" table:style-name="ce1">
            <text:p>418.2947193</text:p>
          </table:table-cell>
          <table:table-cell office:value-type="float" office:value="408.95475143659701" table:style-name="ce1">
            <text:p>408.9547514</text:p>
          </table:table-cell>
          <table:table-cell office:value-type="float" office:value="425.40425485056301" table:style-name="ce1">
            <text:p>425.4042549</text:p>
          </table:table-cell>
          <table:table-cell office:value-type="float" office:value="419.19003660962801" table:style-name="ce1">
            <text:p>419.1900366</text:p>
          </table:table-cell>
          <table:table-cell office:value-type="float" office:value="417.032025046488" table:style-name="ce1">
            <text:p>417.032025</text:p>
          </table:table-cell>
          <table:table-cell office:value-type="float" office:value="405.64072436868798" table:style-name="ce1">
            <text:p>405.6407244</text:p>
          </table:table-cell>
          <table:table-cell office:value-type="float" office:value="409.20168974055599" table:style-name="ce1">
            <text:p>409.2016897</text:p>
          </table:table-cell>
          <table:table-cell office:value-type="float" office:value="425.18567606079898" table:style-name="ce1">
            <text:p>425.1856761</text:p>
          </table:table-cell>
          <table:table-cell table:number-columns-repeated="16344"/>
        </table:table-row>
        <table:table-row table:style-name="ro1">
          <table:table-cell office:value-type="float" office:value="426.038649735658" table:style-name="ce1">
            <text:p>426.0386497</text:p>
          </table:table-cell>
          <table:table-cell office:value-type="float" office:value="421.875591579439" table:style-name="ce1">
            <text:p>421.8755916</text:p>
          </table:table-cell>
          <table:table-cell office:value-type="float" office:value="407.989204000303" table:style-name="ce1">
            <text:p>407.989204</text:p>
          </table:table-cell>
          <table:table-cell office:value-type="float" office:value="421.30402174169501" table:style-name="ce1">
            <text:p>421.3040217</text:p>
          </table:table-cell>
          <table:table-cell office:value-type="float" office:value="425.46993508655299" table:style-name="ce1">
            <text:p>425.4699351</text:p>
          </table:table-cell>
          <table:table-cell office:value-type="float" office:value="409.15170611226603" table:style-name="ce1">
            <text:p>409.1517061</text:p>
          </table:table-cell>
          <table:table-cell office:value-type="float" office:value="421.66747641853601" table:style-name="ce1">
            <text:p>421.6674764</text:p>
          </table:table-cell>
          <table:table-cell office:value-type="float" office:value="405.65015938473999" table:style-name="ce1">
            <text:p>405.6501594</text:p>
          </table:table-cell>
          <table:table-cell office:value-type="float" office:value="399.79586149985602" table:style-name="ce1">
            <text:p>399.7958615</text:p>
          </table:table-cell>
          <table:table-cell office:value-type="float" office:value="410.26081504929601" table:style-name="ce1">
            <text:p>410.260815</text:p>
          </table:table-cell>
          <table:table-cell office:value-type="float" office:value="425.71605213200502" table:style-name="ce1">
            <text:p>425.7160521</text:p>
          </table:table-cell>
          <table:table-cell office:value-type="float" office:value="421.35809209724601" table:style-name="ce1">
            <text:p>421.3580921</text:p>
          </table:table-cell>
          <table:table-cell office:value-type="float" office:value="394.54091543655102" table:style-name="ce1">
            <text:p>394.5409154</text:p>
          </table:table-cell>
          <table:table-cell office:value-type="float" office:value="427.63214933202897" table:style-name="ce1">
            <text:p>427.6321493</text:p>
          </table:table-cell>
          <table:table-cell office:value-type="float" office:value="417.03601412763697" table:style-name="ce1">
            <text:p>417.0360141</text:p>
          </table:table-cell>
          <table:table-cell office:value-type="float" office:value="419.59706743125298" table:style-name="ce1">
            <text:p>419.5970674</text:p>
          </table:table-cell>
          <table:table-cell office:value-type="float" office:value="405.65957378410201" table:style-name="ce1">
            <text:p>405.6595738</text:p>
          </table:table-cell>
          <table:table-cell office:value-type="float" office:value="418.06372664648501" table:style-name="ce1">
            <text:p>418.0637266</text:p>
          </table:table-cell>
          <table:table-cell office:value-type="float" office:value="405.19994908732701" table:style-name="ce1">
            <text:p>405.1999491</text:p>
          </table:table-cell>
          <table:table-cell office:value-type="float" office:value="405.59926526955599" table:style-name="ce1">
            <text:p>405.5992653</text:p>
          </table:table-cell>
          <table:table-cell office:value-type="float" office:value="419.46644419276703" table:style-name="ce1">
            <text:p>419.4664442</text:p>
          </table:table-cell>
          <table:table-cell office:value-type="float" office:value="395.43913978284399" table:style-name="ce1">
            <text:p>395.4391398</text:p>
          </table:table-cell>
          <table:table-cell office:value-type="float" office:value="397.00956913008099" table:style-name="ce1">
            <text:p>397.0095691</text:p>
          </table:table-cell>
          <table:table-cell office:value-type="float" office:value="418.718785456879" table:style-name="ce1">
            <text:p>418.7187855</text:p>
          </table:table-cell>
          <table:table-cell office:value-type="float" office:value="411.69891430894597" table:style-name="ce1">
            <text:p>411.6989143</text:p>
          </table:table-cell>
          <table:table-cell office:value-type="float" office:value="428.96307028601302" table:style-name="ce1">
            <text:p>428.9630703</text:p>
          </table:table-cell>
          <table:table-cell office:value-type="float" office:value="407.62132623313101" table:style-name="ce1">
            <text:p>407.6213262</text:p>
          </table:table-cell>
          <table:table-cell office:value-type="float" office:value="413.24851961675603" table:style-name="ce1">
            <text:p>413.2485196</text:p>
          </table:table-cell>
          <table:table-cell office:value-type="float" office:value="424.16572245460401" table:style-name="ce1">
            <text:p>424.1657225</text:p>
          </table:table-cell>
          <table:table-cell office:value-type="float" office:value="422.93846422191598" table:style-name="ce1">
            <text:p>422.9384642</text:p>
          </table:table-cell>
          <table:table-cell office:value-type="float" office:value="406.01333825954498" table:style-name="ce1">
            <text:p>406.0133383</text:p>
          </table:table-cell>
          <table:table-cell office:value-type="float" office:value="419.93554763623598" table:style-name="ce1">
            <text:p>419.9355476</text:p>
          </table:table-cell>
          <table:table-cell office:value-type="float" office:value="417.59097174131" table:style-name="ce1">
            <text:p>417.5909717</text:p>
          </table:table-cell>
          <table:table-cell office:value-type="float" office:value="417.22601448502098" table:style-name="ce1">
            <text:p>417.2260145</text:p>
          </table:table-cell>
          <table:table-cell office:value-type="float" office:value="425.30017584423302" table:style-name="ce1">
            <text:p>425.3001758</text:p>
          </table:table-cell>
          <table:table-cell office:value-type="float" office:value="419.40300204238798" table:style-name="ce1">
            <text:p>419.403002</text:p>
          </table:table-cell>
          <table:table-cell office:value-type="float" office:value="416.43195313295701" table:style-name="ce1">
            <text:p>416.4319531</text:p>
          </table:table-cell>
          <table:table-cell office:value-type="float" office:value="403.77927407462403" table:style-name="ce1">
            <text:p>403.7792741</text:p>
          </table:table-cell>
          <table:table-cell office:value-type="float" office:value="410.75621525102702" table:style-name="ce1">
            <text:p>410.7562153</text:p>
          </table:table-cell>
          <table:table-cell office:value-type="float" office:value="425.25044722244098" table:style-name="ce1">
            <text:p>425.2504472</text:p>
          </table:table-cell>
          <table:table-cell table:number-columns-repeated="16344"/>
        </table:table-row>
        <table:table-row table:style-name="ro1">
          <table:table-cell office:value-type="float" office:value="425.65694843272701" table:style-name="ce1">
            <text:p>425.6569484</text:p>
          </table:table-cell>
          <table:table-cell office:value-type="float" office:value="422.16439758204803" table:style-name="ce1">
            <text:p>422.1643976</text:p>
          </table:table-cell>
          <table:table-cell office:value-type="float" office:value="407.34358913703602" table:style-name="ce1">
            <text:p>407.3435891</text:p>
          </table:table-cell>
          <table:table-cell office:value-type="float" office:value="420.34798183539402" table:style-name="ce1">
            <text:p>420.3479818</text:p>
          </table:table-cell>
          <table:table-cell office:value-type="float" office:value="425.720039095419" table:style-name="ce1">
            <text:p>425.7200391</text:p>
          </table:table-cell>
          <table:table-cell office:value-type="float" office:value="408.24919757532899" table:style-name="ce1">
            <text:p>408.2491976</text:p>
          </table:table-cell>
          <table:table-cell office:value-type="float" office:value="421.25343027003203" table:style-name="ce1">
            <text:p>421.2534303</text:p>
          </table:table-cell>
          <table:table-cell office:value-type="float" office:value="405.31348805036902" table:style-name="ce1">
            <text:p>405.3134881</text:p>
          </table:table-cell>
          <table:table-cell office:value-type="float" office:value="399.56645740900501" table:style-name="ce1">
            <text:p>399.5664574</text:p>
          </table:table-cell>
          <table:table-cell office:value-type="float" office:value="409.02913425120198" table:style-name="ce1">
            <text:p>409.0291343</text:p>
          </table:table-cell>
          <table:table-cell office:value-type="float" office:value="425.62393994417198" table:style-name="ce1">
            <text:p>425.6239399</text:p>
          </table:table-cell>
          <table:table-cell office:value-type="float" office:value="422.18715023169602" table:style-name="ce1">
            <text:p>422.1871502</text:p>
          </table:table-cell>
          <table:table-cell office:value-type="float" office:value="393.28597027497801" table:style-name="ce1">
            <text:p>393.2859703</text:p>
          </table:table-cell>
          <table:table-cell office:value-type="float" office:value="427.37071869495003" table:style-name="ce1">
            <text:p>427.3707187</text:p>
          </table:table-cell>
          <table:table-cell office:value-type="float" office:value="415.51775872540998" table:style-name="ce1">
            <text:p>415.5177587</text:p>
          </table:table-cell>
          <table:table-cell office:value-type="float" office:value="419.62779298422703" table:style-name="ce1">
            <text:p>419.627793</text:p>
          </table:table-cell>
          <table:table-cell office:value-type="float" office:value="405.82468566120599" table:style-name="ce1">
            <text:p>405.8246857</text:p>
          </table:table-cell>
          <table:table-cell office:value-type="float" office:value="416.629229965658" table:style-name="ce1">
            <text:p>416.62923</text:p>
          </table:table-cell>
          <table:table-cell office:value-type="float" office:value="405.71048384344499" table:style-name="ce1">
            <text:p>405.7104838</text:p>
          </table:table-cell>
          <table:table-cell office:value-type="float" office:value="405.03062291010099" table:style-name="ce1">
            <text:p>405.0306229</text:p>
          </table:table-cell>
          <table:table-cell office:value-type="float" office:value="419.01033411964198" table:style-name="ce1">
            <text:p>419.0103341</text:p>
          </table:table-cell>
          <table:table-cell office:value-type="float" office:value="396.63197264293001" table:style-name="ce1">
            <text:p>396.6319726</text:p>
          </table:table-cell>
          <table:table-cell office:value-type="float" office:value="390.29494083408002" table:style-name="ce1">
            <text:p>390.2949408</text:p>
          </table:table-cell>
          <table:table-cell office:value-type="float" office:value="418.513425968766" table:style-name="ce1">
            <text:p>418.513426</text:p>
          </table:table-cell>
          <table:table-cell office:value-type="float" office:value="410.75869303395001" table:style-name="ce1">
            <text:p>410.758693</text:p>
          </table:table-cell>
          <table:table-cell office:value-type="float" office:value="428.959983279048" table:style-name="ce1">
            <text:p>428.9599833</text:p>
          </table:table-cell>
          <table:table-cell office:value-type="float" office:value="406.724655232722" table:style-name="ce1">
            <text:p>406.7246552</text:p>
          </table:table-cell>
          <table:table-cell office:value-type="float" office:value="414.25933184750301" table:style-name="ce1">
            <text:p>414.2593318</text:p>
          </table:table-cell>
          <table:table-cell office:value-type="float" office:value="424.19805268631501" table:style-name="ce1">
            <text:p>424.1980527</text:p>
          </table:table-cell>
          <table:table-cell office:value-type="float" office:value="422.35284933253399" table:style-name="ce1">
            <text:p>422.3528493</text:p>
          </table:table-cell>
          <table:table-cell office:value-type="float" office:value="405.84919148181302" table:style-name="ce1">
            <text:p>405.8491915</text:p>
          </table:table-cell>
          <table:table-cell office:value-type="float" office:value="419.02690565701101" table:style-name="ce1">
            <text:p>419.0269057</text:p>
          </table:table-cell>
          <table:table-cell office:value-type="float" office:value="416.89056446260702" table:style-name="ce1">
            <text:p>416.8905645</text:p>
          </table:table-cell>
          <table:table-cell office:value-type="float" office:value="416.90739972579598" table:style-name="ce1">
            <text:p>416.9073997</text:p>
          </table:table-cell>
          <table:table-cell office:value-type="float" office:value="425.18385387482698" table:style-name="ce1">
            <text:p>425.1838539</text:p>
          </table:table-cell>
          <table:table-cell office:value-type="float" office:value="420.43511372405999" table:style-name="ce1">
            <text:p>420.4351137</text:p>
          </table:table-cell>
          <table:table-cell office:value-type="float" office:value="415.92444370246898" table:style-name="ce1">
            <text:p>415.9244437</text:p>
          </table:table-cell>
          <table:table-cell office:value-type="float" office:value="403.44650000545198" table:style-name="ce1">
            <text:p>403.4465</text:p>
          </table:table-cell>
          <table:table-cell office:value-type="float" office:value="408.63599499245299" table:style-name="ce1">
            <text:p>408.635995</text:p>
          </table:table-cell>
          <table:table-cell office:value-type="float" office:value="425.30652419944698" table:style-name="ce1">
            <text:p>425.3065242</text:p>
          </table:table-cell>
          <table:table-cell table:number-columns-repeated="16344"/>
        </table:table-row>
        <table:table-row table:style-name="ro1">
          <table:table-cell office:value-type="float" office:value="425.51461152466601" table:style-name="ce1">
            <text:p>425.5146115</text:p>
          </table:table-cell>
          <table:table-cell office:value-type="float" office:value="421.58528259335702" table:style-name="ce1">
            <text:p>421.5852826</text:p>
          </table:table-cell>
          <table:table-cell office:value-type="float" office:value="406.64044883211102" table:style-name="ce1">
            <text:p>406.6404488</text:p>
          </table:table-cell>
          <table:table-cell office:value-type="float" office:value="419.43916997933502" table:style-name="ce1">
            <text:p>419.43917</text:p>
          </table:table-cell>
          <table:table-cell office:value-type="float" office:value="425.40090481594098" table:style-name="ce1">
            <text:p>425.4009048</text:p>
          </table:table-cell>
          <table:table-cell office:value-type="float" office:value="409.10153381427898" table:style-name="ce1">
            <text:p>409.1015338</text:p>
          </table:table-cell>
          <table:table-cell office:value-type="float" office:value="420.74640970082402" table:style-name="ce1">
            <text:p>420.7464097</text:p>
          </table:table-cell>
          <table:table-cell office:value-type="float" office:value="400.165912814585" table:style-name="ce1">
            <text:p>400.1659128</text:p>
          </table:table-cell>
          <table:table-cell office:value-type="float" office:value="400.04430093069999" table:style-name="ce1">
            <text:p>400.0443009</text:p>
          </table:table-cell>
          <table:table-cell office:value-type="float" office:value="409.993731819988" table:style-name="ce1">
            <text:p>409.9937318</text:p>
          </table:table-cell>
          <table:table-cell office:value-type="float" office:value="425.516163791341" table:style-name="ce1">
            <text:p>425.5161638</text:p>
          </table:table-cell>
          <table:table-cell office:value-type="float" office:value="420.81742447142" table:style-name="ce1">
            <text:p>420.8174245</text:p>
          </table:table-cell>
          <table:table-cell office:value-type="float" office:value="392.35700337757697" table:style-name="ce1">
            <text:p>392.3570034</text:p>
          </table:table-cell>
          <table:table-cell office:value-type="float" office:value="427.52964651308997" table:style-name="ce1">
            <text:p>427.5296465</text:p>
          </table:table-cell>
          <table:table-cell office:value-type="float" office:value="416.40434352417702" table:style-name="ce1">
            <text:p>416.4043435</text:p>
          </table:table-cell>
          <table:table-cell office:value-type="float" office:value="420.11538020232399" table:style-name="ce1">
            <text:p>420.1153802</text:p>
          </table:table-cell>
          <table:table-cell office:value-type="float" office:value="405.41534131882503" table:style-name="ce1">
            <text:p>405.4153413</text:p>
          </table:table-cell>
          <table:table-cell office:value-type="float" office:value="415.43955057865901" table:style-name="ce1">
            <text:p>415.4395506</text:p>
          </table:table-cell>
          <table:table-cell office:value-type="float" office:value="406.05108886665403" table:style-name="ce1">
            <text:p>406.0510889</text:p>
          </table:table-cell>
          <table:table-cell office:value-type="float" office:value="404.35907135423003" table:style-name="ce1">
            <text:p>404.3590714</text:p>
          </table:table-cell>
          <table:table-cell office:value-type="float" office:value="418.559526672532" table:style-name="ce1">
            <text:p>418.5595267</text:p>
          </table:table-cell>
          <table:table-cell office:value-type="float" office:value="397.80935202394897" table:style-name="ce1">
            <text:p>397.809352</text:p>
          </table:table-cell>
          <table:table-cell office:value-type="float" office:value="388.71608141545499" table:style-name="ce1">
            <text:p>388.7160814</text:p>
          </table:table-cell>
          <table:table-cell office:value-type="float" office:value="418.27577353503398" table:style-name="ce1">
            <text:p>418.2757735</text:p>
          </table:table-cell>
          <table:table-cell office:value-type="float" office:value="411.05791360518799" table:style-name="ce1">
            <text:p>411.0579136</text:p>
          </table:table-cell>
          <table:table-cell office:value-type="float" office:value="428.94664561058403" table:style-name="ce1">
            <text:p>428.9466456</text:p>
          </table:table-cell>
          <table:table-cell office:value-type="float" office:value="405.944179258151" table:style-name="ce1">
            <text:p>405.9441793</text:p>
          </table:table-cell>
          <table:table-cell office:value-type="float" office:value="414.71054997037101" table:style-name="ce1">
            <text:p>414.71055</text:p>
          </table:table-cell>
          <table:table-cell office:value-type="float" office:value="424.14342691567202" table:style-name="ce1">
            <text:p>424.1434269</text:p>
          </table:table-cell>
          <table:table-cell office:value-type="float" office:value="421.77343652424798" table:style-name="ce1">
            <text:p>421.7734365</text:p>
          </table:table-cell>
          <table:table-cell office:value-type="float" office:value="405.50783193529702" table:style-name="ce1">
            <text:p>405.5078319</text:p>
          </table:table-cell>
          <table:table-cell office:value-type="float" office:value="418.226680488358" table:style-name="ce1">
            <text:p>418.2266805</text:p>
          </table:table-cell>
          <table:table-cell office:value-type="float" office:value="417.36122597338101" table:style-name="ce1">
            <text:p>417.361226</text:p>
          </table:table-cell>
          <table:table-cell office:value-type="float" office:value="416.52909768983" table:style-name="ce1">
            <text:p>416.5290977</text:p>
          </table:table-cell>
          <table:table-cell office:value-type="float" office:value="425.07596607962" table:style-name="ce1">
            <text:p>425.0759661</text:p>
          </table:table-cell>
          <table:table-cell office:value-type="float" office:value="420.298089310835" table:style-name="ce1">
            <text:p>420.2980893</text:p>
          </table:table-cell>
          <table:table-cell office:value-type="float" office:value="415.42711584245302" table:style-name="ce1">
            <text:p>415.4271158</text:p>
          </table:table-cell>
          <table:table-cell office:value-type="float" office:value="403.82909528835103" table:style-name="ce1">
            <text:p>403.8290953</text:p>
          </table:table-cell>
          <table:table-cell office:value-type="float" office:value="410.19955734343898" table:style-name="ce1">
            <text:p>410.1995573</text:p>
          </table:table-cell>
          <table:table-cell office:value-type="float" office:value="425.34046818580703" table:style-name="ce1">
            <text:p>425.3404682</text:p>
          </table:table-cell>
          <table:table-cell table:number-columns-repeated="16344"/>
        </table:table-row>
        <table:table-row table:style-name="ro1">
          <table:table-cell office:value-type="float" office:value="425.34259563647902" table:style-name="ce1">
            <text:p>425.3425956</text:p>
          </table:table-cell>
          <table:table-cell office:value-type="float" office:value="421.088349295998" table:style-name="ce1">
            <text:p>421.0883493</text:p>
          </table:table-cell>
          <table:table-cell office:value-type="float" office:value="407.16596098953897" table:style-name="ce1">
            <text:p>407.165961</text:p>
          </table:table-cell>
          <table:table-cell office:value-type="float" office:value="420.211106381185" table:style-name="ce1">
            <text:p>420.2111064</text:p>
          </table:table-cell>
          <table:table-cell office:value-type="float" office:value="424.98067323236899" table:style-name="ce1">
            <text:p>424.9806732</text:p>
          </table:table-cell>
          <table:table-cell office:value-type="float" office:value="407.78945063192799" table:style-name="ce1">
            <text:p>407.7894506</text:p>
          </table:table-cell>
          <table:table-cell office:value-type="float" office:value="421.077873100928" table:style-name="ce1">
            <text:p>421.0778731</text:p>
          </table:table-cell>
          <table:table-cell office:value-type="float" office:value="399.48660181813199" table:style-name="ce1">
            <text:p>399.4866018</text:p>
          </table:table-cell>
          <table:table-cell office:value-type="float" office:value="400.54332885821702" table:style-name="ce1">
            <text:p>400.5433289</text:p>
          </table:table-cell>
          <table:table-cell office:value-type="float" office:value="416.12757662813999" table:style-name="ce1">
            <text:p>416.1275766</text:p>
          </table:table-cell>
          <table:table-cell office:value-type="float" office:value="424.59158609445399" table:style-name="ce1">
            <text:p>424.5915861</text:p>
          </table:table-cell>
          <table:table-cell office:value-type="float" office:value="419.62167279016001" table:style-name="ce1">
            <text:p>419.6216728</text:p>
          </table:table-cell>
          <table:table-cell office:value-type="float" office:value="391.39567261872901" table:style-name="ce1">
            <text:p>391.3956726</text:p>
          </table:table-cell>
          <table:table-cell office:value-type="float" office:value="427.23952542975701" table:style-name="ce1">
            <text:p>427.2395254</text:p>
          </table:table-cell>
          <table:table-cell office:value-type="float" office:value="414.94942345899102" table:style-name="ce1">
            <text:p>414.9494235</text:p>
          </table:table-cell>
          <table:table-cell office:value-type="float" office:value="420.34240135687298" table:style-name="ce1">
            <text:p>420.3424014</text:p>
          </table:table-cell>
          <table:table-cell office:value-type="float" office:value="404.909919125903" table:style-name="ce1">
            <text:p>404.9099191</text:p>
          </table:table-cell>
          <table:table-cell office:value-type="float" office:value="416.11324274092601" table:style-name="ce1">
            <text:p>416.1132427</text:p>
          </table:table-cell>
          <table:table-cell office:value-type="float" office:value="406.30936313574398" table:style-name="ce1">
            <text:p>406.3093631</text:p>
          </table:table-cell>
          <table:table-cell office:value-type="float" office:value="403.54693865433001" table:style-name="ce1">
            <text:p>403.5469387</text:p>
          </table:table-cell>
          <table:table-cell office:value-type="float" office:value="418.971051257667" table:style-name="ce1">
            <text:p>418.9710513</text:p>
          </table:table-cell>
          <table:table-cell office:value-type="float" office:value="398.37043664303297" table:style-name="ce1">
            <text:p>398.3704366</text:p>
          </table:table-cell>
          <table:table-cell office:value-type="float" office:value="387.67418687758402" table:style-name="ce1">
            <text:p>387.6741869</text:p>
          </table:table-cell>
          <table:table-cell office:value-type="float" office:value="418.066819859818" table:style-name="ce1">
            <text:p>418.0668199</text:p>
          </table:table-cell>
          <table:table-cell office:value-type="float" office:value="410.99748607902001" table:style-name="ce1">
            <text:p>410.9974861</text:p>
          </table:table-cell>
          <table:table-cell office:value-type="float" office:value="428.71987053359601" table:style-name="ce1">
            <text:p>428.7198705</text:p>
          </table:table-cell>
          <table:table-cell office:value-type="float" office:value="405.30104380928998" table:style-name="ce1">
            <text:p>405.3010438</text:p>
          </table:table-cell>
          <table:table-cell office:value-type="float" office:value="414.97283488276901" table:style-name="ce1">
            <text:p>414.9728349</text:p>
          </table:table-cell>
          <table:table-cell office:value-type="float" office:value="424.25886121572597" table:style-name="ce1">
            <text:p>424.2588612</text:p>
          </table:table-cell>
          <table:table-cell office:value-type="float" office:value="421.30561470587099" table:style-name="ce1">
            <text:p>421.3056147</text:p>
          </table:table-cell>
          <table:table-cell office:value-type="float" office:value="405.256056201783" table:style-name="ce1">
            <text:p>405.2560562</text:p>
          </table:table-cell>
          <table:table-cell office:value-type="float" office:value="417.73051028994303" table:style-name="ce1">
            <text:p>417.7305103</text:p>
          </table:table-cell>
          <table:table-cell office:value-type="float" office:value="416.36608984951602" table:style-name="ce1">
            <text:p>416.3660898</text:p>
          </table:table-cell>
          <table:table-cell office:value-type="float" office:value="416.10416826267999" table:style-name="ce1">
            <text:p>416.1041683</text:p>
          </table:table-cell>
          <table:table-cell office:value-type="float" office:value="424.957214555012" table:style-name="ce1">
            <text:p>424.9572146</text:p>
          </table:table-cell>
          <table:table-cell office:value-type="float" office:value="420.18678031257298" table:style-name="ce1">
            <text:p>420.1867803</text:p>
          </table:table-cell>
          <table:table-cell office:value-type="float" office:value="414.95722502918198" table:style-name="ce1">
            <text:p>414.957225</text:p>
          </table:table-cell>
          <table:table-cell office:value-type="float" office:value="403.61143220653503" table:style-name="ce1">
            <text:p>403.6114322</text:p>
          </table:table-cell>
          <table:table-cell office:value-type="float" office:value="408.22456541513799" table:style-name="ce1">
            <text:p>408.2245654</text:p>
          </table:table-cell>
          <table:table-cell office:value-type="float" office:value="425.37717118942197" table:style-name="ce1">
            <text:p>425.3771712</text:p>
          </table:table-cell>
          <table:table-cell table:number-columns-repeated="16344"/>
        </table:table-row>
        <table:table-row table:style-name="ro1">
          <table:table-cell office:value-type="float" office:value="424.53268202607302" table:style-name="ce1">
            <text:p>424.532682</text:p>
          </table:table-cell>
          <table:table-cell office:value-type="float" office:value="421.42784984185897" table:style-name="ce1">
            <text:p>421.4278498</text:p>
          </table:table-cell>
          <table:table-cell office:value-type="float" office:value="406.087031924646" table:style-name="ce1">
            <text:p>406.0870319</text:p>
          </table:table-cell>
          <table:table-cell office:value-type="float" office:value="420.30642072272298" table:style-name="ce1">
            <text:p>420.3064207</text:p>
          </table:table-cell>
          <table:table-cell office:value-type="float" office:value="424.63957771750302" table:style-name="ce1">
            <text:p>424.6395777</text:p>
          </table:table-cell>
          <table:table-cell office:value-type="float" office:value="406.55924298534399" table:style-name="ce1">
            <text:p>406.559243</text:p>
          </table:table-cell>
          <table:table-cell office:value-type="float" office:value="420.62083266081203" table:style-name="ce1">
            <text:p>420.6208327</text:p>
          </table:table-cell>
          <table:table-cell office:value-type="float" office:value="398.89099860899597" table:style-name="ce1">
            <text:p>398.8909986</text:p>
          </table:table-cell>
          <table:table-cell office:value-type="float" office:value="400.82125655946498" table:style-name="ce1">
            <text:p>400.8212566</text:p>
          </table:table-cell>
          <table:table-cell office:value-type="float" office:value="415.027813862252" table:style-name="ce1">
            <text:p>415.0278139</text:p>
          </table:table-cell>
          <table:table-cell office:value-type="float" office:value="423.64421464103202" table:style-name="ce1">
            <text:p>423.6442146</text:p>
          </table:table-cell>
          <table:table-cell office:value-type="float" office:value="420.40268157028902" table:style-name="ce1">
            <text:p>420.4026816</text:p>
          </table:table-cell>
          <table:table-cell office:value-type="float" office:value="390.32549646609402" table:style-name="ce1">
            <text:p>390.3254965</text:p>
          </table:table-cell>
          <table:table-cell office:value-type="float" office:value="426.940831893564" table:style-name="ce1">
            <text:p>426.9408319</text:p>
          </table:table-cell>
          <table:table-cell office:value-type="float" office:value="413.76372060150698" table:style-name="ce1">
            <text:p>413.7637206</text:p>
          </table:table-cell>
          <table:table-cell office:value-type="float" office:value="420.48897093758899" table:style-name="ce1">
            <text:p>420.4889709</text:p>
          </table:table-cell>
          <table:table-cell office:value-type="float" office:value="404.54694843136099" table:style-name="ce1">
            <text:p>404.5469484</text:p>
          </table:table-cell>
          <table:table-cell office:value-type="float" office:value="414.82738995908602" table:style-name="ce1">
            <text:p>414.82739</text:p>
          </table:table-cell>
          <table:table-cell office:value-type="float" office:value="406.50642209911899" table:style-name="ce1">
            <text:p>406.5064221</text:p>
          </table:table-cell>
          <table:table-cell office:value-type="float" office:value="403.01384538263301" table:style-name="ce1">
            <text:p>403.0138454</text:p>
          </table:table-cell>
          <table:table-cell office:value-type="float" office:value="419.25024874267501" table:style-name="ce1">
            <text:p>419.2502487</text:p>
          </table:table-cell>
          <table:table-cell office:value-type="float" office:value="398.658973205461" table:style-name="ce1">
            <text:p>398.6589732</text:p>
          </table:table-cell>
          <table:table-cell office:value-type="float" office:value="386.67329529210599" table:style-name="ce1">
            <text:p>386.6732953</text:p>
          </table:table-cell>
          <table:table-cell office:value-type="float" office:value="417.62047880157098" table:style-name="ce1">
            <text:p>417.6204788</text:p>
          </table:table-cell>
          <table:table-cell office:value-type="float" office:value="410.54039954717302" table:style-name="ce1">
            <text:p>410.5403995</text:p>
          </table:table-cell>
          <table:table-cell office:value-type="float" office:value="428.50633300156801" table:style-name="ce1">
            <text:p>428.506333</text:p>
          </table:table-cell>
          <table:table-cell office:value-type="float" office:value="406.03686063177503" table:style-name="ce1">
            <text:p>406.0368606</text:p>
          </table:table-cell>
          <table:table-cell office:value-type="float" office:value="415.24381269164002" table:style-name="ce1">
            <text:p>415.2438127</text:p>
          </table:table-cell>
          <table:table-cell office:value-type="float" office:value="424.36150157601497" table:style-name="ce1">
            <text:p>424.3615016</text:p>
          </table:table-cell>
          <table:table-cell office:value-type="float" office:value="420.84535129327202" table:style-name="ce1">
            <text:p>420.8453513</text:p>
          </table:table-cell>
          <table:table-cell office:value-type="float" office:value="405.08766712476103" table:style-name="ce1">
            <text:p>405.0876671</text:p>
          </table:table-cell>
          <table:table-cell office:value-type="float" office:value="417.53298951005399" table:style-name="ce1">
            <text:p>417.5329895</text:p>
          </table:table-cell>
          <table:table-cell office:value-type="float" office:value="417.04551648567701" table:style-name="ce1">
            <text:p>417.0455165</text:p>
          </table:table-cell>
          <table:table-cell office:value-type="float" office:value="416.443940378089" table:style-name="ce1">
            <text:p>416.4439404</text:p>
          </table:table-cell>
          <table:table-cell office:value-type="float" office:value="424.84933199436102" table:style-name="ce1">
            <text:p>424.849332</text:p>
          </table:table-cell>
          <table:table-cell office:value-type="float" office:value="419.72594255559602" table:style-name="ce1">
            <text:p>419.7259426</text:p>
          </table:table-cell>
          <table:table-cell office:value-type="float" office:value="414.48778475380101" table:style-name="ce1">
            <text:p>414.4877848</text:p>
          </table:table-cell>
          <table:table-cell office:value-type="float" office:value="408.67191664766301" table:style-name="ce1">
            <text:p>408.6719166</text:p>
          </table:table-cell>
          <table:table-cell office:value-type="float" office:value="406.37535579959899" table:style-name="ce1">
            <text:p>406.3753558</text:p>
          </table:table-cell>
          <table:table-cell office:value-type="float" office:value="425.34830283369701" table:style-name="ce1">
            <text:p>425.3483028</text:p>
          </table:table-cell>
          <table:table-cell table:number-columns-repeated="16344"/>
        </table:table-row>
        <table:table-row table:style-name="ro1">
          <table:table-cell office:value-type="float" office:value="423.938327156772" table:style-name="ce1">
            <text:p>423.9383272</text:p>
          </table:table-cell>
          <table:table-cell office:value-type="float" office:value="420.59011179076799" table:style-name="ce1">
            <text:p>420.5901118</text:p>
          </table:table-cell>
          <table:table-cell office:value-type="float" office:value="405.11277520643398" table:style-name="ce1">
            <text:p>405.1127752</text:p>
          </table:table-cell>
          <table:table-cell office:value-type="float" office:value="420.09880658408099" table:style-name="ce1">
            <text:p>420.0988066</text:p>
          </table:table-cell>
          <table:table-cell office:value-type="float" office:value="424.34746624843501" table:style-name="ce1">
            <text:p>424.3474662</text:p>
          </table:table-cell>
          <table:table-cell office:value-type="float" office:value="405.50900243877101" table:style-name="ce1">
            <text:p>405.5090024</text:p>
          </table:table-cell>
          <table:table-cell office:value-type="float" office:value="420.98463166930497" table:style-name="ce1">
            <text:p>420.9846317</text:p>
          </table:table-cell>
          <table:table-cell office:value-type="float" office:value="398.49253515118301" table:style-name="ce1">
            <text:p>398.4925352</text:p>
          </table:table-cell>
          <table:table-cell office:value-type="float" office:value="400.702622135605" table:style-name="ce1">
            <text:p>400.7026221</text:p>
          </table:table-cell>
          <table:table-cell office:value-type="float" office:value="413.43444797959501" table:style-name="ce1">
            <text:p>413.434448</text:p>
          </table:table-cell>
          <table:table-cell office:value-type="float" office:value="424.140363769879" table:style-name="ce1">
            <text:p>424.1403638</text:p>
          </table:table-cell>
          <table:table-cell office:value-type="float" office:value="420.83945424489701" table:style-name="ce1">
            <text:p>420.8394542</text:p>
          </table:table-cell>
          <table:table-cell office:value-type="float" office:value="389.21671610044501" table:style-name="ce1">
            <text:p>389.2167161</text:p>
          </table:table-cell>
          <table:table-cell office:value-type="float" office:value="426.67071409476" table:style-name="ce1">
            <text:p>426.6707141</text:p>
          </table:table-cell>
          <table:table-cell office:value-type="float" office:value="414.71606944812498" table:style-name="ce1">
            <text:p>414.7160694</text:p>
          </table:table-cell>
          <table:table-cell office:value-type="float" office:value="419.09301074532999" table:style-name="ce1">
            <text:p>419.0930107</text:p>
          </table:table-cell>
          <table:table-cell office:value-type="float" office:value="404.244608351907" table:style-name="ce1">
            <text:p>404.2446084</text:p>
          </table:table-cell>
          <table:table-cell office:value-type="float" office:value="415.77850853732798" table:style-name="ce1">
            <text:p>415.7785085</text:p>
          </table:table-cell>
          <table:table-cell office:value-type="float" office:value="406.62648961281002" table:style-name="ce1">
            <text:p>406.6264896</text:p>
          </table:table-cell>
          <table:table-cell office:value-type="float" office:value="402.30946772259301" table:style-name="ce1">
            <text:p>402.3094677</text:p>
          </table:table-cell>
          <table:table-cell office:value-type="float" office:value="419.39111437971098" table:style-name="ce1">
            <text:p>419.3911144</text:p>
          </table:table-cell>
          <table:table-cell office:value-type="float" office:value="398.888870048998" table:style-name="ce1">
            <text:p>398.88887</text:p>
          </table:table-cell>
          <table:table-cell office:value-type="float" office:value="387.60027141939401" table:style-name="ce1">
            <text:p>387.6002714</text:p>
          </table:table-cell>
          <table:table-cell office:value-type="float" office:value="417.778037255117" table:style-name="ce1">
            <text:p>417.7780373</text:p>
          </table:table-cell>
          <table:table-cell office:value-type="float" office:value="410.00091196614602" table:style-name="ce1">
            <text:p>410.000912</text:p>
          </table:table-cell>
          <table:table-cell office:value-type="float" office:value="428.35849112686799" table:style-name="ce1">
            <text:p>428.3584911</text:p>
          </table:table-cell>
          <table:table-cell office:value-type="float" office:value="406.74768566418697" table:style-name="ce1">
            <text:p>406.7476857</text:p>
          </table:table-cell>
          <table:table-cell office:value-type="float" office:value="415.40312085563698" table:style-name="ce1">
            <text:p>415.4031209</text:p>
          </table:table-cell>
          <table:table-cell office:value-type="float" office:value="423.91841103502998" table:style-name="ce1">
            <text:p>423.918411</text:p>
          </table:table-cell>
          <table:table-cell office:value-type="float" office:value="420.32971924773102" table:style-name="ce1">
            <text:p>420.3297192</text:p>
          </table:table-cell>
          <table:table-cell office:value-type="float" office:value="404.959024629655" table:style-name="ce1">
            <text:p>404.9590246</text:p>
          </table:table-cell>
          <table:table-cell office:value-type="float" office:value="417.44790599440103" table:style-name="ce1">
            <text:p>417.447906</text:p>
          </table:table-cell>
          <table:table-cell office:value-type="float" office:value="417.435667279038" table:style-name="ce1">
            <text:p>417.4356673</text:p>
          </table:table-cell>
          <table:table-cell office:value-type="float" office:value="416.86905049401901" table:style-name="ce1">
            <text:p>416.8690505</text:p>
          </table:table-cell>
          <table:table-cell office:value-type="float" office:value="424.73319585132901" table:style-name="ce1">
            <text:p>424.7331959</text:p>
          </table:table-cell>
          <table:table-cell office:value-type="float" office:value="419.19060437671902" table:style-name="ce1">
            <text:p>419.1906044</text:p>
          </table:table-cell>
          <table:table-cell office:value-type="float" office:value="413.99663484983603" table:style-name="ce1">
            <text:p>413.9966348</text:p>
          </table:table-cell>
          <table:table-cell office:value-type="float" office:value="408.93599049370198" table:style-name="ce1">
            <text:p>408.9359905</text:p>
          </table:table-cell>
          <table:table-cell office:value-type="float" office:value="404.98259386484602" table:style-name="ce1">
            <text:p>404.9825939</text:p>
          </table:table-cell>
          <table:table-cell office:value-type="float" office:value="425.01824542018397" table:style-name="ce1">
            <text:p>425.0182454</text:p>
          </table:table-cell>
          <table:table-cell table:number-columns-repeated="16344"/>
        </table:table-row>
        <table:table-row table:style-name="ro1">
          <table:table-cell office:value-type="float" office:value="423.70819875898002" table:style-name="ce1">
            <text:p>423.7081988</text:p>
          </table:table-cell>
          <table:table-cell office:value-type="float" office:value="419.93044611458402" table:style-name="ce1">
            <text:p>419.9304461</text:p>
          </table:table-cell>
          <table:table-cell office:value-type="float" office:value="404.29857183401799" table:style-name="ce1">
            <text:p>404.2985718</text:p>
          </table:table-cell>
          <table:table-cell office:value-type="float" office:value="420.34049325094497" table:style-name="ce1">
            <text:p>420.3404933</text:p>
          </table:table-cell>
          <table:table-cell office:value-type="float" office:value="424.50610170001102" table:style-name="ce1">
            <text:p>424.5061017</text:p>
          </table:table-cell>
          <table:table-cell office:value-type="float" office:value="406.24662121214698" table:style-name="ce1">
            <text:p>406.2466212</text:p>
          </table:table-cell>
          <table:table-cell office:value-type="float" office:value="421.094338009181" table:style-name="ce1">
            <text:p>421.094338</text:p>
          </table:table-cell>
          <table:table-cell office:value-type="float" office:value="398.28901009219402" table:style-name="ce1">
            <text:p>398.2890101</text:p>
          </table:table-cell>
          <table:table-cell office:value-type="float" office:value="400.34167107330501" table:style-name="ce1">
            <text:p>400.3416711</text:p>
          </table:table-cell>
          <table:table-cell office:value-type="float" office:value="412.30340774354102" table:style-name="ce1">
            <text:p>412.3034077</text:p>
          </table:table-cell>
          <table:table-cell office:value-type="float" office:value="423.43297574620999" table:style-name="ce1">
            <text:p>423.4329757</text:p>
          </table:table-cell>
          <table:table-cell office:value-type="float" office:value="419.87606333930199" table:style-name="ce1">
            <text:p>419.8760633</text:p>
          </table:table-cell>
          <table:table-cell office:value-type="float" office:value="388.103176411584" table:style-name="ce1">
            <text:p>388.1031764</text:p>
          </table:table-cell>
          <table:table-cell office:value-type="float" office:value="426.46848613948202" table:style-name="ce1">
            <text:p>426.4684861</text:p>
          </table:table-cell>
          <table:table-cell office:value-type="float" office:value="412.90328649758101" table:style-name="ce1">
            <text:p>412.9032865</text:p>
          </table:table-cell>
          <table:table-cell office:value-type="float" office:value="418.69870523263199" table:style-name="ce1">
            <text:p>418.6987052</text:p>
          </table:table-cell>
          <table:table-cell office:value-type="float" office:value="403.98907010172002" table:style-name="ce1">
            <text:p>403.9890701</text:p>
          </table:table-cell>
          <table:table-cell office:value-type="float" office:value="416.04349162800401" table:style-name="ce1">
            <text:p>416.0434916</text:p>
          </table:table-cell>
          <table:table-cell office:value-type="float" office:value="406.67303819836502" table:style-name="ce1">
            <text:p>406.6730382</text:p>
          </table:table-cell>
          <table:table-cell office:value-type="float" office:value="395.131523738905" table:style-name="ce1">
            <text:p>395.1315237</text:p>
          </table:table-cell>
          <table:table-cell office:value-type="float" office:value="419.176745007411" table:style-name="ce1">
            <text:p>419.176745</text:p>
          </table:table-cell>
          <table:table-cell office:value-type="float" office:value="399.04753477475299" table:style-name="ce1">
            <text:p>399.0475348</text:p>
          </table:table-cell>
          <table:table-cell office:value-type="float" office:value="389.04475896180099" table:style-name="ce1">
            <text:p>389.044759</text:p>
          </table:table-cell>
          <table:table-cell office:value-type="float" office:value="417.56751690471401" table:style-name="ce1">
            <text:p>417.5675169</text:p>
          </table:table-cell>
          <table:table-cell office:value-type="float" office:value="409.57598403127702" table:style-name="ce1">
            <text:p>409.575984</text:p>
          </table:table-cell>
          <table:table-cell office:value-type="float" office:value="428.28934668472601" table:style-name="ce1">
            <text:p>428.2893467</text:p>
          </table:table-cell>
          <table:table-cell office:value-type="float" office:value="407.09076783933602" table:style-name="ce1">
            <text:p>407.0907678</text:p>
          </table:table-cell>
          <table:table-cell office:value-type="float" office:value="415.49058572629798" table:style-name="ce1">
            <text:p>415.4905857</text:p>
          </table:table-cell>
          <table:table-cell office:value-type="float" office:value="422.72239996152098" table:style-name="ce1">
            <text:p>422.7224</text:p>
          </table:table-cell>
          <table:table-cell office:value-type="float" office:value="419.95469339869902" table:style-name="ce1">
            <text:p>419.9546934</text:p>
          </table:table-cell>
          <table:table-cell office:value-type="float" office:value="404.87932538735299" table:style-name="ce1">
            <text:p>404.8793254</text:p>
          </table:table-cell>
          <table:table-cell office:value-type="float" office:value="411.54116383339402" table:style-name="ce1">
            <text:p>411.5411638</text:p>
          </table:table-cell>
          <table:table-cell office:value-type="float" office:value="417.64245924022401" table:style-name="ce1">
            <text:p>417.6424592</text:p>
          </table:table-cell>
          <table:table-cell office:value-type="float" office:value="417.08800319717199" table:style-name="ce1">
            <text:p>417.0880032</text:p>
          </table:table-cell>
          <table:table-cell office:value-type="float" office:value="424.60488992891902" table:style-name="ce1">
            <text:p>424.6048899</text:p>
          </table:table-cell>
          <table:table-cell office:value-type="float" office:value="418.75837543679501" table:style-name="ce1">
            <text:p>418.7583754</text:p>
          </table:table-cell>
          <table:table-cell office:value-type="float" office:value="413.53021732380603" table:style-name="ce1">
            <text:p>413.5302173</text:p>
          </table:table-cell>
          <table:table-cell office:value-type="float" office:value="409.11698098510499" table:style-name="ce1">
            <text:p>409.116981</text:p>
          </table:table-cell>
          <table:table-cell office:value-type="float" office:value="403.88003209044098" table:style-name="ce1">
            <text:p>403.8800321</text:p>
          </table:table-cell>
          <table:table-cell office:value-type="float" office:value="424.63737095477302" table:style-name="ce1">
            <text:p>424.637371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3.54204778789898" table:style-name="ce1">
            <text:p>403.5420478</text:p>
          </table:table-cell>
          <table:table-cell office:value-type="float" office:value="419.831147504954" table:style-name="ce1">
            <text:p>419.8311475</text:p>
          </table:table-cell>
          <table:table-cell office:value-type="float" office:value="0" table:style-name="ce1">
            <text:p>0</text:p>
          </table:table-cell>
          <table:table-cell office:value-type="float" office:value="404.76875129647101" table:style-name="ce1">
            <text:p>404.7687513</text:p>
          </table:table-cell>
          <table:table-cell office:value-type="float" office:value="421.05336691240501" table:style-name="ce1">
            <text:p>421.0533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1.36508540703301" table:style-name="ce1">
            <text:p>411.36508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6.95674607837901" table:style-name="ce1">
            <text:p>386.9567461</text:p>
          </table:table-cell>
          <table:table-cell office:value-type="float" office:value="426.62484557954599" table:style-name="ce1">
            <text:p>426.6248456</text:p>
          </table:table-cell>
          <table:table-cell office:value-type="float" office:value="411.05832254983602" table:style-name="ce1">
            <text:p>411.0583225</text:p>
          </table:table-cell>
          <table:table-cell office:value-type="float" office:value="418.37501077144702" table:style-name="ce1">
            <text:p>418.3750108</text:p>
          </table:table-cell>
          <table:table-cell office:value-type="float" office:value="403.74337487097301" table:style-name="ce1">
            <text:p>403.7433749</text:p>
          </table:table-cell>
          <table:table-cell office:value-type="float" office:value="414.87556943048298" table:style-name="ce1">
            <text:p>414.8755694</text:p>
          </table:table-cell>
          <table:table-cell office:value-type="float" office:value="0" table:style-name="ce1">
            <text:p>0</text:p>
          </table:table-cell>
          <table:table-cell office:value-type="float" office:value="394.12581161342899" table:style-name="ce1">
            <text:p>394.1258116</text:p>
          </table:table-cell>
          <table:table-cell office:value-type="float" office:value="419.353417147816" table:style-name="ce1">
            <text:p>419.3534171</text:p>
          </table:table-cell>
          <table:table-cell office:value-type="float" office:value="399.15416837881003" table:style-name="ce1">
            <text:p>399.1541684</text:p>
          </table:table-cell>
          <table:table-cell office:value-type="float" office:value="389.80982908252702" table:style-name="ce1">
            <text:p>389.8098291</text:p>
          </table:table-cell>
          <table:table-cell office:value-type="float" office:value="417.08216556667099" table:style-name="ce1">
            <text:p>417.0821656</text:p>
          </table:table-cell>
          <table:table-cell office:value-type="float" office:value="409.121844605528" table:style-name="ce1">
            <text:p>409.1218446</text:p>
          </table:table-cell>
          <table:table-cell office:value-type="float" office:value="0" table:style-name="ce1">
            <text:p>0</text:p>
          </table:table-cell>
          <table:table-cell office:value-type="float" office:value="407.30120714474202" table:style-name="ce1">
            <text:p>407.3012071</text:p>
          </table:table-cell>
          <table:table-cell office:value-type="float" office:value="415.55643145605802" table:style-name="ce1">
            <text:p>415.5564315</text:p>
          </table:table-cell>
          <table:table-cell office:value-type="float" office:value="421.72839856867" table:style-name="ce1">
            <text:p>421.7283986</text:p>
          </table:table-cell>
          <table:table-cell office:value-type="float" office:value="419.50361157121603" table:style-name="ce1">
            <text:p>419.5036116</text:p>
          </table:table-cell>
          <table:table-cell office:value-type="float" office:value="404.57668163385398" table:style-name="ce1">
            <text:p>404.5766816</text:p>
          </table:table-cell>
          <table:table-cell office:value-type="float" office:value="411.35055504227199" table:style-name="ce1">
            <text:p>411.350555</text:p>
          </table:table-cell>
          <table:table-cell office:value-type="float" office:value="417.75659123223397" table:style-name="ce1">
            <text:p>417.7565912</text:p>
          </table:table-cell>
          <table:table-cell office:value-type="float" office:value="417.22627709323001" table:style-name="ce1">
            <text:p>417.2262771</text:p>
          </table:table-cell>
          <table:table-cell office:value-type="float" office:value="424.47264227042302" table:style-name="ce1">
            <text:p>424.4726423</text:p>
          </table:table-cell>
          <table:table-cell office:value-type="float" office:value="418.49362561571701" table:style-name="ce1">
            <text:p>418.4936256</text:p>
          </table:table-cell>
          <table:table-cell office:value-type="float" office:value="413.14632508006298" table:style-name="ce1">
            <text:p>413.1463251</text:p>
          </table:table-cell>
          <table:table-cell office:value-type="float" office:value="409.24799578145303" table:style-name="ce1">
            <text:p>409.2479958</text:p>
          </table:table-cell>
          <table:table-cell office:value-type="float" office:value="402.84972472576402" table:style-name="ce1">
            <text:p>402.8497247</text:p>
          </table:table-cell>
          <table:table-cell office:value-type="float" office:value="424.34588695566299" table:style-name="ce1">
            <text:p>424.345887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2.74229392001098" table:style-name="ce1">
            <text:p>402.7422939</text:p>
          </table:table-cell>
          <table:table-cell office:value-type="float" office:value="419.21974266152802" table:style-name="ce1">
            <text:p>419.2197427</text:p>
          </table:table-cell>
          <table:table-cell office:value-type="float" office:value="0" table:style-name="ce1">
            <text:p>0</text:p>
          </table:table-cell>
          <table:table-cell office:value-type="float" office:value="403.35652377256798" table:style-name="ce1">
            <text:p>403.3565238</text:p>
          </table:table-cell>
          <table:table-cell office:value-type="float" office:value="420.90846854570202" table:style-name="ce1">
            <text:p>420.9084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0.54802870251302" table:style-name="ce1">
            <text:p>410.54802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5.95328811358303" table:style-name="ce1">
            <text:p>385.9532881</text:p>
          </table:table-cell>
          <table:table-cell office:value-type="float" office:value="426.72766114204501" table:style-name="ce1">
            <text:p>426.7276611</text:p>
          </table:table-cell>
          <table:table-cell office:value-type="float" office:value="412.14155763463998" table:style-name="ce1">
            <text:p>412.1415576</text:p>
          </table:table-cell>
          <table:table-cell office:value-type="float" office:value="418.106596703891" table:style-name="ce1">
            <text:p>418.1065967</text:p>
          </table:table-cell>
          <table:table-cell office:value-type="float" office:value="403.46994448733398" table:style-name="ce1">
            <text:p>403.4699445</text:p>
          </table:table-cell>
          <table:table-cell office:value-type="float" office:value="415.533848071222" table:style-name="ce1">
            <text:p>415.5338481</text:p>
          </table:table-cell>
          <table:table-cell office:value-type="float" office:value="0" table:style-name="ce1">
            <text:p>0</text:p>
          </table:table-cell>
          <table:table-cell office:value-type="float" office:value="393.269091303908" table:style-name="ce1">
            <text:p>393.2690913</text:p>
          </table:table-cell>
          <table:table-cell office:value-type="float" office:value="419.12872893749199" table:style-name="ce1">
            <text:p>419.1287289</text:p>
          </table:table-cell>
          <table:table-cell office:value-type="float" office:value="399.22251854643702" table:style-name="ce1">
            <text:p>399.2225185</text:p>
          </table:table-cell>
          <table:table-cell office:value-type="float" office:value="390.05776928902401" table:style-name="ce1">
            <text:p>390.0577693</text:p>
          </table:table-cell>
          <table:table-cell office:value-type="float" office:value="417.277783190165" table:style-name="ce1">
            <text:p>417.2777832</text:p>
          </table:table-cell>
          <table:table-cell office:value-type="float" office:value="408.817179478409" table:style-name="ce1">
            <text:p>408.8171795</text:p>
          </table:table-cell>
          <table:table-cell office:value-type="float" office:value="0" table:style-name="ce1">
            <text:p>0</text:p>
          </table:table-cell>
          <table:table-cell office:value-type="float" office:value="407.42935225500702" table:style-name="ce1">
            <text:p>407.4293523</text:p>
          </table:table-cell>
          <table:table-cell office:value-type="float" office:value="415.30315285113898" table:style-name="ce1">
            <text:p>415.3031529</text:p>
          </table:table-cell>
          <table:table-cell office:value-type="float" office:value="421.00588248222198" table:style-name="ce1">
            <text:p>421.0058825</text:p>
          </table:table-cell>
          <table:table-cell office:value-type="float" office:value="419.95437015019201" table:style-name="ce1">
            <text:p>419.9543702</text:p>
          </table:table-cell>
          <table:table-cell office:value-type="float" office:value="403.81038310080697" table:style-name="ce1">
            <text:p>403.8103831</text:p>
          </table:table-cell>
          <table:table-cell office:value-type="float" office:value="410.99839029845799" table:style-name="ce1">
            <text:p>410.9983903</text:p>
          </table:table-cell>
          <table:table-cell office:value-type="float" office:value="417.81594122662699" table:style-name="ce1">
            <text:p>417.8159412</text:p>
          </table:table-cell>
          <table:table-cell office:value-type="float" office:value="417.20127082169" table:style-name="ce1">
            <text:p>417.2012708</text:p>
          </table:table-cell>
          <table:table-cell office:value-type="float" office:value="424.33870562948499" table:style-name="ce1">
            <text:p>424.3387056</text:p>
          </table:table-cell>
          <table:table-cell office:value-type="float" office:value="418.22358043907599" table:style-name="ce1">
            <text:p>418.2235804</text:p>
          </table:table-cell>
          <table:table-cell office:value-type="float" office:value="412.95995097897298" table:style-name="ce1">
            <text:p>412.959951</text:p>
          </table:table-cell>
          <table:table-cell office:value-type="float" office:value="409.31957144095003" table:style-name="ce1">
            <text:p>409.3195714</text:p>
          </table:table-cell>
          <table:table-cell office:value-type="float" office:value="403.806881098357" table:style-name="ce1">
            <text:p>403.8068811</text:p>
          </table:table-cell>
          <table:table-cell office:value-type="float" office:value="424.135861171383" table:style-name="ce1">
            <text:p>424.1358612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1.911192761537" table:style-name="ce1">
            <text:p>401.9111928</text:p>
          </table:table-cell>
          <table:table-cell office:value-type="float" office:value="418.964307214673" table:style-name="ce1">
            <text:p>418.9643072</text:p>
          </table:table-cell>
          <table:table-cell office:value-type="float" office:value="0" table:style-name="ce1">
            <text:p>0</text:p>
          </table:table-cell>
          <table:table-cell office:value-type="float" office:value="404.34921544635301" table:style-name="ce1">
            <text:p>404.3492154</text:p>
          </table:table-cell>
          <table:table-cell office:value-type="float" office:value="421.04050852344" table:style-name="ce1">
            <text:p>421.0405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0.12486999301399" table:style-name="ce1">
            <text:p>410.12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5.44354036707102" table:style-name="ce1">
            <text:p>385.4435404</text:p>
          </table:table-cell>
          <table:table-cell office:value-type="float" office:value="426.73130096770598" table:style-name="ce1">
            <text:p>426.731301</text:p>
          </table:table-cell>
          <table:table-cell office:value-type="float" office:value="410.77278792526403" table:style-name="ce1">
            <text:p>410.7727879</text:p>
          </table:table-cell>
          <table:table-cell office:value-type="float" office:value="417.96522903812797" table:style-name="ce1">
            <text:p>417.965229</text:p>
          </table:table-cell>
          <table:table-cell office:value-type="float" office:value="403.33434408054501" table:style-name="ce1">
            <text:p>403.3343441</text:p>
          </table:table-cell>
          <table:table-cell office:value-type="float" office:value="415.758931236992" table:style-name="ce1">
            <text:p>415.7589312</text:p>
          </table:table-cell>
          <table:table-cell office:value-type="float" office:value="0" table:style-name="ce1">
            <text:p>0</text:p>
          </table:table-cell>
          <table:table-cell office:value-type="float" office:value="394.18394061402603" table:style-name="ce1">
            <text:p>394.1839406</text:p>
          </table:table-cell>
          <table:table-cell office:value-type="float" office:value="418.68878934458502" table:style-name="ce1">
            <text:p>418.6887893</text:p>
          </table:table-cell>
          <table:table-cell office:value-type="float" office:value="399.32789463669599" table:style-name="ce1">
            <text:p>399.3278946</text:p>
          </table:table-cell>
          <table:table-cell office:value-type="float" office:value="390.41022936259901" table:style-name="ce1">
            <text:p>390.4102294</text:p>
          </table:table-cell>
          <table:table-cell office:value-type="float" office:value="417.14642437273801" table:style-name="ce1">
            <text:p>417.1464244</text:p>
          </table:table-cell>
          <table:table-cell office:value-type="float" office:value="408.45142872394501" table:style-name="ce1">
            <text:p>408.4514287</text:p>
          </table:table-cell>
          <table:table-cell office:value-type="float" office:value="0" table:style-name="ce1">
            <text:p>0</text:p>
          </table:table-cell>
          <table:table-cell office:value-type="float" office:value="407.481246564142" table:style-name="ce1">
            <text:p>407.4812466</text:p>
          </table:table-cell>
          <table:table-cell office:value-type="float" office:value="415.51318339282301" table:style-name="ce1">
            <text:p>415.5131834</text:p>
          </table:table-cell>
          <table:table-cell office:value-type="float" office:value="420.37245945653098" table:style-name="ce1">
            <text:p>420.3724595</text:p>
          </table:table-cell>
          <table:table-cell office:value-type="float" office:value="420.525461470717" table:style-name="ce1">
            <text:p>420.5254615</text:p>
          </table:table-cell>
          <table:table-cell office:value-type="float" office:value="403.31593626566701" table:style-name="ce1">
            <text:p>403.3159363</text:p>
          </table:table-cell>
          <table:table-cell office:value-type="float" office:value="411.32015642823001" table:style-name="ce1">
            <text:p>411.3201564</text:p>
          </table:table-cell>
          <table:table-cell office:value-type="float" office:value="417.87659528200697" table:style-name="ce1">
            <text:p>417.8765953</text:p>
          </table:table-cell>
          <table:table-cell office:value-type="float" office:value="417.38803511328501" table:style-name="ce1">
            <text:p>417.3880351</text:p>
          </table:table-cell>
          <table:table-cell office:value-type="float" office:value="424.21302612124799" table:style-name="ce1">
            <text:p>424.2130261</text:p>
          </table:table-cell>
          <table:table-cell office:value-type="float" office:value="418.48256403291703" table:style-name="ce1">
            <text:p>418.482564</text:p>
          </table:table-cell>
          <table:table-cell office:value-type="float" office:value="412.85063139175099" table:style-name="ce1">
            <text:p>412.8506314</text:p>
          </table:table-cell>
          <table:table-cell office:value-type="float" office:value="409.39387748877198" table:style-name="ce1">
            <text:p>409.3938775</text:p>
          </table:table-cell>
          <table:table-cell office:value-type="float" office:value="405.062655889241" table:style-name="ce1">
            <text:p>405.0626559</text:p>
          </table:table-cell>
          <table:table-cell office:value-type="float" office:value="424.36140109835901" table:style-name="ce1">
            <text:p>424.3614011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1.06981594478202" table:style-name="ce1">
            <text:p>401.0698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2.89523016245198" table:style-name="ce1">
            <text:p>402.8952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2.71568758150499" table:style-name="ce1">
            <text:p>392.7156876</text:p>
          </table:table-cell>
          <table:table-cell office:value-type="float" office:value="0" table:style-name="ce1">
            <text:p>0</text:p>
          </table:table-cell>
          <table:table-cell office:value-type="float" office:value="399.39346678388102" table:style-name="ce1">
            <text:p>399.3934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8.99031380605402" table:style-name="ce1">
            <text:p>408.9903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9.77922066922201" table:style-name="ce1">
            <text:p>419.7792207</text:p>
          </table:table-cell>
          <table:table-cell office:value-type="float" office:value="420.60279788961998" table:style-name="ce1">
            <text:p>420.60279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7.94501418824098" table:style-name="ce1">
            <text:p>417.9450142</text:p>
          </table:table-cell>
          <table:table-cell office:value-type="float" office:value="417.50775196005702" table:style-name="ce1">
            <text:p>417.507752</text:p>
          </table:table-cell>
          <table:table-cell office:value-type="float" office:value="424.106499194923" table:style-name="ce1">
            <text:p>424.1064992</text:p>
          </table:table-cell>
          <table:table-cell office:value-type="float" office:value="417.91983986943001" table:style-name="ce1">
            <text:p>417.9198399</text:p>
          </table:table-cell>
          <table:table-cell office:value-type="float" office:value="0" table:style-name="ce1">
            <text:p>0</text:p>
          </table:table-cell>
          <table:table-cell office:value-type="float" office:value="409.45075208491801" table:style-name="ce1">
            <text:p>409.4507521</text:p>
          </table:table-cell>
          <table:table-cell office:value-type="float" office:value="403.38334964346097" table:style-name="ce1">
            <text:p>403.3833496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.226305444594" table:style-name="ce1">
            <text:p>400.2263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1.700622713158" table:style-name="ce1">
            <text:p>401.7006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1.91008865997799" table:style-name="ce1">
            <text:p>391.9100887</text:p>
          </table:table-cell>
          <table:table-cell office:value-type="float" office:value="0" table:style-name="ce1">
            <text:p>0</text:p>
          </table:table-cell>
          <table:table-cell office:value-type="float" office:value="399.51705800294002" table:style-name="ce1">
            <text:p>399.5170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8.528595424157" table:style-name="ce1">
            <text:p>408.52859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9.19109567532502" table:style-name="ce1">
            <text:p>419.1910957</text:p>
          </table:table-cell>
          <table:table-cell office:value-type="float" office:value="420.47710311695602" table:style-name="ce1">
            <text:p>420.47710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7.59664286583501" table:style-name="ce1">
            <text:p>417.5966429</text:p>
          </table:table-cell>
          <table:table-cell office:value-type="float" office:value="417.59211946260001" table:style-name="ce1">
            <text:p>417.5921195</text:p>
          </table:table-cell>
          <table:table-cell office:value-type="float" office:value="423.91004357278098" table:style-name="ce1">
            <text:p>423.9100436</text:p>
          </table:table-cell>
          <table:table-cell office:value-type="float" office:value="417.45116781007403" table:style-name="ce1">
            <text:p>417.4511678</text:p>
          </table:table-cell>
          <table:table-cell office:value-type="float" office:value="0" table:style-name="ce1">
            <text:p>0</text:p>
          </table:table-cell>
          <table:table-cell office:value-type="float" office:value="409.16729724198899" table:style-name="ce1">
            <text:p>409.1672972</text:p>
          </table:table-cell>
          <table:table-cell office:value-type="float" office:value="403.91808408648001" table:style-name="ce1">
            <text:p>403.9180841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9.41911097304097" table:style-name="ce1">
            <text:p>399.419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2.45315106814797" table:style-name="ce1">
            <text:p>402.45315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1.362930219205" table:style-name="ce1">
            <text:p>391.3629302</text:p>
          </table:table-cell>
          <table:table-cell office:value-type="float" office:value="0" table:style-name="ce1">
            <text:p>0</text:p>
          </table:table-cell>
          <table:table-cell office:value-type="float" office:value="399.65824966678099" table:style-name="ce1">
            <text:p>399.65824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7.17327981969999" table:style-name="ce1">
            <text:p>407.17327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9.71919161827998" table:style-name="ce1">
            <text:p>419.7191916</text:p>
          </table:table-cell>
          <table:table-cell office:value-type="float" office:value="420.32357655534901" table:style-name="ce1">
            <text:p>420.3235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6.67221872213599" table:style-name="ce1">
            <text:p>416.6722187</text:p>
          </table:table-cell>
          <table:table-cell office:value-type="float" office:value="417.42255902862098" table:style-name="ce1">
            <text:p>417.422559</text:p>
          </table:table-cell>
          <table:table-cell office:value-type="float" office:value="424.03891511470101" table:style-name="ce1">
            <text:p>424.0389151</text:p>
          </table:table-cell>
          <table:table-cell office:value-type="float" office:value="417.09280373950702" table:style-name="ce1">
            <text:p>417.0928037</text:p>
          </table:table-cell>
          <table:table-cell office:value-type="float" office:value="0" table:style-name="ce1">
            <text:p>0</text:p>
          </table:table-cell>
          <table:table-cell office:value-type="float" office:value="408.78464877202703" table:style-name="ce1">
            <text:p>408.7846488</text:p>
          </table:table-cell>
          <table:table-cell office:value-type="float" office:value="404.55214329169399" table:style-name="ce1">
            <text:p>404.5521433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.16136231414498" table:style-name="ce1">
            <text:p>400.1613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2.844913348727" table:style-name="ce1">
            <text:p>402.84491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1.362930219205" table:style-name="ce1">
            <text:p>391.3629302</text:p>
          </table:table-cell>
          <table:table-cell office:value-type="float" office:value="0" table:style-name="ce1">
            <text:p>0</text:p>
          </table:table-cell>
          <table:table-cell office:value-type="float" office:value="399.80585473564099" table:style-name="ce1">
            <text:p>399.8058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6.19113196671998" table:style-name="ce1">
            <text:p>406.191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0.299125331315" table:style-name="ce1">
            <text:p>420.2991253</text:p>
          </table:table-cell>
          <table:table-cell office:value-type="float" office:value="420.24603303415398" table:style-name="ce1">
            <text:p>420.246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5.78188699373698" table:style-name="ce1">
            <text:p>415.781887</text:p>
          </table:table-cell>
          <table:table-cell office:value-type="float" office:value="417.28251883505999" table:style-name="ce1">
            <text:p>417.2825188</text:p>
          </table:table-cell>
          <table:table-cell office:value-type="float" office:value="423.67796230928298" table:style-name="ce1">
            <text:p>423.6779623</text:p>
          </table:table-cell>
          <table:table-cell office:value-type="float" office:value="416.82704190677998" table:style-name="ce1">
            <text:p>416.8270419</text:p>
          </table:table-cell>
          <table:table-cell office:value-type="float" office:value="0" table:style-name="ce1">
            <text:p>0</text:p>
          </table:table-cell>
          <table:table-cell office:value-type="float" office:value="408.50694856543902" table:style-name="ce1">
            <text:p>408.5069486</text:p>
          </table:table-cell>
          <table:table-cell office:value-type="float" office:value="404.78465569153298" table:style-name="ce1">
            <text:p>404.7846557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.70432504791199" table:style-name="ce1">
            <text:p>400.704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2.86435810623101" table:style-name="ce1">
            <text:p>402.86435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1.05270820415302" table:style-name="ce1">
            <text:p>391.0527082</text:p>
          </table:table-cell>
          <table:table-cell office:value-type="float" office:value="0" table:style-name="ce1">
            <text:p>0</text:p>
          </table:table-cell>
          <table:table-cell office:value-type="float" office:value="399.59338370710799" table:style-name="ce1">
            <text:p>399.59338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6.68801394125597" table:style-name="ce1">
            <text:p>406.6880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0.50759538451399" table:style-name="ce1">
            <text:p>420.5075954</text:p>
          </table:table-cell>
          <table:table-cell office:value-type="float" office:value="420.19949751578002" table:style-name="ce1">
            <text:p>420.19949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5.40545367201702" table:style-name="ce1">
            <text:p>415.4054537</text:p>
          </table:table-cell>
          <table:table-cell office:value-type="float" office:value="417.24193111472698" table:style-name="ce1">
            <text:p>417.2419311</text:p>
          </table:table-cell>
          <table:table-cell office:value-type="float" office:value="424.08932399029999" table:style-name="ce1">
            <text:p>424.089324</text:p>
          </table:table-cell>
          <table:table-cell office:value-type="float" office:value="416.70140680522098" table:style-name="ce1">
            <text:p>416.7014068</text:p>
          </table:table-cell>
          <table:table-cell office:value-type="float" office:value="0" table:style-name="ce1">
            <text:p>0</text:p>
          </table:table-cell>
          <table:table-cell office:value-type="float" office:value="408.38006530735203" table:style-name="ce1">
            <text:p>408.3800653</text:p>
          </table:table-cell>
          <table:table-cell office:value-type="float" office:value="404.84547836322997" table:style-name="ce1">
            <text:p>404.8454784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0.57751489406002" table:style-name="ce1">
            <text:p>420.5775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3.55483741336201" table:style-name="ce1">
            <text:p>423.5548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0.596958339688" table:style-name="ce1">
            <text:p>420.5969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3.16916276388798" table:style-name="ce1">
            <text:p>423.16916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0.59239365415198" table:style-name="ce1">
            <text:p>420.5923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2.987881199566" table:style-name="ce1">
            <text:p>422.98788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11.852076418653668" table:formula="of:=STDEVP([.A40:.B40];[.C48];[.D43];[.E40];[.F48];[.G43];[.H40];[.I40];[.J43];[.K40:.L40];[.M43];[.N43];[.N43:.R43];[.S40];[.T48])" table:style-name="ce1">
            <text:p>11.85207642</text:p>
          </table:table-cell>
          <table:table-cell office:value-type="float" office:value="0" table:style-name="ce1">
            <text:p>0</text:p>
          </table:table-cell>
          <table:table-cell office:value-type="float" office:value="8.9722572567300318" table:formula="of:=STDEVP([.U43];[.V48];[.W43:.X43];[.Y48];[.Z40];[.AA43:.AB43];[.AC51];[.AD48];[.AE43:.AF43];[.AG48:.AH48];[.AI51];[.AJ48];[.AK43];[.AL48:.AM48];[.AN43])" table:style-name="ce1">
            <text:p>8.97225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formula="of:=MEDIAN([.A41:.B41];[.C49];[.D44];[.E41];[.F49];[.G44];[.H41];[.I41];[.J44];[.K41:.L41];[.M44];[.N44];[.N44:.R44];[.S41];[.T49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number-rows-repeated="23"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number-rows-repeated="1048500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table:number-columns-repeated="16344"/>
        </table:table-row>
        <table:table-row table:style-name="ro1"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6.534596228924897" table:style-name="ce1">
            <text:p>86.53459623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7.143284695870307" table:style-name="ce1">
            <text:p>87.1432847</text:p>
          </table:table-cell>
          <table:table-cell office:value-type="float" office:value="89.906154720481098" table:style-name="ce1">
            <text:p>89.90615472</text:p>
          </table:table-cell>
          <table:table-cell office:value-type="float" office:value="87.648861011462202" table:style-name="ce1">
            <text:p>87.64886101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114872689991401" table:style-name="ce1">
            <text:p>88.1148726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9.339335327903697" table:style-name="ce1">
            <text:p>89.33933533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9.057345439884003" table:style-name="ce1">
            <text:p>89.05734544</text:p>
          </table:table-cell>
          <table:table-cell office:value-type="float" office:value="88.829858962909697" table:style-name="ce1">
            <text:p>88.82985896</text:p>
          </table:table-cell>
          <table:table-cell office:value-type="float" office:value="86.765098339771498" table:style-name="ce1">
            <text:p>86.76509834</text:p>
          </table:table-cell>
          <table:table-cell office:value-type="float" office:value="88.861946476053504" table:style-name="ce1">
            <text:p>88.86194648</text:p>
          </table:table-cell>
          <table:table-cell office:value-type="float" office:value="86.691461034567595" table:style-name="ce1">
            <text:p>86.69146103</text:p>
          </table:table-cell>
          <table:table-cell office:value-type="float" office:value="88.391736440867504" table:style-name="ce1">
            <text:p>88.39173644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2.563024821002301" table:style-name="ce1">
            <text:p>92.56302482</text:p>
          </table:table-cell>
          <table:table-cell office:value-type="float" office:value="88.050371221701596" table:style-name="ce1">
            <text:p>88.05037122</text:p>
          </table:table-cell>
          <table:table-cell office:value-type="float" office:value="88.945873620436899" table:style-name="ce1">
            <text:p>88.94587362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9.993528795313196" table:style-name="ce1">
            <text:p>89.9935288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0.278504330771995" table:style-name="ce1">
            <text:p>90.27850433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0.562727733239001" table:style-name="ce1">
            <text:p>90.56272773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4.733335783997504" table:style-name="ce1">
            <text:p>84.73333578</text:p>
          </table:table-cell>
          <table:table-cell office:value-type="float" office:value="85.793560742591694" table:style-name="ce1">
            <text:p>85.79356074</text:p>
          </table:table-cell>
          <table:table-cell office:value-type="float" office:value="88.888888888889397" table:style-name="ce1">
            <text:p>88.88888889</text:p>
          </table:table-cell>
          <table:table-cell table:number-columns-repeated="16344"/>
        </table:table-row>
        <table:table-row table:style-name="ro1"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6.212556338300004" table:style-name="ce1">
            <text:p>86.21255634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7.111065776893398" table:style-name="ce1">
            <text:p>87.11106578</text:p>
          </table:table-cell>
          <table:table-cell office:value-type="float" office:value="89.961478362783595" table:style-name="ce1">
            <text:p>89.96147836</text:p>
          </table:table-cell>
          <table:table-cell office:value-type="float" office:value="87.834576986367196" table:style-name="ce1">
            <text:p>87.8345769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7.995352301538603" table:style-name="ce1">
            <text:p>87.9953523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9.093251061359993" table:style-name="ce1">
            <text:p>89.09325106</text:p>
          </table:table-cell>
          <table:table-cell office:value-type="float" office:value="91.359619609191697" table:style-name="ce1">
            <text:p>91.35961961</text:p>
          </table:table-cell>
          <table:table-cell office:value-type="float" office:value="89.286090492704503" table:style-name="ce1">
            <text:p>89.28609049</text:p>
          </table:table-cell>
          <table:table-cell office:value-type="float" office:value="89.027337007409798" table:style-name="ce1">
            <text:p>89.02733701</text:p>
          </table:table-cell>
          <table:table-cell office:value-type="float" office:value="86.696678320104795" table:style-name="ce1">
            <text:p>86.69667832</text:p>
          </table:table-cell>
          <table:table-cell office:value-type="float" office:value="88.656089396867699" table:style-name="ce1">
            <text:p>88.6560894</text:p>
          </table:table-cell>
          <table:table-cell office:value-type="float" office:value="86.703593338776201" table:style-name="ce1">
            <text:p>86.70359334</text:p>
          </table:table-cell>
          <table:table-cell office:value-type="float" office:value="88.199394752358899" table:style-name="ce1">
            <text:p>88.19939475</text:p>
          </table:table-cell>
          <table:table-cell office:value-type="float" office:value="86.400085980076796" table:style-name="ce1">
            <text:p>86.40008598</text:p>
          </table:table-cell>
          <table:table-cell office:value-type="float" office:value="92.673952514921695" table:style-name="ce1">
            <text:p>92.67395251</text:p>
          </table:table-cell>
          <table:table-cell office:value-type="float" office:value="87.864648575742393" table:style-name="ce1">
            <text:p>87.86464858</text:p>
          </table:table-cell>
          <table:table-cell office:value-type="float" office:value="88.775994154614295" table:style-name="ce1">
            <text:p>88.77599415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9.840882545802401" table:style-name="ce1">
            <text:p>89.84088255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0.117750276316301" table:style-name="ce1">
            <text:p>90.11775028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0.468620935104298" table:style-name="ce1">
            <text:p>90.46862094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1.180840342333397" table:style-name="ce1">
            <text:p>91.18084034</text:p>
          </table:table-cell>
          <table:table-cell office:value-type="float" office:value="84.559033841947198" table:style-name="ce1">
            <text:p>84.55903384</text:p>
          </table:table-cell>
          <table:table-cell office:value-type="float" office:value="85.4946708699905" table:style-name="ce1">
            <text:p>85.49467087</text:p>
          </table:table-cell>
          <table:table-cell office:value-type="float" office:value="88.714849453266794" table:style-name="ce1">
            <text:p>88.71484945</text:p>
          </table:table-cell>
          <table:table-cell table:number-columns-repeated="16344"/>
        </table:table-row>
        <table:table-row table:style-name="ro1">
          <table:table-cell office:value-type="float" office:value="88.888888888889397" table:style-name="ce1">
            <text:p>88.88888889</text:p>
          </table:table-cell>
          <table:table-cell office:value-type="float" office:value="89.494763458270697" table:style-name="ce1">
            <text:p>89.49476346</text:p>
          </table:table-cell>
          <table:table-cell office:value-type="float" office:value="85.954442951673798" table:style-name="ce1">
            <text:p>85.95444295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7.180943826115694" table:style-name="ce1">
            <text:p>87.18094383</text:p>
          </table:table-cell>
          <table:table-cell office:value-type="float" office:value="90.053521037046494" table:style-name="ce1">
            <text:p>90.05352104</text:p>
          </table:table-cell>
          <table:table-cell office:value-type="float" office:value="87.866922177096995" table:style-name="ce1">
            <text:p>87.86692218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175240999146993" table:style-name="ce1">
            <text:p>88.175241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9.276836741366495" table:style-name="ce1">
            <text:p>89.27683674</text:p>
          </table:table-cell>
          <table:table-cell office:value-type="float" office:value="91.381488813189407" table:style-name="ce1">
            <text:p>91.38148881</text:p>
          </table:table-cell>
          <table:table-cell office:value-type="float" office:value="88.8935755385438" table:style-name="ce1">
            <text:p>88.89357554</text:p>
          </table:table-cell>
          <table:table-cell office:value-type="float" office:value="89.054723850118506" table:style-name="ce1">
            <text:p>89.05472385</text:p>
          </table:table-cell>
          <table:table-cell office:value-type="float" office:value="86.851251977373295" table:style-name="ce1">
            <text:p>86.85125198</text:p>
          </table:table-cell>
          <table:table-cell office:value-type="float" office:value="88.819217654008597" table:style-name="ce1">
            <text:p>88.81921765</text:p>
          </table:table-cell>
          <table:table-cell office:value-type="float" office:value="86.741793745324202" table:style-name="ce1">
            <text:p>86.74179375</text:p>
          </table:table-cell>
          <table:table-cell office:value-type="float" office:value="88.463086027484806" table:style-name="ce1">
            <text:p>88.46308603</text:p>
          </table:table-cell>
          <table:table-cell office:value-type="float" office:value="86.352441530907996" table:style-name="ce1">
            <text:p>86.35244153</text:p>
          </table:table-cell>
          <table:table-cell office:value-type="float" office:value="95.849857717355206" table:style-name="ce1">
            <text:p>95.84985772</text:p>
          </table:table-cell>
          <table:table-cell office:value-type="float" office:value="87.736330899770806" table:style-name="ce1">
            <text:p>87.7363309</text:p>
          </table:table-cell>
          <table:table-cell office:value-type="float" office:value="88.619443539573595" table:style-name="ce1">
            <text:p>88.61944354</text:p>
          </table:table-cell>
          <table:table-cell office:value-type="float" office:value="91.308418700216393" table:style-name="ce1">
            <text:p>91.3084187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3.572810713231505" table:style-name="ce1">
            <text:p>83.57281071</text:p>
          </table:table-cell>
          <table:table-cell office:value-type="float" office:value="89.718284870959906" table:style-name="ce1">
            <text:p>89.71828487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1.611824058327002" table:style-name="ce1">
            <text:p>91.61182406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0.420369711881506" table:style-name="ce1">
            <text:p>90.42036971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1.034224247514004" table:style-name="ce1">
            <text:p>91.03422425</text:p>
          </table:table-cell>
          <table:table-cell office:value-type="float" office:value="82.526632360893601" table:style-name="ce1">
            <text:p>82.52663236</text:p>
          </table:table-cell>
          <table:table-cell office:value-type="float" office:value="84.052361238687197" table:style-name="ce1">
            <text:p>84.05236124</text:p>
          </table:table-cell>
          <table:table-cell office:value-type="float" office:value="88.937850644977402" table:style-name="ce1">
            <text:p>88.93785064</text:p>
          </table:table-cell>
          <table:table-cell table:number-columns-repeated="16344"/>
        </table:table-row>
        <table:table-row table:style-name="ro1">
          <table:table-cell office:value-type="float" office:value="88.888888888889397" table:style-name="ce1">
            <text:p>88.88888889</text:p>
          </table:table-cell>
          <table:table-cell office:value-type="float" office:value="89.616614043178899" table:style-name="ce1">
            <text:p>89.61661404</text:p>
          </table:table-cell>
          <table:table-cell office:value-type="float" office:value="85.736804909567397" table:style-name="ce1">
            <text:p>85.73680491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6.886084899401098" table:style-name="ce1">
            <text:p>86.8860849</text:p>
          </table:table-cell>
          <table:table-cell office:value-type="float" office:value="92.2680770910398" table:style-name="ce1">
            <text:p>92.26807709</text:p>
          </table:table-cell>
          <table:table-cell office:value-type="float" office:value="87.889910930651993" table:style-name="ce1">
            <text:p>87.88991093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6.975963414468595" table:style-name="ce1">
            <text:p>86.97596341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104254243609802" table:style-name="ce1">
            <text:p>88.10425424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5.502235525063298" table:style-name="ce1">
            <text:p>85.50223553</text:p>
          </table:table-cell>
          <table:table-cell office:value-type="float" office:value="90.7850364722823" table:style-name="ce1">
            <text:p>90.78503647</text:p>
          </table:table-cell>
          <table:table-cell office:value-type="float" office:value="91.503993857863193" table:style-name="ce1">
            <text:p>91.50399386</text:p>
          </table:table-cell>
          <table:table-cell office:value-type="float" office:value="89.220615881643099" table:style-name="ce1">
            <text:p>89.22061588</text:p>
          </table:table-cell>
          <table:table-cell office:value-type="float" office:value="89.109268807245101" table:style-name="ce1">
            <text:p>89.10926881</text:p>
          </table:table-cell>
          <table:table-cell office:value-type="float" office:value="86.530823553706" table:style-name="ce1">
            <text:p>86.53082355</text:p>
          </table:table-cell>
          <table:table-cell office:value-type="float" office:value="89.854258334807994" table:style-name="ce1">
            <text:p>89.85425833</text:p>
          </table:table-cell>
          <table:table-cell office:value-type="float" office:value="86.757605447911402" table:style-name="ce1">
            <text:p>86.75760545</text:p>
          </table:table-cell>
          <table:table-cell office:value-type="float" office:value="88.259731454957006" table:style-name="ce1">
            <text:p>88.25973145</text:p>
          </table:table-cell>
          <table:table-cell office:value-type="float" office:value="86.290047453888505" table:style-name="ce1">
            <text:p>86.29004745</text:p>
          </table:table-cell>
          <table:table-cell office:value-type="float" office:value="95.599973583730403" table:style-name="ce1">
            <text:p>95.59997358</text:p>
          </table:table-cell>
          <table:table-cell office:value-type="float" office:value="87.655735378007293" table:style-name="ce1">
            <text:p>87.65573538</text:p>
          </table:table-cell>
          <table:table-cell office:value-type="float" office:value="88.469218075673396" table:style-name="ce1">
            <text:p>88.46921808</text:p>
          </table:table-cell>
          <table:table-cell office:value-type="float" office:value="91.463349712190805" table:style-name="ce1">
            <text:p>91.46334971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3.396970850921207" table:style-name="ce1">
            <text:p>83.39697085</text:p>
          </table:table-cell>
          <table:table-cell office:value-type="float" office:value="89.593368954083203" table:style-name="ce1">
            <text:p>89.59336895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1.376671567195501" table:style-name="ce1">
            <text:p>91.37667157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0.393599588087" table:style-name="ce1">
            <text:p>90.3935995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3.183063630552496" table:style-name="ce1">
            <text:p>93.18306363</text:p>
          </table:table-cell>
          <table:table-cell office:value-type="float" office:value="82.285405686468494" table:style-name="ce1">
            <text:p>82.28540569</text:p>
          </table:table-cell>
          <table:table-cell office:value-type="float" office:value="83.689253845215902" table:style-name="ce1">
            <text:p>83.68925385</text:p>
          </table:table-cell>
          <table:table-cell office:value-type="float" office:value="87.761224540355002" table:style-name="ce1">
            <text:p>87.76122454</text:p>
          </table:table-cell>
          <table:table-cell table:number-columns-repeated="16344"/>
        </table:table-row>
        <table:table-row table:style-name="ro1">
          <table:table-cell office:value-type="float" office:value="88.888888888889397" table:style-name="ce1">
            <text:p>88.88888889</text:p>
          </table:table-cell>
          <table:table-cell office:value-type="float" office:value="88.757042595937307" table:style-name="ce1">
            <text:p>88.7570426</text:p>
          </table:table-cell>
          <table:table-cell office:value-type="float" office:value="85.590145252460502" table:style-name="ce1">
            <text:p>85.59014525</text:p>
          </table:table-cell>
          <table:table-cell office:value-type="float" office:value="89.139285439367598" table:style-name="ce1">
            <text:p>89.13928544</text:p>
          </table:table-cell>
          <table:table-cell office:value-type="float" office:value="86.718046666260094" table:style-name="ce1">
            <text:p>86.71804667</text:p>
          </table:table-cell>
          <table:table-cell office:value-type="float" office:value="92.286339218351202" table:style-name="ce1">
            <text:p>92.28633922</text:p>
          </table:table-cell>
          <table:table-cell office:value-type="float" office:value="87.907283223500102" table:style-name="ce1">
            <text:p>87.90728322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6.770356592275206" table:style-name="ce1">
            <text:p>86.7703565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135948692225398" table:style-name="ce1">
            <text:p>88.1359486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5.405465671372198" table:style-name="ce1">
            <text:p>85.40546567</text:p>
          </table:table-cell>
          <table:table-cell office:value-type="float" office:value="90.484963160911505" table:style-name="ce1">
            <text:p>90.48496316</text:p>
          </table:table-cell>
          <table:table-cell office:value-type="float" office:value="91.396717541848105" table:style-name="ce1">
            <text:p>91.39671754</text:p>
          </table:table-cell>
          <table:table-cell office:value-type="float" office:value="90.459402277818896" table:style-name="ce1">
            <text:p>90.45940228</text:p>
          </table:table-cell>
          <table:table-cell office:value-type="float" office:value="89.036386166337294" table:style-name="ce1">
            <text:p>89.03638617</text:p>
          </table:table-cell>
          <table:table-cell office:value-type="float" office:value="86.338863192859193" table:style-name="ce1">
            <text:p>86.33886319</text:p>
          </table:table-cell>
          <table:table-cell office:value-type="float" office:value="89.892845614921001" table:style-name="ce1">
            <text:p>89.89284561</text:p>
          </table:table-cell>
          <table:table-cell office:value-type="float" office:value="88.101845254868707" table:style-name="ce1">
            <text:p>88.10184525</text:p>
          </table:table-cell>
          <table:table-cell office:value-type="float" office:value="88.268269897362202" table:style-name="ce1">
            <text:p>88.2682699</text:p>
          </table:table-cell>
          <table:table-cell office:value-type="float" office:value="86.242400904303693" table:style-name="ce1">
            <text:p>86.2424009</text:p>
          </table:table-cell>
          <table:table-cell office:value-type="float" office:value="90.143498253226994" table:style-name="ce1">
            <text:p>90.14349825</text:p>
          </table:table-cell>
          <table:table-cell office:value-type="float" office:value="87.572523063141503" table:style-name="ce1">
            <text:p>87.57252306</text:p>
          </table:table-cell>
          <table:table-cell office:value-type="float" office:value="88.358576028683004" table:style-name="ce1">
            <text:p>88.35857603</text:p>
          </table:table-cell>
          <table:table-cell office:value-type="float" office:value="91.552680216142605" table:style-name="ce1">
            <text:p>91.55268022</text:p>
          </table:table-cell>
          <table:table-cell office:value-type="float" office:value="89.446754252337996" table:style-name="ce1">
            <text:p>89.44675425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3.261993464036806" table:style-name="ce1">
            <text:p>83.26199346</text:p>
          </table:table-cell>
          <table:table-cell office:value-type="float" office:value="89.438960938465996" table:style-name="ce1">
            <text:p>89.43896094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1.244701340212302" table:style-name="ce1">
            <text:p>91.24470134</text:p>
          </table:table-cell>
          <table:table-cell office:value-type="float" office:value="91.211004517623095" table:style-name="ce1">
            <text:p>91.21100452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2.204104924986893" table:style-name="ce1">
            <text:p>92.20410492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3.286522364763599" table:style-name="ce1">
            <text:p>93.28652236</text:p>
          </table:table-cell>
          <table:table-cell office:value-type="float" office:value="82.065284492982499" table:style-name="ce1">
            <text:p>82.06528449</text:p>
          </table:table-cell>
          <table:table-cell office:value-type="float" office:value="83.455127724658993" table:style-name="ce1">
            <text:p>83.45512772</text:p>
          </table:table-cell>
          <table:table-cell office:value-type="float" office:value="87.683223536920494" table:style-name="ce1">
            <text:p>87.68322354</text:p>
          </table:table-cell>
          <table:table-cell table:number-columns-repeated="16344"/>
        </table:table-row>
        <table:table-row table:style-name="ro1">
          <table:table-cell office:value-type="float" office:value="88.888888888889397" table:style-name="ce1">
            <text:p>88.88888889</text:p>
          </table:table-cell>
          <table:table-cell office:value-type="float" office:value="88.682768735706802" table:style-name="ce1">
            <text:p>88.68276874</text:p>
          </table:table-cell>
          <table:table-cell office:value-type="float" office:value="85.42164974069" table:style-name="ce1">
            <text:p>85.42164974</text:p>
          </table:table-cell>
          <table:table-cell office:value-type="float" office:value="89.192050496228106" table:style-name="ce1">
            <text:p>89.1920505</text:p>
          </table:table-cell>
          <table:table-cell office:value-type="float" office:value="84.988674871658205" table:style-name="ce1">
            <text:p>84.98867487</text:p>
          </table:table-cell>
          <table:table-cell office:value-type="float" office:value="92.278416414755597" table:style-name="ce1">
            <text:p>92.27841641</text:p>
          </table:table-cell>
          <table:table-cell office:value-type="float" office:value="87.921987309601306" table:style-name="ce1">
            <text:p>87.92198731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6.6289742666508" table:style-name="ce1">
            <text:p>86.62897427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88.228492222072404" table:style-name="ce1">
            <text:p>88.22849222</text:p>
          </table:table-cell>
          <table:table-cell office:value-type="float" office:value="87.077471859732597" table:style-name="ce1">
            <text:p>87.07747186</text:p>
          </table:table-cell>
          <table:table-cell office:value-type="float" office:value="85.342331187343504" table:style-name="ce1">
            <text:p>85.34233119</text:p>
          </table:table-cell>
          <table:table-cell office:value-type="float" office:value="90.237021513151404" table:style-name="ce1">
            <text:p>90.23702151</text:p>
          </table:table-cell>
          <table:table-cell office:value-type="float" office:value="91.248841226984297" table:style-name="ce1">
            <text:p>91.24884123</text:p>
          </table:table-cell>
          <table:table-cell office:value-type="float" office:value="90.239859351583704" table:style-name="ce1">
            <text:p>90.23985935</text:p>
          </table:table-cell>
          <table:table-cell office:value-type="float" office:value="87.015341142602907" table:style-name="ce1">
            <text:p>87.01534114</text:p>
          </table:table-cell>
          <table:table-cell office:value-type="float" office:value="86.521579085586396" table:style-name="ce1">
            <text:p>86.52157909</text:p>
          </table:table-cell>
          <table:table-cell office:value-type="float" office:value="92.113360972198905" table:style-name="ce1">
            <text:p>92.11336097</text:p>
          </table:table-cell>
          <table:table-cell office:value-type="float" office:value="88.184924617145995" table:style-name="ce1">
            <text:p>88.18492462</text:p>
          </table:table-cell>
          <table:table-cell office:value-type="float" office:value="86.530798607774301" table:style-name="ce1">
            <text:p>86.53079861</text:p>
          </table:table-cell>
          <table:table-cell office:value-type="float" office:value="86.310459988290901" table:style-name="ce1">
            <text:p>86.31045999</text:p>
          </table:table-cell>
          <table:table-cell office:value-type="float" office:value="89.796076207286305" table:style-name="ce1">
            <text:p>89.79607621</text:p>
          </table:table-cell>
          <table:table-cell office:value-type="float" office:value="87.646895388834196" table:style-name="ce1">
            <text:p>87.64689539</text:p>
          </table:table-cell>
          <table:table-cell office:value-type="float" office:value="88.385225980038797" table:style-name="ce1">
            <text:p>88.38522598</text:p>
          </table:table-cell>
          <table:table-cell office:value-type="float" office:value="88.942681700039302" table:style-name="ce1">
            <text:p>88.9426817</text:p>
          </table:table-cell>
          <table:table-cell office:value-type="float" office:value="89.334782886218406" table:style-name="ce1">
            <text:p>89.33478289</text:p>
          </table:table-cell>
          <table:table-cell office:value-type="float" office:value="91.464719396344506" table:style-name="ce1">
            <text:p>91.4647194</text:p>
          </table:table-cell>
          <table:table-cell office:value-type="float" office:value="83.391160466290998" table:style-name="ce1">
            <text:p>83.39116047</text:p>
          </table:table-cell>
          <table:table-cell office:value-type="float" office:value="89.331207987196507" table:style-name="ce1">
            <text:p>89.33120799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1.305279252665002" table:style-name="ce1">
            <text:p>91.30527925</text:p>
          </table:table-cell>
          <table:table-cell office:value-type="float" office:value="91.030606297067706" table:style-name="ce1">
            <text:p>91.0306063</text:p>
          </table:table-cell>
          <table:table-cell office:value-type="float" office:value="88.412823953455103" table:style-name="ce1">
            <text:p>88.41282395</text:p>
          </table:table-cell>
          <table:table-cell office:value-type="float" office:value="92.0120212633351" table:style-name="ce1">
            <text:p>92.01202126</text:p>
          </table:table-cell>
          <table:table-cell office:value-type="float" office:value="88.888888888889397" table:style-name="ce1">
            <text:p>88.88888889</text:p>
          </table:table-cell>
          <table:table-cell office:value-type="float" office:value="93.561995747166506" table:style-name="ce1">
            <text:p>93.56199575</text:p>
          </table:table-cell>
          <table:table-cell office:value-type="float" office:value="81.819856192293798" table:style-name="ce1">
            <text:p>81.81985619</text:p>
          </table:table-cell>
          <table:table-cell office:value-type="float" office:value="84.833763301381595" table:style-name="ce1">
            <text:p>84.8337633</text:p>
          </table:table-cell>
          <table:table-cell office:value-type="float" office:value="88.277366292433101" table:style-name="ce1">
            <text:p>88.27736629</text:p>
          </table:table-cell>
          <table:table-cell table:number-columns-repeated="16344"/>
        </table:table-row>
        <table:table-row table:style-name="ro1">
          <table:table-cell office:value-type="float" office:value="93.224529853190305" table:style-name="ce1">
            <text:p>93.22452985</text:p>
          </table:table-cell>
          <table:table-cell office:value-type="float" office:value="88.606147938735702" table:style-name="ce1">
            <text:p>88.60614794</text:p>
          </table:table-cell>
          <table:table-cell office:value-type="float" office:value="87.415016346171996" table:style-name="ce1">
            <text:p>87.41501635</text:p>
          </table:table-cell>
          <table:table-cell office:value-type="float" office:value="89.221915945332796" table:style-name="ce1">
            <text:p>89.22191595</text:p>
          </table:table-cell>
          <table:table-cell office:value-type="float" office:value="84.801890200402696" table:style-name="ce1">
            <text:p>84.8018902</text:p>
          </table:table-cell>
          <table:table-cell office:value-type="float" office:value="92.289521768271797" table:style-name="ce1">
            <text:p>92.28952177</text:p>
          </table:table-cell>
          <table:table-cell office:value-type="float" office:value="88.667824532754395" table:style-name="ce1">
            <text:p>88.66782453</text:p>
          </table:table-cell>
          <table:table-cell office:value-type="float" office:value="87.747201406397295" table:style-name="ce1">
            <text:p>87.74720141</text:p>
          </table:table-cell>
          <table:table-cell office:value-type="float" office:value="85.526721325552302" table:style-name="ce1">
            <text:p>85.52672133</text:p>
          </table:table-cell>
          <table:table-cell office:value-type="float" office:value="86.533596046579405" table:style-name="ce1">
            <text:p>86.53359605</text:p>
          </table:table-cell>
          <table:table-cell office:value-type="float" office:value="88.117307152112005" table:style-name="ce1">
            <text:p>88.11730715</text:p>
          </table:table-cell>
          <table:table-cell office:value-type="float" office:value="87.267433201021802" table:style-name="ce1">
            <text:p>87.2674332</text:p>
          </table:table-cell>
          <table:table-cell office:value-type="float" office:value="85.322447217367994" table:style-name="ce1">
            <text:p>85.32244722</text:p>
          </table:table-cell>
          <table:table-cell office:value-type="float" office:value="90.025143962811697" table:style-name="ce1">
            <text:p>90.02514396</text:p>
          </table:table-cell>
          <table:table-cell office:value-type="float" office:value="91.150834754847395" table:style-name="ce1">
            <text:p>91.15083475</text:p>
          </table:table-cell>
          <table:table-cell office:value-type="float" office:value="90.059190970087599" table:style-name="ce1">
            <text:p>90.05919097</text:p>
          </table:table-cell>
          <table:table-cell office:value-type="float" office:value="86.9101230447001" table:style-name="ce1">
            <text:p>86.91012304</text:p>
          </table:table-cell>
          <table:table-cell office:value-type="float" office:value="85.724066684073506" table:style-name="ce1">
            <text:p>85.72406668</text:p>
          </table:table-cell>
          <table:table-cell office:value-type="float" office:value="92.070696881558405" table:style-name="ce1">
            <text:p>92.07069688</text:p>
          </table:table-cell>
          <table:table-cell office:value-type="float" office:value="88.317285774303798" table:style-name="ce1">
            <text:p>88.31728577</text:p>
          </table:table-cell>
          <table:table-cell office:value-type="float" office:value="86.583470532426603" table:style-name="ce1">
            <text:p>86.58347053</text:p>
          </table:table-cell>
          <table:table-cell office:value-type="float" office:value="86.499266109424198" table:style-name="ce1">
            <text:p>86.49926611</text:p>
          </table:table-cell>
          <table:table-cell office:value-type="float" office:value="89.662361475489007" table:style-name="ce1">
            <text:p>89.66236148</text:p>
          </table:table-cell>
          <table:table-cell office:value-type="float" office:value="87.792099444957302" table:style-name="ce1">
            <text:p>87.79209944</text:p>
          </table:table-cell>
          <table:table-cell office:value-type="float" office:value="88.312260139871796" table:style-name="ce1">
            <text:p>88.31226014</text:p>
          </table:table-cell>
          <table:table-cell office:value-type="float" office:value="89.009983725445196" table:style-name="ce1">
            <text:p>89.00998373</text:p>
          </table:table-cell>
          <table:table-cell office:value-type="float" office:value="89.230238633037203" table:style-name="ce1">
            <text:p>89.23023863</text:p>
          </table:table-cell>
          <table:table-cell office:value-type="float" office:value="91.666283930613503" table:style-name="ce1">
            <text:p>91.66628393</text:p>
          </table:table-cell>
          <table:table-cell office:value-type="float" office:value="83.506648680004901" table:style-name="ce1">
            <text:p>83.50664868</text:p>
          </table:table-cell>
          <table:table-cell office:value-type="float" office:value="88.566735542017497" table:style-name="ce1">
            <text:p>88.56673554</text:p>
          </table:table-cell>
          <table:table-cell office:value-type="float" office:value="90.080516378979397" table:style-name="ce1">
            <text:p>90.08051638</text:p>
          </table:table-cell>
          <table:table-cell office:value-type="float" office:value="91.228893937680596" table:style-name="ce1">
            <text:p>91.22889394</text:p>
          </table:table-cell>
          <table:table-cell office:value-type="float" office:value="90.8002537130984" table:style-name="ce1">
            <text:p>90.80025371</text:p>
          </table:table-cell>
          <table:table-cell office:value-type="float" office:value="88.440842523930101" table:style-name="ce1">
            <text:p>88.44084252</text:p>
          </table:table-cell>
          <table:table-cell office:value-type="float" office:value="91.735370370296195" table:style-name="ce1">
            <text:p>91.73537037</text:p>
          </table:table-cell>
          <table:table-cell office:value-type="float" office:value="89.215560955645003" table:style-name="ce1">
            <text:p>89.21556096</text:p>
          </table:table-cell>
          <table:table-cell office:value-type="float" office:value="93.2707538431508" table:style-name="ce1">
            <text:p>93.27075384</text:p>
          </table:table-cell>
          <table:table-cell office:value-type="float" office:value="81.621394048546605" table:style-name="ce1">
            <text:p>81.62139405</text:p>
          </table:table-cell>
          <table:table-cell office:value-type="float" office:value="84.769852095622099" table:style-name="ce1">
            <text:p>84.7698521</text:p>
          </table:table-cell>
          <table:table-cell office:value-type="float" office:value="88.280245676144105" table:style-name="ce1">
            <text:p>88.28024568</text:p>
          </table:table-cell>
          <table:table-cell table:number-columns-repeated="16344"/>
        </table:table-row>
        <table:table-row table:style-name="ro1">
          <table:table-cell office:value-type="float" office:value="93.041216485602604" table:style-name="ce1">
            <text:p>93.04121649</text:p>
          </table:table-cell>
          <table:table-cell office:value-type="float" office:value="88.592101948051507" table:style-name="ce1">
            <text:p>88.59210195</text:p>
          </table:table-cell>
          <table:table-cell office:value-type="float" office:value="87.368044042118399" table:style-name="ce1">
            <text:p>87.36804404</text:p>
          </table:table-cell>
          <table:table-cell office:value-type="float" office:value="89.114435928969698" table:style-name="ce1">
            <text:p>89.11443593</text:p>
          </table:table-cell>
          <table:table-cell office:value-type="float" office:value="83.985326721872894" table:style-name="ce1">
            <text:p>83.98532672</text:p>
          </table:table-cell>
          <table:table-cell office:value-type="float" office:value="92.314827688772894" table:style-name="ce1">
            <text:p>92.31482769</text:p>
          </table:table-cell>
          <table:table-cell office:value-type="float" office:value="88.743908267191401" table:style-name="ce1">
            <text:p>88.74390827</text:p>
          </table:table-cell>
          <table:table-cell office:value-type="float" office:value="87.6693291316315" table:style-name="ce1">
            <text:p>87.66932913</text:p>
          </table:table-cell>
          <table:table-cell office:value-type="float" office:value="85.2771664607357" table:style-name="ce1">
            <text:p>85.27716646</text:p>
          </table:table-cell>
          <table:table-cell office:value-type="float" office:value="86.4938580224335" table:style-name="ce1">
            <text:p>86.49385802</text:p>
          </table:table-cell>
          <table:table-cell office:value-type="float" office:value="87.468665124646094" table:style-name="ce1">
            <text:p>87.46866512</text:p>
          </table:table-cell>
          <table:table-cell office:value-type="float" office:value="87.012359991482199" table:style-name="ce1">
            <text:p>87.01235999</text:p>
          </table:table-cell>
          <table:table-cell office:value-type="float" office:value="85.267573266629796" table:style-name="ce1">
            <text:p>85.26757327</text:p>
          </table:table-cell>
          <table:table-cell office:value-type="float" office:value="89.875768909774706" table:style-name="ce1">
            <text:p>89.87576891</text:p>
          </table:table-cell>
          <table:table-cell office:value-type="float" office:value="91.053339448394794" table:style-name="ce1">
            <text:p>91.05333945</text:p>
          </table:table-cell>
          <table:table-cell office:value-type="float" office:value="89.992484755238095" table:style-name="ce1">
            <text:p>89.99248476</text:p>
          </table:table-cell>
          <table:table-cell office:value-type="float" office:value="86.273251004053805" table:style-name="ce1">
            <text:p>86.273251</text:p>
          </table:table-cell>
          <table:table-cell office:value-type="float" office:value="85.694581592584896" table:style-name="ce1">
            <text:p>85.69458159</text:p>
          </table:table-cell>
          <table:table-cell office:value-type="float" office:value="95.111166837068396" table:style-name="ce1">
            <text:p>95.11116684</text:p>
          </table:table-cell>
          <table:table-cell office:value-type="float" office:value="88.392870853551599" table:style-name="ce1">
            <text:p>88.39287085</text:p>
          </table:table-cell>
          <table:table-cell office:value-type="float" office:value="86.684779323932503" table:style-name="ce1">
            <text:p>86.68477932</text:p>
          </table:table-cell>
          <table:table-cell office:value-type="float" office:value="86.426684967480298" table:style-name="ce1">
            <text:p>86.42668497</text:p>
          </table:table-cell>
          <table:table-cell office:value-type="float" office:value="89.653133980738801" table:style-name="ce1">
            <text:p>89.65313398</text:p>
          </table:table-cell>
          <table:table-cell office:value-type="float" office:value="87.605889298408698" table:style-name="ce1">
            <text:p>87.6058893</text:p>
          </table:table-cell>
          <table:table-cell office:value-type="float" office:value="88.440232512058301" table:style-name="ce1">
            <text:p>88.44023251</text:p>
          </table:table-cell>
          <table:table-cell office:value-type="float" office:value="87.966231501672596" table:style-name="ce1">
            <text:p>87.9662315</text:p>
          </table:table-cell>
          <table:table-cell office:value-type="float" office:value="89.130767225386194" table:style-name="ce1">
            <text:p>89.13076723</text:p>
          </table:table-cell>
          <table:table-cell office:value-type="float" office:value="87.744244532539398" table:style-name="ce1">
            <text:p>87.74424453</text:p>
          </table:table-cell>
          <table:table-cell office:value-type="float" office:value="83.197094347071797" table:style-name="ce1">
            <text:p>83.19709435</text:p>
          </table:table-cell>
          <table:table-cell office:value-type="float" office:value="88.4900395521191" table:style-name="ce1">
            <text:p>88.49003955</text:p>
          </table:table-cell>
          <table:table-cell office:value-type="float" office:value="89.974025095358598" table:style-name="ce1">
            <text:p>89.9740251</text:p>
          </table:table-cell>
          <table:table-cell office:value-type="float" office:value="91.142529576074494" table:style-name="ce1">
            <text:p>91.14252958</text:p>
          </table:table-cell>
          <table:table-cell office:value-type="float" office:value="90.632799960757197" table:style-name="ce1">
            <text:p>90.63279996</text:p>
          </table:table-cell>
          <table:table-cell office:value-type="float" office:value="89.139318562230102" table:style-name="ce1">
            <text:p>89.13931856</text:p>
          </table:table-cell>
          <table:table-cell office:value-type="float" office:value="91.539167812167804" table:style-name="ce1">
            <text:p>91.53916781</text:p>
          </table:table-cell>
          <table:table-cell office:value-type="float" office:value="89.122964911881894" table:style-name="ce1">
            <text:p>89.12296491</text:p>
          </table:table-cell>
          <table:table-cell office:value-type="float" office:value="92.897182982260503" table:style-name="ce1">
            <text:p>92.89718298</text:p>
          </table:table-cell>
          <table:table-cell office:value-type="float" office:value="81.421815844597901" table:style-name="ce1">
            <text:p>81.42181584</text:p>
          </table:table-cell>
          <table:table-cell office:value-type="float" office:value="84.666367548070795" table:style-name="ce1">
            <text:p>84.66636755</text:p>
          </table:table-cell>
          <table:table-cell office:value-type="float" office:value="87.503417944201203" table:style-name="ce1">
            <text:p>87.50341794</text:p>
          </table:table-cell>
          <table:table-cell table:number-columns-repeated="16344"/>
        </table:table-row>
        <table:table-row table:style-name="ro1">
          <table:table-cell office:value-type="float" office:value="92.828685256544006" table:style-name="ce1">
            <text:p>92.82868526</text:p>
          </table:table-cell>
          <table:table-cell office:value-type="float" office:value="88.534685301250704" table:style-name="ce1">
            <text:p>88.5346853</text:p>
          </table:table-cell>
          <table:table-cell office:value-type="float" office:value="87.313863209676299" table:style-name="ce1">
            <text:p>87.31386321</text:p>
          </table:table-cell>
          <table:table-cell office:value-type="float" office:value="88.992657811747506" table:style-name="ce1">
            <text:p>88.99265781</text:p>
          </table:table-cell>
          <table:table-cell office:value-type="float" office:value="83.9756422149716" table:style-name="ce1">
            <text:p>83.97564221</text:p>
          </table:table-cell>
          <table:table-cell office:value-type="float" office:value="92.332365760623802" table:style-name="ce1">
            <text:p>92.33236576</text:p>
          </table:table-cell>
          <table:table-cell office:value-type="float" office:value="88.5279662556528" table:style-name="ce1">
            <text:p>88.52796626</text:p>
          </table:table-cell>
          <table:table-cell office:value-type="float" office:value="87.624047155778896" table:style-name="ce1">
            <text:p>87.62404716</text:p>
          </table:table-cell>
          <table:table-cell office:value-type="float" office:value="85.074177798804001" table:style-name="ce1">
            <text:p>85.0741778</text:p>
          </table:table-cell>
          <table:table-cell office:value-type="float" office:value="86.536524269989698" table:style-name="ce1">
            <text:p>86.53652427</text:p>
          </table:table-cell>
          <table:table-cell office:value-type="float" office:value="87.420174025305201" table:style-name="ce1">
            <text:p>87.42017403</text:p>
          </table:table-cell>
          <table:table-cell office:value-type="float" office:value="86.685631028510301" table:style-name="ce1">
            <text:p>86.68563103</text:p>
          </table:table-cell>
          <table:table-cell office:value-type="float" office:value="85.380355457508202" table:style-name="ce1">
            <text:p>85.38035546</text:p>
          </table:table-cell>
          <table:table-cell office:value-type="float" office:value="89.824888761658798" table:style-name="ce1">
            <text:p>89.82488876</text:p>
          </table:table-cell>
          <table:table-cell office:value-type="float" office:value="90.949915430561305" table:style-name="ce1">
            <text:p>90.94991543</text:p>
          </table:table-cell>
          <table:table-cell office:value-type="float" office:value="89.950650875320406" table:style-name="ce1">
            <text:p>89.95065088</text:p>
          </table:table-cell>
          <table:table-cell office:value-type="float" office:value="86.170498221016302" table:style-name="ce1">
            <text:p>86.17049822</text:p>
          </table:table-cell>
          <table:table-cell office:value-type="float" office:value="85.707583986513399" table:style-name="ce1">
            <text:p>85.70758399</text:p>
          </table:table-cell>
          <table:table-cell office:value-type="float" office:value="95.159622577201404" table:style-name="ce1">
            <text:p>95.15962258</text:p>
          </table:table-cell>
          <table:table-cell office:value-type="float" office:value="88.273011252619099" table:style-name="ce1">
            <text:p>88.27301125</text:p>
          </table:table-cell>
          <table:table-cell office:value-type="float" office:value="87.105675964372097" table:style-name="ce1">
            <text:p>87.10567596</text:p>
          </table:table-cell>
          <table:table-cell office:value-type="float" office:value="86.399303103935694" table:style-name="ce1">
            <text:p>86.3993031</text:p>
          </table:table-cell>
          <table:table-cell office:value-type="float" office:value="86.302982506399204" table:style-name="ce1">
            <text:p>86.30298251</text:p>
          </table:table-cell>
          <table:table-cell office:value-type="float" office:value="87.568260891382707" table:style-name="ce1">
            <text:p>87.56826089</text:p>
          </table:table-cell>
          <table:table-cell office:value-type="float" office:value="88.534620748724606" table:style-name="ce1">
            <text:p>88.53462075</text:p>
          </table:table-cell>
          <table:table-cell office:value-type="float" office:value="87.789933349938195" table:style-name="ce1">
            <text:p>87.78993335</text:p>
          </table:table-cell>
          <table:table-cell office:value-type="float" office:value="87.042715566227599" table:style-name="ce1">
            <text:p>87.04271557</text:p>
          </table:table-cell>
          <table:table-cell office:value-type="float" office:value="87.661191218648298" table:style-name="ce1">
            <text:p>87.66119122</text:p>
          </table:table-cell>
          <table:table-cell office:value-type="float" office:value="86.419438310029193" table:style-name="ce1">
            <text:p>86.41943831</text:p>
          </table:table-cell>
          <table:table-cell office:value-type="float" office:value="88.821535537421994" table:style-name="ce1">
            <text:p>88.82153554</text:p>
          </table:table-cell>
          <table:table-cell office:value-type="float" office:value="89.878804702224301" table:style-name="ce1">
            <text:p>89.8788047</text:p>
          </table:table-cell>
          <table:table-cell office:value-type="float" office:value="91.137155881969306" table:style-name="ce1">
            <text:p>91.13715588</text:p>
          </table:table-cell>
          <table:table-cell office:value-type="float" office:value="90.410014547337497" table:style-name="ce1">
            <text:p>90.41001455</text:p>
          </table:table-cell>
          <table:table-cell office:value-type="float" office:value="88.900536230039606" table:style-name="ce1">
            <text:p>88.90053623</text:p>
          </table:table-cell>
          <table:table-cell office:value-type="float" office:value="91.4138810220349" table:style-name="ce1">
            <text:p>91.41388102</text:p>
          </table:table-cell>
          <table:table-cell office:value-type="float" office:value="89.101072073187794" table:style-name="ce1">
            <text:p>89.10107207</text:p>
          </table:table-cell>
          <table:table-cell office:value-type="float" office:value="89.353194421954697" table:style-name="ce1">
            <text:p>89.35319442</text:p>
          </table:table-cell>
          <table:table-cell office:value-type="float" office:value="81.124488362530101" table:style-name="ce1">
            <text:p>81.12448836</text:p>
          </table:table-cell>
          <table:table-cell office:value-type="float" office:value="83.3386059247497" table:style-name="ce1">
            <text:p>83.33860592</text:p>
          </table:table-cell>
          <table:table-cell office:value-type="float" office:value="87.443410873376905" table:style-name="ce1">
            <text:p>87.44341087</text:p>
          </table:table-cell>
          <table:table-cell table:number-columns-repeated="16344"/>
        </table:table-row>
        <table:table-row table:style-name="ro1">
          <table:table-cell office:value-type="float" office:value="92.721341800850297" table:style-name="ce1">
            <text:p>92.7213418</text:p>
          </table:table-cell>
          <table:table-cell office:value-type="float" office:value="88.511436197591806" table:style-name="ce1">
            <text:p>88.5114362</text:p>
          </table:table-cell>
          <table:table-cell office:value-type="float" office:value="87.258500010779002" table:style-name="ce1">
            <text:p>87.25850001</text:p>
          </table:table-cell>
          <table:table-cell office:value-type="float" office:value="88.893100621500693" table:style-name="ce1">
            <text:p>88.89310062</text:p>
          </table:table-cell>
          <table:table-cell office:value-type="float" office:value="85.709708476241104" table:style-name="ce1">
            <text:p>85.70970848</text:p>
          </table:table-cell>
          <table:table-cell office:value-type="float" office:value="92.345283847396999" table:style-name="ce1">
            <text:p>92.34528385</text:p>
          </table:table-cell>
          <table:table-cell office:value-type="float" office:value="88.626309954010097" table:style-name="ce1">
            <text:p>88.62630995</text:p>
          </table:table-cell>
          <table:table-cell office:value-type="float" office:value="87.529085092093894" table:style-name="ce1">
            <text:p>87.52908509</text:p>
          </table:table-cell>
          <table:table-cell office:value-type="float" office:value="84.897540887557398" table:style-name="ce1">
            <text:p>84.89754089</text:p>
          </table:table-cell>
          <table:table-cell office:value-type="float" office:value="85.823885700375399" table:style-name="ce1">
            <text:p>85.8238857</text:p>
          </table:table-cell>
          <table:table-cell office:value-type="float" office:value="87.384042134028405" table:style-name="ce1">
            <text:p>87.38404213</text:p>
          </table:table-cell>
          <table:table-cell office:value-type="float" office:value="86.514280480990394" table:style-name="ce1">
            <text:p>86.51428048</text:p>
          </table:table-cell>
          <table:table-cell office:value-type="float" office:value="85.188491843049604" table:style-name="ce1">
            <text:p>85.18849184</text:p>
          </table:table-cell>
          <table:table-cell office:value-type="float" office:value="89.8445860870888" table:style-name="ce1">
            <text:p>89.84458609</text:p>
          </table:table-cell>
          <table:table-cell office:value-type="float" office:value="90.886644379560593" table:style-name="ce1">
            <text:p>90.88664438</text:p>
          </table:table-cell>
          <table:table-cell office:value-type="float" office:value="89.901457155051801" table:style-name="ce1">
            <text:p>89.90145716</text:p>
          </table:table-cell>
          <table:table-cell office:value-type="float" office:value="86.064047215680503" table:style-name="ce1">
            <text:p>86.06404722</text:p>
          </table:table-cell>
          <table:table-cell office:value-type="float" office:value="85.840966261326201" table:style-name="ce1">
            <text:p>85.84096626</text:p>
          </table:table-cell>
          <table:table-cell office:value-type="float" office:value="95.2129480025052" table:style-name="ce1">
            <text:p>95.212948</text:p>
          </table:table-cell>
          <table:table-cell office:value-type="float" office:value="88.166135698063997" table:style-name="ce1">
            <text:p>88.1661357</text:p>
          </table:table-cell>
          <table:table-cell office:value-type="float" office:value="86.907005463413697" table:style-name="ce1">
            <text:p>86.90700546</text:p>
          </table:table-cell>
          <table:table-cell office:value-type="float" office:value="86.381059097841899" table:style-name="ce1">
            <text:p>86.3810591</text:p>
          </table:table-cell>
          <table:table-cell office:value-type="float" office:value="86.306598465679002" table:style-name="ce1">
            <text:p>86.30659847</text:p>
          </table:table-cell>
          <table:table-cell office:value-type="float" office:value="88.092238174119899" table:style-name="ce1">
            <text:p>88.09223817</text:p>
          </table:table-cell>
          <table:table-cell office:value-type="float" office:value="89.215799454846902" table:style-name="ce1">
            <text:p>89.21579945</text:p>
          </table:table-cell>
          <table:table-cell office:value-type="float" office:value="87.509655215060903" table:style-name="ce1">
            <text:p>87.50965522</text:p>
          </table:table-cell>
          <table:table-cell office:value-type="float" office:value="86.932822295991997" table:style-name="ce1">
            <text:p>86.9328223</text:p>
          </table:table-cell>
          <table:table-cell office:value-type="float" office:value="87.568449114061707" table:style-name="ce1">
            <text:p>87.56844911</text:p>
          </table:table-cell>
          <table:table-cell office:value-type="float" office:value="86.243653313531397" table:style-name="ce1">
            <text:p>86.24365331</text:p>
          </table:table-cell>
          <table:table-cell office:value-type="float" office:value="88.762735641827902" table:style-name="ce1">
            <text:p>88.76273564</text:p>
          </table:table-cell>
          <table:table-cell office:value-type="float" office:value="85.533532368019607" table:style-name="ce1">
            <text:p>85.53353237</text:p>
          </table:table-cell>
          <table:table-cell office:value-type="float" office:value="91.149946753309905" table:style-name="ce1">
            <text:p>91.14994675</text:p>
          </table:table-cell>
          <table:table-cell office:value-type="float" office:value="90.299090588401199" table:style-name="ce1">
            <text:p>90.29909059</text:p>
          </table:table-cell>
          <table:table-cell office:value-type="float" office:value="89.310067949654595" table:style-name="ce1">
            <text:p>89.31006795</text:p>
          </table:table-cell>
          <table:table-cell office:value-type="float" office:value="91.360992800960304" table:style-name="ce1">
            <text:p>91.3609928</text:p>
          </table:table-cell>
          <table:table-cell office:value-type="float" office:value="89.085279282961096" table:style-name="ce1">
            <text:p>89.08527928</text:p>
          </table:table-cell>
          <table:table-cell office:value-type="float" office:value="88.9617530845603" table:style-name="ce1">
            <text:p>88.96175308</text:p>
          </table:table-cell>
          <table:table-cell office:value-type="float" office:value="79.902138532262995" table:style-name="ce1">
            <text:p>79.90213853</text:p>
          </table:table-cell>
          <table:table-cell office:value-type="float" office:value="83.112372373204096" table:style-name="ce1">
            <text:p>83.11237237</text:p>
          </table:table-cell>
          <table:table-cell office:value-type="float" office:value="87.366076662183104" table:style-name="ce1">
            <text:p>87.36607666</text:p>
          </table:table-cell>
          <table:table-cell table:number-columns-repeated="16344"/>
        </table:table-row>
        <table:table-row table:style-name="ro1">
          <table:table-cell office:value-type="float" office:value="92.665841088485607" table:style-name="ce1">
            <text:p>92.66584109</text:p>
          </table:table-cell>
          <table:table-cell office:value-type="float" office:value="88.528056305759904" table:style-name="ce1">
            <text:p>88.52805631</text:p>
          </table:table-cell>
          <table:table-cell office:value-type="float" office:value="87.202166021958803" table:style-name="ce1">
            <text:p>87.20216602</text:p>
          </table:table-cell>
          <table:table-cell office:value-type="float" office:value="86.498933968531702" table:style-name="ce1">
            <text:p>86.49893397</text:p>
          </table:table-cell>
          <table:table-cell office:value-type="float" office:value="85.771832267641798" table:style-name="ce1">
            <text:p>85.77183227</text:p>
          </table:table-cell>
          <table:table-cell office:value-type="float" office:value="88.104889008238402" table:style-name="ce1">
            <text:p>88.10488901</text:p>
          </table:table-cell>
          <table:table-cell office:value-type="float" office:value="86.470752018742601" table:style-name="ce1">
            <text:p>86.47075202</text:p>
          </table:table-cell>
          <table:table-cell office:value-type="float" office:value="88.980949903173993" table:style-name="ce1">
            <text:p>88.9809499</text:p>
          </table:table-cell>
          <table:table-cell office:value-type="float" office:value="84.770524502101495" table:style-name="ce1">
            <text:p>84.7705245</text:p>
          </table:table-cell>
          <table:table-cell office:value-type="float" office:value="85.890153324885006" table:style-name="ce1">
            <text:p>85.89015332</text:p>
          </table:table-cell>
          <table:table-cell office:value-type="float" office:value="88.366755085552796" table:style-name="ce1">
            <text:p>88.36675509</text:p>
          </table:table-cell>
          <table:table-cell office:value-type="float" office:value="86.670493003759702" table:style-name="ce1">
            <text:p>86.670493</text:p>
          </table:table-cell>
          <table:table-cell office:value-type="float" office:value="83.654671775152593" table:style-name="ce1">
            <text:p>83.65467178</text:p>
          </table:table-cell>
          <table:table-cell office:value-type="float" office:value="89.881363956009395" table:style-name="ce1">
            <text:p>89.88136396</text:p>
          </table:table-cell>
          <table:table-cell office:value-type="float" office:value="90.845456921587896" table:style-name="ce1">
            <text:p>90.84545692</text:p>
          </table:table-cell>
          <table:table-cell office:value-type="float" office:value="89.952566814406694" table:style-name="ce1">
            <text:p>89.95256681</text:p>
          </table:table-cell>
          <table:table-cell office:value-type="float" office:value="85.901271462641603" table:style-name="ce1">
            <text:p>85.90127146</text:p>
          </table:table-cell>
          <table:table-cell office:value-type="float" office:value="85.785861160319499" table:style-name="ce1">
            <text:p>85.78586116</text:p>
          </table:table-cell>
          <table:table-cell office:value-type="float" office:value="90.674456114646702" table:style-name="ce1">
            <text:p>90.67445611</text:p>
          </table:table-cell>
          <table:table-cell office:value-type="float" office:value="88.069011599665302" table:style-name="ce1">
            <text:p>88.0690116</text:p>
          </table:table-cell>
          <table:table-cell office:value-type="float" office:value="86.644554160234406" table:style-name="ce1">
            <text:p>86.64455416</text:p>
          </table:table-cell>
          <table:table-cell office:value-type="float" office:value="86.3723628986927" table:style-name="ce1">
            <text:p>86.3723629</text:p>
          </table:table-cell>
          <table:table-cell office:value-type="float" office:value="84.628398004211206" table:style-name="ce1">
            <text:p>84.628398</text:p>
          </table:table-cell>
          <table:table-cell office:value-type="float" office:value="88.168774254036904" table:style-name="ce1">
            <text:p>88.16877425</text:p>
          </table:table-cell>
          <table:table-cell office:value-type="float" office:value="89.018661720546405" table:style-name="ce1">
            <text:p>89.01866172</text:p>
          </table:table-cell>
          <table:table-cell office:value-type="float" office:value="89.310124262380199" table:style-name="ce1">
            <text:p>89.31012426</text:p>
          </table:table-cell>
          <table:table-cell office:value-type="float" office:value="86.322385629871704" table:style-name="ce1">
            <text:p>86.32238563</text:p>
          </table:table-cell>
          <table:table-cell office:value-type="float" office:value="85.369660512163705" table:style-name="ce1">
            <text:p>85.36966051</text:p>
          </table:table-cell>
          <table:table-cell office:value-type="float" office:value="82.758702257554802" table:style-name="ce1">
            <text:p>82.75870226</text:p>
          </table:table-cell>
          <table:table-cell office:value-type="float" office:value="88.728518586469207" table:style-name="ce1">
            <text:p>88.72851859</text:p>
          </table:table-cell>
          <table:table-cell office:value-type="float" office:value="85.780881893246999" table:style-name="ce1">
            <text:p>85.78088189</text:p>
          </table:table-cell>
          <table:table-cell office:value-type="float" office:value="84.423780558097803" table:style-name="ce1">
            <text:p>84.42378056</text:p>
          </table:table-cell>
          <table:table-cell office:value-type="float" office:value="90.316482363541496" table:style-name="ce1">
            <text:p>90.31648236</text:p>
          </table:table-cell>
          <table:table-cell office:value-type="float" office:value="88.839232405093995" table:style-name="ce1">
            <text:p>88.83923241</text:p>
          </table:table-cell>
          <table:table-cell office:value-type="float" office:value="91.416812008313997" table:style-name="ce1">
            <text:p>91.41681201</text:p>
          </table:table-cell>
          <table:table-cell office:value-type="float" office:value="90.213938786388297" table:style-name="ce1">
            <text:p>90.21393879</text:p>
          </table:table-cell>
          <table:table-cell office:value-type="float" office:value="88.813635236504396" table:style-name="ce1">
            <text:p>88.81363524</text:p>
          </table:table-cell>
          <table:table-cell office:value-type="float" office:value="79.565821903059302" table:style-name="ce1">
            <text:p>79.5658219</text:p>
          </table:table-cell>
          <table:table-cell office:value-type="float" office:value="82.8317274139619" table:style-name="ce1">
            <text:p>82.83172741</text:p>
          </table:table-cell>
          <table:table-cell office:value-type="float" office:value="86.282581624320798" table:style-name="ce1">
            <text:p>86.28258162</text:p>
          </table:table-cell>
          <table:table-cell table:number-columns-repeated="16344"/>
        </table:table-row>
        <table:table-row table:style-name="ro1">
          <table:table-cell office:value-type="float" office:value="92.527810073032398" table:style-name="ce1">
            <text:p>92.52781007</text:p>
          </table:table-cell>
          <table:table-cell office:value-type="float" office:value="88.567387440663296" table:style-name="ce1">
            <text:p>88.56738744</text:p>
          </table:table-cell>
          <table:table-cell office:value-type="float" office:value="87.242319095257898" table:style-name="ce1">
            <text:p>87.2423191</text:p>
          </table:table-cell>
          <table:table-cell office:value-type="float" office:value="86.394462569259005" table:style-name="ce1">
            <text:p>86.39446257</text:p>
          </table:table-cell>
          <table:table-cell office:value-type="float" office:value="84.973329221277794" table:style-name="ce1">
            <text:p>84.97332922</text:p>
          </table:table-cell>
          <table:table-cell office:value-type="float" office:value="87.979514795048203" table:style-name="ce1">
            <text:p>87.9795148</text:p>
          </table:table-cell>
          <table:table-cell office:value-type="float" office:value="86.241012095076599" table:style-name="ce1">
            <text:p>86.2410121</text:p>
          </table:table-cell>
          <table:table-cell office:value-type="float" office:value="88.936367614930603" table:style-name="ce1">
            <text:p>88.93636761</text:p>
          </table:table-cell>
          <table:table-cell office:value-type="float" office:value="84.411994158192996" table:style-name="ce1">
            <text:p>84.41199416</text:p>
          </table:table-cell>
          <table:table-cell office:value-type="float" office:value="85.922107978438206" table:style-name="ce1">
            <text:p>85.92210798</text:p>
          </table:table-cell>
          <table:table-cell office:value-type="float" office:value="88.401886593324207" table:style-name="ce1">
            <text:p>88.40188659</text:p>
          </table:table-cell>
          <table:table-cell office:value-type="float" office:value="86.640734613678802" table:style-name="ce1">
            <text:p>86.64073461</text:p>
          </table:table-cell>
          <table:table-cell office:value-type="float" office:value="83.658581963683204" table:style-name="ce1">
            <text:p>83.65858196</text:p>
          </table:table-cell>
          <table:table-cell office:value-type="float" office:value="89.986155092630597" table:style-name="ce1">
            <text:p>89.98615509</text:p>
          </table:table-cell>
          <table:table-cell office:value-type="float" office:value="90.774295319741796" table:style-name="ce1">
            <text:p>90.77429532</text:p>
          </table:table-cell>
          <table:table-cell office:value-type="float" office:value="89.980440575548698" table:style-name="ce1">
            <text:p>89.98044058</text:p>
          </table:table-cell>
          <table:table-cell office:value-type="float" office:value="85.747495928067707" table:style-name="ce1">
            <text:p>85.74749593</text:p>
          </table:table-cell>
          <table:table-cell office:value-type="float" office:value="85.673002898582894" table:style-name="ce1">
            <text:p>85.6730029</text:p>
          </table:table-cell>
          <table:table-cell office:value-type="float" office:value="90.556262269076797" table:style-name="ce1">
            <text:p>90.55626227</text:p>
          </table:table-cell>
          <table:table-cell office:value-type="float" office:value="88.0065263490456" table:style-name="ce1">
            <text:p>88.00652635</text:p>
          </table:table-cell>
          <table:table-cell office:value-type="float" office:value="86.479690432250393" table:style-name="ce1">
            <text:p>86.47969043</text:p>
          </table:table-cell>
          <table:table-cell office:value-type="float" office:value="84.4339164293538" table:style-name="ce1">
            <text:p>84.43391643</text:p>
          </table:table-cell>
          <table:table-cell office:value-type="float" office:value="84.111269822119695" table:style-name="ce1">
            <text:p>84.11126982</text:p>
          </table:table-cell>
          <table:table-cell office:value-type="float" office:value="88.011575419529606" table:style-name="ce1">
            <text:p>88.01157542</text:p>
          </table:table-cell>
          <table:table-cell office:value-type="float" office:value="88.660607307575901" table:style-name="ce1">
            <text:p>88.66060731</text:p>
          </table:table-cell>
          <table:table-cell office:value-type="float" office:value="89.474579613239897" table:style-name="ce1">
            <text:p>89.47457961</text:p>
          </table:table-cell>
          <table:table-cell office:value-type="float" office:value="86.280429326477503" table:style-name="ce1">
            <text:p>86.28042933</text:p>
          </table:table-cell>
          <table:table-cell office:value-type="float" office:value="85.552438342183805" table:style-name="ce1">
            <text:p>85.55243834</text:p>
          </table:table-cell>
          <table:table-cell office:value-type="float" office:value="82.790295892293003" table:style-name="ce1">
            <text:p>82.79029589</text:p>
          </table:table-cell>
          <table:table-cell office:value-type="float" office:value="88.738200425679494" table:style-name="ce1">
            <text:p>88.73820043</text:p>
          </table:table-cell>
          <table:table-cell office:value-type="float" office:value="82.533808907642793" table:style-name="ce1">
            <text:p>82.53380891</text:p>
          </table:table-cell>
          <table:table-cell office:value-type="float" office:value="84.329927278154301" table:style-name="ce1">
            <text:p>84.32992728</text:p>
          </table:table-cell>
          <table:table-cell office:value-type="float" office:value="90.476565169270401" table:style-name="ce1">
            <text:p>90.47656517</text:p>
          </table:table-cell>
          <table:table-cell office:value-type="float" office:value="88.714965360410901" table:style-name="ce1">
            <text:p>88.71496536</text:p>
          </table:table-cell>
          <table:table-cell office:value-type="float" office:value="91.331776458730502" table:style-name="ce1">
            <text:p>91.33177646</text:p>
          </table:table-cell>
          <table:table-cell office:value-type="float" office:value="90.2379782314012" table:style-name="ce1">
            <text:p>90.23797823</text:p>
          </table:table-cell>
          <table:table-cell office:value-type="float" office:value="88.6082514343843" table:style-name="ce1">
            <text:p>88.60825143</text:p>
          </table:table-cell>
          <table:table-cell office:value-type="float" office:value="79.393583244620601" table:style-name="ce1">
            <text:p>79.39358324</text:p>
          </table:table-cell>
          <table:table-cell office:value-type="float" office:value="82.735112715353196" table:style-name="ce1">
            <text:p>82.73511272</text:p>
          </table:table-cell>
          <table:table-cell office:value-type="float" office:value="86.419247555831305" table:style-name="ce1">
            <text:p>86.41924756</text:p>
          </table:table-cell>
          <table:table-cell table:number-columns-repeated="16344"/>
        </table:table-row>
        <table:table-row table:style-name="ro1">
          <table:table-cell office:value-type="float" office:value="92.451657919319004" table:style-name="ce1">
            <text:p>92.45165792</text:p>
          </table:table-cell>
          <table:table-cell office:value-type="float" office:value="88.620676856870901" table:style-name="ce1">
            <text:p>88.62067686</text:p>
          </table:table-cell>
          <table:table-cell office:value-type="float" office:value="85.192319185562198" table:style-name="ce1">
            <text:p>85.19231919</text:p>
          </table:table-cell>
          <table:table-cell office:value-type="float" office:value="86.391758270321404" table:style-name="ce1">
            <text:p>86.39175827</text:p>
          </table:table-cell>
          <table:table-cell office:value-type="float" office:value="85.139128023434097" table:style-name="ce1">
            <text:p>85.13912802</text:p>
          </table:table-cell>
          <table:table-cell office:value-type="float" office:value="87.848116072845997" table:style-name="ce1">
            <text:p>87.84811607</text:p>
          </table:table-cell>
          <table:table-cell office:value-type="float" office:value="86.586929170612393" table:style-name="ce1">
            <text:p>86.58692917</text:p>
          </table:table-cell>
          <table:table-cell office:value-type="float" office:value="88.849837950090006" table:style-name="ce1">
            <text:p>88.84983795</text:p>
          </table:table-cell>
          <table:table-cell office:value-type="float" office:value="84.178649995670597" table:style-name="ce1">
            <text:p>84.17865</text:p>
          </table:table-cell>
          <table:table-cell office:value-type="float" office:value="85.8843239548968" table:style-name="ce1">
            <text:p>85.88432395</text:p>
          </table:table-cell>
          <table:table-cell office:value-type="float" office:value="88.433413506858997" table:style-name="ce1">
            <text:p>88.43341351</text:p>
          </table:table-cell>
          <table:table-cell office:value-type="float" office:value="86.738397474070993" table:style-name="ce1">
            <text:p>86.73839747</text:p>
          </table:table-cell>
          <table:table-cell office:value-type="float" office:value="83.716008516051104" table:style-name="ce1">
            <text:p>83.71600852</text:p>
          </table:table-cell>
          <table:table-cell office:value-type="float" office:value="90.058270303915606" table:style-name="ce1">
            <text:p>90.0582703</text:p>
          </table:table-cell>
          <table:table-cell office:value-type="float" office:value="90.709626836661698" table:style-name="ce1">
            <text:p>90.70962684</text:p>
          </table:table-cell>
          <table:table-cell office:value-type="float" office:value="90.018673678380296" table:style-name="ce1">
            <text:p>90.01867368</text:p>
          </table:table-cell>
          <table:table-cell office:value-type="float" office:value="85.663414664701094" table:style-name="ce1">
            <text:p>85.66341466</text:p>
          </table:table-cell>
          <table:table-cell office:value-type="float" office:value="86.056434058712099" table:style-name="ce1">
            <text:p>86.05643406</text:p>
          </table:table-cell>
          <table:table-cell office:value-type="float" office:value="90.4431106004496" table:style-name="ce1">
            <text:p>90.4431106</text:p>
          </table:table-cell>
          <table:table-cell office:value-type="float" office:value="88.022215960150007" table:style-name="ce1">
            <text:p>88.02221596</text:p>
          </table:table-cell>
          <table:table-cell office:value-type="float" office:value="86.357112329228499" table:style-name="ce1">
            <text:p>86.35711233</text:p>
          </table:table-cell>
          <table:table-cell office:value-type="float" office:value="84.331646440132005" table:style-name="ce1">
            <text:p>84.33164644</text:p>
          </table:table-cell>
          <table:table-cell office:value-type="float" office:value="84.614188068272497" table:style-name="ce1">
            <text:p>84.61418807</text:p>
          </table:table-cell>
          <table:table-cell office:value-type="float" office:value="88.209098096384196" table:style-name="ce1">
            <text:p>88.2090981</text:p>
          </table:table-cell>
          <table:table-cell office:value-type="float" office:value="88.427830010040097" table:style-name="ce1">
            <text:p>88.42783001</text:p>
          </table:table-cell>
          <table:table-cell office:value-type="float" office:value="89.187620773351796" table:style-name="ce1">
            <text:p>89.18762077</text:p>
          </table:table-cell>
          <table:table-cell office:value-type="float" office:value="86.205434102142405" table:style-name="ce1">
            <text:p>86.2054341</text:p>
          </table:table-cell>
          <table:table-cell office:value-type="float" office:value="85.177298926092902" table:style-name="ce1">
            <text:p>85.17729893</text:p>
          </table:table-cell>
          <table:table-cell office:value-type="float" office:value="82.694857114331398" table:style-name="ce1">
            <text:p>82.69485711</text:p>
          </table:table-cell>
          <table:table-cell office:value-type="float" office:value="89.646357651162305" table:style-name="ce1">
            <text:p>89.64635765</text:p>
          </table:table-cell>
          <table:table-cell office:value-type="float" office:value="82.487461870465907" table:style-name="ce1">
            <text:p>82.48746187</text:p>
          </table:table-cell>
          <table:table-cell office:value-type="float" office:value="84.222203042625594" table:style-name="ce1">
            <text:p>84.22220304</text:p>
          </table:table-cell>
          <table:table-cell office:value-type="float" office:value="90.205018535620994" table:style-name="ce1">
            <text:p>90.20501854</text:p>
          </table:table-cell>
          <table:table-cell office:value-type="float" office:value="88.515185061747701" table:style-name="ce1">
            <text:p>88.51518506</text:p>
          </table:table-cell>
          <table:table-cell office:value-type="float" office:value="91.174803267658703" table:style-name="ce1">
            <text:p>91.17480327</text:p>
          </table:table-cell>
          <table:table-cell office:value-type="float" office:value="90.1791566132474" table:style-name="ce1">
            <text:p>90.17915661</text:p>
          </table:table-cell>
          <table:table-cell office:value-type="float" office:value="88.493844931736405" table:style-name="ce1">
            <text:p>88.49384493</text:p>
          </table:table-cell>
          <table:table-cell office:value-type="float" office:value="78.712273007977203" table:style-name="ce1">
            <text:p>78.71227301</text:p>
          </table:table-cell>
          <table:table-cell office:value-type="float" office:value="81.873579600260598" table:style-name="ce1">
            <text:p>81.8735796</text:p>
          </table:table-cell>
          <table:table-cell office:value-type="float" office:value="86.204735955588305" table:style-name="ce1">
            <text:p>86.20473596</text:p>
          </table:table-cell>
          <table:table-cell table:number-columns-repeated="16344"/>
        </table:table-row>
        <table:table-row table:style-name="ro1">
          <table:table-cell office:value-type="float" office:value="93.195337934358506" table:style-name="ce1">
            <text:p>93.19533793</text:p>
          </table:table-cell>
          <table:table-cell office:value-type="float" office:value="89.079750045864401" table:style-name="ce1">
            <text:p>89.07975005</text:p>
          </table:table-cell>
          <table:table-cell office:value-type="float" office:value="85.027657726317202" table:style-name="ce1">
            <text:p>85.02765773</text:p>
          </table:table-cell>
          <table:table-cell office:value-type="float" office:value="85.670715784673106" table:style-name="ce1">
            <text:p>85.67071578</text:p>
          </table:table-cell>
          <table:table-cell office:value-type="float" office:value="86.5384665350918" table:style-name="ce1">
            <text:p>86.53846654</text:p>
          </table:table-cell>
          <table:table-cell office:value-type="float" office:value="85.347328726307197" table:style-name="ce1">
            <text:p>85.34732873</text:p>
          </table:table-cell>
          <table:table-cell office:value-type="float" office:value="86.675410954796604" table:style-name="ce1">
            <text:p>86.67541095</text:p>
          </table:table-cell>
          <table:table-cell office:value-type="float" office:value="88.775831054839003" table:style-name="ce1">
            <text:p>88.77583105</text:p>
          </table:table-cell>
          <table:table-cell office:value-type="float" office:value="83.727550509244907" table:style-name="ce1">
            <text:p>83.72755051</text:p>
          </table:table-cell>
          <table:table-cell office:value-type="float" office:value="85.629873223191893" table:style-name="ce1">
            <text:p>85.62987322</text:p>
          </table:table-cell>
          <table:table-cell office:value-type="float" office:value="88.461430930694306" table:style-name="ce1">
            <text:p>88.46143093</text:p>
          </table:table-cell>
          <table:table-cell office:value-type="float" office:value="86.652727122489196" table:style-name="ce1">
            <text:p>86.65272712</text:p>
          </table:table-cell>
          <table:table-cell office:value-type="float" office:value="83.740915572755398" table:style-name="ce1">
            <text:p>83.74091557</text:p>
          </table:table-cell>
          <table:table-cell office:value-type="float" office:value="89.958273088025507" table:style-name="ce1">
            <text:p>89.95827309</text:p>
          </table:table-cell>
          <table:table-cell office:value-type="float" office:value="87.957239732548302" table:style-name="ce1">
            <text:p>87.95723973</text:p>
          </table:table-cell>
          <table:table-cell office:value-type="float" office:value="91.252140452797306" table:style-name="ce1">
            <text:p>91.25214045</text:p>
          </table:table-cell>
          <table:table-cell office:value-type="float" office:value="85.692703292990799" table:style-name="ce1">
            <text:p>85.69270329</text:p>
          </table:table-cell>
          <table:table-cell office:value-type="float" office:value="86.205598613437502" table:style-name="ce1">
            <text:p>86.20559861</text:p>
          </table:table-cell>
          <table:table-cell office:value-type="float" office:value="90.352825334316194" table:style-name="ce1">
            <text:p>90.35282533</text:p>
          </table:table-cell>
          <table:table-cell office:value-type="float" office:value="88.067629415509003" table:style-name="ce1">
            <text:p>88.06762942</text:p>
          </table:table-cell>
          <table:table-cell office:value-type="float" office:value="84.201009200758406" table:style-name="ce1">
            <text:p>84.2010092</text:p>
          </table:table-cell>
          <table:table-cell office:value-type="float" office:value="84.193035251950704" table:style-name="ce1">
            <text:p>84.19303525</text:p>
          </table:table-cell>
          <table:table-cell office:value-type="float" office:value="84.332379566407596" table:style-name="ce1">
            <text:p>84.33237957</text:p>
          </table:table-cell>
          <table:table-cell office:value-type="float" office:value="89.011391989397694" table:style-name="ce1">
            <text:p>89.01139199</text:p>
          </table:table-cell>
          <table:table-cell office:value-type="float" office:value="88.246606474480998" table:style-name="ce1">
            <text:p>88.24660647</text:p>
          </table:table-cell>
          <table:table-cell office:value-type="float" office:value="88.2770297612159" table:style-name="ce1">
            <text:p>88.27702976</text:p>
          </table:table-cell>
          <table:table-cell office:value-type="float" office:value="85.8724986162932" table:style-name="ce1">
            <text:p>85.87249862</text:p>
          </table:table-cell>
          <table:table-cell office:value-type="float" office:value="84.015662039234996" table:style-name="ce1">
            <text:p>84.01566204</text:p>
          </table:table-cell>
          <table:table-cell office:value-type="float" office:value="82.721398762751804" table:style-name="ce1">
            <text:p>82.72139876</text:p>
          </table:table-cell>
          <table:table-cell office:value-type="float" office:value="89.543163278568798" table:style-name="ce1">
            <text:p>89.54316328</text:p>
          </table:table-cell>
          <table:table-cell office:value-type="float" office:value="82.383991557242396" table:style-name="ce1">
            <text:p>82.38399156</text:p>
          </table:table-cell>
          <table:table-cell office:value-type="float" office:value="84.397151585951804" table:style-name="ce1">
            <text:p>84.39715159</text:p>
          </table:table-cell>
          <table:table-cell office:value-type="float" office:value="89.827524818660606" table:style-name="ce1">
            <text:p>89.82752482</text:p>
          </table:table-cell>
          <table:table-cell office:value-type="float" office:value="86.634260425951595" table:style-name="ce1">
            <text:p>86.63426043</text:p>
          </table:table-cell>
          <table:table-cell office:value-type="float" office:value="91.223055961676195" table:style-name="ce1">
            <text:p>91.22305596</text:p>
          </table:table-cell>
          <table:table-cell office:value-type="float" office:value="90.138637873814503" table:style-name="ce1">
            <text:p>90.13863787</text:p>
          </table:table-cell>
          <table:table-cell office:value-type="float" office:value="87.603554745850303" table:style-name="ce1">
            <text:p>87.60355475</text:p>
          </table:table-cell>
          <table:table-cell office:value-type="float" office:value="78.376583199849193" table:style-name="ce1">
            <text:p>78.3765832</text:p>
          </table:table-cell>
          <table:table-cell office:value-type="float" office:value="81.705494752711303" table:style-name="ce1">
            <text:p>81.70549475</text:p>
          </table:table-cell>
          <table:table-cell office:value-type="float" office:value="85.898126653852998" table:style-name="ce1">
            <text:p>85.89812665</text:p>
          </table:table-cell>
          <table:table-cell table:number-columns-repeated="16344"/>
        </table:table-row>
        <table:table-row table:style-name="ro1">
          <table:table-cell office:value-type="float" office:value="93.262531299620306" table:style-name="ce1">
            <text:p>93.2625313</text:p>
          </table:table-cell>
          <table:table-cell office:value-type="float" office:value="89.2333821229645" table:style-name="ce1">
            <text:p>89.23338212</text:p>
          </table:table-cell>
          <table:table-cell office:value-type="float" office:value="83.843582138672303" table:style-name="ce1">
            <text:p>83.84358214</text:p>
          </table:table-cell>
          <table:table-cell office:value-type="float" office:value="85.490121916095902" table:style-name="ce1">
            <text:p>85.49012192</text:p>
          </table:table-cell>
          <table:table-cell office:value-type="float" office:value="86.118629489039407" table:style-name="ce1">
            <text:p>86.11862949</text:p>
          </table:table-cell>
          <table:table-cell office:value-type="float" office:value="85.121386227248493" table:style-name="ce1">
            <text:p>85.12138623</text:p>
          </table:table-cell>
          <table:table-cell office:value-type="float" office:value="87.630463526812804" table:style-name="ce1">
            <text:p>87.63046353</text:p>
          </table:table-cell>
          <table:table-cell office:value-type="float" office:value="88.718507076713195" table:style-name="ce1">
            <text:p>88.71850708</text:p>
          </table:table-cell>
          <table:table-cell office:value-type="float" office:value="83.566590857355905" table:style-name="ce1">
            <text:p>83.56659086</text:p>
          </table:table-cell>
          <table:table-cell office:value-type="float" office:value="85.482859442076901" table:style-name="ce1">
            <text:p>85.48285944</text:p>
          </table:table-cell>
          <table:table-cell office:value-type="float" office:value="87.854072386709802" table:style-name="ce1">
            <text:p>87.85407239</text:p>
          </table:table-cell>
          <table:table-cell office:value-type="float" office:value="86.5877497565303" table:style-name="ce1">
            <text:p>86.58774976</text:p>
          </table:table-cell>
          <table:table-cell office:value-type="float" office:value="83.654291018197796" table:style-name="ce1">
            <text:p>83.65429102</text:p>
          </table:table-cell>
          <table:table-cell office:value-type="float" office:value="87.830326754678097" table:style-name="ce1">
            <text:p>87.83032675</text:p>
          </table:table-cell>
          <table:table-cell office:value-type="float" office:value="87.917965856541898" table:style-name="ce1">
            <text:p>87.91796586</text:p>
          </table:table-cell>
          <table:table-cell office:value-type="float" office:value="90.996147912781694" table:style-name="ce1">
            <text:p>90.99614791</text:p>
          </table:table-cell>
          <table:table-cell office:value-type="float" office:value="85.646833836167303" table:style-name="ce1">
            <text:p>85.64683384</text:p>
          </table:table-cell>
          <table:table-cell office:value-type="float" office:value="86.482354605796303" table:style-name="ce1">
            <text:p>86.48235461</text:p>
          </table:table-cell>
          <table:table-cell office:value-type="float" office:value="90.397794450107099" table:style-name="ce1">
            <text:p>90.39779445</text:p>
          </table:table-cell>
          <table:table-cell office:value-type="float" office:value="87.994859783138693" table:style-name="ce1">
            <text:p>87.99485978</text:p>
          </table:table-cell>
          <table:table-cell office:value-type="float" office:value="84.047569761014799" table:style-name="ce1">
            <text:p>84.04756976</text:p>
          </table:table-cell>
          <table:table-cell office:value-type="float" office:value="84.062273613905504" table:style-name="ce1">
            <text:p>84.06227361</text:p>
          </table:table-cell>
          <table:table-cell office:value-type="float" office:value="84.642326257774101" table:style-name="ce1">
            <text:p>84.64232626</text:p>
          </table:table-cell>
          <table:table-cell office:value-type="float" office:value="89.324441811891802" table:style-name="ce1">
            <text:p>89.32444181</text:p>
          </table:table-cell>
          <table:table-cell office:value-type="float" office:value="88.087338830956696" table:style-name="ce1">
            <text:p>88.08733883</text:p>
          </table:table-cell>
          <table:table-cell office:value-type="float" office:value="88.319027324781104" table:style-name="ce1">
            <text:p>88.31902732</text:p>
          </table:table-cell>
          <table:table-cell office:value-type="float" office:value="85.810813383003705" table:style-name="ce1">
            <text:p>85.81081338</text:p>
          </table:table-cell>
          <table:table-cell office:value-type="float" office:value="83.729496430888901" table:style-name="ce1">
            <text:p>83.72949643</text:p>
          </table:table-cell>
          <table:table-cell office:value-type="float" office:value="82.710571987958204" table:style-name="ce1">
            <text:p>82.71057199</text:p>
          </table:table-cell>
          <table:table-cell office:value-type="float" office:value="89.434416849499797" table:style-name="ce1">
            <text:p>89.43441685</text:p>
          </table:table-cell>
          <table:table-cell office:value-type="float" office:value="82.258434380226205" table:style-name="ce1">
            <text:p>82.25843438</text:p>
          </table:table-cell>
          <table:table-cell office:value-type="float" office:value="84.549742293102" table:style-name="ce1">
            <text:p>84.54974229</text:p>
          </table:table-cell>
          <table:table-cell office:value-type="float" office:value="89.722527344523598" table:style-name="ce1">
            <text:p>89.72252734</text:p>
          </table:table-cell>
          <table:table-cell office:value-type="float" office:value="86.236259624064999" table:style-name="ce1">
            <text:p>86.23625962</text:p>
          </table:table-cell>
          <table:table-cell office:value-type="float" office:value="91.296477702793496" table:style-name="ce1">
            <text:p>91.2964777</text:p>
          </table:table-cell>
          <table:table-cell office:value-type="float" office:value="90.112608153251998" table:style-name="ce1">
            <text:p>90.11260815</text:p>
          </table:table-cell>
          <table:table-cell office:value-type="float" office:value="87.504887511596905" table:style-name="ce1">
            <text:p>87.50488751</text:p>
          </table:table-cell>
          <table:table-cell office:value-type="float" office:value="78.138287339339996" table:style-name="ce1">
            <text:p>78.13828734</text:p>
          </table:table-cell>
          <table:table-cell office:value-type="float" office:value="81.525548217343996" table:style-name="ce1">
            <text:p>81.52554822</text:p>
          </table:table-cell>
          <table:table-cell office:value-type="float" office:value="85.701627287027094" table:style-name="ce1">
            <text:p>85.70162729</text:p>
          </table:table-cell>
          <table:table-cell table:number-columns-repeated="16344"/>
        </table:table-row>
        <table:table-row table:style-name="ro1">
          <table:table-cell office:value-type="float" office:value="93.318453008193202" table:style-name="ce1">
            <text:p>93.31845301</text:p>
          </table:table-cell>
          <table:table-cell office:value-type="float" office:value="89.976014477356202" table:style-name="ce1">
            <text:p>89.97601448</text:p>
          </table:table-cell>
          <table:table-cell office:value-type="float" office:value="83.777716223494295" table:style-name="ce1">
            <text:p>83.77771622</text:p>
          </table:table-cell>
          <table:table-cell office:value-type="float" office:value="85.492985351126606" table:style-name="ce1">
            <text:p>85.49298535</text:p>
          </table:table-cell>
          <table:table-cell office:value-type="float" office:value="86.329418003067204" table:style-name="ce1">
            <text:p>86.329418</text:p>
          </table:table-cell>
          <table:table-cell office:value-type="float" office:value="85.412676700655993" table:style-name="ce1">
            <text:p>85.4126767</text:p>
          </table:table-cell>
          <table:table-cell office:value-type="float" office:value="87.742122458375704" table:style-name="ce1">
            <text:p>87.74212246</text:p>
          </table:table-cell>
          <table:table-cell office:value-type="float" office:value="87.792725778785496" table:style-name="ce1">
            <text:p>87.79272578</text:p>
          </table:table-cell>
          <table:table-cell office:value-type="float" office:value="83.446857633918597" table:style-name="ce1">
            <text:p>83.44685763</text:p>
          </table:table-cell>
          <table:table-cell office:value-type="float" office:value="85.393697967091001" table:style-name="ce1">
            <text:p>85.39369797</text:p>
          </table:table-cell>
          <table:table-cell office:value-type="float" office:value="87.959279883012101" table:style-name="ce1">
            <text:p>87.95927988</text:p>
          </table:table-cell>
          <table:table-cell office:value-type="float" office:value="86.491281163676604" table:style-name="ce1">
            <text:p>86.49128116</text:p>
          </table:table-cell>
          <table:table-cell office:value-type="float" office:value="83.524319244147406" table:style-name="ce1">
            <text:p>83.52431924</text:p>
          </table:table-cell>
          <table:table-cell office:value-type="float" office:value="87.736551563353004" table:style-name="ce1">
            <text:p>87.73655156</text:p>
          </table:table-cell>
          <table:table-cell office:value-type="float" office:value="86.194370859083605" table:style-name="ce1">
            <text:p>86.19437086</text:p>
          </table:table-cell>
          <table:table-cell office:value-type="float" office:value="92.5193895122447" table:style-name="ce1">
            <text:p>92.51938951</text:p>
          </table:table-cell>
          <table:table-cell office:value-type="float" office:value="85.722844666982397" table:style-name="ce1">
            <text:p>85.72284467</text:p>
          </table:table-cell>
          <table:table-cell office:value-type="float" office:value="85.543224397602401" table:style-name="ce1">
            <text:p>85.5432244</text:p>
          </table:table-cell>
          <table:table-cell office:value-type="float" office:value="87.5164571455595" table:style-name="ce1">
            <text:p>87.51645715</text:p>
          </table:table-cell>
          <table:table-cell office:value-type="float" office:value="87.964645189186101" table:style-name="ce1">
            <text:p>87.96464519</text:p>
          </table:table-cell>
          <table:table-cell office:value-type="float" office:value="83.956954192394903" table:style-name="ce1">
            <text:p>83.95695419</text:p>
          </table:table-cell>
          <table:table-cell office:value-type="float" office:value="83.972980436348806" table:style-name="ce1">
            <text:p>83.97298044</text:p>
          </table:table-cell>
          <table:table-cell office:value-type="float" office:value="83.903525097813798" table:style-name="ce1">
            <text:p>83.9035251</text:p>
          </table:table-cell>
          <table:table-cell office:value-type="float" office:value="90.202211610609396" table:style-name="ce1">
            <text:p>90.20221161</text:p>
          </table:table-cell>
          <table:table-cell office:value-type="float" office:value="87.983505286739202" table:style-name="ce1">
            <text:p>87.98350529</text:p>
          </table:table-cell>
          <table:table-cell office:value-type="float" office:value="86.846141656807902" table:style-name="ce1">
            <text:p>86.84614166</text:p>
          </table:table-cell>
          <table:table-cell office:value-type="float" office:value="85.684385147676593" table:style-name="ce1">
            <text:p>85.68438515</text:p>
          </table:table-cell>
          <table:table-cell office:value-type="float" office:value="83.738716609254496" table:style-name="ce1">
            <text:p>83.73871661</text:p>
          </table:table-cell>
          <table:table-cell office:value-type="float" office:value="80.796230403044007" table:style-name="ce1">
            <text:p>80.7962304</text:p>
          </table:table-cell>
          <table:table-cell office:value-type="float" office:value="89.404413699488998" table:style-name="ce1">
            <text:p>89.4044137</text:p>
          </table:table-cell>
          <table:table-cell office:value-type="float" office:value="82.994956620384997" table:style-name="ce1">
            <text:p>82.99495662</text:p>
          </table:table-cell>
          <table:table-cell office:value-type="float" office:value="80.3009692752522" table:style-name="ce1">
            <text:p>80.30096928</text:p>
          </table:table-cell>
          <table:table-cell office:value-type="float" office:value="87.707524563144702" table:style-name="ce1">
            <text:p>87.70752456</text:p>
          </table:table-cell>
          <table:table-cell office:value-type="float" office:value="85.905972855143403" table:style-name="ce1">
            <text:p>85.90597286</text:p>
          </table:table-cell>
          <table:table-cell office:value-type="float" office:value="86.531391692925595" table:style-name="ce1">
            <text:p>86.53139169</text:p>
          </table:table-cell>
          <table:table-cell office:value-type="float" office:value="89.771869893040403" table:style-name="ce1">
            <text:p>89.77186989</text:p>
          </table:table-cell>
          <table:table-cell office:value-type="float" office:value="87.405834108952305" table:style-name="ce1">
            <text:p>87.40583411</text:p>
          </table:table-cell>
          <table:table-cell office:value-type="float" office:value="77.965096988493798" table:style-name="ce1">
            <text:p>77.96509699</text:p>
          </table:table-cell>
          <table:table-cell office:value-type="float" office:value="81.447353131198696" table:style-name="ce1">
            <text:p>81.44735313</text:p>
          </table:table-cell>
          <table:table-cell office:value-type="float" office:value="84.862612915271896" table:style-name="ce1">
            <text:p>84.86261292</text:p>
          </table:table-cell>
          <table:table-cell table:number-columns-repeated="16344"/>
        </table:table-row>
        <table:table-row table:style-name="ro1">
          <table:table-cell office:value-type="float" office:value="93.284199529961498" table:style-name="ce1">
            <text:p>93.28419953</text:p>
          </table:table-cell>
          <table:table-cell office:value-type="float" office:value="89.679015772637896" table:style-name="ce1">
            <text:p>89.67901577</text:p>
          </table:table-cell>
          <table:table-cell office:value-type="float" office:value="83.263178982600394" table:style-name="ce1">
            <text:p>83.26317898</text:p>
          </table:table-cell>
          <table:table-cell office:value-type="float" office:value="85.229586037470796" table:style-name="ce1">
            <text:p>85.22958604</text:p>
          </table:table-cell>
          <table:table-cell office:value-type="float" office:value="86.451281753223" table:style-name="ce1">
            <text:p>86.45128175</text:p>
          </table:table-cell>
          <table:table-cell office:value-type="float" office:value="83.816593851320206" table:style-name="ce1">
            <text:p>83.81659385</text:p>
          </table:table-cell>
          <table:table-cell office:value-type="float" office:value="89.069544271275802" table:style-name="ce1">
            <text:p>89.06954427</text:p>
          </table:table-cell>
          <table:table-cell office:value-type="float" office:value="87.8431490607027" table:style-name="ce1">
            <text:p>87.84314906</text:p>
          </table:table-cell>
          <table:table-cell office:value-type="float" office:value="83.022255996946697" table:style-name="ce1">
            <text:p>83.022256</text:p>
          </table:table-cell>
          <table:table-cell office:value-type="float" office:value="85.277127594837296" table:style-name="ce1">
            <text:p>85.27712759</text:p>
          </table:table-cell>
          <table:table-cell office:value-type="float" office:value="87.994452639042706" table:style-name="ce1">
            <text:p>87.99445264</text:p>
          </table:table-cell>
          <table:table-cell office:value-type="float" office:value="87.218819282070498" table:style-name="ce1">
            <text:p>87.21881928</text:p>
          </table:table-cell>
          <table:table-cell office:value-type="float" office:value="83.023075020144901" table:style-name="ce1">
            <text:p>83.02307502</text:p>
          </table:table-cell>
          <table:table-cell office:value-type="float" office:value="86.007496521053298" table:style-name="ce1">
            <text:p>86.00749652</text:p>
          </table:table-cell>
          <table:table-cell office:value-type="float" office:value="86.316255274057895" table:style-name="ce1">
            <text:p>86.31625527</text:p>
          </table:table-cell>
          <table:table-cell office:value-type="float" office:value="92.033279524569195" table:style-name="ce1">
            <text:p>92.03327952</text:p>
          </table:table-cell>
          <table:table-cell office:value-type="float" office:value="85.744042514738894" table:style-name="ce1">
            <text:p>85.74404251</text:p>
          </table:table-cell>
          <table:table-cell office:value-type="float" office:value="85.587426878290003" table:style-name="ce1">
            <text:p>85.58742688</text:p>
          </table:table-cell>
          <table:table-cell office:value-type="float" office:value="87.516999650431103" table:style-name="ce1">
            <text:p>87.51699965</text:p>
          </table:table-cell>
          <table:table-cell office:value-type="float" office:value="87.955025944540495" table:style-name="ce1">
            <text:p>87.95502594</text:p>
          </table:table-cell>
          <table:table-cell office:value-type="float" office:value="84.030072008292905" table:style-name="ce1">
            <text:p>84.03007201</text:p>
          </table:table-cell>
          <table:table-cell office:value-type="float" office:value="83.861878525747997" table:style-name="ce1">
            <text:p>83.86187853</text:p>
          </table:table-cell>
          <table:table-cell office:value-type="float" office:value="83.490553421032601" table:style-name="ce1">
            <text:p>83.49055342</text:p>
          </table:table-cell>
          <table:table-cell office:value-type="float" office:value="89.729674588252905" table:style-name="ce1">
            <text:p>89.72967459</text:p>
          </table:table-cell>
          <table:table-cell office:value-type="float" office:value="87.824194144108404" table:style-name="ce1">
            <text:p>87.82419414</text:p>
          </table:table-cell>
          <table:table-cell office:value-type="float" office:value="86.642185893110295" table:style-name="ce1">
            <text:p>86.64218589</text:p>
          </table:table-cell>
          <table:table-cell office:value-type="float" office:value="85.768038292602895" table:style-name="ce1">
            <text:p>85.76803829</text:p>
          </table:table-cell>
          <table:table-cell office:value-type="float" office:value="84.001431670461599" table:style-name="ce1">
            <text:p>84.00143167</text:p>
          </table:table-cell>
          <table:table-cell office:value-type="float" office:value="80.945478452828198" table:style-name="ce1">
            <text:p>80.94547845</text:p>
          </table:table-cell>
          <table:table-cell office:value-type="float" office:value="87.857133757884895" table:style-name="ce1">
            <text:p>87.85713376</text:p>
          </table:table-cell>
          <table:table-cell office:value-type="float" office:value="83.236341850826705" table:style-name="ce1">
            <text:p>83.23634185</text:p>
          </table:table-cell>
          <table:table-cell office:value-type="float" office:value="80.242668133108793" table:style-name="ce1">
            <text:p>80.24266813</text:p>
          </table:table-cell>
          <table:table-cell office:value-type="float" office:value="87.721626305756203" table:style-name="ce1">
            <text:p>87.72162631</text:p>
          </table:table-cell>
          <table:table-cell office:value-type="float" office:value="85.629674696899897" table:style-name="ce1">
            <text:p>85.6296747</text:p>
          </table:table-cell>
          <table:table-cell office:value-type="float" office:value="86.676829616396802" table:style-name="ce1">
            <text:p>86.67682962</text:p>
          </table:table-cell>
          <table:table-cell office:value-type="float" office:value="89.844988372254704" table:style-name="ce1">
            <text:p>89.84498837</text:p>
          </table:table-cell>
          <table:table-cell office:value-type="float" office:value="92.146619903622394" table:style-name="ce1">
            <text:p>92.1466199</text:p>
          </table:table-cell>
          <table:table-cell office:value-type="float" office:value="77.991977610871103" table:style-name="ce1">
            <text:p>77.99197761</text:p>
          </table:table-cell>
          <table:table-cell office:value-type="float" office:value="80.906614978760501" table:style-name="ce1">
            <text:p>80.90661498</text:p>
          </table:table-cell>
          <table:table-cell office:value-type="float" office:value="84.715702626830804" table:style-name="ce1">
            <text:p>84.71570263</text:p>
          </table:table-cell>
          <table:table-cell table:number-columns-repeated="16344"/>
        </table:table-row>
        <table:table-row table:style-name="ro1">
          <table:table-cell office:value-type="float" office:value="89.035407154720204" table:style-name="ce1">
            <text:p>89.03540715</text:p>
          </table:table-cell>
          <table:table-cell office:value-type="float" office:value="89.179932792505397" table:style-name="ce1">
            <text:p>89.17993279</text:p>
          </table:table-cell>
          <table:table-cell office:value-type="float" office:value="83.2270797822801" table:style-name="ce1">
            <text:p>83.22707978</text:p>
          </table:table-cell>
          <table:table-cell office:value-type="float" office:value="85.393842633285601" table:style-name="ce1">
            <text:p>85.39384263</text:p>
          </table:table-cell>
          <table:table-cell office:value-type="float" office:value="86.235792123936207" table:style-name="ce1">
            <text:p>86.23579212</text:p>
          </table:table-cell>
          <table:table-cell office:value-type="float" office:value="83.338258368547997" table:style-name="ce1">
            <text:p>83.33825837</text:p>
          </table:table-cell>
          <table:table-cell office:value-type="float" office:value="88.625997232576395" table:style-name="ce1">
            <text:p>88.62599723</text:p>
          </table:table-cell>
          <table:table-cell office:value-type="float" office:value="87.936452433098097" table:style-name="ce1">
            <text:p>87.93645243</text:p>
          </table:table-cell>
          <table:table-cell office:value-type="float" office:value="82.982405713964695" table:style-name="ce1">
            <text:p>82.98240571</text:p>
          </table:table-cell>
          <table:table-cell office:value-type="float" office:value="85.223469853769004" table:style-name="ce1">
            <text:p>85.22346985</text:p>
          </table:table-cell>
          <table:table-cell office:value-type="float" office:value="86.732905258578199" table:style-name="ce1">
            <text:p>86.73290526</text:p>
          </table:table-cell>
          <table:table-cell office:value-type="float" office:value="87.299730083539302" table:style-name="ce1">
            <text:p>87.29973008</text:p>
          </table:table-cell>
          <table:table-cell office:value-type="float" office:value="82.983975437274594" table:style-name="ce1">
            <text:p>82.98397544</text:p>
          </table:table-cell>
          <table:table-cell office:value-type="float" office:value="85.793776116736097" table:style-name="ce1">
            <text:p>85.79377612</text:p>
          </table:table-cell>
          <table:table-cell office:value-type="float" office:value="85.733782247008406" table:style-name="ce1">
            <text:p>85.73378225</text:p>
          </table:table-cell>
          <table:table-cell office:value-type="float" office:value="92.049408292550098" table:style-name="ce1">
            <text:p>92.04940829</text:p>
          </table:table-cell>
          <table:table-cell office:value-type="float" office:value="86.091745019809593" table:style-name="ce1">
            <text:p>86.09174502</text:p>
          </table:table-cell>
          <table:table-cell office:value-type="float" office:value="85.882441878956001" table:style-name="ce1">
            <text:p>85.88244188</text:p>
          </table:table-cell>
          <table:table-cell office:value-type="float" office:value="87.615990379194301" table:style-name="ce1">
            <text:p>87.61599038</text:p>
          </table:table-cell>
          <table:table-cell office:value-type="float" office:value="85.906013028592199" table:style-name="ce1">
            <text:p>85.90601303</text:p>
          </table:table-cell>
          <table:table-cell office:value-type="float" office:value="84.138986343250394" table:style-name="ce1">
            <text:p>84.13898634</text:p>
          </table:table-cell>
          <table:table-cell office:value-type="float" office:value="83.765294894338595" table:style-name="ce1">
            <text:p>83.76529489</text:p>
          </table:table-cell>
          <table:table-cell office:value-type="float" office:value="83.625864319191393" table:style-name="ce1">
            <text:p>83.62586432</text:p>
          </table:table-cell>
          <table:table-cell office:value-type="float" office:value="88.199658041456402" table:style-name="ce1">
            <text:p>88.19965804</text:p>
          </table:table-cell>
          <table:table-cell office:value-type="float" office:value="87.710199427592102" table:style-name="ce1">
            <text:p>87.71019943</text:p>
          </table:table-cell>
          <table:table-cell office:value-type="float" office:value="86.423914933318102" table:style-name="ce1">
            <text:p>86.42391493</text:p>
          </table:table-cell>
          <table:table-cell office:value-type="float" office:value="85.701118232778398" table:style-name="ce1">
            <text:p>85.70111823</text:p>
          </table:table-cell>
          <table:table-cell office:value-type="float" office:value="83.846673920522406" table:style-name="ce1">
            <text:p>83.84667392</text:p>
          </table:table-cell>
          <table:table-cell office:value-type="float" office:value="79.859997181112703" table:style-name="ce1">
            <text:p>79.85999718</text:p>
          </table:table-cell>
          <table:table-cell office:value-type="float" office:value="87.911483314712697" table:style-name="ce1">
            <text:p>87.91148331</text:p>
          </table:table-cell>
          <table:table-cell office:value-type="float" office:value="83.667911998725899" table:style-name="ce1">
            <text:p>83.667912</text:p>
          </table:table-cell>
          <table:table-cell office:value-type="float" office:value="80.239460550930502" table:style-name="ce1">
            <text:p>80.23946055</text:p>
          </table:table-cell>
          <table:table-cell office:value-type="float" office:value="87.787022028701898" table:style-name="ce1">
            <text:p>87.78702203</text:p>
          </table:table-cell>
          <table:table-cell office:value-type="float" office:value="85.399887841983599" table:style-name="ce1">
            <text:p>85.39988784</text:p>
          </table:table-cell>
          <table:table-cell office:value-type="float" office:value="86.698071448352806" table:style-name="ce1">
            <text:p>86.69807145</text:p>
          </table:table-cell>
          <table:table-cell office:value-type="float" office:value="90.036613925137502" table:style-name="ce1">
            <text:p>90.03661393</text:p>
          </table:table-cell>
          <table:table-cell office:value-type="float" office:value="92.312439167939999" table:style-name="ce1">
            <text:p>92.31243917</text:p>
          </table:table-cell>
          <table:table-cell office:value-type="float" office:value="78.068809704833498" table:style-name="ce1">
            <text:p>78.0688097</text:p>
          </table:table-cell>
          <table:table-cell office:value-type="float" office:value="81.083596564720906" table:style-name="ce1">
            <text:p>81.08359656</text:p>
          </table:table-cell>
          <table:table-cell office:value-type="float" office:value="84.634680401825705" table:style-name="ce1">
            <text:p>84.6346804</text:p>
          </table:table-cell>
          <table:table-cell table:number-columns-repeated="16344"/>
        </table:table-row>
        <table:table-row table:style-name="ro1">
          <table:table-cell office:value-type="float" office:value="89.070038902976094" table:style-name="ce1">
            <text:p>89.0700389</text:p>
          </table:table-cell>
          <table:table-cell office:value-type="float" office:value="87.137745108794903" table:style-name="ce1">
            <text:p>87.13774511</text:p>
          </table:table-cell>
          <table:table-cell office:value-type="float" office:value="83.589480578460197" table:style-name="ce1">
            <text:p>83.58948058</text:p>
          </table:table-cell>
          <table:table-cell office:value-type="float" office:value="85.168844645608999" table:style-name="ce1">
            <text:p>85.16884465</text:p>
          </table:table-cell>
          <table:table-cell office:value-type="float" office:value="87.594014842760203" table:style-name="ce1">
            <text:p>87.59401484</text:p>
          </table:table-cell>
          <table:table-cell office:value-type="float" office:value="83.138146025708195" table:style-name="ce1">
            <text:p>83.13814603</text:p>
          </table:table-cell>
          <table:table-cell office:value-type="float" office:value="88.497812357511194" table:style-name="ce1">
            <text:p>88.49781236</text:p>
          </table:table-cell>
          <table:table-cell office:value-type="float" office:value="87.958542787658999" table:style-name="ce1">
            <text:p>87.95854279</text:p>
          </table:table-cell>
          <table:table-cell office:value-type="float" office:value="83.042524631513004" table:style-name="ce1">
            <text:p>83.04252463</text:p>
          </table:table-cell>
          <table:table-cell office:value-type="float" office:value="84.576691076048803" table:style-name="ce1">
            <text:p>84.57669108</text:p>
          </table:table-cell>
          <table:table-cell office:value-type="float" office:value="86.703603324442" table:style-name="ce1">
            <text:p>86.70360332</text:p>
          </table:table-cell>
          <table:table-cell office:value-type="float" office:value="87.624301988046696" table:style-name="ce1">
            <text:p>87.62430199</text:p>
          </table:table-cell>
          <table:table-cell office:value-type="float" office:value="82.365425992182494" table:style-name="ce1">
            <text:p>82.36542599</text:p>
          </table:table-cell>
          <table:table-cell office:value-type="float" office:value="85.201327365286204" table:style-name="ce1">
            <text:p>85.20132737</text:p>
          </table:table-cell>
          <table:table-cell office:value-type="float" office:value="85.477786271586496" table:style-name="ce1">
            <text:p>85.47778627</text:p>
          </table:table-cell>
          <table:table-cell office:value-type="float" office:value="90.218714819370703" table:style-name="ce1">
            <text:p>90.21871482</text:p>
          </table:table-cell>
          <table:table-cell office:value-type="float" office:value="86.170801786710399" table:style-name="ce1">
            <text:p>86.17080179</text:p>
          </table:table-cell>
          <table:table-cell office:value-type="float" office:value="85.8246688586364" table:style-name="ce1">
            <text:p>85.82466886</text:p>
          </table:table-cell>
          <table:table-cell office:value-type="float" office:value="87.788430455908298" table:style-name="ce1">
            <text:p>87.78843046</text:p>
          </table:table-cell>
          <table:table-cell office:value-type="float" office:value="85.866306385915195" table:style-name="ce1">
            <text:p>85.86630639</text:p>
          </table:table-cell>
          <table:table-cell office:value-type="float" office:value="84.404961612725501" table:style-name="ce1">
            <text:p>84.40496161</text:p>
          </table:table-cell>
          <table:table-cell office:value-type="float" office:value="82.655490312142703" table:style-name="ce1">
            <text:p>82.65549031</text:p>
          </table:table-cell>
          <table:table-cell office:value-type="float" office:value="83.970062261406596" table:style-name="ce1">
            <text:p>83.97006226</text:p>
          </table:table-cell>
          <table:table-cell office:value-type="float" office:value="88.767467034043605" table:style-name="ce1">
            <text:p>88.76746703</text:p>
          </table:table-cell>
          <table:table-cell office:value-type="float" office:value="87.578609990833897" table:style-name="ce1">
            <text:p>87.57860999</text:p>
          </table:table-cell>
          <table:table-cell office:value-type="float" office:value="86.1621936166338" table:style-name="ce1">
            <text:p>86.16219362</text:p>
          </table:table-cell>
          <table:table-cell office:value-type="float" office:value="85.378643431818006" table:style-name="ce1">
            <text:p>85.37864343</text:p>
          </table:table-cell>
          <table:table-cell office:value-type="float" office:value="83.543489775869702" table:style-name="ce1">
            <text:p>83.54348978</text:p>
          </table:table-cell>
          <table:table-cell office:value-type="float" office:value="79.655523005451997" table:style-name="ce1">
            <text:p>79.65552301</text:p>
          </table:table-cell>
          <table:table-cell office:value-type="float" office:value="87.687807762553504" table:style-name="ce1">
            <text:p>87.68780776</text:p>
          </table:table-cell>
          <table:table-cell office:value-type="float" office:value="83.961020124705598" table:style-name="ce1">
            <text:p>83.96102012</text:p>
          </table:table-cell>
          <table:table-cell office:value-type="float" office:value="77.373344847225397" table:style-name="ce1">
            <text:p>77.37334485</text:p>
          </table:table-cell>
          <table:table-cell office:value-type="float" office:value="87.638162528215702" table:style-name="ce1">
            <text:p>87.63816253</text:p>
          </table:table-cell>
          <table:table-cell office:value-type="float" office:value="84.507776805568994" table:style-name="ce1">
            <text:p>84.50777681</text:p>
          </table:table-cell>
          <table:table-cell office:value-type="float" office:value="86.779206199374897" table:style-name="ce1">
            <text:p>86.7792062</text:p>
          </table:table-cell>
          <table:table-cell office:value-type="float" office:value="90.254917436968796" table:style-name="ce1">
            <text:p>90.25491744</text:p>
          </table:table-cell>
          <table:table-cell office:value-type="float" office:value="92.434748558967996" table:style-name="ce1">
            <text:p>92.43474856</text:p>
          </table:table-cell>
          <table:table-cell office:value-type="float" office:value="78.089559626716706" table:style-name="ce1">
            <text:p>78.08955963</text:p>
          </table:table-cell>
          <table:table-cell office:value-type="float" office:value="81.382090221059102" table:style-name="ce1">
            <text:p>81.38209022</text:p>
          </table:table-cell>
          <table:table-cell office:value-type="float" office:value="85.640410486090005" table:style-name="ce1">
            <text:p>85.64041049</text:p>
          </table:table-cell>
          <table:table-cell table:number-columns-repeated="16344"/>
        </table:table-row>
        <table:table-row table:style-name="ro1">
          <table:table-cell office:value-type="float" office:value="88.969537789327106" table:style-name="ce1">
            <text:p>88.96953779</text:p>
          </table:table-cell>
          <table:table-cell office:value-type="float" office:value="86.9353083739678" table:style-name="ce1">
            <text:p>86.93530837</text:p>
          </table:table-cell>
          <table:table-cell office:value-type="float" office:value="83.912768638870403" table:style-name="ce1">
            <text:p>83.91276864</text:p>
          </table:table-cell>
          <table:table-cell office:value-type="float" office:value="84.507732415345998" table:style-name="ce1">
            <text:p>84.50773242</text:p>
          </table:table-cell>
          <table:table-cell office:value-type="float" office:value="87.407451172527701" table:style-name="ce1">
            <text:p>87.40745117</text:p>
          </table:table-cell>
          <table:table-cell office:value-type="float" office:value="82.8839248442479" table:style-name="ce1">
            <text:p>82.88392484</text:p>
          </table:table-cell>
          <table:table-cell office:value-type="float" office:value="88.442940078513104" table:style-name="ce1">
            <text:p>88.44294008</text:p>
          </table:table-cell>
          <table:table-cell office:value-type="float" office:value="88.241293948776402" table:style-name="ce1">
            <text:p>88.24129395</text:p>
          </table:table-cell>
          <table:table-cell office:value-type="float" office:value="83.0013061262257" table:style-name="ce1">
            <text:p>83.00130613</text:p>
          </table:table-cell>
          <table:table-cell office:value-type="float" office:value="84.429144200755402" table:style-name="ce1">
            <text:p>84.4291442</text:p>
          </table:table-cell>
          <table:table-cell office:value-type="float" office:value="86.887357245296599" table:style-name="ce1">
            <text:p>86.88735725</text:p>
          </table:table-cell>
          <table:table-cell office:value-type="float" office:value="86.552508344584595" table:style-name="ce1">
            <text:p>86.55250834</text:p>
          </table:table-cell>
          <table:table-cell office:value-type="float" office:value="82.215315918432793" table:style-name="ce1">
            <text:p>82.21531592</text:p>
          </table:table-cell>
          <table:table-cell office:value-type="float" office:value="84.892667210282198" table:style-name="ce1">
            <text:p>84.89266721</text:p>
          </table:table-cell>
          <table:table-cell office:value-type="float" office:value="85.138627159181297" table:style-name="ce1">
            <text:p>85.13862716</text:p>
          </table:table-cell>
          <table:table-cell office:value-type="float" office:value="89.734298443156703" table:style-name="ce1">
            <text:p>89.73429844</text:p>
          </table:table-cell>
          <table:table-cell office:value-type="float" office:value="86.7045648711875" table:style-name="ce1">
            <text:p>86.70456487</text:p>
          </table:table-cell>
          <table:table-cell office:value-type="float" office:value="85.505420927402099" table:style-name="ce1">
            <text:p>85.50542093</text:p>
          </table:table-cell>
          <table:table-cell office:value-type="float" office:value="88.764906061095203" table:style-name="ce1">
            <text:p>88.76490606</text:p>
          </table:table-cell>
          <table:table-cell office:value-type="float" office:value="85.906923159218593" table:style-name="ce1">
            <text:p>85.90692316</text:p>
          </table:table-cell>
          <table:table-cell office:value-type="float" office:value="83.961642567232801" table:style-name="ce1">
            <text:p>83.96164257</text:p>
          </table:table-cell>
          <table:table-cell office:value-type="float" office:value="82.443325306366106" table:style-name="ce1">
            <text:p>82.44332531</text:p>
          </table:table-cell>
          <table:table-cell office:value-type="float" office:value="84.107369788522902" table:style-name="ce1">
            <text:p>84.10736979</text:p>
          </table:table-cell>
          <table:table-cell office:value-type="float" office:value="88.457677046473904" table:style-name="ce1">
            <text:p>88.45767705</text:p>
          </table:table-cell>
          <table:table-cell office:value-type="float" office:value="87.456810880141305" table:style-name="ce1">
            <text:p>87.45681088</text:p>
          </table:table-cell>
          <table:table-cell office:value-type="float" office:value="85.890710145328299" table:style-name="ce1">
            <text:p>85.89071015</text:p>
          </table:table-cell>
          <table:table-cell office:value-type="float" office:value="85.397507364034794" table:style-name="ce1">
            <text:p>85.39750736</text:p>
          </table:table-cell>
          <table:table-cell office:value-type="float" office:value="83.213924383151607" table:style-name="ce1">
            <text:p>83.21392438</text:p>
          </table:table-cell>
          <table:table-cell office:value-type="float" office:value="80.3782122223719" table:style-name="ce1">
            <text:p>80.37821222</text:p>
          </table:table-cell>
          <table:table-cell office:value-type="float" office:value="87.524991861612406" table:style-name="ce1">
            <text:p>87.52499186</text:p>
          </table:table-cell>
          <table:table-cell office:value-type="float" office:value="82.852585825622299" table:style-name="ce1">
            <text:p>82.85258583</text:p>
          </table:table-cell>
          <table:table-cell office:value-type="float" office:value="77.198336332574897" table:style-name="ce1">
            <text:p>77.19833633</text:p>
          </table:table-cell>
          <table:table-cell office:value-type="float" office:value="87.120042648395696" table:style-name="ce1">
            <text:p>87.12004265</text:p>
          </table:table-cell>
          <table:table-cell office:value-type="float" office:value="84.190904431067096" table:style-name="ce1">
            <text:p>84.19090443</text:p>
          </table:table-cell>
          <table:table-cell office:value-type="float" office:value="84.851522389370302" table:style-name="ce1">
            <text:p>84.85152239</text:p>
          </table:table-cell>
          <table:table-cell office:value-type="float" office:value="90.179285255610594" table:style-name="ce1">
            <text:p>90.17928526</text:p>
          </table:table-cell>
          <table:table-cell office:value-type="float" office:value="91.967356450042502" table:style-name="ce1">
            <text:p>91.96735645</text:p>
          </table:table-cell>
          <table:table-cell office:value-type="float" office:value="78.041154247171207" table:style-name="ce1">
            <text:p>78.04115425</text:p>
          </table:table-cell>
          <table:table-cell office:value-type="float" office:value="81.131744684734997" table:style-name="ce1">
            <text:p>81.13174468</text:p>
          </table:table-cell>
          <table:table-cell office:value-type="float" office:value="85.638041486574494" table:style-name="ce1">
            <text:p>85.63804149</text:p>
          </table:table-cell>
          <table:table-cell table:number-columns-repeated="16344"/>
        </table:table-row>
        <table:table-row table:style-name="ro1">
          <table:table-cell office:value-type="float" office:value="84.552392381098997" table:style-name="ce1">
            <text:p>84.55239238</text:p>
          </table:table-cell>
          <table:table-cell office:value-type="float" office:value="86.916242959609093" table:style-name="ce1">
            <text:p>86.91624296</text:p>
          </table:table-cell>
          <table:table-cell office:value-type="float" office:value="83.627344700754506" table:style-name="ce1">
            <text:p>83.6273447</text:p>
          </table:table-cell>
          <table:table-cell office:value-type="float" office:value="84.101781387984801" table:style-name="ce1">
            <text:p>84.10178139</text:p>
          </table:table-cell>
          <table:table-cell office:value-type="float" office:value="87.386945796812199" table:style-name="ce1">
            <text:p>87.3869458</text:p>
          </table:table-cell>
          <table:table-cell office:value-type="float" office:value="82.718239444570003" table:style-name="ce1">
            <text:p>82.71823944</text:p>
          </table:table-cell>
          <table:table-cell office:value-type="float" office:value="88.323495141926898" table:style-name="ce1">
            <text:p>88.32349514</text:p>
          </table:table-cell>
          <table:table-cell office:value-type="float" office:value="88.709254905040893" table:style-name="ce1">
            <text:p>88.70925491</text:p>
          </table:table-cell>
          <table:table-cell office:value-type="float" office:value="83.042897075114297" table:style-name="ce1">
            <text:p>83.04289708</text:p>
          </table:table-cell>
          <table:table-cell office:value-type="float" office:value="84.850569939336793" table:style-name="ce1">
            <text:p>84.85056994</text:p>
          </table:table-cell>
          <table:table-cell office:value-type="float" office:value="87.233652700296403" table:style-name="ce1">
            <text:p>87.2336527</text:p>
          </table:table-cell>
          <table:table-cell office:value-type="float" office:value="86.907440607358595" table:style-name="ce1">
            <text:p>86.90744061</text:p>
          </table:table-cell>
          <table:table-cell office:value-type="float" office:value="81.765872639588693" table:style-name="ce1">
            <text:p>81.76587264</text:p>
          </table:table-cell>
          <table:table-cell office:value-type="float" office:value="87.358649965461296" table:style-name="ce1">
            <text:p>87.35864997</text:p>
          </table:table-cell>
          <table:table-cell office:value-type="float" office:value="81.715620846366903" table:style-name="ce1">
            <text:p>81.71562085</text:p>
          </table:table-cell>
          <table:table-cell office:value-type="float" office:value="89.346573759260906" table:style-name="ce1">
            <text:p>89.34657376</text:p>
          </table:table-cell>
          <table:table-cell office:value-type="float" office:value="86.625876166738607" table:style-name="ce1">
            <text:p>86.62587617</text:p>
          </table:table-cell>
          <table:table-cell office:value-type="float" office:value="85.192636934466904" table:style-name="ce1">
            <text:p>85.19263693</text:p>
          </table:table-cell>
          <table:table-cell office:value-type="float" office:value="88.911685464139396" table:style-name="ce1">
            <text:p>88.91168546</text:p>
          </table:table-cell>
          <table:table-cell office:value-type="float" office:value="85.801860398609506" table:style-name="ce1">
            <text:p>85.8018604</text:p>
          </table:table-cell>
          <table:table-cell office:value-type="float" office:value="84.303903637973704" table:style-name="ce1">
            <text:p>84.30390364</text:p>
          </table:table-cell>
          <table:table-cell office:value-type="float" office:value="82.299239538113" table:style-name="ce1">
            <text:p>82.29923954</text:p>
          </table:table-cell>
          <table:table-cell office:value-type="float" office:value="83.303900138113093" table:style-name="ce1">
            <text:p>83.30390014</text:p>
          </table:table-cell>
          <table:table-cell office:value-type="float" office:value="87.943793211041495" table:style-name="ce1">
            <text:p>87.94379321</text:p>
          </table:table-cell>
          <table:table-cell office:value-type="float" office:value="87.790945358951305" table:style-name="ce1">
            <text:p>87.79094536</text:p>
          </table:table-cell>
          <table:table-cell office:value-type="float" office:value="86.863571570198303" table:style-name="ce1">
            <text:p>86.86357157</text:p>
          </table:table-cell>
          <table:table-cell office:value-type="float" office:value="85.293115983646899" table:style-name="ce1">
            <text:p>85.29311598</text:p>
          </table:table-cell>
          <table:table-cell office:value-type="float" office:value="83.787200336554093" table:style-name="ce1">
            <text:p>83.78720034</text:p>
          </table:table-cell>
          <table:table-cell office:value-type="float" office:value="80.148350317106704" table:style-name="ce1">
            <text:p>80.14835032</text:p>
          </table:table-cell>
          <table:table-cell office:value-type="float" office:value="87.717766917242102" table:style-name="ce1">
            <text:p>87.71776692</text:p>
          </table:table-cell>
          <table:table-cell office:value-type="float" office:value="82.831846605977503" table:style-name="ce1">
            <text:p>82.83184661</text:p>
          </table:table-cell>
          <table:table-cell office:value-type="float" office:value="77.000888728864794" table:style-name="ce1">
            <text:p>77.00088873</text:p>
          </table:table-cell>
          <table:table-cell office:value-type="float" office:value="87.044015783877896" table:style-name="ce1">
            <text:p>87.04401578</text:p>
          </table:table-cell>
          <table:table-cell office:value-type="float" office:value="83.964092127842704" table:style-name="ce1">
            <text:p>83.96409213</text:p>
          </table:table-cell>
          <table:table-cell office:value-type="float" office:value="85.049088881626702" table:style-name="ce1">
            <text:p>85.04908888</text:p>
          </table:table-cell>
          <table:table-cell office:value-type="float" office:value="90.155358799698107" table:style-name="ce1">
            <text:p>90.1553588</text:p>
          </table:table-cell>
          <table:table-cell office:value-type="float" office:value="89.046977678441095" table:style-name="ce1">
            <text:p>89.04697768</text:p>
          </table:table-cell>
          <table:table-cell office:value-type="float" office:value="77.912273603474304" table:style-name="ce1">
            <text:p>77.9122736</text:p>
          </table:table-cell>
          <table:table-cell office:value-type="float" office:value="80.681258268758796" table:style-name="ce1">
            <text:p>80.68125827</text:p>
          </table:table-cell>
          <table:table-cell office:value-type="float" office:value="85.531719027746902" table:style-name="ce1">
            <text:p>85.53171903</text:p>
          </table:table-cell>
          <table:table-cell table:number-columns-repeated="16344"/>
        </table:table-row>
        <table:table-row table:style-name="ro1">
          <table:table-cell office:value-type="float" office:value="84.440674453434795" table:style-name="ce1">
            <text:p>84.44067445</text:p>
          </table:table-cell>
          <table:table-cell office:value-type="float" office:value="86.438935952988899" table:style-name="ce1">
            <text:p>86.43893595</text:p>
          </table:table-cell>
          <table:table-cell office:value-type="float" office:value="83.576259501963605" table:style-name="ce1">
            <text:p>83.5762595</text:p>
          </table:table-cell>
          <table:table-cell office:value-type="float" office:value="84.255411140536395" table:style-name="ce1">
            <text:p>84.25541114</text:p>
          </table:table-cell>
          <table:table-cell office:value-type="float" office:value="87.296421005564" table:style-name="ce1">
            <text:p>87.29642101</text:p>
          </table:table-cell>
          <table:table-cell office:value-type="float" office:value="82.776772042743403" table:style-name="ce1">
            <text:p>82.77677204</text:p>
          </table:table-cell>
          <table:table-cell office:value-type="float" office:value="88.103494410125606" table:style-name="ce1">
            <text:p>88.10349441</text:p>
          </table:table-cell>
          <table:table-cell office:value-type="float" office:value="88.411419457309506" table:style-name="ce1">
            <text:p>88.41141946</text:p>
          </table:table-cell>
          <table:table-cell office:value-type="float" office:value="83.090653544447605" table:style-name="ce1">
            <text:p>83.09065354</text:p>
          </table:table-cell>
          <table:table-cell office:value-type="float" office:value="84.598258237501994" table:style-name="ce1">
            <text:p>84.59825824</text:p>
          </table:table-cell>
          <table:table-cell office:value-type="float" office:value="86.936195029893" table:style-name="ce1">
            <text:p>86.93619503</text:p>
          </table:table-cell>
          <table:table-cell office:value-type="float" office:value="86.524069371858701" table:style-name="ce1">
            <text:p>86.52406937</text:p>
          </table:table-cell>
          <table:table-cell office:value-type="float" office:value="81.775238599575502" table:style-name="ce1">
            <text:p>81.7752386</text:p>
          </table:table-cell>
          <table:table-cell office:value-type="float" office:value="87.4612869715789" table:style-name="ce1">
            <text:p>87.46128697</text:p>
          </table:table-cell>
          <table:table-cell office:value-type="float" office:value="81.342614382331504" table:style-name="ce1">
            <text:p>81.34261438</text:p>
          </table:table-cell>
          <table:table-cell office:value-type="float" office:value="89.036035037890898" table:style-name="ce1">
            <text:p>89.03603504</text:p>
          </table:table-cell>
          <table:table-cell office:value-type="float" office:value="86.544269706681604" table:style-name="ce1">
            <text:p>86.54426971</text:p>
          </table:table-cell>
          <table:table-cell office:value-type="float" office:value="84.799213191720796" table:style-name="ce1">
            <text:p>84.79921319</text:p>
          </table:table-cell>
          <table:table-cell office:value-type="float" office:value="88.905262233715106" table:style-name="ce1">
            <text:p>88.90526223</text:p>
          </table:table-cell>
          <table:table-cell office:value-type="float" office:value="85.784663215829198" table:style-name="ce1">
            <text:p>85.78466322</text:p>
          </table:table-cell>
          <table:table-cell office:value-type="float" office:value="84.177887275222602" table:style-name="ce1">
            <text:p>84.17788728</text:p>
          </table:table-cell>
          <table:table-cell office:value-type="float" office:value="82.192546307199905" table:style-name="ce1">
            <text:p>82.19254631</text:p>
          </table:table-cell>
          <table:table-cell office:value-type="float" office:value="83.234024340261897" table:style-name="ce1">
            <text:p>83.23402434</text:p>
          </table:table-cell>
          <table:table-cell office:value-type="float" office:value="87.061639758852294" table:style-name="ce1">
            <text:p>87.06163976</text:p>
          </table:table-cell>
          <table:table-cell office:value-type="float" office:value="85.3127321763982" table:style-name="ce1">
            <text:p>85.31273218</text:p>
          </table:table-cell>
          <table:table-cell office:value-type="float" office:value="86.666752485379902" table:style-name="ce1">
            <text:p>86.66675249</text:p>
          </table:table-cell>
          <table:table-cell office:value-type="float" office:value="85.606434536483206" table:style-name="ce1">
            <text:p>85.60643454</text:p>
          </table:table-cell>
          <table:table-cell office:value-type="float" office:value="83.234100829750602" table:style-name="ce1">
            <text:p>83.23410083</text:p>
          </table:table-cell>
          <table:table-cell office:value-type="float" office:value="79.959885256107" table:style-name="ce1">
            <text:p>79.95988526</text:p>
          </table:table-cell>
          <table:table-cell office:value-type="float" office:value="87.530965908480198" table:style-name="ce1">
            <text:p>87.53096591</text:p>
          </table:table-cell>
          <table:table-cell office:value-type="float" office:value="82.807128583665403" table:style-name="ce1">
            <text:p>82.80712858</text:p>
          </table:table-cell>
          <table:table-cell office:value-type="float" office:value="76.880808664176499" table:style-name="ce1">
            <text:p>76.88080866</text:p>
          </table:table-cell>
          <table:table-cell office:value-type="float" office:value="85.428484810527294" table:style-name="ce1">
            <text:p>85.42848481</text:p>
          </table:table-cell>
          <table:table-cell office:value-type="float" office:value="83.733572929602204" table:style-name="ce1">
            <text:p>83.73357293</text:p>
          </table:table-cell>
          <table:table-cell office:value-type="float" office:value="85.3340950930221" table:style-name="ce1">
            <text:p>85.33409509</text:p>
          </table:table-cell>
          <table:table-cell office:value-type="float" office:value="90.1308522230688" table:style-name="ce1">
            <text:p>90.13085222</text:p>
          </table:table-cell>
          <table:table-cell office:value-type="float" office:value="88.693357382786203" table:style-name="ce1">
            <text:p>88.69335738</text:p>
          </table:table-cell>
          <table:table-cell office:value-type="float" office:value="77.7677936887371" table:style-name="ce1">
            <text:p>77.76779369</text:p>
          </table:table-cell>
          <table:table-cell office:value-type="float" office:value="79.988732812431493" table:style-name="ce1">
            <text:p>79.98873281</text:p>
          </table:table-cell>
          <table:table-cell office:value-type="float" office:value="85.406313052655705" table:style-name="ce1">
            <text:p>85.40631305</text:p>
          </table:table-cell>
          <table:table-cell table:number-columns-repeated="16344"/>
        </table:table-row>
        <table:table-row table:style-name="ro1">
          <table:table-cell office:value-type="float" office:value="84.350557243850005" table:style-name="ce1">
            <text:p>84.35055724</text:p>
          </table:table-cell>
          <table:table-cell office:value-type="float" office:value="86.531953757669797" table:style-name="ce1">
            <text:p>86.53195376</text:p>
          </table:table-cell>
          <table:table-cell office:value-type="float" office:value="82.951707889776898" table:style-name="ce1">
            <text:p>82.95170789</text:p>
          </table:table-cell>
          <table:table-cell office:value-type="float" office:value="83.802793339740802" table:style-name="ce1">
            <text:p>83.80279334</text:p>
          </table:table-cell>
          <table:table-cell office:value-type="float" office:value="86.893234444344998" table:style-name="ce1">
            <text:p>86.89323444</text:p>
          </table:table-cell>
          <table:table-cell office:value-type="float" office:value="81.695466305645297" table:style-name="ce1">
            <text:p>81.69546631</text:p>
          </table:table-cell>
          <table:table-cell office:value-type="float" office:value="88.156014469926106" table:style-name="ce1">
            <text:p>88.15601447</text:p>
          </table:table-cell>
          <table:table-cell office:value-type="float" office:value="89.257440853985898" table:style-name="ce1">
            <text:p>89.25744085</text:p>
          </table:table-cell>
          <table:table-cell office:value-type="float" office:value="83.556449850733301" table:style-name="ce1">
            <text:p>83.55644985</text:p>
          </table:table-cell>
          <table:table-cell office:value-type="float" office:value="85.345526927760702" table:style-name="ce1">
            <text:p>85.34552693</text:p>
          </table:table-cell>
          <table:table-cell office:value-type="float" office:value="86.243207372688602" table:style-name="ce1">
            <text:p>86.24320737</text:p>
          </table:table-cell>
          <table:table-cell office:value-type="float" office:value="85.802679588762004" table:style-name="ce1">
            <text:p>85.80267959</text:p>
          </table:table-cell>
          <table:table-cell office:value-type="float" office:value="81.772502486940894" table:style-name="ce1">
            <text:p>81.77250249</text:p>
          </table:table-cell>
          <table:table-cell office:value-type="float" office:value="87.592451156295994" table:style-name="ce1">
            <text:p>87.59245116</text:p>
          </table:table-cell>
          <table:table-cell office:value-type="float" office:value="81.332886858977602" table:style-name="ce1">
            <text:p>81.33288686</text:p>
          </table:table-cell>
          <table:table-cell office:value-type="float" office:value="88.7171408220876" table:style-name="ce1">
            <text:p>88.71714082</text:p>
          </table:table-cell>
          <table:table-cell office:value-type="float" office:value="86.343356973318507" table:style-name="ce1">
            <text:p>86.34335697</text:p>
          </table:table-cell>
          <table:table-cell office:value-type="float" office:value="84.658729035120302" table:style-name="ce1">
            <text:p>84.65872904</text:p>
          </table:table-cell>
          <table:table-cell office:value-type="float" office:value="88.973904689817999" table:style-name="ce1">
            <text:p>88.97390469</text:p>
          </table:table-cell>
          <table:table-cell office:value-type="float" office:value="85.6753410177608" table:style-name="ce1">
            <text:p>85.67534102</text:p>
          </table:table-cell>
          <table:table-cell office:value-type="float" office:value="83.551146584239703" table:style-name="ce1">
            <text:p>83.55114658</text:p>
          </table:table-cell>
          <table:table-cell office:value-type="float" office:value="82.227735004889894" table:style-name="ce1">
            <text:p>82.227735</text:p>
          </table:table-cell>
          <table:table-cell office:value-type="float" office:value="83.091739892243694" table:style-name="ce1">
            <text:p>83.09173989</text:p>
          </table:table-cell>
          <table:table-cell office:value-type="float" office:value="87.671179865162998" table:style-name="ce1">
            <text:p>87.67117987</text:p>
          </table:table-cell>
          <table:table-cell office:value-type="float" office:value="84.818929340920803" table:style-name="ce1">
            <text:p>84.81892934</text:p>
          </table:table-cell>
          <table:table-cell office:value-type="float" office:value="85.5806830385811" table:style-name="ce1">
            <text:p>85.58068304</text:p>
          </table:table-cell>
          <table:table-cell office:value-type="float" office:value="85.631249513486296" table:style-name="ce1">
            <text:p>85.63124951</text:p>
          </table:table-cell>
          <table:table-cell office:value-type="float" office:value="82.487780329908304" table:style-name="ce1">
            <text:p>82.48778033</text:p>
          </table:table-cell>
          <table:table-cell office:value-type="float" office:value="79.846420552032797" table:style-name="ce1">
            <text:p>79.84642055</text:p>
          </table:table-cell>
          <table:table-cell office:value-type="float" office:value="87.387436773088993" table:style-name="ce1">
            <text:p>87.38743677</text:p>
          </table:table-cell>
          <table:table-cell office:value-type="float" office:value="82.547954466020101" table:style-name="ce1">
            <text:p>82.54795447</text:p>
          </table:table-cell>
          <table:table-cell office:value-type="float" office:value="76.967993543227394" table:style-name="ce1">
            <text:p>76.96799354</text:p>
          </table:table-cell>
          <table:table-cell office:value-type="float" office:value="85.516049754242999" table:style-name="ce1">
            <text:p>85.51604975</text:p>
          </table:table-cell>
          <table:table-cell office:value-type="float" office:value="83.8289558555729" table:style-name="ce1">
            <text:p>83.82895586</text:p>
          </table:table-cell>
          <table:table-cell office:value-type="float" office:value="85.080214579719794" table:style-name="ce1">
            <text:p>85.08021458</text:p>
          </table:table-cell>
          <table:table-cell office:value-type="float" office:value="90.090981501730596" table:style-name="ce1">
            <text:p>90.0909815</text:p>
          </table:table-cell>
          <table:table-cell office:value-type="float" office:value="88.408296374318397" table:style-name="ce1">
            <text:p>88.40829637</text:p>
          </table:table-cell>
          <table:table-cell office:value-type="float" office:value="77.714643382054007" table:style-name="ce1">
            <text:p>77.71464338</text:p>
          </table:table-cell>
          <table:table-cell office:value-type="float" office:value="79.625060020214903" table:style-name="ce1">
            <text:p>79.62506002</text:p>
          </table:table-cell>
          <table:table-cell office:value-type="float" office:value="85.443467107613898" table:style-name="ce1">
            <text:p>85.44346711</text:p>
          </table:table-cell>
          <table:table-cell table:number-columns-repeated="16344"/>
        </table:table-row>
        <table:table-row table:style-name="ro1">
          <table:table-cell office:value-type="float" office:value="84.336181189793393" table:style-name="ce1">
            <text:p>84.33618119</text:p>
          </table:table-cell>
          <table:table-cell office:value-type="float" office:value="85.042224686875201" table:style-name="ce1">
            <text:p>85.04222469</text:p>
          </table:table-cell>
          <table:table-cell office:value-type="float" office:value="82.724810926804096" table:style-name="ce1">
            <text:p>82.72481093</text:p>
          </table:table-cell>
          <table:table-cell office:value-type="float" office:value="84.231681169737797" table:style-name="ce1">
            <text:p>84.23168117</text:p>
          </table:table-cell>
          <table:table-cell office:value-type="float" office:value="86.191978391329698" table:style-name="ce1">
            <text:p>86.19197839</text:p>
          </table:table-cell>
          <table:table-cell office:value-type="float" office:value="81.502489092468707" table:style-name="ce1">
            <text:p>81.50248909</text:p>
          </table:table-cell>
          <table:table-cell office:value-type="float" office:value="88.072296386133601" table:style-name="ce1">
            <text:p>88.07229639</text:p>
          </table:table-cell>
          <table:table-cell office:value-type="float" office:value="88.759459453710704" table:style-name="ce1">
            <text:p>88.75945945</text:p>
          </table:table-cell>
          <table:table-cell office:value-type="float" office:value="83.787980889867896" table:style-name="ce1">
            <text:p>83.78798089</text:p>
          </table:table-cell>
          <table:table-cell office:value-type="float" office:value="85.274514875365099" table:style-name="ce1">
            <text:p>85.27451488</text:p>
          </table:table-cell>
          <table:table-cell office:value-type="float" office:value="85.866916235601494" table:style-name="ce1">
            <text:p>85.86691624</text:p>
          </table:table-cell>
          <table:table-cell office:value-type="float" office:value="86.113217895217502" table:style-name="ce1">
            <text:p>86.1132179</text:p>
          </table:table-cell>
          <table:table-cell office:value-type="float" office:value="81.633916497799206" table:style-name="ce1">
            <text:p>81.6339165</text:p>
          </table:table-cell>
          <table:table-cell office:value-type="float" office:value="87.750542206624303" table:style-name="ce1">
            <text:p>87.75054221</text:p>
          </table:table-cell>
          <table:table-cell office:value-type="float" office:value="79.770094601137203" table:style-name="ce1">
            <text:p>79.7700946</text:p>
          </table:table-cell>
          <table:table-cell office:value-type="float" office:value="88.347593001492797" table:style-name="ce1">
            <text:p>88.347593</text:p>
          </table:table-cell>
          <table:table-cell office:value-type="float" office:value="84.992915532626299" table:style-name="ce1">
            <text:p>84.99291553</text:p>
          </table:table-cell>
          <table:table-cell office:value-type="float" office:value="84.517475533305799" table:style-name="ce1">
            <text:p>84.51747553</text:p>
          </table:table-cell>
          <table:table-cell office:value-type="float" office:value="90.038729433320498" table:style-name="ce1">
            <text:p>90.03872943</text:p>
          </table:table-cell>
          <table:table-cell office:value-type="float" office:value="85.549210901405104" table:style-name="ce1">
            <text:p>85.5492109</text:p>
          </table:table-cell>
          <table:table-cell office:value-type="float" office:value="82.879886125062399" table:style-name="ce1">
            <text:p>82.87988613</text:p>
          </table:table-cell>
          <table:table-cell office:value-type="float" office:value="82.176379256195304" table:style-name="ce1">
            <text:p>82.17637926</text:p>
          </table:table-cell>
          <table:table-cell office:value-type="float" office:value="82.828292811198295" table:style-name="ce1">
            <text:p>82.82829281</text:p>
          </table:table-cell>
          <table:table-cell office:value-type="float" office:value="87.231377389021205" table:style-name="ce1">
            <text:p>87.23137739</text:p>
          </table:table-cell>
          <table:table-cell office:value-type="float" office:value="83.745685634173796" table:style-name="ce1">
            <text:p>83.74568563</text:p>
          </table:table-cell>
          <table:table-cell office:value-type="float" office:value="85.443900714148299" table:style-name="ce1">
            <text:p>85.44390071</text:p>
          </table:table-cell>
          <table:table-cell office:value-type="float" office:value="85.949084769016807" table:style-name="ce1">
            <text:p>85.94908477</text:p>
          </table:table-cell>
          <table:table-cell office:value-type="float" office:value="82.436096781686999" table:style-name="ce1">
            <text:p>82.43609678</text:p>
          </table:table-cell>
          <table:table-cell office:value-type="float" office:value="79.778011064734201" table:style-name="ce1">
            <text:p>79.77801106</text:p>
          </table:table-cell>
          <table:table-cell office:value-type="float" office:value="87.161167383596194" table:style-name="ce1">
            <text:p>87.16116738</text:p>
          </table:table-cell>
          <table:table-cell office:value-type="float" office:value="82.481590772905903" table:style-name="ce1">
            <text:p>82.48159077</text:p>
          </table:table-cell>
          <table:table-cell office:value-type="float" office:value="79.571590548481495" table:style-name="ce1">
            <text:p>79.57159055</text:p>
          </table:table-cell>
          <table:table-cell office:value-type="float" office:value="85.301386468562995" table:style-name="ce1">
            <text:p>85.30138647</text:p>
          </table:table-cell>
          <table:table-cell office:value-type="float" office:value="84.181503101231101" table:style-name="ce1">
            <text:p>84.1815031</text:p>
          </table:table-cell>
          <table:table-cell office:value-type="float" office:value="86.550996442961605" table:style-name="ce1">
            <text:p>86.55099644</text:p>
          </table:table-cell>
          <table:table-cell office:value-type="float" office:value="90.048997502156197" table:style-name="ce1">
            <text:p>90.0489975</text:p>
          </table:table-cell>
          <table:table-cell office:value-type="float" office:value="86.494366095391101" table:style-name="ce1">
            <text:p>86.4943661</text:p>
          </table:table-cell>
          <table:table-cell office:value-type="float" office:value="77.873356531928394" table:style-name="ce1">
            <text:p>77.87335653</text:p>
          </table:table-cell>
          <table:table-cell office:value-type="float" office:value="79.440301733107702" table:style-name="ce1">
            <text:p>79.44030173</text:p>
          </table:table-cell>
          <table:table-cell office:value-type="float" office:value="85.462679266471795" table:style-name="ce1">
            <text:p>85.46267927</text:p>
          </table:table-cell>
          <table:table-cell table:number-columns-repeated="16344"/>
        </table:table-row>
        <table:table-row table:style-name="ro1">
          <table:table-cell office:value-type="float" office:value="81.827679537386899" table:style-name="ce1">
            <text:p>81.82767954</text:p>
          </table:table-cell>
          <table:table-cell office:value-type="float" office:value="85.012150246417207" table:style-name="ce1">
            <text:p>85.01215025</text:p>
          </table:table-cell>
          <table:table-cell office:value-type="float" office:value="82.799241877141199" table:style-name="ce1">
            <text:p>82.79924188</text:p>
          </table:table-cell>
          <table:table-cell office:value-type="float" office:value="83.818400112994397" table:style-name="ce1">
            <text:p>83.81840011</text:p>
          </table:table-cell>
          <table:table-cell office:value-type="float" office:value="85.933342441670206" table:style-name="ce1">
            <text:p>85.93334244</text:p>
          </table:table-cell>
          <table:table-cell office:value-type="float" office:value="80.926899662993506" table:style-name="ce1">
            <text:p>80.92689966</text:p>
          </table:table-cell>
          <table:table-cell office:value-type="float" office:value="87.943907230731995" table:style-name="ce1">
            <text:p>87.94390723</text:p>
          </table:table-cell>
          <table:table-cell office:value-type="float" office:value="87.207066661140999" table:style-name="ce1">
            <text:p>87.20706666</text:p>
          </table:table-cell>
          <table:table-cell office:value-type="float" office:value="84.182854226238902" table:style-name="ce1">
            <text:p>84.18285423</text:p>
          </table:table-cell>
          <table:table-cell office:value-type="float" office:value="85.071861777356204" table:style-name="ce1">
            <text:p>85.07186178</text:p>
          </table:table-cell>
          <table:table-cell office:value-type="float" office:value="85.553228929492704" table:style-name="ce1">
            <text:p>85.55322893</text:p>
          </table:table-cell>
          <table:table-cell office:value-type="float" office:value="85.864341380303898" table:style-name="ce1">
            <text:p>85.86434138</text:p>
          </table:table-cell>
          <table:table-cell office:value-type="float" office:value="81.860755521869706" table:style-name="ce1">
            <text:p>81.86075552</text:p>
          </table:table-cell>
          <table:table-cell office:value-type="float" office:value="87.923163929795294" table:style-name="ce1">
            <text:p>87.92316393</text:p>
          </table:table-cell>
          <table:table-cell office:value-type="float" office:value="80.045657388646205" table:style-name="ce1">
            <text:p>80.04565739</text:p>
          </table:table-cell>
          <table:table-cell office:value-type="float" office:value="88.071667131175303" table:style-name="ce1">
            <text:p>88.07166713</text:p>
          </table:table-cell>
          <table:table-cell office:value-type="float" office:value="85.719553951842201" table:style-name="ce1">
            <text:p>85.71955395</text:p>
          </table:table-cell>
          <table:table-cell office:value-type="float" office:value="84.674518132616399" table:style-name="ce1">
            <text:p>84.67451813</text:p>
          </table:table-cell>
          <table:table-cell office:value-type="float" office:value="89.996988114082797" table:style-name="ce1">
            <text:p>89.99698811</text:p>
          </table:table-cell>
          <table:table-cell office:value-type="float" office:value="85.452296365369406" table:style-name="ce1">
            <text:p>85.45229637</text:p>
          </table:table-cell>
          <table:table-cell office:value-type="float" office:value="82.606622213906206" table:style-name="ce1">
            <text:p>82.60662221</text:p>
          </table:table-cell>
          <table:table-cell office:value-type="float" office:value="82.048346941934497" table:style-name="ce1">
            <text:p>82.04834694</text:p>
          </table:table-cell>
          <table:table-cell office:value-type="float" office:value="82.455404940279607" table:style-name="ce1">
            <text:p>82.45540494</text:p>
          </table:table-cell>
          <table:table-cell office:value-type="float" office:value="86.378503992024505" table:style-name="ce1">
            <text:p>86.37850399</text:p>
          </table:table-cell>
          <table:table-cell office:value-type="float" office:value="83.584176320809405" table:style-name="ce1">
            <text:p>83.58417632</text:p>
          </table:table-cell>
          <table:table-cell office:value-type="float" office:value="85.426041161500294" table:style-name="ce1">
            <text:p>85.42604116</text:p>
          </table:table-cell>
          <table:table-cell office:value-type="float" office:value="85.367823284976097" table:style-name="ce1">
            <text:p>85.36782328</text:p>
          </table:table-cell>
          <table:table-cell office:value-type="float" office:value="81.803053245524396" table:style-name="ce1">
            <text:p>81.80305325</text:p>
          </table:table-cell>
          <table:table-cell office:value-type="float" office:value="79.735363904060904" table:style-name="ce1">
            <text:p>79.7353639</text:p>
          </table:table-cell>
          <table:table-cell office:value-type="float" office:value="86.963932241863404" table:style-name="ce1">
            <text:p>86.96393224</text:p>
          </table:table-cell>
          <table:table-cell office:value-type="float" office:value="82.672385032237102" table:style-name="ce1">
            <text:p>82.67238503</text:p>
          </table:table-cell>
          <table:table-cell office:value-type="float" office:value="79.544450191931105" table:style-name="ce1">
            <text:p>79.54445019</text:p>
          </table:table-cell>
          <table:table-cell office:value-type="float" office:value="84.991219240066997" table:style-name="ce1">
            <text:p>84.99121924</text:p>
          </table:table-cell>
          <table:table-cell office:value-type="float" office:value="83.629979231512493" table:style-name="ce1">
            <text:p>83.62997923</text:p>
          </table:table-cell>
          <table:table-cell office:value-type="float" office:value="86.257240680626197" table:style-name="ce1">
            <text:p>86.25724068</text:p>
          </table:table-cell>
          <table:table-cell office:value-type="float" office:value="90.450037896593201" table:style-name="ce1">
            <text:p>90.4500379</text:p>
          </table:table-cell>
          <table:table-cell office:value-type="float" office:value="86.093131875357699" table:style-name="ce1">
            <text:p>86.09313188</text:p>
          </table:table-cell>
          <table:table-cell office:value-type="float" office:value="78.224866020162494" table:style-name="ce1">
            <text:p>78.22486602</text:p>
          </table:table-cell>
          <table:table-cell office:value-type="float" office:value="79.246335982364201" table:style-name="ce1">
            <text:p>79.24633598</text:p>
          </table:table-cell>
          <table:table-cell office:value-type="float" office:value="85.215027561030993" table:style-name="ce1">
            <text:p>85.21502756</text:p>
          </table:table-cell>
          <table:table-cell table:number-columns-repeated="16344"/>
        </table:table-row>
        <table:table-row table:style-name="ro1">
          <table:table-cell office:value-type="float" office:value="81.968119267949604" table:style-name="ce1">
            <text:p>81.96811927</text:p>
          </table:table-cell>
          <table:table-cell office:value-type="float" office:value="84.948139901372599" table:style-name="ce1">
            <text:p>84.9481399</text:p>
          </table:table-cell>
          <table:table-cell office:value-type="float" office:value="82.437505024236103" table:style-name="ce1">
            <text:p>82.43750502</text:p>
          </table:table-cell>
          <table:table-cell office:value-type="float" office:value="84.323014381317705" table:style-name="ce1">
            <text:p>84.32301438</text:p>
          </table:table-cell>
          <table:table-cell office:value-type="float" office:value="85.995667007249693" table:style-name="ce1">
            <text:p>85.99566701</text:p>
          </table:table-cell>
          <table:table-cell office:value-type="float" office:value="80.605420431526298" table:style-name="ce1">
            <text:p>80.60542043</text:p>
          </table:table-cell>
          <table:table-cell office:value-type="float" office:value="87.838721922737705" table:style-name="ce1">
            <text:p>87.83872192</text:p>
          </table:table-cell>
          <table:table-cell office:value-type="float" office:value="86.624200215323398" table:style-name="ce1">
            <text:p>86.62420022</text:p>
          </table:table-cell>
          <table:table-cell office:value-type="float" office:value="83.968999927702797" table:style-name="ce1">
            <text:p>83.96899993</text:p>
          </table:table-cell>
          <table:table-cell office:value-type="float" office:value="84.826178059865896" table:style-name="ce1">
            <text:p>84.82617806</text:p>
          </table:table-cell>
          <table:table-cell office:value-type="float" office:value="85.310750528565293" table:style-name="ce1">
            <text:p>85.31075053</text:p>
          </table:table-cell>
          <table:table-cell office:value-type="float" office:value="85.885660109055195" table:style-name="ce1">
            <text:p>85.88566011</text:p>
          </table:table-cell>
          <table:table-cell office:value-type="float" office:value="81.912677215207097" table:style-name="ce1">
            <text:p>81.91267722</text:p>
          </table:table-cell>
          <table:table-cell office:value-type="float" office:value="87.0048338494028" table:style-name="ce1">
            <text:p>87.00483385</text:p>
          </table:table-cell>
          <table:table-cell office:value-type="float" office:value="79.741901450628106" table:style-name="ce1">
            <text:p>79.74190145</text:p>
          </table:table-cell>
          <table:table-cell office:value-type="float" office:value="87.835840352495694" table:style-name="ce1">
            <text:p>87.83584035</text:p>
          </table:table-cell>
          <table:table-cell office:value-type="float" office:value="85.389060331615894" table:style-name="ce1">
            <text:p>85.38906033</text:p>
          </table:table-cell>
          <table:table-cell office:value-type="float" office:value="84.627769404713902" table:style-name="ce1">
            <text:p>84.6277694</text:p>
          </table:table-cell>
          <table:table-cell office:value-type="float" office:value="89.929060166409002" table:style-name="ce1">
            <text:p>89.92906017</text:p>
          </table:table-cell>
          <table:table-cell office:value-type="float" office:value="84.234599032760798" table:style-name="ce1">
            <text:p>84.23459903</text:p>
          </table:table-cell>
          <table:table-cell office:value-type="float" office:value="83.547989910355298" table:style-name="ce1">
            <text:p>83.54798991</text:p>
          </table:table-cell>
          <table:table-cell office:value-type="float" office:value="81.9341290798898" table:style-name="ce1">
            <text:p>81.93412908</text:p>
          </table:table-cell>
          <table:table-cell office:value-type="float" office:value="82.130235977404595" table:style-name="ce1">
            <text:p>82.13023598</text:p>
          </table:table-cell>
          <table:table-cell office:value-type="float" office:value="85.387807108385203" table:style-name="ce1">
            <text:p>85.38780711</text:p>
          </table:table-cell>
          <table:table-cell office:value-type="float" office:value="83.512782594814993" table:style-name="ce1">
            <text:p>83.51278259</text:p>
          </table:table-cell>
          <table:table-cell office:value-type="float" office:value="85.530031627687407" table:style-name="ce1">
            <text:p>85.53003163</text:p>
          </table:table-cell>
          <table:table-cell office:value-type="float" office:value="85.447235343848405" table:style-name="ce1">
            <text:p>85.44723534</text:p>
          </table:table-cell>
          <table:table-cell office:value-type="float" office:value="81.519312723802599" table:style-name="ce1">
            <text:p>81.51931272</text:p>
          </table:table-cell>
          <table:table-cell office:value-type="float" office:value="79.707303015369504" table:style-name="ce1">
            <text:p>79.70730302</text:p>
          </table:table-cell>
          <table:table-cell office:value-type="float" office:value="84.382796304309693" table:style-name="ce1">
            <text:p>84.3827963</text:p>
          </table:table-cell>
          <table:table-cell office:value-type="float" office:value="82.651438269653198" table:style-name="ce1">
            <text:p>82.65143827</text:p>
          </table:table-cell>
          <table:table-cell office:value-type="float" office:value="79.196967073741206" table:style-name="ce1">
            <text:p>79.19696707</text:p>
          </table:table-cell>
          <table:table-cell office:value-type="float" office:value="85.062214240182399" table:style-name="ce1">
            <text:p>85.06221424</text:p>
          </table:table-cell>
          <table:table-cell office:value-type="float" office:value="83.055191313088898" table:style-name="ce1">
            <text:p>83.05519131</text:p>
          </table:table-cell>
          <table:table-cell office:value-type="float" office:value="86.019611888768594" table:style-name="ce1">
            <text:p>86.01961189</text:p>
          </table:table-cell>
          <table:table-cell office:value-type="float" office:value="90.436918173800805" table:style-name="ce1">
            <text:p>90.43691817</text:p>
          </table:table-cell>
          <table:table-cell office:value-type="float" office:value="85.002728881441399" table:style-name="ce1">
            <text:p>85.00272888</text:p>
          </table:table-cell>
          <table:table-cell office:value-type="float" office:value="78.458528925744403" table:style-name="ce1">
            <text:p>78.45852893</text:p>
          </table:table-cell>
          <table:table-cell office:value-type="float" office:value="79.031414568529499" table:style-name="ce1">
            <text:p>79.03141457</text:p>
          </table:table-cell>
          <table:table-cell office:value-type="float" office:value="84.890351824407205" table:style-name="ce1">
            <text:p>84.89035182</text:p>
          </table:table-cell>
          <table:table-cell table:number-columns-repeated="16344"/>
        </table:table-row>
        <table:table-row table:style-name="ro1">
          <table:table-cell office:value-type="float" office:value="80.515841522497297" table:style-name="ce1">
            <text:p>80.51584152</text:p>
          </table:table-cell>
          <table:table-cell office:value-type="float" office:value="84.789314190906794" table:style-name="ce1">
            <text:p>84.78931419</text:p>
          </table:table-cell>
          <table:table-cell office:value-type="float" office:value="82.247114126745899" table:style-name="ce1">
            <text:p>82.24711413</text:p>
          </table:table-cell>
          <table:table-cell office:value-type="float" office:value="84.096975716809197" table:style-name="ce1">
            <text:p>84.09697572</text:p>
          </table:table-cell>
          <table:table-cell office:value-type="float" office:value="85.747904610972995" table:style-name="ce1">
            <text:p>85.74790461</text:p>
          </table:table-cell>
          <table:table-cell office:value-type="float" office:value="80.428857873487402" table:style-name="ce1">
            <text:p>80.42885787</text:p>
          </table:table-cell>
          <table:table-cell office:value-type="float" office:value="87.763973375386897" table:style-name="ce1">
            <text:p>87.76397338</text:p>
          </table:table-cell>
          <table:table-cell office:value-type="float" office:value="86.028272058995697" table:style-name="ce1">
            <text:p>86.02827206</text:p>
          </table:table-cell>
          <table:table-cell office:value-type="float" office:value="84.338863528604406" table:style-name="ce1">
            <text:p>84.33886353</text:p>
          </table:table-cell>
          <table:table-cell office:value-type="float" office:value="85.698711734948503" table:style-name="ce1">
            <text:p>85.69871173</text:p>
          </table:table-cell>
          <table:table-cell office:value-type="float" office:value="85.512686269416903" table:style-name="ce1">
            <text:p>85.51268627</text:p>
          </table:table-cell>
          <table:table-cell office:value-type="float" office:value="85.506463417634905" table:style-name="ce1">
            <text:p>85.50646342</text:p>
          </table:table-cell>
          <table:table-cell office:value-type="float" office:value="81.954015881526701" table:style-name="ce1">
            <text:p>81.95401588</text:p>
          </table:table-cell>
          <table:table-cell office:value-type="float" office:value="87.085305166947606" table:style-name="ce1">
            <text:p>87.08530517</text:p>
          </table:table-cell>
          <table:table-cell office:value-type="float" office:value="79.555037693071498" table:style-name="ce1">
            <text:p>79.55503769</text:p>
          </table:table-cell>
          <table:table-cell office:value-type="float" office:value="87.623309025846694" table:style-name="ce1">
            <text:p>87.62330903</text:p>
          </table:table-cell>
          <table:table-cell office:value-type="float" office:value="84.913631303292803" table:style-name="ce1">
            <text:p>84.9136313</text:p>
          </table:table-cell>
          <table:table-cell office:value-type="float" office:value="84.373316338482397" table:style-name="ce1">
            <text:p>84.37331634</text:p>
          </table:table-cell>
          <table:table-cell office:value-type="float" office:value="89.931504342185306" table:style-name="ce1">
            <text:p>89.93150434</text:p>
          </table:table-cell>
          <table:table-cell office:value-type="float" office:value="84.067741839218399" table:style-name="ce1">
            <text:p>84.06774184</text:p>
          </table:table-cell>
          <table:table-cell office:value-type="float" office:value="83.653317989281703" table:style-name="ce1">
            <text:p>83.65331799</text:p>
          </table:table-cell>
          <table:table-cell office:value-type="float" office:value="81.742911240091999" table:style-name="ce1">
            <text:p>81.74291124</text:p>
          </table:table-cell>
          <table:table-cell office:value-type="float" office:value="81.723623383675005" table:style-name="ce1">
            <text:p>81.72362338</text:p>
          </table:table-cell>
          <table:table-cell office:value-type="float" office:value="84.703282977244598" table:style-name="ce1">
            <text:p>84.70328298</text:p>
          </table:table-cell>
          <table:table-cell office:value-type="float" office:value="83.659595822350795" table:style-name="ce1">
            <text:p>83.65959582</text:p>
          </table:table-cell>
          <table:table-cell office:value-type="float" office:value="85.678908782967099" table:style-name="ce1">
            <text:p>85.67890878</text:p>
          </table:table-cell>
          <table:table-cell office:value-type="float" office:value="85.240120624774605" table:style-name="ce1">
            <text:p>85.24012062</text:p>
          </table:table-cell>
          <table:table-cell office:value-type="float" office:value="81.400225279109506" table:style-name="ce1">
            <text:p>81.40022528</text:p>
          </table:table-cell>
          <table:table-cell office:value-type="float" office:value="79.644446533982304" table:style-name="ce1">
            <text:p>79.64444653</text:p>
          </table:table-cell>
          <table:table-cell office:value-type="float" office:value="84.177760881801902" table:style-name="ce1">
            <text:p>84.17776088</text:p>
          </table:table-cell>
          <table:table-cell office:value-type="float" office:value="83.042457633569398" table:style-name="ce1">
            <text:p>83.04245763</text:p>
          </table:table-cell>
          <table:table-cell office:value-type="float" office:value="79.245662628886294" table:style-name="ce1">
            <text:p>79.24566263</text:p>
          </table:table-cell>
          <table:table-cell office:value-type="float" office:value="85.477726888903604" table:style-name="ce1">
            <text:p>85.47772689</text:p>
          </table:table-cell>
          <table:table-cell office:value-type="float" office:value="83.036436970854794" table:style-name="ce1">
            <text:p>83.03643697</text:p>
          </table:table-cell>
          <table:table-cell office:value-type="float" office:value="85.870613604490899" table:style-name="ce1">
            <text:p>85.8706136</text:p>
          </table:table-cell>
          <table:table-cell office:value-type="float" office:value="90.505662618065301" table:style-name="ce1">
            <text:p>90.50566262</text:p>
          </table:table-cell>
          <table:table-cell office:value-type="float" office:value="84.637352065987102" table:style-name="ce1">
            <text:p>84.63735207</text:p>
          </table:table-cell>
          <table:table-cell office:value-type="float" office:value="78.7586812932839" table:style-name="ce1">
            <text:p>78.75868129</text:p>
          </table:table-cell>
          <table:table-cell office:value-type="float" office:value="78.816093766302998" table:style-name="ce1">
            <text:p>78.81609377</text:p>
          </table:table-cell>
          <table:table-cell office:value-type="float" office:value="84.755956224656501" table:style-name="ce1">
            <text:p>84.75595622</text:p>
          </table:table-cell>
          <table:table-cell table:number-columns-repeated="16344"/>
        </table:table-row>
        <table:table-row table:style-name="ro1">
          <table:table-cell office:value-type="float" office:value="80.545192964110299" table:style-name="ce1">
            <text:p>80.54519296</text:p>
          </table:table-cell>
          <table:table-cell office:value-type="float" office:value="84.803423189342197" table:style-name="ce1">
            <text:p>84.80342319</text:p>
          </table:table-cell>
          <table:table-cell office:value-type="float" office:value="82.148758448986001" table:style-name="ce1">
            <text:p>82.14875845</text:p>
          </table:table-cell>
          <table:table-cell office:value-type="float" office:value="84.112207757867495" table:style-name="ce1">
            <text:p>84.11220776</text:p>
          </table:table-cell>
          <table:table-cell office:value-type="float" office:value="85.420567248721099" table:style-name="ce1">
            <text:p>85.42056725</text:p>
          </table:table-cell>
          <table:table-cell office:value-type="float" office:value="80.141949120436905" table:style-name="ce1">
            <text:p>80.14194912</text:p>
          </table:table-cell>
          <table:table-cell office:value-type="float" office:value="87.706289836563897" table:style-name="ce1">
            <text:p>87.70628984</text:p>
          </table:table-cell>
          <table:table-cell office:value-type="float" office:value="86.707260150643705" table:style-name="ce1">
            <text:p>86.70726015</text:p>
          </table:table-cell>
          <table:table-cell office:value-type="float" office:value="83.914078945704105" table:style-name="ce1">
            <text:p>83.91407895</text:p>
          </table:table-cell>
          <table:table-cell office:value-type="float" office:value="85.909996507644195" table:style-name="ce1">
            <text:p>85.90999651</text:p>
          </table:table-cell>
          <table:table-cell office:value-type="float" office:value="85.486933232319402" table:style-name="ce1">
            <text:p>85.48693323</text:p>
          </table:table-cell>
          <table:table-cell office:value-type="float" office:value="85.622906180044296" table:style-name="ce1">
            <text:p>85.62290618</text:p>
          </table:table-cell>
          <table:table-cell office:value-type="float" office:value="81.732164958824598" table:style-name="ce1">
            <text:p>81.73216496</text:p>
          </table:table-cell>
          <table:table-cell office:value-type="float" office:value="87.080712479852707" table:style-name="ce1">
            <text:p>87.08071248</text:p>
          </table:table-cell>
          <table:table-cell office:value-type="float" office:value="78.761322030143106" table:style-name="ce1">
            <text:p>78.76132203</text:p>
          </table:table-cell>
          <table:table-cell office:value-type="float" office:value="87.431617580716093" table:style-name="ce1">
            <text:p>87.43161758</text:p>
          </table:table-cell>
          <table:table-cell office:value-type="float" office:value="84.655325129561405" table:style-name="ce1">
            <text:p>84.65532513</text:p>
          </table:table-cell>
          <table:table-cell office:value-type="float" office:value="84.440128029254097" table:style-name="ce1">
            <text:p>84.44012803</text:p>
          </table:table-cell>
          <table:table-cell office:value-type="float" office:value="90.050589861325093" table:style-name="ce1">
            <text:p>90.05058986</text:p>
          </table:table-cell>
          <table:table-cell office:value-type="float" office:value="83.557381986529805" table:style-name="ce1">
            <text:p>83.55738199</text:p>
          </table:table-cell>
          <table:table-cell office:value-type="float" office:value="83.843165250653499" table:style-name="ce1">
            <text:p>83.84316525</text:p>
          </table:table-cell>
          <table:table-cell office:value-type="float" office:value="81.491887404162298" table:style-name="ce1">
            <text:p>81.4918874</text:p>
          </table:table-cell>
          <table:table-cell office:value-type="float" office:value="81.559542760841197" table:style-name="ce1">
            <text:p>81.55954276</text:p>
          </table:table-cell>
          <table:table-cell office:value-type="float" office:value="84.317506440074894" table:style-name="ce1">
            <text:p>84.31750644</text:p>
          </table:table-cell>
          <table:table-cell office:value-type="float" office:value="83.476814968833693" table:style-name="ce1">
            <text:p>83.47681497</text:p>
          </table:table-cell>
          <table:table-cell office:value-type="float" office:value="85.787669482110402" table:style-name="ce1">
            <text:p>85.78766948</text:p>
          </table:table-cell>
          <table:table-cell office:value-type="float" office:value="85.716663707289399" table:style-name="ce1">
            <text:p>85.71666371</text:p>
          </table:table-cell>
          <table:table-cell office:value-type="float" office:value="81.430710032258602" table:style-name="ce1">
            <text:p>81.43071003</text:p>
          </table:table-cell>
          <table:table-cell office:value-type="float" office:value="79.544834532723797" table:style-name="ce1">
            <text:p>79.54483453</text:p>
          </table:table-cell>
          <table:table-cell office:value-type="float" office:value="84.332935111466696" table:style-name="ce1">
            <text:p>84.33293511</text:p>
          </table:table-cell>
          <table:table-cell office:value-type="float" office:value="83.073096347880806" table:style-name="ce1">
            <text:p>83.07309635</text:p>
          </table:table-cell>
          <table:table-cell office:value-type="float" office:value="79.391295405660699" table:style-name="ce1">
            <text:p>79.39129541</text:p>
          </table:table-cell>
          <table:table-cell office:value-type="float" office:value="86.486496139304705" table:style-name="ce1">
            <text:p>86.48649614</text:p>
          </table:table-cell>
          <table:table-cell office:value-type="float" office:value="83.297922091817398" table:style-name="ce1">
            <text:p>83.29792209</text:p>
          </table:table-cell>
          <table:table-cell office:value-type="float" office:value="85.370570002998406" table:style-name="ce1">
            <text:p>85.37057</text:p>
          </table:table-cell>
          <table:table-cell office:value-type="float" office:value="90.4295195826423" table:style-name="ce1">
            <text:p>90.42951958</text:p>
          </table:table-cell>
          <table:table-cell office:value-type="float" office:value="85.002400665209905" table:style-name="ce1">
            <text:p>85.00240067</text:p>
          </table:table-cell>
          <table:table-cell office:value-type="float" office:value="78.395221650580893" table:style-name="ce1">
            <text:p>78.39522165</text:p>
          </table:table-cell>
          <table:table-cell office:value-type="float" office:value="78.691542528059301" table:style-name="ce1">
            <text:p>78.69154253</text:p>
          </table:table-cell>
          <table:table-cell office:value-type="float" office:value="84.748672117325995" table:style-name="ce1">
            <text:p>84.74867212</text:p>
          </table:table-cell>
          <table:table-cell table:number-columns-repeated="16344"/>
        </table:table-row>
        <table:table-row table:style-name="ro1">
          <table:table-cell office:value-type="float" office:value="80.449935886247005" table:style-name="ce1">
            <text:p>80.44993589</text:p>
          </table:table-cell>
          <table:table-cell office:value-type="float" office:value="84.761081544667903" table:style-name="ce1">
            <text:p>84.76108154</text:p>
          </table:table-cell>
          <table:table-cell office:value-type="float" office:value="82.180187322128504" table:style-name="ce1">
            <text:p>82.18018732</text:p>
          </table:table-cell>
          <table:table-cell office:value-type="float" office:value="83.6005164566742" table:style-name="ce1">
            <text:p>83.60051646</text:p>
          </table:table-cell>
          <table:table-cell office:value-type="float" office:value="85.223674702283802" table:style-name="ce1">
            <text:p>85.2236747</text:p>
          </table:table-cell>
          <table:table-cell office:value-type="float" office:value="79.827075516660003" table:style-name="ce1">
            <text:p>79.82707552</text:p>
          </table:table-cell>
          <table:table-cell office:value-type="float" office:value="87.672795851852797" table:style-name="ce1">
            <text:p>87.67279585</text:p>
          </table:table-cell>
          <table:table-cell office:value-type="float" office:value="86.023453123535404" table:style-name="ce1">
            <text:p>86.02345312</text:p>
          </table:table-cell>
          <table:table-cell office:value-type="float" office:value="83.632868751702603" table:style-name="ce1">
            <text:p>83.63286875</text:p>
          </table:table-cell>
          <table:table-cell office:value-type="float" office:value="85.830967035528801" table:style-name="ce1">
            <text:p>85.83096704</text:p>
          </table:table-cell>
          <table:table-cell office:value-type="float" office:value="85.410305738095005" table:style-name="ce1">
            <text:p>85.41030574</text:p>
          </table:table-cell>
          <table:table-cell office:value-type="float" office:value="85.044458613707604" table:style-name="ce1">
            <text:p>85.04445861</text:p>
          </table:table-cell>
          <table:table-cell office:value-type="float" office:value="81.3813616443895" table:style-name="ce1">
            <text:p>81.38136164</text:p>
          </table:table-cell>
          <table:table-cell office:value-type="float" office:value="87.256966959631796" table:style-name="ce1">
            <text:p>87.25696696</text:p>
          </table:table-cell>
          <table:table-cell office:value-type="float" office:value="79.189669102888899" table:style-name="ce1">
            <text:p>79.1896691</text:p>
          </table:table-cell>
          <table:table-cell office:value-type="float" office:value="87.439554279871601" table:style-name="ce1">
            <text:p>87.43955428</text:p>
          </table:table-cell>
          <table:table-cell office:value-type="float" office:value="84.383032803553107" table:style-name="ce1">
            <text:p>84.3830328</text:p>
          </table:table-cell>
          <table:table-cell office:value-type="float" office:value="84.4717621000718" table:style-name="ce1">
            <text:p>84.4717621</text:p>
          </table:table-cell>
          <table:table-cell office:value-type="float" office:value="90.271574922377397" table:style-name="ce1">
            <text:p>90.27157492</text:p>
          </table:table-cell>
          <table:table-cell office:value-type="float" office:value="83.478513614597702" table:style-name="ce1">
            <text:p>83.47851361</text:p>
          </table:table-cell>
          <table:table-cell office:value-type="float" office:value="83.938739984569693" table:style-name="ce1">
            <text:p>83.93873998</text:p>
          </table:table-cell>
          <table:table-cell office:value-type="float" office:value="81.545620626729203" table:style-name="ce1">
            <text:p>81.54562063</text:p>
          </table:table-cell>
          <table:table-cell office:value-type="float" office:value="81.280799950863795" table:style-name="ce1">
            <text:p>81.28079995</text:p>
          </table:table-cell>
          <table:table-cell office:value-type="float" office:value="84.063944476737305" table:style-name="ce1">
            <text:p>84.06394448</text:p>
          </table:table-cell>
          <table:table-cell office:value-type="float" office:value="83.057134164583303" table:style-name="ce1">
            <text:p>83.05713416</text:p>
          </table:table-cell>
          <table:table-cell office:value-type="float" office:value="85.872621988720695" table:style-name="ce1">
            <text:p>85.87262199</text:p>
          </table:table-cell>
          <table:table-cell office:value-type="float" office:value="86.298376378116501" table:style-name="ce1">
            <text:p>86.29837638</text:p>
          </table:table-cell>
          <table:table-cell office:value-type="float" office:value="81.845204543415804" table:style-name="ce1">
            <text:p>81.84520454</text:p>
          </table:table-cell>
          <table:table-cell office:value-type="float" office:value="79.543632095980996" table:style-name="ce1">
            <text:p>79.5436321</text:p>
          </table:table-cell>
          <table:table-cell office:value-type="float" office:value="83.833444687424304" table:style-name="ce1">
            <text:p>83.83344469</text:p>
          </table:table-cell>
          <table:table-cell office:value-type="float" office:value="83.0469043711187" table:style-name="ce1">
            <text:p>83.04690437</text:p>
          </table:table-cell>
          <table:table-cell office:value-type="float" office:value="79.020486059756706" table:style-name="ce1">
            <text:p>79.02048606</text:p>
          </table:table-cell>
          <table:table-cell office:value-type="float" office:value="85.4020273349729" table:style-name="ce1">
            <text:p>85.40202733</text:p>
          </table:table-cell>
          <table:table-cell office:value-type="float" office:value="83.630954230162402" table:style-name="ce1">
            <text:p>83.63095423</text:p>
          </table:table-cell>
          <table:table-cell office:value-type="float" office:value="85.196171278185304" table:style-name="ce1">
            <text:p>85.19617128</text:p>
          </table:table-cell>
          <table:table-cell office:value-type="float" office:value="87.079830385043095" table:style-name="ce1">
            <text:p>87.07983039</text:p>
          </table:table-cell>
          <table:table-cell office:value-type="float" office:value="84.537813314086307" table:style-name="ce1">
            <text:p>84.53781331</text:p>
          </table:table-cell>
          <table:table-cell office:value-type="float" office:value="77.922915698701701" table:style-name="ce1">
            <text:p>77.9229157</text:p>
          </table:table-cell>
          <table:table-cell office:value-type="float" office:value="78.706584069286393" table:style-name="ce1">
            <text:p>78.70658407</text:p>
          </table:table-cell>
          <table:table-cell office:value-type="float" office:value="84.870442856318704" table:style-name="ce1">
            <text:p>84.87044286</text:p>
          </table:table-cell>
          <table:table-cell table:number-columns-repeated="16344"/>
        </table:table-row>
        <table:table-row table:style-name="ro1">
          <table:table-cell office:value-type="float" office:value="81.579946097888595" table:style-name="ce1">
            <text:p>81.5799461</text:p>
          </table:table-cell>
          <table:table-cell office:value-type="float" office:value="85.250051241995095" table:style-name="ce1">
            <text:p>85.25005124</text:p>
          </table:table-cell>
          <table:table-cell office:value-type="float" office:value="82.159708161127597" table:style-name="ce1">
            <text:p>82.15970816</text:p>
          </table:table-cell>
          <table:table-cell office:value-type="float" office:value="84.077427070764799" table:style-name="ce1">
            <text:p>84.07742707</text:p>
          </table:table-cell>
          <table:table-cell office:value-type="float" office:value="85.152751435138001" table:style-name="ce1">
            <text:p>85.15275144</text:p>
          </table:table-cell>
          <table:table-cell office:value-type="float" office:value="79.525074996507897" table:style-name="ce1">
            <text:p>79.525075</text:p>
          </table:table-cell>
          <table:table-cell office:value-type="float" office:value="87.683061115947098" table:style-name="ce1">
            <text:p>87.68306112</text:p>
          </table:table-cell>
          <table:table-cell office:value-type="float" office:value="85.572253137355702" table:style-name="ce1">
            <text:p>85.57225314</text:p>
          </table:table-cell>
          <table:table-cell office:value-type="float" office:value="81.307905471019893" table:style-name="ce1">
            <text:p>81.30790547</text:p>
          </table:table-cell>
          <table:table-cell office:value-type="float" office:value="86.001986948616704" table:style-name="ce1">
            <text:p>86.00198695</text:p>
          </table:table-cell>
          <table:table-cell office:value-type="float" office:value="85.243655219455803" table:style-name="ce1">
            <text:p>85.24365522</text:p>
          </table:table-cell>
          <table:table-cell office:value-type="float" office:value="84.6028793600928" table:style-name="ce1">
            <text:p>84.60287936</text:p>
          </table:table-cell>
          <table:table-cell office:value-type="float" office:value="81.521190822628995" table:style-name="ce1">
            <text:p>81.52119082</text:p>
          </table:table-cell>
          <table:table-cell office:value-type="float" office:value="86.998558198230796" table:style-name="ce1">
            <text:p>86.9985582</text:p>
          </table:table-cell>
          <table:table-cell office:value-type="float" office:value="78.537363943284603" table:style-name="ce1">
            <text:p>78.53736394</text:p>
          </table:table-cell>
          <table:table-cell office:value-type="float" office:value="87.4417716433164" table:style-name="ce1">
            <text:p>87.44177164</text:p>
          </table:table-cell>
          <table:table-cell office:value-type="float" office:value="84.199760527963093" table:style-name="ce1">
            <text:p>84.19976053</text:p>
          </table:table-cell>
          <table:table-cell office:value-type="float" office:value="84.266099305122594" table:style-name="ce1">
            <text:p>84.26609931</text:p>
          </table:table-cell>
          <table:table-cell office:value-type="float" office:value="90.1271411231657" table:style-name="ce1">
            <text:p>90.12714112</text:p>
          </table:table-cell>
          <table:table-cell office:value-type="float" office:value="83.341517325799899" table:style-name="ce1">
            <text:p>83.34151733</text:p>
          </table:table-cell>
          <table:table-cell office:value-type="float" office:value="83.493894492391107" table:style-name="ce1">
            <text:p>83.49389449</text:p>
          </table:table-cell>
          <table:table-cell office:value-type="float" office:value="81.341488736384903" table:style-name="ce1">
            <text:p>81.34148874</text:p>
          </table:table-cell>
          <table:table-cell office:value-type="float" office:value="81.781640213596006" table:style-name="ce1">
            <text:p>81.78164021</text:p>
          </table:table-cell>
          <table:table-cell office:value-type="float" office:value="83.822468246827" table:style-name="ce1">
            <text:p>83.82246825</text:p>
          </table:table-cell>
          <table:table-cell office:value-type="float" office:value="83.272873375868997" table:style-name="ce1">
            <text:p>83.27287338</text:p>
          </table:table-cell>
          <table:table-cell office:value-type="float" office:value="85.922506453434593" table:style-name="ce1">
            <text:p>85.92250645</text:p>
          </table:table-cell>
          <table:table-cell office:value-type="float" office:value="87.095506468647102" table:style-name="ce1">
            <text:p>87.09550647</text:p>
          </table:table-cell>
          <table:table-cell office:value-type="float" office:value="82.190178136710699" table:style-name="ce1">
            <text:p>82.19017814</text:p>
          </table:table-cell>
          <table:table-cell office:value-type="float" office:value="79.633963111086999" table:style-name="ce1">
            <text:p>79.63396311</text:p>
          </table:table-cell>
          <table:table-cell office:value-type="float" office:value="82.951966760061694" table:style-name="ce1">
            <text:p>82.95196676</text:p>
          </table:table-cell>
          <table:table-cell office:value-type="float" office:value="82.772684126281703" table:style-name="ce1">
            <text:p>82.77268413</text:p>
          </table:table-cell>
          <table:table-cell office:value-type="float" office:value="78.3130601779784" table:style-name="ce1">
            <text:p>78.31306018</text:p>
          </table:table-cell>
          <table:table-cell office:value-type="float" office:value="84.584527625334502" table:style-name="ce1">
            <text:p>84.58452763</text:p>
          </table:table-cell>
          <table:table-cell office:value-type="float" office:value="83.6184356212719" table:style-name="ce1">
            <text:p>83.61843562</text:p>
          </table:table-cell>
          <table:table-cell office:value-type="float" office:value="84.978301764150899" table:style-name="ce1">
            <text:p>84.97830176</text:p>
          </table:table-cell>
          <table:table-cell office:value-type="float" office:value="87.166511043166594" table:style-name="ce1">
            <text:p>87.16651104</text:p>
          </table:table-cell>
          <table:table-cell office:value-type="float" office:value="84.273242525660606" table:style-name="ce1">
            <text:p>84.27324253</text:p>
          </table:table-cell>
          <table:table-cell office:value-type="float" office:value="77.730819692570904" table:style-name="ce1">
            <text:p>77.73081969</text:p>
          </table:table-cell>
          <table:table-cell office:value-type="float" office:value="78.659655816868195" table:style-name="ce1">
            <text:p>78.65965582</text:p>
          </table:table-cell>
          <table:table-cell office:value-type="float" office:value="84.636856251211398" table:style-name="ce1">
            <text:p>84.63685625</text:p>
          </table:table-cell>
          <table:table-cell table:number-columns-repeated="16344"/>
        </table:table-row>
        <table:table-row table:style-name="ro1">
          <table:table-cell office:value-type="float" office:value="81.365223524983705" table:style-name="ce1">
            <text:p>81.36522352</text:p>
          </table:table-cell>
          <table:table-cell office:value-type="float" office:value="84.711816874525198" table:style-name="ce1">
            <text:p>84.71181687</text:p>
          </table:table-cell>
          <table:table-cell office:value-type="float" office:value="82.241239449722897" table:style-name="ce1">
            <text:p>82.24123945</text:p>
          </table:table-cell>
          <table:table-cell office:value-type="float" office:value="83.158308746658193" table:style-name="ce1">
            <text:p>83.15830875</text:p>
          </table:table-cell>
          <table:table-cell office:value-type="float" office:value="85.239766161628395" table:style-name="ce1">
            <text:p>85.23976616</text:p>
          </table:table-cell>
          <table:table-cell office:value-type="float" office:value="79.968564009380501" table:style-name="ce1">
            <text:p>79.96856401</text:p>
          </table:table-cell>
          <table:table-cell office:value-type="float" office:value="87.723354018550594" table:style-name="ce1">
            <text:p>87.72335402</text:p>
          </table:table-cell>
          <table:table-cell office:value-type="float" office:value="85.565625208770598" table:style-name="ce1">
            <text:p>85.56562521</text:p>
          </table:table-cell>
          <table:table-cell office:value-type="float" office:value="80.882688979002495" table:style-name="ce1">
            <text:p>80.88268898</text:p>
          </table:table-cell>
          <table:table-cell office:value-type="float" office:value="85.666776005336601" table:style-name="ce1">
            <text:p>85.66677601</text:p>
          </table:table-cell>
          <table:table-cell office:value-type="float" office:value="85.386764326220401" table:style-name="ce1">
            <text:p>85.38676433</text:p>
          </table:table-cell>
          <table:table-cell office:value-type="float" office:value="84.274253552491004" table:style-name="ce1">
            <text:p>84.27425355</text:p>
          </table:table-cell>
          <table:table-cell office:value-type="float" office:value="81.342800074574399" table:style-name="ce1">
            <text:p>81.34280007</text:p>
          </table:table-cell>
          <table:table-cell office:value-type="float" office:value="86.650702319626305" table:style-name="ce1">
            <text:p>86.65070232</text:p>
          </table:table-cell>
          <table:table-cell office:value-type="float" office:value="78.051863958920606" table:style-name="ce1">
            <text:p>78.05186396</text:p>
          </table:table-cell>
          <table:table-cell office:value-type="float" office:value="84.572846672859299" table:style-name="ce1">
            <text:p>84.57284667</text:p>
          </table:table-cell>
          <table:table-cell office:value-type="float" office:value="84.044899086703197" table:style-name="ce1">
            <text:p>84.04489909</text:p>
          </table:table-cell>
          <table:table-cell office:value-type="float" office:value="84.357243135180696" table:style-name="ce1">
            <text:p>84.35724314</text:p>
          </table:table-cell>
          <table:table-cell office:value-type="float" office:value="89.534345899904693" table:style-name="ce1">
            <text:p>89.5343459</text:p>
          </table:table-cell>
          <table:table-cell office:value-type="float" office:value="83.161411199095696" table:style-name="ce1">
            <text:p>83.1614112</text:p>
          </table:table-cell>
          <table:table-cell office:value-type="float" office:value="83.201618414853101" table:style-name="ce1">
            <text:p>83.20161841</text:p>
          </table:table-cell>
          <table:table-cell office:value-type="float" office:value="81.388165226931207" table:style-name="ce1">
            <text:p>81.38816523</text:p>
          </table:table-cell>
          <table:table-cell office:value-type="float" office:value="80.933786096606298" table:style-name="ce1">
            <text:p>80.9337861</text:p>
          </table:table-cell>
          <table:table-cell office:value-type="float" office:value="84.378272129941394" table:style-name="ce1">
            <text:p>84.37827213</text:p>
          </table:table-cell>
          <table:table-cell office:value-type="float" office:value="83.072959635438806" table:style-name="ce1">
            <text:p>83.07295964</text:p>
          </table:table-cell>
          <table:table-cell office:value-type="float" office:value="85.9009649832728" table:style-name="ce1">
            <text:p>85.90096498</text:p>
          </table:table-cell>
          <table:table-cell office:value-type="float" office:value="86.052759750363805" table:style-name="ce1">
            <text:p>86.05275975</text:p>
          </table:table-cell>
          <table:table-cell office:value-type="float" office:value="82.838804035324998" table:style-name="ce1">
            <text:p>82.83880404</text:p>
          </table:table-cell>
          <table:table-cell office:value-type="float" office:value="79.774588220633703" table:style-name="ce1">
            <text:p>79.77458822</text:p>
          </table:table-cell>
          <table:table-cell office:value-type="float" office:value="82.305641238644498" table:style-name="ce1">
            <text:p>82.30564124</text:p>
          </table:table-cell>
          <table:table-cell office:value-type="float" office:value="82.638966365269496" table:style-name="ce1">
            <text:p>82.63896637</text:p>
          </table:table-cell>
          <table:table-cell office:value-type="float" office:value="75.880737742958402" table:style-name="ce1">
            <text:p>75.88073774</text:p>
          </table:table-cell>
          <table:table-cell office:value-type="float" office:value="84.303687982040103" table:style-name="ce1">
            <text:p>84.30368798</text:p>
          </table:table-cell>
          <table:table-cell office:value-type="float" office:value="83.463573539455496" table:style-name="ce1">
            <text:p>83.46357354</text:p>
          </table:table-cell>
          <table:table-cell office:value-type="float" office:value="84.794542791480197" table:style-name="ce1">
            <text:p>84.79454279</text:p>
          </table:table-cell>
          <table:table-cell office:value-type="float" office:value="86.742633105869601" table:style-name="ce1">
            <text:p>86.74263311</text:p>
          </table:table-cell>
          <table:table-cell office:value-type="float" office:value="83.930378973035999" table:style-name="ce1">
            <text:p>83.93037897</text:p>
          </table:table-cell>
          <table:table-cell office:value-type="float" office:value="77.664797783117905" table:style-name="ce1">
            <text:p>77.66479778</text:p>
          </table:table-cell>
          <table:table-cell office:value-type="float" office:value="78.9557115326744" table:style-name="ce1">
            <text:p>78.95571153</text:p>
          </table:table-cell>
          <table:table-cell office:value-type="float" office:value="84.338096263205102" table:style-name="ce1">
            <text:p>84.33809626</text:p>
          </table:table-cell>
          <table:table-cell table:number-columns-repeated="16344"/>
        </table:table-row>
        <table:table-row table:style-name="ro1">
          <table:table-cell office:value-type="float" office:value="81.298457499682797" table:style-name="ce1">
            <text:p>81.2984575</text:p>
          </table:table-cell>
          <table:table-cell office:value-type="float" office:value="86.099157767755003" table:style-name="ce1">
            <text:p>86.09915777</text:p>
          </table:table-cell>
          <table:table-cell office:value-type="float" office:value="82.043919190146198" table:style-name="ce1">
            <text:p>82.04391919</text:p>
          </table:table-cell>
          <table:table-cell office:value-type="float" office:value="83.426342600666302" table:style-name="ce1">
            <text:p>83.4263426</text:p>
          </table:table-cell>
          <table:table-cell office:value-type="float" office:value="85.454511126442796" table:style-name="ce1">
            <text:p>85.45451113</text:p>
          </table:table-cell>
          <table:table-cell office:value-type="float" office:value="79.571845667445402" table:style-name="ce1">
            <text:p>79.57184567</text:p>
          </table:table-cell>
          <table:table-cell office:value-type="float" office:value="87.368150501808401" table:style-name="ce1">
            <text:p>87.3681505</text:p>
          </table:table-cell>
          <table:table-cell office:value-type="float" office:value="85.453908070020304" table:style-name="ce1">
            <text:p>85.45390807</text:p>
          </table:table-cell>
          <table:table-cell office:value-type="float" office:value="79.806755836740194" table:style-name="ce1">
            <text:p>79.80675584</text:p>
          </table:table-cell>
          <table:table-cell office:value-type="float" office:value="85.319139471063195" table:style-name="ce1">
            <text:p>85.31913947</text:p>
          </table:table-cell>
          <table:table-cell office:value-type="float" office:value="85.382651899466893" table:style-name="ce1">
            <text:p>85.3826519</text:p>
          </table:table-cell>
          <table:table-cell office:value-type="float" office:value="84.495669628963" table:style-name="ce1">
            <text:p>84.49566963</text:p>
          </table:table-cell>
          <table:table-cell office:value-type="float" office:value="80.957150853181204" table:style-name="ce1">
            <text:p>80.95715085</text:p>
          </table:table-cell>
          <table:table-cell office:value-type="float" office:value="86.493730584421797" table:style-name="ce1">
            <text:p>86.49373058</text:p>
          </table:table-cell>
          <table:table-cell office:value-type="float" office:value="77.576889845395996" table:style-name="ce1">
            <text:p>77.57688985</text:p>
          </table:table-cell>
          <table:table-cell office:value-type="float" office:value="84.400046226456695" table:style-name="ce1">
            <text:p>84.40004623</text:p>
          </table:table-cell>
          <table:table-cell office:value-type="float" office:value="83.878906263953496" table:style-name="ce1">
            <text:p>83.87890626</text:p>
          </table:table-cell>
          <table:table-cell office:value-type="float" office:value="84.058309500067196" table:style-name="ce1">
            <text:p>84.0583095</text:p>
          </table:table-cell>
          <table:table-cell office:value-type="float" office:value="88.742427518035299" table:style-name="ce1">
            <text:p>88.74242752</text:p>
          </table:table-cell>
          <table:table-cell office:value-type="float" office:value="82.965857572522594" table:style-name="ce1">
            <text:p>82.96585757</text:p>
          </table:table-cell>
          <table:table-cell office:value-type="float" office:value="83.087735586053398" table:style-name="ce1">
            <text:p>83.08773559</text:p>
          </table:table-cell>
          <table:table-cell office:value-type="float" office:value="81.791996868470605" table:style-name="ce1">
            <text:p>81.79199687</text:p>
          </table:table-cell>
          <table:table-cell office:value-type="float" office:value="80.458322528853898" table:style-name="ce1">
            <text:p>80.45832253</text:p>
          </table:table-cell>
          <table:table-cell office:value-type="float" office:value="83.482531793805506" table:style-name="ce1">
            <text:p>83.48253179</text:p>
          </table:table-cell>
          <table:table-cell office:value-type="float" office:value="83.089411781500303" table:style-name="ce1">
            <text:p>83.08941178</text:p>
          </table:table-cell>
          <table:table-cell office:value-type="float" office:value="85.862381967226298" table:style-name="ce1">
            <text:p>85.86238197</text:p>
          </table:table-cell>
          <table:table-cell office:value-type="float" office:value="85.447235689117207" table:style-name="ce1">
            <text:p>85.44723569</text:p>
          </table:table-cell>
          <table:table-cell office:value-type="float" office:value="83.525958445158494" table:style-name="ce1">
            <text:p>83.52595845</text:p>
          </table:table-cell>
          <table:table-cell office:value-type="float" office:value="79.794809274151305" table:style-name="ce1">
            <text:p>79.79480927</text:p>
          </table:table-cell>
          <table:table-cell office:value-type="float" office:value="81.762699907865894" table:style-name="ce1">
            <text:p>81.76269991</text:p>
          </table:table-cell>
          <table:table-cell office:value-type="float" office:value="82.517399314867703" table:style-name="ce1">
            <text:p>82.51739931</text:p>
          </table:table-cell>
          <table:table-cell office:value-type="float" office:value="75.619905148237194" table:style-name="ce1">
            <text:p>75.61990515</text:p>
          </table:table-cell>
          <table:table-cell office:value-type="float" office:value="84.164199359377307" table:style-name="ce1">
            <text:p>84.16419936</text:p>
          </table:table-cell>
          <table:table-cell office:value-type="float" office:value="83.279301192645704" table:style-name="ce1">
            <text:p>83.27930119</text:p>
          </table:table-cell>
          <table:table-cell office:value-type="float" office:value="84.595369880333706" table:style-name="ce1">
            <text:p>84.59536988</text:p>
          </table:table-cell>
          <table:table-cell office:value-type="float" office:value="86.418326125100705" table:style-name="ce1">
            <text:p>86.41832613</text:p>
          </table:table-cell>
          <table:table-cell office:value-type="float" office:value="83.576899684429904" table:style-name="ce1">
            <text:p>83.57689968</text:p>
          </table:table-cell>
          <table:table-cell office:value-type="float" office:value="78.145901699762305" table:style-name="ce1">
            <text:p>78.1459017</text:p>
          </table:table-cell>
          <table:table-cell office:value-type="float" office:value="78.505669576088593" table:style-name="ce1">
            <text:p>78.50566958</text:p>
          </table:table-cell>
          <table:table-cell office:value-type="float" office:value="84.054867147777998" table:style-name="ce1">
            <text:p>84.05486715</text:p>
          </table:table-cell>
          <table:table-cell table:number-columns-repeated="16344"/>
        </table:table-row>
        <table:table-row table:style-name="ro1">
          <table:table-cell office:value-type="float" office:value="82.173147979996401" table:style-name="ce1">
            <text:p>82.17314798</text:p>
          </table:table-cell>
          <table:table-cell office:value-type="float" office:value="84.899161861696697" table:style-name="ce1">
            <text:p>84.89916186</text:p>
          </table:table-cell>
          <table:table-cell office:value-type="float" office:value="81.922968444813407" table:style-name="ce1">
            <text:p>81.92296844</text:p>
          </table:table-cell>
          <table:table-cell office:value-type="float" office:value="83.554347034243094" table:style-name="ce1">
            <text:p>83.55434703</text:p>
          </table:table-cell>
          <table:table-cell office:value-type="float" office:value="84.590292571776502" table:style-name="ce1">
            <text:p>84.59029257</text:p>
          </table:table-cell>
          <table:table-cell office:value-type="float" office:value="79.116286442027999" table:style-name="ce1">
            <text:p>79.11628644</text:p>
          </table:table-cell>
          <table:table-cell office:value-type="float" office:value="86.736068962373096" table:style-name="ce1">
            <text:p>86.73606896</text:p>
          </table:table-cell>
          <table:table-cell office:value-type="float" office:value="85.188007141609901" table:style-name="ce1">
            <text:p>85.18800714</text:p>
          </table:table-cell>
          <table:table-cell office:value-type="float" office:value="79.526875128522406" table:style-name="ce1">
            <text:p>79.52687513</text:p>
          </table:table-cell>
          <table:table-cell office:value-type="float" office:value="85.277449846653596" table:style-name="ce1">
            <text:p>85.27744985</text:p>
          </table:table-cell>
          <table:table-cell office:value-type="float" office:value="85.496209019491403" table:style-name="ce1">
            <text:p>85.49620902</text:p>
          </table:table-cell>
          <table:table-cell office:value-type="float" office:value="84.471527047189198" table:style-name="ce1">
            <text:p>84.47152705</text:p>
          </table:table-cell>
          <table:table-cell office:value-type="float" office:value="80.514238841744501" table:style-name="ce1">
            <text:p>80.51423884</text:p>
          </table:table-cell>
          <table:table-cell office:value-type="float" office:value="86.334196749796604" table:style-name="ce1">
            <text:p>86.33419675</text:p>
          </table:table-cell>
          <table:table-cell office:value-type="float" office:value="77.196265965362002" table:style-name="ce1">
            <text:p>77.19626597</text:p>
          </table:table-cell>
          <table:table-cell office:value-type="float" office:value="84.352697246388004" table:style-name="ce1">
            <text:p>84.35269725</text:p>
          </table:table-cell>
          <table:table-cell office:value-type="float" office:value="83.649721408276207" table:style-name="ce1">
            <text:p>83.64972141</text:p>
          </table:table-cell>
          <table:table-cell office:value-type="float" office:value="83.973711785627998" table:style-name="ce1">
            <text:p>83.97371179</text:p>
          </table:table-cell>
          <table:table-cell office:value-type="float" office:value="88.1084788874129" table:style-name="ce1">
            <text:p>88.10847889</text:p>
          </table:table-cell>
          <table:table-cell office:value-type="float" office:value="82.961339196126403" table:style-name="ce1">
            <text:p>82.9613392</text:p>
          </table:table-cell>
          <table:table-cell office:value-type="float" office:value="83.165814419759897" table:style-name="ce1">
            <text:p>83.16581442</text:p>
          </table:table-cell>
          <table:table-cell office:value-type="float" office:value="81.177965242307707" table:style-name="ce1">
            <text:p>81.17796524</text:p>
          </table:table-cell>
          <table:table-cell office:value-type="float" office:value="80.290604097861305" table:style-name="ce1">
            <text:p>80.2906041</text:p>
          </table:table-cell>
          <table:table-cell office:value-type="float" office:value="82.869557880370607" table:style-name="ce1">
            <text:p>82.86955788</text:p>
          </table:table-cell>
          <table:table-cell office:value-type="float" office:value="83.632233623428604" table:style-name="ce1">
            <text:p>83.63223362</text:p>
          </table:table-cell>
          <table:table-cell office:value-type="float" office:value="85.908802945728297" table:style-name="ce1">
            <text:p>85.90880295</text:p>
          </table:table-cell>
          <table:table-cell office:value-type="float" office:value="84.855650356430303" table:style-name="ce1">
            <text:p>84.85565036</text:p>
          </table:table-cell>
          <table:table-cell office:value-type="float" office:value="82.5384587637772" table:style-name="ce1">
            <text:p>82.53845876</text:p>
          </table:table-cell>
          <table:table-cell office:value-type="float" office:value="79.862170530325599" table:style-name="ce1">
            <text:p>79.86217053</text:p>
          </table:table-cell>
          <table:table-cell office:value-type="float" office:value="81.273432773212505" table:style-name="ce1">
            <text:p>81.27343277</text:p>
          </table:table-cell>
          <table:table-cell office:value-type="float" office:value="82.504309053244498" table:style-name="ce1">
            <text:p>82.50430905</text:p>
          </table:table-cell>
          <table:table-cell office:value-type="float" office:value="75.327628246337099" table:style-name="ce1">
            <text:p>75.32762825</text:p>
          </table:table-cell>
          <table:table-cell office:value-type="float" office:value="84.083464947602707" table:style-name="ce1">
            <text:p>84.08346495</text:p>
          </table:table-cell>
          <table:table-cell office:value-type="float" office:value="83.104458622459305" table:style-name="ce1">
            <text:p>83.10445862</text:p>
          </table:table-cell>
          <table:table-cell office:value-type="float" office:value="84.513860598726495" table:style-name="ce1">
            <text:p>84.5138606</text:p>
          </table:table-cell>
          <table:table-cell office:value-type="float" office:value="83.320798382988499" table:style-name="ce1">
            <text:p>83.32079838</text:p>
          </table:table-cell>
          <table:table-cell office:value-type="float" office:value="83.390034481582106" table:style-name="ce1">
            <text:p>83.39003448</text:p>
          </table:table-cell>
          <table:table-cell office:value-type="float" office:value="78.402247814007794" table:style-name="ce1">
            <text:p>78.40224781</text:p>
          </table:table-cell>
          <table:table-cell office:value-type="float" office:value="78.762181639018706" table:style-name="ce1">
            <text:p>78.76218164</text:p>
          </table:table-cell>
          <table:table-cell office:value-type="float" office:value="83.866140411548798" table:style-name="ce1">
            <text:p>83.86614041</text:p>
          </table:table-cell>
          <table:table-cell table:number-columns-repeated="16344"/>
        </table:table-row>
        <table:table-row table:style-name="ro1">
          <table:table-cell office:value-type="float" office:value="82.3884070981278" table:style-name="ce1">
            <text:p>82.3884071</text:p>
          </table:table-cell>
          <table:table-cell office:value-type="float" office:value="84.399399488456396" table:style-name="ce1">
            <text:p>84.39939949</text:p>
          </table:table-cell>
          <table:table-cell office:value-type="float" office:value="81.767851156644596" table:style-name="ce1">
            <text:p>81.76785116</text:p>
          </table:table-cell>
          <table:table-cell office:value-type="float" office:value="83.697423164788304" table:style-name="ce1">
            <text:p>83.69742316</text:p>
          </table:table-cell>
          <table:table-cell office:value-type="float" office:value="83.541712360512904" table:style-name="ce1">
            <text:p>83.54171236</text:p>
          </table:table-cell>
          <table:table-cell office:value-type="float" office:value="79.748319578601098" table:style-name="ce1">
            <text:p>79.74831958</text:p>
          </table:table-cell>
          <table:table-cell office:value-type="float" office:value="86.337442464023795" table:style-name="ce1">
            <text:p>86.33744246</text:p>
          </table:table-cell>
          <table:table-cell office:value-type="float" office:value="85.279139282038599" table:style-name="ce1">
            <text:p>85.27913928</text:p>
          </table:table-cell>
          <table:table-cell office:value-type="float" office:value="79.418047250013601" table:style-name="ce1">
            <text:p>79.41804725</text:p>
          </table:table-cell>
          <table:table-cell office:value-type="float" office:value="85.050032449616594" table:style-name="ce1">
            <text:p>85.05003245</text:p>
          </table:table-cell>
          <table:table-cell office:value-type="float" office:value="85.235702168308507" table:style-name="ce1">
            <text:p>85.23570217</text:p>
          </table:table-cell>
          <table:table-cell office:value-type="float" office:value="84.885884670912006" table:style-name="ce1">
            <text:p>84.88588467</text:p>
          </table:table-cell>
          <table:table-cell office:value-type="float" office:value="80.296482244998302" table:style-name="ce1">
            <text:p>80.29648224</text:p>
          </table:table-cell>
          <table:table-cell office:value-type="float" office:value="86.350563310551294" table:style-name="ce1">
            <text:p>86.35056331</text:p>
          </table:table-cell>
          <table:table-cell office:value-type="float" office:value="77.595815043913703" table:style-name="ce1">
            <text:p>77.59581504</text:p>
          </table:table-cell>
          <table:table-cell office:value-type="float" office:value="82.636316599831304" table:style-name="ce1">
            <text:p>82.6363166</text:p>
          </table:table-cell>
          <table:table-cell office:value-type="float" office:value="83.822234067068095" table:style-name="ce1">
            <text:p>83.82223407</text:p>
          </table:table-cell>
          <table:table-cell office:value-type="float" office:value="84.0315471963942" table:style-name="ce1">
            <text:p>84.0315472</text:p>
          </table:table-cell>
          <table:table-cell office:value-type="float" office:value="87.576465013345199" table:style-name="ce1">
            <text:p>87.57646501</text:p>
          </table:table-cell>
          <table:table-cell office:value-type="float" office:value="83.072466481921495" table:style-name="ce1">
            <text:p>83.07246648</text:p>
          </table:table-cell>
          <table:table-cell office:value-type="float" office:value="83.235027607389398" table:style-name="ce1">
            <text:p>83.23502761</text:p>
          </table:table-cell>
          <table:table-cell office:value-type="float" office:value="80.614719147326099" table:style-name="ce1">
            <text:p>80.61471915</text:p>
          </table:table-cell>
          <table:table-cell office:value-type="float" office:value="80.020327219128802" table:style-name="ce1">
            <text:p>80.02032722</text:p>
          </table:table-cell>
          <table:table-cell office:value-type="float" office:value="82.511432807282304" table:style-name="ce1">
            <text:p>82.51143281</text:p>
          </table:table-cell>
          <table:table-cell office:value-type="float" office:value="83.134188369877194" table:style-name="ce1">
            <text:p>83.13418837</text:p>
          </table:table-cell>
          <table:table-cell office:value-type="float" office:value="85.9128355059961" table:style-name="ce1">
            <text:p>85.91283551</text:p>
          </table:table-cell>
          <table:table-cell office:value-type="float" office:value="84.877691116416003" table:style-name="ce1">
            <text:p>84.87769112</text:p>
          </table:table-cell>
          <table:table-cell office:value-type="float" office:value="81.6720675616276" table:style-name="ce1">
            <text:p>81.67206756</text:p>
          </table:table-cell>
          <table:table-cell office:value-type="float" office:value="79.645729494430597" table:style-name="ce1">
            <text:p>79.64572949</text:p>
          </table:table-cell>
          <table:table-cell office:value-type="float" office:value="80.839830619294304" table:style-name="ce1">
            <text:p>80.83983062</text:p>
          </table:table-cell>
          <table:table-cell office:value-type="float" office:value="82.518577871296998" table:style-name="ce1">
            <text:p>82.51857787</text:p>
          </table:table-cell>
          <table:table-cell office:value-type="float" office:value="74.937193912931207" table:style-name="ce1">
            <text:p>74.93719391</text:p>
          </table:table-cell>
          <table:table-cell office:value-type="float" office:value="84.080234080844903" table:style-name="ce1">
            <text:p>84.08023408</text:p>
          </table:table-cell>
          <table:table-cell office:value-type="float" office:value="82.901118332386304" table:style-name="ce1">
            <text:p>82.90111833</text:p>
          </table:table-cell>
          <table:table-cell office:value-type="float" office:value="84.586056398477695" table:style-name="ce1">
            <text:p>84.5860564</text:p>
          </table:table-cell>
          <table:table-cell office:value-type="float" office:value="82.970386086121295" table:style-name="ce1">
            <text:p>82.97038609</text:p>
          </table:table-cell>
          <table:table-cell office:value-type="float" office:value="83.049120643949294" table:style-name="ce1">
            <text:p>83.04912064</text:p>
          </table:table-cell>
          <table:table-cell office:value-type="float" office:value="78.173205856500203" table:style-name="ce1">
            <text:p>78.17320586</text:p>
          </table:table-cell>
          <table:table-cell office:value-type="float" office:value="78.230612977325904" table:style-name="ce1">
            <text:p>78.23061298</text:p>
          </table:table-cell>
          <table:table-cell office:value-type="float" office:value="83.790706706642197" table:style-name="ce1">
            <text:p>83.79070671</text:p>
          </table:table-cell>
          <table:table-cell table:number-columns-repeated="16344"/>
        </table:table-row>
        <table:table-row table:style-name="ro1">
          <table:table-cell office:value-type="float" office:value="81.532220958678707" table:style-name="ce1">
            <text:p>81.53222096</text:p>
          </table:table-cell>
          <table:table-cell office:value-type="float" office:value="84.544682091012803" table:style-name="ce1">
            <text:p>84.54468209</text:p>
          </table:table-cell>
          <table:table-cell office:value-type="float" office:value="81.9209530819045" table:style-name="ce1">
            <text:p>81.92095308</text:p>
          </table:table-cell>
          <table:table-cell office:value-type="float" office:value="83.0998034291691" table:style-name="ce1">
            <text:p>83.09980343</text:p>
          </table:table-cell>
          <table:table-cell office:value-type="float" office:value="82.931268795196402" table:style-name="ce1">
            <text:p>82.9312688</text:p>
          </table:table-cell>
          <table:table-cell office:value-type="float" office:value="78.794880007531802" table:style-name="ce1">
            <text:p>78.79488001</text:p>
          </table:table-cell>
          <table:table-cell office:value-type="float" office:value="86.518044075467699" table:style-name="ce1">
            <text:p>86.51804408</text:p>
          </table:table-cell>
          <table:table-cell office:value-type="float" office:value="84.897431646248606" table:style-name="ce1">
            <text:p>84.89743165</text:p>
          </table:table-cell>
          <table:table-cell office:value-type="float" office:value="79.312963119716699" table:style-name="ce1">
            <text:p>79.31296312</text:p>
          </table:table-cell>
          <table:table-cell office:value-type="float" office:value="83.026587636139894" table:style-name="ce1">
            <text:p>83.02658764</text:p>
          </table:table-cell>
          <table:table-cell office:value-type="float" office:value="84.839909860605601" table:style-name="ce1">
            <text:p>84.83990986</text:p>
          </table:table-cell>
          <table:table-cell office:value-type="float" office:value="85.570288935281695" table:style-name="ce1">
            <text:p>85.57028894</text:p>
          </table:table-cell>
          <table:table-cell office:value-type="float" office:value="80.253729085356198" table:style-name="ce1">
            <text:p>80.25372909</text:p>
          </table:table-cell>
          <table:table-cell office:value-type="float" office:value="86.032804246374894" table:style-name="ce1">
            <text:p>86.03280425</text:p>
          </table:table-cell>
          <table:table-cell office:value-type="float" office:value="77.220163897855301" table:style-name="ce1">
            <text:p>77.2201639</text:p>
          </table:table-cell>
          <table:table-cell office:value-type="float" office:value="82.469347856242294" table:style-name="ce1">
            <text:p>82.46934786</text:p>
          </table:table-cell>
          <table:table-cell office:value-type="float" office:value="84.035484179110597" table:style-name="ce1">
            <text:p>84.03548418</text:p>
          </table:table-cell>
          <table:table-cell office:value-type="float" office:value="84.231874320187003" table:style-name="ce1">
            <text:p>84.23187432</text:p>
          </table:table-cell>
          <table:table-cell office:value-type="float" office:value="87.110954966010894" table:style-name="ce1">
            <text:p>87.11095497</text:p>
          </table:table-cell>
          <table:table-cell office:value-type="float" office:value="83.108402747555402" table:style-name="ce1">
            <text:p>83.10840275</text:p>
          </table:table-cell>
          <table:table-cell office:value-type="float" office:value="83.083978517008703" table:style-name="ce1">
            <text:p>83.08397852</text:p>
          </table:table-cell>
          <table:table-cell office:value-type="float" office:value="80.314333048747798" table:style-name="ce1">
            <text:p>80.31433305</text:p>
          </table:table-cell>
          <table:table-cell office:value-type="float" office:value="80.113044217049406" table:style-name="ce1">
            <text:p>80.11304422</text:p>
          </table:table-cell>
          <table:table-cell office:value-type="float" office:value="82.303274461292403" table:style-name="ce1">
            <text:p>82.30327446</text:p>
          </table:table-cell>
          <table:table-cell office:value-type="float" office:value="82.539390143681402" table:style-name="ce1">
            <text:p>82.53939014</text:p>
          </table:table-cell>
          <table:table-cell office:value-type="float" office:value="85.832062886083605" table:style-name="ce1">
            <text:p>85.83206289</text:p>
          </table:table-cell>
          <table:table-cell office:value-type="float" office:value="85.218478244347097" table:style-name="ce1">
            <text:p>85.21847824</text:p>
          </table:table-cell>
          <table:table-cell office:value-type="float" office:value="81.435668395023399" table:style-name="ce1">
            <text:p>81.4356684</text:p>
          </table:table-cell>
          <table:table-cell office:value-type="float" office:value="79.734563075746195" table:style-name="ce1">
            <text:p>79.73456308</text:p>
          </table:table-cell>
          <table:table-cell office:value-type="float" office:value="80.514417027572705" table:style-name="ce1">
            <text:p>80.51441703</text:p>
          </table:table-cell>
          <table:table-cell office:value-type="float" office:value="82.521736811060904" table:style-name="ce1">
            <text:p>82.52173681</text:p>
          </table:table-cell>
          <table:table-cell office:value-type="float" office:value="74.745795699801803" table:style-name="ce1">
            <text:p>74.7457957</text:p>
          </table:table-cell>
          <table:table-cell office:value-type="float" office:value="84.033234848291201" table:style-name="ce1">
            <text:p>84.03323485</text:p>
          </table:table-cell>
          <table:table-cell office:value-type="float" office:value="82.762087500475502" table:style-name="ce1">
            <text:p>82.7620875</text:p>
          </table:table-cell>
          <table:table-cell office:value-type="float" office:value="84.522527128323702" table:style-name="ce1">
            <text:p>84.52252713</text:p>
          </table:table-cell>
          <table:table-cell office:value-type="float" office:value="82.952423649334506" table:style-name="ce1">
            <text:p>82.95242365</text:p>
          </table:table-cell>
          <table:table-cell office:value-type="float" office:value="82.826058125960699" table:style-name="ce1">
            <text:p>82.82605813</text:p>
          </table:table-cell>
          <table:table-cell office:value-type="float" office:value="78.490391512825397" table:style-name="ce1">
            <text:p>78.49039151</text:p>
          </table:table-cell>
          <table:table-cell office:value-type="float" office:value="78.496178685998004" table:style-name="ce1">
            <text:p>78.49617869</text:p>
          </table:table-cell>
          <table:table-cell office:value-type="float" office:value="83.803472848155195" table:style-name="ce1">
            <text:p>83.80347285</text:p>
          </table:table-cell>
          <table:table-cell table:number-columns-repeated="16344"/>
        </table:table-row>
        <table:table-row table:style-name="ro1">
          <table:table-cell office:value-type="float" office:value="80.956472094887502" table:style-name="ce1">
            <text:p>80.95647209</text:p>
          </table:table-cell>
          <table:table-cell office:value-type="float" office:value="83.9190846101544" table:style-name="ce1">
            <text:p>83.91908461</text:p>
          </table:table-cell>
          <table:table-cell office:value-type="float" office:value="81.565268906039293" table:style-name="ce1">
            <text:p>81.56526891</text:p>
          </table:table-cell>
          <table:table-cell office:value-type="float" office:value="82.081788618523703" table:style-name="ce1">
            <text:p>82.08178862</text:p>
          </table:table-cell>
          <table:table-cell office:value-type="float" office:value="82.666036135445694" table:style-name="ce1">
            <text:p>82.66603614</text:p>
          </table:table-cell>
          <table:table-cell office:value-type="float" office:value="78.047303545092703" table:style-name="ce1">
            <text:p>78.04730355</text:p>
          </table:table-cell>
          <table:table-cell office:value-type="float" office:value="86.187544987726497" table:style-name="ce1">
            <text:p>86.18754499</text:p>
          </table:table-cell>
          <table:table-cell office:value-type="float" office:value="84.632618660382903" table:style-name="ce1">
            <text:p>84.63261866</text:p>
          </table:table-cell>
          <table:table-cell office:value-type="float" office:value="79.295211460230107" table:style-name="ce1">
            <text:p>79.29521146</text:p>
          </table:table-cell>
          <table:table-cell office:value-type="float" office:value="83.031159836791403" table:style-name="ce1">
            <text:p>83.03115984</text:p>
          </table:table-cell>
          <table:table-cell office:value-type="float" office:value="84.501807351386205" table:style-name="ce1">
            <text:p>84.50180735</text:p>
          </table:table-cell>
          <table:table-cell office:value-type="float" office:value="85.0995790067293" table:style-name="ce1">
            <text:p>85.09957901</text:p>
          </table:table-cell>
          <table:table-cell office:value-type="float" office:value="80.115647961909502" table:style-name="ce1">
            <text:p>80.11564796</text:p>
          </table:table-cell>
          <table:table-cell office:value-type="float" office:value="85.958532678652801" table:style-name="ce1">
            <text:p>85.95853268</text:p>
          </table:table-cell>
          <table:table-cell office:value-type="float" office:value="77.363645062570399" table:style-name="ce1">
            <text:p>77.36364506</text:p>
          </table:table-cell>
          <table:table-cell office:value-type="float" office:value="82.101062868572996" table:style-name="ce1">
            <text:p>82.10106287</text:p>
          </table:table-cell>
          <table:table-cell office:value-type="float" office:value="83.909417488169694" table:style-name="ce1">
            <text:p>83.90941749</text:p>
          </table:table-cell>
          <table:table-cell office:value-type="float" office:value="83.9903943388355" table:style-name="ce1">
            <text:p>83.99039434</text:p>
          </table:table-cell>
          <table:table-cell office:value-type="float" office:value="86.726263190814905" table:style-name="ce1">
            <text:p>86.72626319</text:p>
          </table:table-cell>
          <table:table-cell office:value-type="float" office:value="83.063431932927003" table:style-name="ce1">
            <text:p>83.06343193</text:p>
          </table:table-cell>
          <table:table-cell office:value-type="float" office:value="82.959839652723801" table:style-name="ce1">
            <text:p>82.95983965</text:p>
          </table:table-cell>
          <table:table-cell office:value-type="float" office:value="80.075773241337998" table:style-name="ce1">
            <text:p>80.07577324</text:p>
          </table:table-cell>
          <table:table-cell office:value-type="float" office:value="80.474807841469698" table:style-name="ce1">
            <text:p>80.47480784</text:p>
          </table:table-cell>
          <table:table-cell office:value-type="float" office:value="82.523855881118607" table:style-name="ce1">
            <text:p>82.52385588</text:p>
          </table:table-cell>
          <table:table-cell office:value-type="float" office:value="82.004291384070299" table:style-name="ce1">
            <text:p>82.00429138</text:p>
          </table:table-cell>
          <table:table-cell office:value-type="float" office:value="85.903453640503798" table:style-name="ce1">
            <text:p>85.90345364</text:p>
          </table:table-cell>
          <table:table-cell office:value-type="float" office:value="84.766318596583801" table:style-name="ce1">
            <text:p>84.7663186</text:p>
          </table:table-cell>
          <table:table-cell office:value-type="float" office:value="81.291007609165504" table:style-name="ce1">
            <text:p>81.29100761</text:p>
          </table:table-cell>
          <table:table-cell office:value-type="float" office:value="79.864559255112695" table:style-name="ce1">
            <text:p>79.86455926</text:p>
          </table:table-cell>
          <table:table-cell office:value-type="float" office:value="80.430865285209705" table:style-name="ce1">
            <text:p>80.43086529</text:p>
          </table:table-cell>
          <table:table-cell office:value-type="float" office:value="82.482332501789998" table:style-name="ce1">
            <text:p>82.4823325</text:p>
          </table:table-cell>
          <table:table-cell office:value-type="float" office:value="74.693773984847198" table:style-name="ce1">
            <text:p>74.69377398</text:p>
          </table:table-cell>
          <table:table-cell office:value-type="float" office:value="83.755078343278399" table:style-name="ce1">
            <text:p>83.75507834</text:p>
          </table:table-cell>
          <table:table-cell office:value-type="float" office:value="82.615179044342298" table:style-name="ce1">
            <text:p>82.61517904</text:p>
          </table:table-cell>
          <table:table-cell office:value-type="float" office:value="84.184422239322302" table:style-name="ce1">
            <text:p>84.18442224</text:p>
          </table:table-cell>
          <table:table-cell office:value-type="float" office:value="83.187659066733502" table:style-name="ce1">
            <text:p>83.18765907</text:p>
          </table:table-cell>
          <table:table-cell office:value-type="float" office:value="82.564059681413696" table:style-name="ce1">
            <text:p>82.56405968</text:p>
          </table:table-cell>
          <table:table-cell office:value-type="float" office:value="77.694531234807201" table:style-name="ce1">
            <text:p>77.69453123</text:p>
          </table:table-cell>
          <table:table-cell office:value-type="float" office:value="78.616114285321402" table:style-name="ce1">
            <text:p>78.61611429</text:p>
          </table:table-cell>
          <table:table-cell office:value-type="float" office:value="83.7532832446106" table:style-name="ce1">
            <text:p>83.75328324</text:p>
          </table:table-cell>
          <table:table-cell table:number-columns-repeated="16344"/>
        </table:table-row>
        <table:table-row table:style-name="ro1">
          <table:table-cell office:value-type="float" office:value="80.699918761169798" table:style-name="ce1">
            <text:p>80.69991876</text:p>
          </table:table-cell>
          <table:table-cell office:value-type="float" office:value="83.3865918934099" table:style-name="ce1">
            <text:p>83.38659189</text:p>
          </table:table-cell>
          <table:table-cell office:value-type="float" office:value="81.292971918871302" table:style-name="ce1">
            <text:p>81.29297192</text:p>
          </table:table-cell>
          <table:table-cell office:value-type="float" office:value="81.247963831433196" table:style-name="ce1">
            <text:p>81.24796383</text:p>
          </table:table-cell>
          <table:table-cell office:value-type="float" office:value="82.610167852121705" table:style-name="ce1">
            <text:p>82.61016785</text:p>
          </table:table-cell>
          <table:table-cell office:value-type="float" office:value="77.496077825729401" table:style-name="ce1">
            <text:p>77.49607783</text:p>
          </table:table-cell>
          <table:table-cell office:value-type="float" office:value="86.158832451815996" table:style-name="ce1">
            <text:p>86.15883245</text:p>
          </table:table-cell>
          <table:table-cell office:value-type="float" office:value="84.446334115265998" table:style-name="ce1">
            <text:p>84.44633412</text:p>
          </table:table-cell>
          <table:table-cell office:value-type="float" office:value="79.0273258881858" table:style-name="ce1">
            <text:p>79.02732589</text:p>
          </table:table-cell>
          <table:table-cell office:value-type="float" office:value="83.088679892934906" table:style-name="ce1">
            <text:p>83.08867989</text:p>
          </table:table-cell>
          <table:table-cell office:value-type="float" office:value="84.731907113392296" table:style-name="ce1">
            <text:p>84.73190711</text:p>
          </table:table-cell>
          <table:table-cell office:value-type="float" office:value="84.825267456652199" table:style-name="ce1">
            <text:p>84.82526746</text:p>
          </table:table-cell>
          <table:table-cell office:value-type="float" office:value="80.262020174167205" table:style-name="ce1">
            <text:p>80.26202017</text:p>
          </table:table-cell>
          <table:table-cell office:value-type="float" office:value="86.076628186522996" table:style-name="ce1">
            <text:p>86.07662819</text:p>
          </table:table-cell>
          <table:table-cell office:value-type="float" office:value="77.547061314592099" table:style-name="ce1">
            <text:p>77.54706131</text:p>
          </table:table-cell>
          <table:table-cell office:value-type="float" office:value="80.103281005365801" table:style-name="ce1">
            <text:p>80.10328101</text:p>
          </table:table-cell>
          <table:table-cell office:value-type="float" office:value="83.585266032679499" table:style-name="ce1">
            <text:p>83.58526603</text:p>
          </table:table-cell>
          <table:table-cell office:value-type="float" office:value="84.038934226768305" table:style-name="ce1">
            <text:p>84.03893423</text:p>
          </table:table-cell>
          <table:table-cell office:value-type="float" office:value="86.470605782657699" table:style-name="ce1">
            <text:p>86.47060578</text:p>
          </table:table-cell>
          <table:table-cell office:value-type="float" office:value="82.971462619750994" table:style-name="ce1">
            <text:p>82.97146262</text:p>
          </table:table-cell>
          <table:table-cell office:value-type="float" office:value="83.019691621285702" table:style-name="ce1">
            <text:p>83.01969162</text:p>
          </table:table-cell>
          <table:table-cell office:value-type="float" office:value="79.896047146035599" table:style-name="ce1">
            <text:p>79.89604715</text:p>
          </table:table-cell>
          <table:table-cell office:value-type="float" office:value="80.234754117171207" table:style-name="ce1">
            <text:p>80.23475412</text:p>
          </table:table-cell>
          <table:table-cell office:value-type="float" office:value="82.052045792963895" table:style-name="ce1">
            <text:p>82.05204579</text:p>
          </table:table-cell>
          <table:table-cell office:value-type="float" office:value="81.573803390556407" table:style-name="ce1">
            <text:p>81.57380339</text:p>
          </table:table-cell>
          <table:table-cell office:value-type="float" office:value="86.025713088012196" table:style-name="ce1">
            <text:p>86.02571309</text:p>
          </table:table-cell>
          <table:table-cell office:value-type="float" office:value="84.113330341941705" table:style-name="ce1">
            <text:p>84.11333034</text:p>
          </table:table-cell>
          <table:table-cell office:value-type="float" office:value="81.104689706508495" table:style-name="ce1">
            <text:p>81.10468971</text:p>
          </table:table-cell>
          <table:table-cell office:value-type="float" office:value="79.481903623429901" table:style-name="ce1">
            <text:p>79.48190362</text:p>
          </table:table-cell>
          <table:table-cell office:value-type="float" office:value="80.639939067691401" table:style-name="ce1">
            <text:p>80.63993907</text:p>
          </table:table-cell>
          <table:table-cell office:value-type="float" office:value="82.421041419531903" table:style-name="ce1">
            <text:p>82.42104142</text:p>
          </table:table-cell>
          <table:table-cell office:value-type="float" office:value="74.691412946209297" table:style-name="ce1">
            <text:p>74.69141295</text:p>
          </table:table-cell>
          <table:table-cell office:value-type="float" office:value="83.464839872942207" table:style-name="ce1">
            <text:p>83.46483987</text:p>
          </table:table-cell>
          <table:table-cell office:value-type="float" office:value="82.396657970750098" table:style-name="ce1">
            <text:p>82.39665797</text:p>
          </table:table-cell>
          <table:table-cell office:value-type="float" office:value="83.642040692403995" table:style-name="ce1">
            <text:p>83.64204069</text:p>
          </table:table-cell>
          <table:table-cell office:value-type="float" office:value="83.205592684605307" table:style-name="ce1">
            <text:p>83.20559268</text:p>
          </table:table-cell>
          <table:table-cell office:value-type="float" office:value="82.286856618386196" table:style-name="ce1">
            <text:p>82.28685662</text:p>
          </table:table-cell>
          <table:table-cell office:value-type="float" office:value="77.400241942458706" table:style-name="ce1">
            <text:p>77.40024194</text:p>
          </table:table-cell>
          <table:table-cell office:value-type="float" office:value="78.354435489540506" table:style-name="ce1">
            <text:p>78.35443549</text:p>
          </table:table-cell>
          <table:table-cell office:value-type="float" office:value="83.739288318169997" table:style-name="ce1">
            <text:p>83.73928832</text:p>
          </table:table-cell>
          <table:table-cell table:number-columns-repeated="16344"/>
        </table:table-row>
        <table:table-row table:style-name="ro1">
          <table:table-cell office:value-type="float" office:value="80.628706964329297" table:style-name="ce1">
            <text:p>80.62870696</text:p>
          </table:table-cell>
          <table:table-cell office:value-type="float" office:value="83.263199658731494" table:style-name="ce1">
            <text:p>83.26319966</text:p>
          </table:table-cell>
          <table:table-cell office:value-type="float" office:value="81.012008522925996" table:style-name="ce1">
            <text:p>81.01200852</text:p>
          </table:table-cell>
          <table:table-cell office:value-type="float" office:value="82.236332896088697" table:style-name="ce1">
            <text:p>82.2363329</text:p>
          </table:table-cell>
          <table:table-cell office:value-type="float" office:value="82.593218135461498" table:style-name="ce1">
            <text:p>82.59321814</text:p>
          </table:table-cell>
          <table:table-cell office:value-type="float" office:value="77.844014250080505" table:style-name="ce1">
            <text:p>77.84401425</text:p>
          </table:table-cell>
          <table:table-cell office:value-type="float" office:value="86.106378034497794" table:style-name="ce1">
            <text:p>86.10637803</text:p>
          </table:table-cell>
          <table:table-cell office:value-type="float" office:value="84.376364593934696" table:style-name="ce1">
            <text:p>84.37636459</text:p>
          </table:table-cell>
          <table:table-cell office:value-type="float" office:value="78.810469983118296" table:style-name="ce1">
            <text:p>78.81046998</text:p>
          </table:table-cell>
          <table:table-cell office:value-type="float" office:value="83.244092240414901" table:style-name="ce1">
            <text:p>83.24409224</text:p>
          </table:table-cell>
          <table:table-cell office:value-type="float" office:value="84.387907398676603" table:style-name="ce1">
            <text:p>84.3879074</text:p>
          </table:table-cell>
          <table:table-cell office:value-type="float" office:value="85.436372584592107" table:style-name="ce1">
            <text:p>85.43637258</text:p>
          </table:table-cell>
          <table:table-cell office:value-type="float" office:value="80.321136977269603" table:style-name="ce1">
            <text:p>80.32113698</text:p>
          </table:table-cell>
          <table:table-cell office:value-type="float" office:value="86.191700998595294" table:style-name="ce1">
            <text:p>86.191701</text:p>
          </table:table-cell>
          <table:table-cell office:value-type="float" office:value="76.825326877871504" table:style-name="ce1">
            <text:p>76.82532688</text:p>
          </table:table-cell>
          <table:table-cell office:value-type="float" office:value="79.793827946299501" table:style-name="ce1">
            <text:p>79.79382795</text:p>
          </table:table-cell>
          <table:table-cell office:value-type="float" office:value="83.382557256795806" table:style-name="ce1">
            <text:p>83.38255726</text:p>
          </table:table-cell>
          <table:table-cell office:value-type="float" office:value="84.012003726925897" table:style-name="ce1">
            <text:p>84.01200373</text:p>
          </table:table-cell>
          <table:table-cell office:value-type="float" office:value="86.368656566817194" table:style-name="ce1">
            <text:p>86.36865657</text:p>
          </table:table-cell>
          <table:table-cell office:value-type="float" office:value="83.102040930238402" table:style-name="ce1">
            <text:p>83.10204093</text:p>
          </table:table-cell>
          <table:table-cell office:value-type="float" office:value="82.455059701713694" table:style-name="ce1">
            <text:p>82.4550597</text:p>
          </table:table-cell>
          <table:table-cell office:value-type="float" office:value="79.682859473403795" table:style-name="ce1">
            <text:p>79.68285947</text:p>
          </table:table-cell>
          <table:table-cell office:value-type="float" office:value="79.765873342480802" table:style-name="ce1">
            <text:p>79.76587334</text:p>
          </table:table-cell>
          <table:table-cell office:value-type="float" office:value="81.743247805382197" table:style-name="ce1">
            <text:p>81.74324781</text:p>
          </table:table-cell>
          <table:table-cell office:value-type="float" office:value="81.179946190106605" table:style-name="ce1">
            <text:p>81.17994619</text:p>
          </table:table-cell>
          <table:table-cell office:value-type="float" office:value="86.102707994141994" table:style-name="ce1">
            <text:p>86.10270799</text:p>
          </table:table-cell>
          <table:table-cell office:value-type="float" office:value="83.608090329790798" table:style-name="ce1">
            <text:p>83.60809033</text:p>
          </table:table-cell>
          <table:table-cell office:value-type="float" office:value="81.005183372115596" table:style-name="ce1">
            <text:p>81.00518337</text:p>
          </table:table-cell>
          <table:table-cell office:value-type="float" office:value="79.094153827695294" table:style-name="ce1">
            <text:p>79.09415383</text:p>
          </table:table-cell>
          <table:table-cell office:value-type="float" office:value="80.779327465892194" table:style-name="ce1">
            <text:p>80.77932747</text:p>
          </table:table-cell>
          <table:table-cell office:value-type="float" office:value="82.410227360811902" table:style-name="ce1">
            <text:p>82.41022736</text:p>
          </table:table-cell>
          <table:table-cell office:value-type="float" office:value="73.186350745732" table:style-name="ce1">
            <text:p>73.18635075</text:p>
          </table:table-cell>
          <table:table-cell office:value-type="float" office:value="83.364979252943499" table:style-name="ce1">
            <text:p>83.36497925</text:p>
          </table:table-cell>
          <table:table-cell office:value-type="float" office:value="82.237888642323796" table:style-name="ce1">
            <text:p>82.23788864</text:p>
          </table:table-cell>
          <table:table-cell office:value-type="float" office:value="83.098302474217505" table:style-name="ce1">
            <text:p>83.09830247</text:p>
          </table:table-cell>
          <table:table-cell office:value-type="float" office:value="83.055042924545901" table:style-name="ce1">
            <text:p>83.05504292</text:p>
          </table:table-cell>
          <table:table-cell office:value-type="float" office:value="82.233659552377205" table:style-name="ce1">
            <text:p>82.23365955</text:p>
          </table:table-cell>
          <table:table-cell office:value-type="float" office:value="77.144700054731899" table:style-name="ce1">
            <text:p>77.14470005</text:p>
          </table:table-cell>
          <table:table-cell office:value-type="float" office:value="78.297780839891701" table:style-name="ce1">
            <text:p>78.29778084</text:p>
          </table:table-cell>
          <table:table-cell office:value-type="float" office:value="83.782692042354597" table:style-name="ce1">
            <text:p>83.78269204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694067598711698" table:style-name="ce1">
            <text:p>80.6940676</text:p>
          </table:table-cell>
          <table:table-cell office:value-type="float" office:value="81.041357953962802" table:style-name="ce1">
            <text:p>81.04135795</text:p>
          </table:table-cell>
          <table:table-cell office:value-type="float" office:value="0" table:style-name="ce1">
            <text:p>0</text:p>
          </table:table-cell>
          <table:table-cell office:value-type="float" office:value="77.061618278545495" table:style-name="ce1">
            <text:p>77.06161828</text:p>
          </table:table-cell>
          <table:table-cell office:value-type="float" office:value="86.189598613926506" table:style-name="ce1">
            <text:p>86.189598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.460215723609906" table:style-name="ce1">
            <text:p>83.460215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288420571579806" table:style-name="ce1">
            <text:p>80.28842057</text:p>
          </table:table-cell>
          <table:table-cell office:value-type="float" office:value="86.016231681920004" table:style-name="ce1">
            <text:p>86.01623168</text:p>
          </table:table-cell>
          <table:table-cell office:value-type="float" office:value="76.221656256574704" table:style-name="ce1">
            <text:p>76.22165626</text:p>
          </table:table-cell>
          <table:table-cell office:value-type="float" office:value="79.498407801803907" table:style-name="ce1">
            <text:p>79.4984078</text:p>
          </table:table-cell>
          <table:table-cell office:value-type="float" office:value="83.157475203779597" table:style-name="ce1">
            <text:p>83.1574752</text:p>
          </table:table-cell>
          <table:table-cell office:value-type="float" office:value="84.111191242491302" table:style-name="ce1">
            <text:p>84.11119124</text:p>
          </table:table-cell>
          <table:table-cell office:value-type="float" office:value="0" table:style-name="ce1">
            <text:p>0</text:p>
          </table:table-cell>
          <table:table-cell office:value-type="float" office:value="83.023473694076102" table:style-name="ce1">
            <text:p>83.02347369</text:p>
          </table:table-cell>
          <table:table-cell office:value-type="float" office:value="82.827056584505101" table:style-name="ce1">
            <text:p>82.82705658</text:p>
          </table:table-cell>
          <table:table-cell office:value-type="float" office:value="79.503388865855896" table:style-name="ce1">
            <text:p>79.50338887</text:p>
          </table:table-cell>
          <table:table-cell office:value-type="float" office:value="79.484940681397404" table:style-name="ce1">
            <text:p>79.48494068</text:p>
          </table:table-cell>
          <table:table-cell office:value-type="float" office:value="82.425590497860199" table:style-name="ce1">
            <text:p>82.4255905</text:p>
          </table:table-cell>
          <table:table-cell office:value-type="float" office:value="81.080152867577695" table:style-name="ce1">
            <text:p>81.08015287</text:p>
          </table:table-cell>
          <table:table-cell office:value-type="float" office:value="0" table:style-name="ce1">
            <text:p>0</text:p>
          </table:table-cell>
          <table:table-cell office:value-type="float" office:value="83.201572595181801" table:style-name="ce1">
            <text:p>83.2015726</text:p>
          </table:table-cell>
          <table:table-cell office:value-type="float" office:value="80.834557042205404" table:style-name="ce1">
            <text:p>80.83455704</text:p>
          </table:table-cell>
          <table:table-cell office:value-type="float" office:value="78.753943200914506" table:style-name="ce1">
            <text:p>78.7539432</text:p>
          </table:table-cell>
          <table:table-cell office:value-type="float" office:value="81.008732782557999" table:style-name="ce1">
            <text:p>81.00873278</text:p>
          </table:table-cell>
          <table:table-cell office:value-type="float" office:value="82.380429551658906" table:style-name="ce1">
            <text:p>82.38042955</text:p>
          </table:table-cell>
          <table:table-cell office:value-type="float" office:value="73.211428851929895" table:style-name="ce1">
            <text:p>73.21142885</text:p>
          </table:table-cell>
          <table:table-cell office:value-type="float" office:value="83.358203840257104" table:style-name="ce1">
            <text:p>83.35820384</text:p>
          </table:table-cell>
          <table:table-cell office:value-type="float" office:value="82.077181701953293" table:style-name="ce1">
            <text:p>82.0771817</text:p>
          </table:table-cell>
          <table:table-cell office:value-type="float" office:value="82.692563199762205" table:style-name="ce1">
            <text:p>82.6925632</text:p>
          </table:table-cell>
          <table:table-cell office:value-type="float" office:value="82.982432460023801" table:style-name="ce1">
            <text:p>82.98243246</text:p>
          </table:table-cell>
          <table:table-cell office:value-type="float" office:value="82.156429345262396" table:style-name="ce1">
            <text:p>82.15642935</text:p>
          </table:table-cell>
          <table:table-cell office:value-type="float" office:value="76.998519921650498" table:style-name="ce1">
            <text:p>76.99851992</text:p>
          </table:table-cell>
          <table:table-cell office:value-type="float" office:value="78.021185361096698" table:style-name="ce1">
            <text:p>78.02118536</text:p>
          </table:table-cell>
          <table:table-cell office:value-type="float" office:value="83.8712266534245" table:style-name="ce1">
            <text:p>83.87122665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482786559516498" table:style-name="ce1">
            <text:p>80.48278656</text:p>
          </table:table-cell>
          <table:table-cell office:value-type="float" office:value="80.791339173325696" table:style-name="ce1">
            <text:p>80.79133917</text:p>
          </table:table-cell>
          <table:table-cell office:value-type="float" office:value="0" table:style-name="ce1">
            <text:p>0</text:p>
          </table:table-cell>
          <table:table-cell office:value-type="float" office:value="76.599171153113502" table:style-name="ce1">
            <text:p>76.59917115</text:p>
          </table:table-cell>
          <table:table-cell office:value-type="float" office:value="86.241108581951494" table:style-name="ce1">
            <text:p>86.241108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.873695082256205" table:style-name="ce1">
            <text:p>83.873695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187206381571102" table:style-name="ce1">
            <text:p>80.18720638</text:p>
          </table:table-cell>
          <table:table-cell office:value-type="float" office:value="85.787304347670997" table:style-name="ce1">
            <text:p>85.78730435</text:p>
          </table:table-cell>
          <table:table-cell office:value-type="float" office:value="76.786927946432101" table:style-name="ce1">
            <text:p>76.78692795</text:p>
          </table:table-cell>
          <table:table-cell office:value-type="float" office:value="79.26055540438" table:style-name="ce1">
            <text:p>79.2605554</text:p>
          </table:table-cell>
          <table:table-cell office:value-type="float" office:value="83.131085946835896" table:style-name="ce1">
            <text:p>83.13108595</text:p>
          </table:table-cell>
          <table:table-cell office:value-type="float" office:value="83.9689792144775" table:style-name="ce1">
            <text:p>83.96897921</text:p>
          </table:table-cell>
          <table:table-cell office:value-type="float" office:value="0" table:style-name="ce1">
            <text:p>0</text:p>
          </table:table-cell>
          <table:table-cell office:value-type="float" office:value="83.053893068975498" table:style-name="ce1">
            <text:p>83.05389307</text:p>
          </table:table-cell>
          <table:table-cell office:value-type="float" office:value="82.393473385787402" table:style-name="ce1">
            <text:p>82.39347339</text:p>
          </table:table-cell>
          <table:table-cell office:value-type="float" office:value="79.395618629933693" table:style-name="ce1">
            <text:p>79.39561863</text:p>
          </table:table-cell>
          <table:table-cell office:value-type="float" office:value="79.428468556178501" table:style-name="ce1">
            <text:p>79.42846856</text:p>
          </table:table-cell>
          <table:table-cell office:value-type="float" office:value="81.552804417988895" table:style-name="ce1">
            <text:p>81.55280442</text:p>
          </table:table-cell>
          <table:table-cell office:value-type="float" office:value="81.146345728053703" table:style-name="ce1">
            <text:p>81.14634573</text:p>
          </table:table-cell>
          <table:table-cell office:value-type="float" office:value="0" table:style-name="ce1">
            <text:p>0</text:p>
          </table:table-cell>
          <table:table-cell office:value-type="float" office:value="82.927198471475904" table:style-name="ce1">
            <text:p>82.92719847</text:p>
          </table:table-cell>
          <table:table-cell office:value-type="float" office:value="81.1880851341717" table:style-name="ce1">
            <text:p>81.18808513</text:p>
          </table:table-cell>
          <table:table-cell office:value-type="float" office:value="78.7261395734822" table:style-name="ce1">
            <text:p>78.72613957</text:p>
          </table:table-cell>
          <table:table-cell office:value-type="float" office:value="80.619171072573096" table:style-name="ce1">
            <text:p>80.61917107</text:p>
          </table:table-cell>
          <table:table-cell office:value-type="float" office:value="82.274463302623303" table:style-name="ce1">
            <text:p>82.2744633</text:p>
          </table:table-cell>
          <table:table-cell office:value-type="float" office:value="73.358847401675604" table:style-name="ce1">
            <text:p>73.3588474</text:p>
          </table:table-cell>
          <table:table-cell office:value-type="float" office:value="83.265033558511604" table:style-name="ce1">
            <text:p>83.26503356</text:p>
          </table:table-cell>
          <table:table-cell office:value-type="float" office:value="82.309161841814003" table:style-name="ce1">
            <text:p>82.30916184</text:p>
          </table:table-cell>
          <table:table-cell office:value-type="float" office:value="82.529693517553099" table:style-name="ce1">
            <text:p>82.52969352</text:p>
          </table:table-cell>
          <table:table-cell office:value-type="float" office:value="82.839571332906701" table:style-name="ce1">
            <text:p>82.83957133</text:p>
          </table:table-cell>
          <table:table-cell office:value-type="float" office:value="82.052961727489205" table:style-name="ce1">
            <text:p>82.05296173</text:p>
          </table:table-cell>
          <table:table-cell office:value-type="float" office:value="76.968676636904107" table:style-name="ce1">
            <text:p>76.96867664</text:p>
          </table:table-cell>
          <table:table-cell office:value-type="float" office:value="78.1472027546574" table:style-name="ce1">
            <text:p>78.14720275</text:p>
          </table:table-cell>
          <table:table-cell office:value-type="float" office:value="83.992052777976795" table:style-name="ce1">
            <text:p>83.99205278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281421215305997" table:style-name="ce1">
            <text:p>80.28142122</text:p>
          </table:table-cell>
          <table:table-cell office:value-type="float" office:value="80.772372287713907" table:style-name="ce1">
            <text:p>80.77237229</text:p>
          </table:table-cell>
          <table:table-cell office:value-type="float" office:value="0" table:style-name="ce1">
            <text:p>0</text:p>
          </table:table-cell>
          <table:table-cell office:value-type="float" office:value="76.940792967219096" table:style-name="ce1">
            <text:p>76.94079297</text:p>
          </table:table-cell>
          <table:table-cell office:value-type="float" office:value="86.110487335194804" table:style-name="ce1">
            <text:p>86.11048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.107668740592501" table:style-name="ce1">
            <text:p>84.107668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134625951978094" table:style-name="ce1">
            <text:p>80.13462595</text:p>
          </table:table-cell>
          <table:table-cell office:value-type="float" office:value="85.682602353395296" table:style-name="ce1">
            <text:p>85.68260235</text:p>
          </table:table-cell>
          <table:table-cell office:value-type="float" office:value="76.065489374250305" table:style-name="ce1">
            <text:p>76.06548937</text:p>
          </table:table-cell>
          <table:table-cell office:value-type="float" office:value="79.140105267802696" table:style-name="ce1">
            <text:p>79.14010527</text:p>
          </table:table-cell>
          <table:table-cell office:value-type="float" office:value="83.163107344673705" table:style-name="ce1">
            <text:p>83.16310734</text:p>
          </table:table-cell>
          <table:table-cell office:value-type="float" office:value="83.842841530299395" table:style-name="ce1">
            <text:p>83.84284153</text:p>
          </table:table-cell>
          <table:table-cell office:value-type="float" office:value="0" table:style-name="ce1">
            <text:p>0</text:p>
          </table:table-cell>
          <table:table-cell office:value-type="float" office:value="83.158146233583594" table:style-name="ce1">
            <text:p>83.15814623</text:p>
          </table:table-cell>
          <table:table-cell office:value-type="float" office:value="82.167911886095794" table:style-name="ce1">
            <text:p>82.16791189</text:p>
          </table:table-cell>
          <table:table-cell office:value-type="float" office:value="79.262807228275406" table:style-name="ce1">
            <text:p>79.26280723</text:p>
          </table:table-cell>
          <table:table-cell office:value-type="float" office:value="79.533370565255893" table:style-name="ce1">
            <text:p>79.53337057</text:p>
          </table:table-cell>
          <table:table-cell office:value-type="float" office:value="81.1518502949273" table:style-name="ce1">
            <text:p>81.15185029</text:p>
          </table:table-cell>
          <table:table-cell office:value-type="float" office:value="81.401213863327101" table:style-name="ce1">
            <text:p>81.40121386</text:p>
          </table:table-cell>
          <table:table-cell office:value-type="float" office:value="0" table:style-name="ce1">
            <text:p>0</text:p>
          </table:table-cell>
          <table:table-cell office:value-type="float" office:value="82.818341506554304" table:style-name="ce1">
            <text:p>82.81834151</text:p>
          </table:table-cell>
          <table:table-cell office:value-type="float" office:value="80.889899949274394" table:style-name="ce1">
            <text:p>80.88989995</text:p>
          </table:table-cell>
          <table:table-cell office:value-type="float" office:value="78.682083975903893" table:style-name="ce1">
            <text:p>78.68208398</text:p>
          </table:table-cell>
          <table:table-cell office:value-type="float" office:value="79.636783914887005" table:style-name="ce1">
            <text:p>79.63678391</text:p>
          </table:table-cell>
          <table:table-cell office:value-type="float" office:value="82.301795068761606" table:style-name="ce1">
            <text:p>82.30179507</text:p>
          </table:table-cell>
          <table:table-cell office:value-type="float" office:value="73.260094568872603" table:style-name="ce1">
            <text:p>73.26009457</text:p>
          </table:table-cell>
          <table:table-cell office:value-type="float" office:value="83.212284056452702" table:style-name="ce1">
            <text:p>83.21228406</text:p>
          </table:table-cell>
          <table:table-cell office:value-type="float" office:value="82.061071361626801" table:style-name="ce1">
            <text:p>82.06107136</text:p>
          </table:table-cell>
          <table:table-cell office:value-type="float" office:value="82.564003811881904" table:style-name="ce1">
            <text:p>82.56400381</text:p>
          </table:table-cell>
          <table:table-cell office:value-type="float" office:value="83.151110864849102" table:style-name="ce1">
            <text:p>83.15111086</text:p>
          </table:table-cell>
          <table:table-cell office:value-type="float" office:value="81.995262087219302" table:style-name="ce1">
            <text:p>81.99526209</text:p>
          </table:table-cell>
          <table:table-cell office:value-type="float" office:value="76.959520496196404" table:style-name="ce1">
            <text:p>76.9595205</text:p>
          </table:table-cell>
          <table:table-cell office:value-type="float" office:value="78.606954065940698" table:style-name="ce1">
            <text:p>78.60695407</text:p>
          </table:table-cell>
          <table:table-cell office:value-type="float" office:value="83.815142763444101" table:style-name="ce1">
            <text:p>83.81514276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047589553905695" table:style-name="ce1">
            <text:p>80.04758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6.526891796128496" table:style-name="ce1">
            <text:p>76.52689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.956834511267004" table:style-name="ce1">
            <text:p>82.95683451</text:p>
          </table:table-cell>
          <table:table-cell office:value-type="float" office:value="0" table:style-name="ce1">
            <text:p>0</text:p>
          </table:table-cell>
          <table:table-cell office:value-type="float" office:value="79.193210955225794" table:style-name="ce1">
            <text:p>79.193210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.2720317055647" table:style-name="ce1">
            <text:p>81.27203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.924819949722405" table:style-name="ce1">
            <text:p>78.92481995</text:p>
          </table:table-cell>
          <table:table-cell office:value-type="float" office:value="78.925031864319905" table:style-name="ce1">
            <text:p>78.92503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.190288218248398" table:style-name="ce1">
            <text:p>83.19028822</text:p>
          </table:table-cell>
          <table:table-cell office:value-type="float" office:value="81.872127719369104" table:style-name="ce1">
            <text:p>81.87212772</text:p>
          </table:table-cell>
          <table:table-cell office:value-type="float" office:value="82.653764457241394" table:style-name="ce1">
            <text:p>82.65376446</text:p>
          </table:table-cell>
          <table:table-cell office:value-type="float" office:value="82.781758003257295" table:style-name="ce1">
            <text:p>82.781758</text:p>
          </table:table-cell>
          <table:table-cell office:value-type="float" office:value="0" table:style-name="ce1">
            <text:p>0</text:p>
          </table:table-cell>
          <table:table-cell office:value-type="float" office:value="76.433170654794196" table:style-name="ce1">
            <text:p>76.43317065</text:p>
          </table:table-cell>
          <table:table-cell office:value-type="float" office:value="78.238898316615007" table:style-name="ce1">
            <text:p>78.23889832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.969114343893906" table:style-name="ce1">
            <text:p>79.969114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6.638867810840097" table:style-name="ce1">
            <text:p>76.638867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.811582011126205" table:style-name="ce1">
            <text:p>82.81158201</text:p>
          </table:table-cell>
          <table:table-cell office:value-type="float" office:value="0" table:style-name="ce1">
            <text:p>0</text:p>
          </table:table-cell>
          <table:table-cell office:value-type="float" office:value="79.072599187743506" table:style-name="ce1">
            <text:p>79.072599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650103057209094" table:style-name="ce1">
            <text:p>80.65010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.023684642435398" table:style-name="ce1">
            <text:p>79.02368464</text:p>
          </table:table-cell>
          <table:table-cell office:value-type="float" office:value="78.443708510367102" table:style-name="ce1">
            <text:p>78.443708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.7595065915677" table:style-name="ce1">
            <text:p>82.75950659</text:p>
          </table:table-cell>
          <table:table-cell office:value-type="float" office:value="81.723324755727205" table:style-name="ce1">
            <text:p>81.72332476</text:p>
          </table:table-cell>
          <table:table-cell office:value-type="float" office:value="82.985915381789297" table:style-name="ce1">
            <text:p>82.98591538</text:p>
          </table:table-cell>
          <table:table-cell office:value-type="float" office:value="82.574278047150401" table:style-name="ce1">
            <text:p>82.57427805</text:p>
          </table:table-cell>
          <table:table-cell office:value-type="float" office:value="0" table:style-name="ce1">
            <text:p>0</text:p>
          </table:table-cell>
          <table:table-cell office:value-type="float" office:value="75.837768956474505" table:style-name="ce1">
            <text:p>75.83776896</text:p>
          </table:table-cell>
          <table:table-cell office:value-type="float" office:value="78.131196009706798" table:style-name="ce1">
            <text:p>78.13119601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167515490785405" table:style-name="ce1">
            <text:p>80.16751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6.188305745967398" table:style-name="ce1">
            <text:p>76.18830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.709202855011" table:style-name="ce1">
            <text:p>82.70920286</text:p>
          </table:table-cell>
          <table:table-cell office:value-type="float" office:value="0" table:style-name="ce1">
            <text:p>0</text:p>
          </table:table-cell>
          <table:table-cell office:value-type="float" office:value="78.961937364465498" table:style-name="ce1">
            <text:p>78.96193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374510455586105" table:style-name="ce1">
            <text:p>80.374510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.836562178536397" table:style-name="ce1">
            <text:p>78.83656218</text:p>
          </table:table-cell>
          <table:table-cell office:value-type="float" office:value="78.103410029061294" table:style-name="ce1">
            <text:p>78.10341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.080662640695707" table:style-name="ce1">
            <text:p>82.08066264</text:p>
          </table:table-cell>
          <table:table-cell office:value-type="float" office:value="81.424615293265404" table:style-name="ce1">
            <text:p>81.42461529</text:p>
          </table:table-cell>
          <table:table-cell office:value-type="float" office:value="82.326518704790004" table:style-name="ce1">
            <text:p>82.3265187</text:p>
          </table:table-cell>
          <table:table-cell office:value-type="float" office:value="82.411632819220799" table:style-name="ce1">
            <text:p>82.41163282</text:p>
          </table:table-cell>
          <table:table-cell office:value-type="float" office:value="0" table:style-name="ce1">
            <text:p>0</text:p>
          </table:table-cell>
          <table:table-cell office:value-type="float" office:value="75.341731103205802" table:style-name="ce1">
            <text:p>75.3417311</text:p>
          </table:table-cell>
          <table:table-cell office:value-type="float" office:value="78.005518652735006" table:style-name="ce1">
            <text:p>78.00551865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.806284144774807" table:style-name="ce1">
            <text:p>79.80628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.676892421338707" table:style-name="ce1">
            <text:p>75.67689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.709202855011" table:style-name="ce1">
            <text:p>82.70920286</text:p>
          </table:table-cell>
          <table:table-cell office:value-type="float" office:value="0" table:style-name="ce1">
            <text:p>0</text:p>
          </table:table-cell>
          <table:table-cell office:value-type="float" office:value="78.871836711219999" table:style-name="ce1">
            <text:p>78.87183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662756874021298" table:style-name="ce1">
            <text:p>80.66275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.517996940030599" table:style-name="ce1">
            <text:p>78.51799694</text:p>
          </table:table-cell>
          <table:table-cell office:value-type="float" office:value="77.954383064256604" table:style-name="ce1">
            <text:p>77.95438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.687277402954294" table:style-name="ce1">
            <text:p>81.6872774</text:p>
          </table:table-cell>
          <table:table-cell office:value-type="float" office:value="82.098747909398995" table:style-name="ce1">
            <text:p>82.09874791</text:p>
          </table:table-cell>
          <table:table-cell office:value-type="float" office:value="82.044037715916403" table:style-name="ce1">
            <text:p>82.04403772</text:p>
          </table:table-cell>
          <table:table-cell office:value-type="float" office:value="82.303763205172601" table:style-name="ce1">
            <text:p>82.30376321</text:p>
          </table:table-cell>
          <table:table-cell office:value-type="float" office:value="0" table:style-name="ce1">
            <text:p>0</text:p>
          </table:table-cell>
          <table:table-cell office:value-type="float" office:value="75.075728392240293" table:style-name="ce1">
            <text:p>75.07572839</text:p>
          </table:table-cell>
          <table:table-cell office:value-type="float" office:value="78.046146727855302" table:style-name="ce1">
            <text:p>78.04614673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.437447800188593" table:style-name="ce1">
            <text:p>79.4374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.474596951639299" table:style-name="ce1">
            <text:p>75.474596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.673849491352996" table:style-name="ce1">
            <text:p>82.67384949</text:p>
          </table:table-cell>
          <table:table-cell office:value-type="float" office:value="0" table:style-name="ce1">
            <text:p>0</text:p>
          </table:table-cell>
          <table:table-cell office:value-type="float" office:value="79.078346981873693" table:style-name="ce1">
            <text:p>79.078346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208560708709498" table:style-name="ce1">
            <text:p>80.208560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.395786739976998" table:style-name="ce1">
            <text:p>78.39578674</text:p>
          </table:table-cell>
          <table:table-cell office:value-type="float" office:value="77.872917880581596" table:style-name="ce1">
            <text:p>77.872917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.555523521923803" table:style-name="ce1">
            <text:p>81.55552352</text:p>
          </table:table-cell>
          <table:table-cell office:value-type="float" office:value="81.407398987693298" table:style-name="ce1">
            <text:p>81.40739899</text:p>
          </table:table-cell>
          <table:table-cell office:value-type="float" office:value="82.080387473687097" table:style-name="ce1">
            <text:p>82.08038747</text:p>
          </table:table-cell>
          <table:table-cell office:value-type="float" office:value="82.2725786788086" table:style-name="ce1">
            <text:p>82.27257868</text:p>
          </table:table-cell>
          <table:table-cell office:value-type="float" office:value="0" table:style-name="ce1">
            <text:p>0</text:p>
          </table:table-cell>
          <table:table-cell office:value-type="float" office:value="74.986249894527205" table:style-name="ce1">
            <text:p>74.98624989</text:p>
          </table:table-cell>
          <table:table-cell office:value-type="float" office:value="78.100285120127694" table:style-name="ce1">
            <text:p>78.10028512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.175511551350198" table:style-name="ce1">
            <text:p>78.17551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.598139539371402" table:style-name="ce1">
            <text:p>81.598139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.342511992704701" table:style-name="ce1">
            <text:p>78.34251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.150812297210393" table:style-name="ce1">
            <text:p>81.1508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.409152364696297" table:style-name="ce1">
            <text:p>78.40915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.962172690613798" table:style-name="ce1">
            <text:p>80.962172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number-rows-repeated="25"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number-rows-repeated="1048500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0.39913365300840598" table:style-name="ce1">
            <text:p>0.399133653</text:p>
          </table:table-cell>
          <table:table-cell office:value-type="float" office:value="0.17766843678939601" table:style-name="ce1">
            <text:p>0.177668437</text:p>
          </table:table-cell>
          <table:table-cell office:value-type="float" office:value="0.35681599846418399" table:style-name="ce1">
            <text:p>0.356815998</text:p>
          </table:table-cell>
          <table:table-cell office:value-type="float" office:value="0.21039312936171201" table:style-name="ce1">
            <text:p>0.210393129</text:p>
          </table:table-cell>
          <table:table-cell office:value-type="float" office:value="0.20021168172036699" table:style-name="ce1">
            <text:p>0.200211682</text:p>
          </table:table-cell>
          <table:table-cell office:value-type="float" office:value="0.36603026013435602" table:style-name="ce1">
            <text:p>0.36603026</text:p>
          </table:table-cell>
          <table:table-cell office:value-type="float" office:value="0.407484341096368" table:style-name="ce1">
            <text:p>0.407484341</text:p>
          </table:table-cell>
          <table:table-cell office:value-type="float" office:value="0.23060049896902099" table:style-name="ce1">
            <text:p>0.230600499</text:p>
          </table:table-cell>
          <table:table-cell office:value-type="float" office:value="0.113329182578834" table:style-name="ce1">
            <text:p>0.113329183</text:p>
          </table:table-cell>
          <table:table-cell office:value-type="float" office:value="0.193182462768381" table:style-name="ce1">
            <text:p>0.193182463</text:p>
          </table:table-cell>
          <table:table-cell office:value-type="float" office:value="0.196183633924815" table:style-name="ce1">
            <text:p>0.196183634</text:p>
          </table:table-cell>
          <table:table-cell office:value-type="float" office:value="0.17481133477984101" table:style-name="ce1">
            <text:p>0.174811335</text:p>
          </table:table-cell>
          <table:table-cell office:value-type="float" office:value="0.33214231426330698" table:style-name="ce1">
            <text:p>0.332142314</text:p>
          </table:table-cell>
          <table:table-cell office:value-type="float" office:value="0.33543003870016302" table:style-name="ce1">
            <text:p>0.335430039</text:p>
          </table:table-cell>
          <table:table-cell office:value-type="float" office:value="0.29785429226778698" table:style-name="ce1">
            <text:p>0.297854292</text:p>
          </table:table-cell>
          <table:table-cell office:value-type="float" office:value="0.25141140363263098" table:style-name="ce1">
            <text:p>0.251411404</text:p>
          </table:table-cell>
          <table:table-cell office:value-type="float" office:value="0.224446781021754" table:style-name="ce1">
            <text:p>0.224446781</text:p>
          </table:table-cell>
          <table:table-cell office:value-type="float" office:value="0.31577785285626497" table:style-name="ce1">
            <text:p>0.315777853</text:p>
          </table:table-cell>
          <table:table-cell office:value-type="float" office:value="0.23982005319160499" table:style-name="ce1">
            <text:p>0.239820053</text:p>
          </table:table-cell>
          <table:table-cell office:value-type="float" office:value="0.35096537094920399" table:style-name="ce1">
            <text:p>0.350965371</text:p>
          </table:table-cell>
          <table:table-cell office:value-type="float" office:value="0.40847338231074898" table:style-name="ce1">
            <text:p>0.408473382</text:p>
          </table:table-cell>
          <table:table-cell office:value-type="float" office:value="0.11525270505520301" table:style-name="ce1">
            <text:p>0.115252705</text:p>
          </table:table-cell>
          <table:table-cell office:value-type="float" office:value="0.124415454547949" table:style-name="ce1">
            <text:p>0.124415455</text:p>
          </table:table-cell>
          <table:table-cell office:value-type="float" office:value="0.29460708487846399" table:style-name="ce1">
            <text:p>0.294607085</text:p>
          </table:table-cell>
          <table:table-cell office:value-type="float" office:value="0.16271863017494101" table:style-name="ce1">
            <text:p>0.16271863</text:p>
          </table:table-cell>
          <table:table-cell office:value-type="float" office:value="0.23381771022349801" table:style-name="ce1">
            <text:p>0.23381771</text:p>
          </table:table-cell>
          <table:table-cell office:value-type="float" office:value="0.227725525130721" table:style-name="ce1">
            <text:p>0.227725525</text:p>
          </table:table-cell>
          <table:table-cell office:value-type="float" office:value="0.335986112044453" table:style-name="ce1">
            <text:p>0.335986112</text:p>
          </table:table-cell>
          <table:table-cell office:value-type="float" office:value="0.28664124689470899" table:style-name="ce1">
            <text:p>0.286641247</text:p>
          </table:table-cell>
          <table:table-cell office:value-type="float" office:value="0.25956485338869101" table:style-name="ce1">
            <text:p>0.259564853</text:p>
          </table:table-cell>
          <table:table-cell office:value-type="float" office:value="0.372618697797929" table:style-name="ce1">
            <text:p>0.372618698</text:p>
          </table:table-cell>
          <table:table-cell office:value-type="float" office:value="0.15527409786584401" table:style-name="ce1">
            <text:p>0.155274098</text:p>
          </table:table-cell>
          <table:table-cell office:value-type="float" office:value="0.21277954106344599" table:style-name="ce1">
            <text:p>0.212779541</text:p>
          </table:table-cell>
          <table:table-cell office:value-type="float" office:value="0.17851317478541001" table:style-name="ce1">
            <text:p>0.178513175</text:p>
          </table:table-cell>
          <table:table-cell office:value-type="float" office:value="0.28227699377145299" table:style-name="ce1">
            <text:p>0.282276994</text:p>
          </table:table-cell>
          <table:table-cell office:value-type="float" office:value="0.19753142463628401" table:style-name="ce1">
            <text:p>0.197531425</text:p>
          </table:table-cell>
          <table:table-cell office:value-type="float" office:value="0.35510386458896698" table:style-name="ce1">
            <text:p>0.355103865</text:p>
          </table:table-cell>
          <table:table-cell office:value-type="float" office:value="0.32454254556822698" table:style-name="ce1">
            <text:p>0.324542546</text:p>
          </table:table-cell>
          <table:table-cell office:value-type="float" office:value="0.110795293541635" table:style-name="ce1">
            <text:p>0.110795294</text:p>
          </table:table-cell>
          <table:table-cell office:value-type="float" office:value="0.17275872344444701" table:style-name="ce1">
            <text:p>0.172758723</text:p>
          </table:table-cell>
          <table:table-cell table:number-columns-repeated="16344"/>
        </table:table-row>
        <table:table-row table:style-name="ro1">
          <table:table-cell office:value-type="float" office:value="0.15388061485278101" table:style-name="ce1">
            <text:p>0.153880615</text:p>
          </table:table-cell>
          <table:table-cell office:value-type="float" office:value="0.27295670206491901" table:style-name="ce1">
            <text:p>0.272956702</text:p>
          </table:table-cell>
          <table:table-cell office:value-type="float" office:value="0.247052625590747" table:style-name="ce1">
            <text:p>0.247052626</text:p>
          </table:table-cell>
          <table:table-cell office:value-type="float" office:value="0.26419492654266402" table:style-name="ce1">
            <text:p>0.264194927</text:p>
          </table:table-cell>
          <table:table-cell office:value-type="float" office:value="0.29577179427707401" table:style-name="ce1">
            <text:p>0.295771794</text:p>
          </table:table-cell>
          <table:table-cell office:value-type="float" office:value="0.27797575027573501" table:style-name="ce1">
            <text:p>0.27797575</text:p>
          </table:table-cell>
          <table:table-cell office:value-type="float" office:value="0.209842145895867" table:style-name="ce1">
            <text:p>0.209842146</text:p>
          </table:table-cell>
          <table:table-cell office:value-type="float" office:value="0.336819078594365" table:style-name="ce1">
            <text:p>0.336819079</text:p>
          </table:table-cell>
          <table:table-cell office:value-type="float" office:value="0.19558692053506099" table:style-name="ce1">
            <text:p>0.195586921</text:p>
          </table:table-cell>
          <table:table-cell office:value-type="float" office:value="0.26056612148616098" table:style-name="ce1">
            <text:p>0.260566121</text:p>
          </table:table-cell>
          <table:table-cell office:value-type="float" office:value="0.28327481659798998" table:style-name="ce1">
            <text:p>0.283274817</text:p>
          </table:table-cell>
          <table:table-cell office:value-type="float" office:value="0.41676070236019203" table:style-name="ce1">
            <text:p>0.416760702</text:p>
          </table:table-cell>
          <table:table-cell office:value-type="float" office:value="0.18091722506541999" table:style-name="ce1">
            <text:p>0.180917225</text:p>
          </table:table-cell>
          <table:table-cell office:value-type="float" office:value="0.17095046465814301" table:style-name="ce1">
            <text:p>0.170950465</text:p>
          </table:table-cell>
          <table:table-cell office:value-type="float" office:value="0.262800858992701" table:style-name="ce1">
            <text:p>0.262800859</text:p>
          </table:table-cell>
          <table:table-cell office:value-type="float" office:value="0.29165280489235101" table:style-name="ce1">
            <text:p>0.291652805</text:p>
          </table:table-cell>
          <table:table-cell office:value-type="float" office:value="0.348800135005229" table:style-name="ce1">
            <text:p>0.348800135</text:p>
          </table:table-cell>
          <table:table-cell office:value-type="float" office:value="0.34454365931026998" table:style-name="ce1">
            <text:p>0.344543659</text:p>
          </table:table-cell>
          <table:table-cell office:value-type="float" office:value="0.17857130627180301" table:style-name="ce1">
            <text:p>0.178571306</text:p>
          </table:table-cell>
          <table:table-cell office:value-type="float" office:value="0.36655530391143898" table:style-name="ce1">
            <text:p>0.366555304</text:p>
          </table:table-cell>
          <table:table-cell office:value-type="float" office:value="0.23281394481875101" table:style-name="ce1">
            <text:p>0.232813945</text:p>
          </table:table-cell>
          <table:table-cell office:value-type="float" office:value="0.30624716812457098" table:style-name="ce1">
            <text:p>0.306247168</text:p>
          </table:table-cell>
          <table:table-cell office:value-type="float" office:value="0.19565785763576199" table:style-name="ce1">
            <text:p>0.195657858</text:p>
          </table:table-cell>
          <table:table-cell office:value-type="float" office:value="0.34866535948341498" table:style-name="ce1">
            <text:p>0.348665359</text:p>
          </table:table-cell>
          <table:table-cell office:value-type="float" office:value="0.164719965680002" table:style-name="ce1">
            <text:p>0.164719966</text:p>
          </table:table-cell>
          <table:table-cell office:value-type="float" office:value="0.40403202173131803" table:style-name="ce1">
            <text:p>0.404032022</text:p>
          </table:table-cell>
          <table:table-cell office:value-type="float" office:value="0.33691762302213801" table:style-name="ce1">
            <text:p>0.336917623</text:p>
          </table:table-cell>
          <table:table-cell office:value-type="float" office:value="0.18667776850050799" table:style-name="ce1">
            <text:p>0.186677769</text:p>
          </table:table-cell>
          <table:table-cell office:value-type="float" office:value="0.31553183442518601" table:style-name="ce1">
            <text:p>0.315531834</text:p>
          </table:table-cell>
          <table:table-cell office:value-type="float" office:value="0.28880877339321398" table:style-name="ce1">
            <text:p>0.288808773</text:p>
          </table:table-cell>
          <table:table-cell office:value-type="float" office:value="0.215368416107658" table:style-name="ce1">
            <text:p>0.215368416</text:p>
          </table:table-cell>
          <table:table-cell office:value-type="float" office:value="0.20301523184090201" table:style-name="ce1">
            <text:p>0.203015232</text:p>
          </table:table-cell>
          <table:table-cell office:value-type="float" office:value="0.24856334459551099" table:style-name="ce1">
            <text:p>0.248563345</text:p>
          </table:table-cell>
          <table:table-cell office:value-type="float" office:value="0.27424446459928298" table:style-name="ce1">
            <text:p>0.274244465</text:p>
          </table:table-cell>
          <table:table-cell office:value-type="float" office:value="0.26722886410540397" table:style-name="ce1">
            <text:p>0.267228864</text:p>
          </table:table-cell>
          <table:table-cell office:value-type="float" office:value="0.20071206615319501" table:style-name="ce1">
            <text:p>0.200712066</text:p>
          </table:table-cell>
          <table:table-cell office:value-type="float" office:value="0.213122341375687" table:style-name="ce1">
            <text:p>0.213122341</text:p>
          </table:table-cell>
          <table:table-cell office:value-type="float" office:value="0.15935205904181801" table:style-name="ce1">
            <text:p>0.159352059</text:p>
          </table:table-cell>
          <table:table-cell office:value-type="float" office:value="0.32373091039233098" table:style-name="ce1">
            <text:p>0.32373091</text:p>
          </table:table-cell>
          <table:table-cell office:value-type="float" office:value="0.25710021208035799" table:style-name="ce1">
            <text:p>0.257100212</text:p>
          </table:table-cell>
          <table:table-cell table:number-columns-repeated="16344"/>
        </table:table-row>
        <table:table-row table:style-name="ro1">
          <table:table-cell office:value-type="float" office:value="0.50040703524998897" table:style-name="ce1">
            <text:p>0.500407035</text:p>
          </table:table-cell>
          <table:table-cell office:value-type="float" office:value="0.60336326750005498" table:style-name="ce1">
            <text:p>0.603363268</text:p>
          </table:table-cell>
          <table:table-cell office:value-type="float" office:value="0.399933308307515" table:style-name="ce1">
            <text:p>0.399933308</text:p>
          </table:table-cell>
          <table:table-cell office:value-type="float" office:value="0.62263935656772296" table:style-name="ce1">
            <text:p>0.622639357</text:p>
          </table:table-cell>
          <table:table-cell office:value-type="float" office:value="0.45877336755627401" table:style-name="ce1">
            <text:p>0.458773368</text:p>
          </table:table-cell>
          <table:table-cell office:value-type="float" office:value="0.64141464885659305" table:style-name="ce1">
            <text:p>0.641414649</text:p>
          </table:table-cell>
          <table:table-cell office:value-type="float" office:value="0.59767889547167796" table:style-name="ce1">
            <text:p>0.597678895</text:p>
          </table:table-cell>
          <table:table-cell office:value-type="float" office:value="0.63359161674002995" table:style-name="ce1">
            <text:p>0.633591617</text:p>
          </table:table-cell>
          <table:table-cell office:value-type="float" office:value="0.32480605134156798" table:style-name="ce1">
            <text:p>0.324806051</text:p>
          </table:table-cell>
          <table:table-cell office:value-type="float" office:value="0.62615655223948996" table:style-name="ce1">
            <text:p>0.626156552</text:p>
          </table:table-cell>
          <table:table-cell office:value-type="float" office:value="0.34345871012527701" table:style-name="ce1">
            <text:p>0.34345871</text:p>
          </table:table-cell>
          <table:table-cell office:value-type="float" office:value="0.41276346220048998" table:style-name="ce1">
            <text:p>0.412763462</text:p>
          </table:table-cell>
          <table:table-cell office:value-type="float" office:value="0.32101879348927298" table:style-name="ce1">
            <text:p>0.321018793</text:p>
          </table:table-cell>
          <table:table-cell office:value-type="float" office:value="0.40325983099660601" table:style-name="ce1">
            <text:p>0.403259831</text:p>
          </table:table-cell>
          <table:table-cell office:value-type="float" office:value="0.70703380608849598" table:style-name="ce1">
            <text:p>0.707033806</text:p>
          </table:table-cell>
          <table:table-cell office:value-type="float" office:value="0.65114106023422202" table:style-name="ce1">
            <text:p>0.65114106</text:p>
          </table:table-cell>
          <table:table-cell office:value-type="float" office:value="0.57724225916698102" table:style-name="ce1">
            <text:p>0.577242259</text:p>
          </table:table-cell>
          <table:table-cell office:value-type="float" office:value="0.62733712781717099" table:style-name="ce1">
            <text:p>0.627337128</text:p>
          </table:table-cell>
          <table:table-cell office:value-type="float" office:value="0.27419286632911599" table:style-name="ce1">
            <text:p>0.274192866</text:p>
          </table:table-cell>
          <table:table-cell office:value-type="float" office:value="0.68303944111155002" table:style-name="ce1">
            <text:p>0.683039441</text:p>
          </table:table-cell>
          <table:table-cell office:value-type="float" office:value="0.52898716770163701" table:style-name="ce1">
            <text:p>0.528987168</text:p>
          </table:table-cell>
          <table:table-cell office:value-type="float" office:value="0.30172291562486298" table:style-name="ce1">
            <text:p>0.301722916</text:p>
          </table:table-cell>
          <table:table-cell office:value-type="float" office:value="0.32177222489655299" table:style-name="ce1">
            <text:p>0.321772225</text:p>
          </table:table-cell>
          <table:table-cell office:value-type="float" office:value="0.65526400380526895" table:style-name="ce1">
            <text:p>0.655264004</text:p>
          </table:table-cell>
          <table:table-cell office:value-type="float" office:value="0.323280912908046" table:style-name="ce1">
            <text:p>0.323280913</text:p>
          </table:table-cell>
          <table:table-cell office:value-type="float" office:value="0.270354413349571" table:style-name="ce1">
            <text:p>0.270354413</text:p>
          </table:table-cell>
          <table:table-cell office:value-type="float" office:value="0.63838609749819697" table:style-name="ce1">
            <text:p>0.638386097</text:p>
          </table:table-cell>
          <table:table-cell office:value-type="float" office:value="0.67892865705048899" table:style-name="ce1">
            <text:p>0.678928657</text:p>
          </table:table-cell>
          <table:table-cell office:value-type="float" office:value="0.60647623512355398" table:style-name="ce1">
            <text:p>0.606476235</text:p>
          </table:table-cell>
          <table:table-cell office:value-type="float" office:value="0.57476161342722398" table:style-name="ce1">
            <text:p>0.574761613</text:p>
          </table:table-cell>
          <table:table-cell office:value-type="float" office:value="0.35192155404995501" table:style-name="ce1">
            <text:p>0.351921554</text:p>
          </table:table-cell>
          <table:table-cell office:value-type="float" office:value="0.39424719576871398" table:style-name="ce1">
            <text:p>0.394247196</text:p>
          </table:table-cell>
          <table:table-cell office:value-type="float" office:value="0.31567150801219002" table:style-name="ce1">
            <text:p>0.315671508</text:p>
          </table:table-cell>
          <table:table-cell office:value-type="float" office:value="0.32774350819190801" table:style-name="ce1">
            <text:p>0.327743508</text:p>
          </table:table-cell>
          <table:table-cell office:value-type="float" office:value="0.61007549177906395" table:style-name="ce1">
            <text:p>0.610075492</text:p>
          </table:table-cell>
          <table:table-cell office:value-type="float" office:value="0.36132093264766202" table:style-name="ce1">
            <text:p>0.361320933</text:p>
          </table:table-cell>
          <table:table-cell office:value-type="float" office:value="0.58479184606335599" table:style-name="ce1">
            <text:p>0.584791846</text:p>
          </table:table-cell>
          <table:table-cell office:value-type="float" office:value="0.49103697659778001" table:style-name="ce1">
            <text:p>0.491036977</text:p>
          </table:table-cell>
          <table:table-cell office:value-type="float" office:value="0.32373091039233098" table:style-name="ce1">
            <text:p>0.32373091</text:p>
          </table:table-cell>
          <table:table-cell office:value-type="float" office:value="0.38780392476891801" table:style-name="ce1">
            <text:p>0.387803925</text:p>
          </table:table-cell>
          <table:table-cell table:number-columns-repeated="16344"/>
        </table:table-row>
        <table:table-row table:style-name="ro1">
          <table:table-cell office:value-type="float" office:value="0.22525430306886199" table:style-name="ce1">
            <text:p>0.225254303</text:p>
          </table:table-cell>
          <table:table-cell office:value-type="float" office:value="0.31374837179977499" table:style-name="ce1">
            <text:p>0.313748372</text:p>
          </table:table-cell>
          <table:table-cell office:value-type="float" office:value="0.33374494143207301" table:style-name="ce1">
            <text:p>0.333744941</text:p>
          </table:table-cell>
          <table:table-cell office:value-type="float" office:value="0.21413965589102901" table:style-name="ce1">
            <text:p>0.214139656</text:p>
          </table:table-cell>
          <table:table-cell office:value-type="float" office:value="0.28967615885775799" table:style-name="ce1">
            <text:p>0.289676159</text:p>
          </table:table-cell>
          <table:table-cell office:value-type="float" office:value="0.325515170661763" table:style-name="ce1">
            <text:p>0.325515171</text:p>
          </table:table-cell>
          <table:table-cell office:value-type="float" office:value="0.32498364924967299" table:style-name="ce1">
            <text:p>0.324983649</text:p>
          </table:table-cell>
          <table:table-cell office:value-type="float" office:value="0.122202694392929" table:style-name="ce1">
            <text:p>0.122202694</text:p>
          </table:table-cell>
          <table:table-cell office:value-type="float" office:value="0.20559977747381" table:style-name="ce1">
            <text:p>0.205599777</text:p>
          </table:table-cell>
          <table:table-cell office:value-type="float" office:value="0.14811567831217701" table:style-name="ce1">
            <text:p>0.148115678</text:p>
          </table:table-cell>
          <table:table-cell office:value-type="float" office:value="0.20346241495699" table:style-name="ce1">
            <text:p>0.203462415</text:p>
          </table:table-cell>
          <table:table-cell office:value-type="float" office:value="0.17761794873931899" table:style-name="ce1">
            <text:p>0.177617949</text:p>
          </table:table-cell>
          <table:table-cell office:value-type="float" office:value="0.34079605894236398" table:style-name="ce1">
            <text:p>0.340796059</text:p>
          </table:table-cell>
          <table:table-cell office:value-type="float" office:value="0.20286593656687199" table:style-name="ce1">
            <text:p>0.202865937</text:p>
          </table:table-cell>
          <table:table-cell office:value-type="float" office:value="0.190296126538991" table:style-name="ce1">
            <text:p>0.190296127</text:p>
          </table:table-cell>
          <table:table-cell office:value-type="float" office:value="0.23227038706768799" table:style-name="ce1">
            <text:p>0.232270387</text:p>
          </table:table-cell>
          <table:table-cell office:value-type="float" office:value="0.122591772719989" table:style-name="ce1">
            <text:p>0.122591773</text:p>
          </table:table-cell>
          <table:table-cell office:value-type="float" office:value="0.34409551744892097" table:style-name="ce1">
            <text:p>0.344095517</text:p>
          </table:table-cell>
          <table:table-cell office:value-type="float" office:value="0.36498926472340099" table:style-name="ce1">
            <text:p>0.364989265</text:p>
          </table:table-cell>
          <table:table-cell office:value-type="float" office:value="0.33084223518160699" table:style-name="ce1">
            <text:p>0.330842235</text:p>
          </table:table-cell>
          <table:table-cell office:value-type="float" office:value="0.29744235624554699" table:style-name="ce1">
            <text:p>0.297442356</text:p>
          </table:table-cell>
          <table:table-cell office:value-type="float" office:value="0.19319144482897299" table:style-name="ce1">
            <text:p>0.193191445</text:p>
          </table:table-cell>
          <table:table-cell office:value-type="float" office:value="0.13101064220550701" table:style-name="ce1">
            <text:p>0.131010642</text:p>
          </table:table-cell>
          <table:table-cell office:value-type="float" office:value="0.28019735313326499" table:style-name="ce1">
            <text:p>0.280197353</text:p>
          </table:table-cell>
          <table:table-cell office:value-type="float" office:value="0.25284090281405203" table:style-name="ce1">
            <text:p>0.252840903</text:p>
          </table:table-cell>
          <table:table-cell office:value-type="float" office:value="0.292695192070279" table:style-name="ce1">
            <text:p>0.292695192</text:p>
          </table:table-cell>
          <table:table-cell office:value-type="float" office:value="0.145490513934072" table:style-name="ce1">
            <text:p>0.145490514</text:p>
          </table:table-cell>
          <table:table-cell office:value-type="float" office:value="0.33474826601236901" table:style-name="ce1">
            <text:p>0.334748266</text:p>
          </table:table-cell>
          <table:table-cell office:value-type="float" office:value="0.41151002025746197" table:style-name="ce1">
            <text:p>0.41151002</text:p>
          </table:table-cell>
          <table:table-cell office:value-type="float" office:value="0.26820786378455802" table:style-name="ce1">
            <text:p>0.268207864</text:p>
          </table:table-cell>
          <table:table-cell office:value-type="float" office:value="0.32043339699338702" table:style-name="ce1">
            <text:p>0.320433397</text:p>
          </table:table-cell>
          <table:table-cell office:value-type="float" office:value="0.15667865215525001" table:style-name="ce1">
            <text:p>0.156678652</text:p>
          </table:table-cell>
          <table:table-cell office:value-type="float" office:value="0.21467534228906299" table:style-name="ce1">
            <text:p>0.214675342</text:p>
          </table:table-cell>
          <table:table-cell office:value-type="float" office:value="0.17990940171130901" table:style-name="ce1">
            <text:p>0.179909402</text:p>
          </table:table-cell>
          <table:table-cell office:value-type="float" office:value="0.19158521050778901" table:style-name="ce1">
            <text:p>0.191585211</text:p>
          </table:table-cell>
          <table:table-cell office:value-type="float" office:value="0.34313233452939601" table:style-name="ce1">
            <text:p>0.343132335</text:p>
          </table:table-cell>
          <table:table-cell office:value-type="float" office:value="0.398171814311223" table:style-name="ce1">
            <text:p>0.398171814</text:p>
          </table:table-cell>
          <table:table-cell office:value-type="float" office:value="0.33971570875086898" table:style-name="ce1">
            <text:p>0.339715709</text:p>
          </table:table-cell>
          <table:table-cell office:value-type="float" office:value="0.20086283009830699" table:style-name="ce1">
            <text:p>0.20086283</text:p>
          </table:table-cell>
          <table:table-cell office:value-type="float" office:value="0.40776097701736702" table:style-name="ce1">
            <text:p>0.407760977</text:p>
          </table:table-cell>
          <table:table-cell table:number-columns-repeated="16344"/>
        </table:table-row>
        <table:table-row table:style-name="ro1">
          <table:table-cell office:value-type="float" office:value="0.54265260341704802" table:style-name="ce1">
            <text:p>0.542652603</text:p>
          </table:table-cell>
          <table:table-cell office:value-type="float" office:value="0.27059736171249898" table:style-name="ce1">
            <text:p>0.270597362</text:p>
          </table:table-cell>
          <table:table-cell office:value-type="float" office:value="0.62496328863084705" table:style-name="ce1">
            <text:p>0.624963289</text:p>
          </table:table-cell>
          <table:table-cell office:value-type="float" office:value="0.48101537550110102" table:style-name="ce1">
            <text:p>0.481015376</text:p>
          </table:table-cell>
          <table:table-cell office:value-type="float" office:value="0.48200843165305601" table:style-name="ce1">
            <text:p>0.482008432</text:p>
          </table:table-cell>
          <table:table-cell office:value-type="float" office:value="0.47321454144687702" table:style-name="ce1">
            <text:p>0.473214541</text:p>
          </table:table-cell>
          <table:table-cell office:value-type="float" office:value="0.54822437749757602" table:style-name="ce1">
            <text:p>0.548224377</text:p>
          </table:table-cell>
          <table:table-cell office:value-type="float" office:value="0.32596515413950999" table:style-name="ce1">
            <text:p>0.325965154</text:p>
          </table:table-cell>
          <table:table-cell office:value-type="float" office:value="0.54056196995952799" table:style-name="ce1">
            <text:p>0.54056197</text:p>
          </table:table-cell>
          <table:table-cell office:value-type="float" office:value="0.47662685522576798" table:style-name="ce1">
            <text:p>0.476626855</text:p>
          </table:table-cell>
          <table:table-cell office:value-type="float" office:value="0.46414349673461403" table:style-name="ce1">
            <text:p>0.464143497</text:p>
          </table:table-cell>
          <table:table-cell office:value-type="float" office:value="0.37111492743625302" table:style-name="ce1">
            <text:p>0.371114927</text:p>
          </table:table-cell>
          <table:table-cell office:value-type="float" office:value="0.71780704242333404" table:style-name="ce1">
            <text:p>0.717807042</text:p>
          </table:table-cell>
          <table:table-cell office:value-type="float" office:value="0.51427941198482896" table:style-name="ce1">
            <text:p>0.514279412</text:p>
          </table:table-cell>
          <table:table-cell office:value-type="float" office:value="0.47936563808496702" table:style-name="ce1">
            <text:p>0.479365638</text:p>
          </table:table-cell>
          <table:table-cell office:value-type="float" office:value="0.466247816720471" table:style-name="ce1">
            <text:p>0.466247817</text:p>
          </table:table-cell>
          <table:table-cell office:value-type="float" office:value="0.31983170460756399" table:style-name="ce1">
            <text:p>0.319831705</text:p>
          </table:table-cell>
          <table:table-cell office:value-type="float" office:value="0.32535792007015901" table:style-name="ce1">
            <text:p>0.32535792</text:p>
          </table:table-cell>
          <table:table-cell office:value-type="float" office:value="0.66548135511647899" table:style-name="ce1">
            <text:p>0.665481355</text:p>
          </table:table-cell>
          <table:table-cell office:value-type="float" office:value="0.31847922766593401" table:style-name="ce1">
            <text:p>0.318479228</text:p>
          </table:table-cell>
          <table:table-cell office:value-type="float" office:value="0.56352468154829605" table:style-name="ce1">
            <text:p>0.563524682</text:p>
          </table:table-cell>
          <table:table-cell office:value-type="float" office:value="0.368089089785544" table:style-name="ce1">
            <text:p>0.36808909</text:p>
          </table:table-cell>
          <table:table-cell office:value-type="float" office:value="0.53096519886522797" table:style-name="ce1">
            <text:p>0.530965199</text:p>
          </table:table-cell>
          <table:table-cell office:value-type="float" office:value="0.47024468287327098" table:style-name="ce1">
            <text:p>0.470244683</text:p>
          </table:table-cell>
          <table:table-cell office:value-type="float" office:value="0.65307018677389095" table:style-name="ce1">
            <text:p>0.653070187</text:p>
          </table:table-cell>
          <table:table-cell office:value-type="float" office:value="0.29743113280323003" table:style-name="ce1">
            <text:p>0.297431133</text:p>
          </table:table-cell>
          <table:table-cell office:value-type="float" office:value="0.32567778054278401" table:style-name="ce1">
            <text:p>0.325677781</text:p>
          </table:table-cell>
          <table:table-cell office:value-type="float" office:value="0.53222712436429198" table:style-name="ce1">
            <text:p>0.532227124</text:p>
          </table:table-cell>
          <table:table-cell office:value-type="float" office:value="0.31009654496379302" table:style-name="ce1">
            <text:p>0.310096545</text:p>
          </table:table-cell>
          <table:table-cell office:value-type="float" office:value="0.55230882201232001" table:style-name="ce1">
            <text:p>0.552308822</text:p>
          </table:table-cell>
          <table:table-cell office:value-type="float" office:value="0.64249893778456102" table:style-name="ce1">
            <text:p>0.642498938</text:p>
          </table:table-cell>
          <table:table-cell office:value-type="float" office:value="0.40883059961975199" table:style-name="ce1">
            <text:p>0.4088306</text:p>
          </table:table-cell>
          <table:table-cell office:value-type="float" office:value="0.60695725880116103" table:style-name="ce1">
            <text:p>0.606957259</text:p>
          </table:table-cell>
          <table:table-cell office:value-type="float" office:value="0.56036888448955202" table:style-name="ce1">
            <text:p>0.560368884</text:p>
          </table:table-cell>
          <table:table-cell office:value-type="float" office:value="0.47206328452012802" table:style-name="ce1">
            <text:p>0.472063285</text:p>
          </table:table-cell>
          <table:table-cell office:value-type="float" office:value="0.55433080639744003" table:style-name="ce1">
            <text:p>0.554330806</text:p>
          </table:table-cell>
          <table:table-cell office:value-type="float" office:value="0.57880839636989101" table:style-name="ce1">
            <text:p>0.578808396</text:p>
          </table:table-cell>
          <table:table-cell office:value-type="float" office:value="0.68724034021286795" table:style-name="ce1">
            <text:p>0.68724034</text:p>
          </table:table-cell>
          <table:table-cell office:value-type="float" office:value="0.32803405701417299" table:style-name="ce1">
            <text:p>0.328034057</text:p>
          </table:table-cell>
          <table:table-cell office:value-type="float" office:value="0.484073787393065" table:style-name="ce1">
            <text:p>0.484073787</text:p>
          </table:table-cell>
          <table:table-cell table:number-columns-repeated="16344"/>
        </table:table-row>
        <table:table-row table:style-name="ro1">
          <table:table-cell office:value-type="float" office:value="0.31808572156533998" table:style-name="ce1">
            <text:p>0.318085722</text:p>
          </table:table-cell>
          <table:table-cell office:value-type="float" office:value="0.25677011707979203" table:style-name="ce1">
            <text:p>0.256770117</text:p>
          </table:table-cell>
          <table:table-cell office:value-type="float" office:value="0.36062050668433399" table:style-name="ce1">
            <text:p>0.360620507</text:p>
          </table:table-cell>
          <table:table-cell office:value-type="float" office:value="0.238869008468547" table:style-name="ce1">
            <text:p>0.238869008</text:p>
          </table:table-cell>
          <table:table-cell office:value-type="float" office:value="0.38922426274587901" table:style-name="ce1">
            <text:p>0.389224263</text:p>
          </table:table-cell>
          <table:table-cell office:value-type="float" office:value="0.233023093996168" table:style-name="ce1">
            <text:p>0.233023094</text:p>
          </table:table-cell>
          <table:table-cell office:value-type="float" office:value="0.190336535376945" table:style-name="ce1">
            <text:p>0.190336535</text:p>
          </table:table-cell>
          <table:table-cell office:value-type="float" office:value="0.173212038954213" table:style-name="ce1">
            <text:p>0.173212039</text:p>
          </table:table-cell>
          <table:table-cell office:value-type="float" office:value="0.33523163982041998" table:style-name="ce1">
            <text:p>0.33523164</text:p>
          </table:table-cell>
          <table:table-cell office:value-type="float" office:value="0.18600045209416999" table:style-name="ce1">
            <text:p>0.186000452</text:p>
          </table:table-cell>
          <table:table-cell office:value-type="float" office:value="0.32959992090411999" table:style-name="ce1">
            <text:p>0.329599921</text:p>
          </table:table-cell>
          <table:table-cell office:value-type="float" office:value="0.28881313284035598" table:style-name="ce1">
            <text:p>0.288813133</text:p>
          </table:table-cell>
          <table:table-cell office:value-type="float" office:value="0.36270019685278798" table:style-name="ce1">
            <text:p>0.362700197</text:p>
          </table:table-cell>
          <table:table-cell office:value-type="float" office:value="0.30547363132939198" table:style-name="ce1">
            <text:p>0.305473631</text:p>
          </table:table-cell>
          <table:table-cell office:value-type="float" office:value="0.14415078610779" table:style-name="ce1">
            <text:p>0.144150786</text:p>
          </table:table-cell>
          <table:table-cell office:value-type="float" office:value="0.171610776205287" table:style-name="ce1">
            <text:p>0.171610776</text:p>
          </table:table-cell>
          <table:table-cell office:value-type="float" office:value="0.20621731873768401" table:style-name="ce1">
            <text:p>0.206217319</text:p>
          </table:table-cell>
          <table:table-cell office:value-type="float" office:value="0.13120263342437899" table:style-name="ce1">
            <text:p>0.131202633</text:p>
          </table:table-cell>
          <table:table-cell office:value-type="float" office:value="0.45046350185332501" table:style-name="ce1">
            <text:p>0.450463502</text:p>
          </table:table-cell>
          <table:table-cell office:value-type="float" office:value="0.20452716338524901" table:style-name="ce1">
            <text:p>0.204527163</text:p>
          </table:table-cell>
          <table:table-cell office:value-type="float" office:value="0.240036327835907" table:style-name="ce1">
            <text:p>0.240036328</text:p>
          </table:table-cell>
          <table:table-cell office:value-type="float" office:value="0.30486136236233002" table:style-name="ce1">
            <text:p>0.304861362</text:p>
          </table:table-cell>
          <table:table-cell office:value-type="float" office:value="0.33882917504710502" table:style-name="ce1">
            <text:p>0.338829175</text:p>
          </table:table-cell>
          <table:table-cell office:value-type="float" office:value="0.156989321052807" table:style-name="ce1">
            <text:p>0.156989321</text:p>
          </table:table-cell>
          <table:table-cell office:value-type="float" office:value="0.346353778875781" table:style-name="ce1">
            <text:p>0.346353779</text:p>
          </table:table-cell>
          <table:table-cell office:value-type="float" office:value="0.46500979948242099" table:style-name="ce1">
            <text:p>0.465009799</text:p>
          </table:table-cell>
          <table:table-cell office:value-type="float" office:value="0.16029766360346201" table:style-name="ce1">
            <text:p>0.160297664</text:p>
          </table:table-cell>
          <table:table-cell office:value-type="float" office:value="0.16268049459404199" table:style-name="ce1">
            <text:p>0.162680495</text:p>
          </table:table-cell>
          <table:table-cell office:value-type="float" office:value="0.18190997537313899" table:style-name="ce1">
            <text:p>0.181909975</text:p>
          </table:table-cell>
          <table:table-cell office:value-type="float" office:value="0.21828742677054799" table:style-name="ce1">
            <text:p>0.218287427</text:p>
          </table:table-cell>
          <table:table-cell office:value-type="float" office:value="0.47703576921790902" table:style-name="ce1">
            <text:p>0.477035769</text:p>
          </table:table-cell>
          <table:table-cell office:value-type="float" office:value="0.37236773702945802" table:style-name="ce1">
            <text:p>0.372367737</text:p>
          </table:table-cell>
          <table:table-cell office:value-type="float" office:value="0.35637865613977399" table:style-name="ce1">
            <text:p>0.356378656</text:p>
          </table:table-cell>
          <table:table-cell office:value-type="float" office:value="0.34255024338272699" table:style-name="ce1">
            <text:p>0.342550243</text:p>
          </table:table-cell>
          <table:table-cell office:value-type="float" office:value="0.19452330434606599" table:style-name="ce1">
            <text:p>0.194523304</text:p>
          </table:table-cell>
          <table:table-cell office:value-type="float" office:value="0.41014908847488701" table:style-name="ce1">
            <text:p>0.410149088</text:p>
          </table:table-cell>
          <table:table-cell office:value-type="float" office:value="0.155943296793738" table:style-name="ce1">
            <text:p>0.155943297</text:p>
          </table:table-cell>
          <table:table-cell office:value-type="float" office:value="0.19046289173415901" table:style-name="ce1">
            <text:p>0.190462892</text:p>
          </table:table-cell>
          <table:table-cell office:value-type="float" office:value="0.32803405701417299" table:style-name="ce1">
            <text:p>0.328034057</text:p>
          </table:table-cell>
          <table:table-cell office:value-type="float" office:value="0.32774111845186898" table:style-name="ce1">
            <text:p>0.327741118</text:p>
          </table:table-cell>
          <table:table-cell table:number-columns-repeated="16344"/>
        </table:table-row>
        <table:table-row table:style-name="ro1">
          <table:table-cell office:value-type="float" office:value="0.37561204392273301" table:style-name="ce1">
            <text:p>0.375612044</text:p>
          </table:table-cell>
          <table:table-cell office:value-type="float" office:value="0.50858319141082897" table:style-name="ce1">
            <text:p>0.508583191</text:p>
          </table:table-cell>
          <table:table-cell office:value-type="float" office:value="0.309439060103743" table:style-name="ce1">
            <text:p>0.30943906</text:p>
          </table:table-cell>
          <table:table-cell office:value-type="float" office:value="0.57546721474725904" table:style-name="ce1">
            <text:p>0.575467215</text:p>
          </table:table-cell>
          <table:table-cell office:value-type="float" office:value="0.51011215942187504" table:style-name="ce1">
            <text:p>0.510112159</text:p>
          </table:table-cell>
          <table:table-cell office:value-type="float" office:value="0.30845456920388098" table:style-name="ce1">
            <text:p>0.308454569</text:p>
          </table:table-cell>
          <table:table-cell office:value-type="float" office:value="0.26753200965395901" table:style-name="ce1">
            <text:p>0.26753201</text:p>
          </table:table-cell>
          <table:table-cell office:value-type="float" office:value="0.64719680663804902" table:style-name="ce1">
            <text:p>0.647196807</text:p>
          </table:table-cell>
          <table:table-cell office:value-type="float" office:value="0.68107103994735696" table:style-name="ce1">
            <text:p>0.68107104</text:p>
          </table:table-cell>
          <table:table-cell office:value-type="float" office:value="0.658701858919443" table:style-name="ce1">
            <text:p>0.658701859</text:p>
          </table:table-cell>
          <table:table-cell office:value-type="float" office:value="0.60035395111819501" table:style-name="ce1">
            <text:p>0.600353951</text:p>
          </table:table-cell>
          <table:table-cell office:value-type="float" office:value="0.64757071648084097" table:style-name="ce1">
            <text:p>0.647570716</text:p>
          </table:table-cell>
          <table:table-cell office:value-type="float" office:value="0.32706162679432998" table:style-name="ce1">
            <text:p>0.327061627</text:p>
          </table:table-cell>
          <table:table-cell office:value-type="float" office:value="0.46170402473296501" table:style-name="ce1">
            <text:p>0.461704025</text:p>
          </table:table-cell>
          <table:table-cell office:value-type="float" office:value="0.51184958119322199" table:style-name="ce1">
            <text:p>0.511849581</text:p>
          </table:table-cell>
          <table:table-cell office:value-type="float" office:value="0.51631820929968097" table:style-name="ce1">
            <text:p>0.516318209</text:p>
          </table:table-cell>
          <table:table-cell office:value-type="float" office:value="0.65296144625825703" table:style-name="ce1">
            <text:p>0.652961446</text:p>
          </table:table-cell>
          <table:table-cell office:value-type="float" office:value="0.340126629694814" table:style-name="ce1">
            <text:p>0.34012663</text:p>
          </table:table-cell>
          <table:table-cell office:value-type="float" office:value="0.39519068208499297" table:style-name="ce1">
            <text:p>0.395190682</text:p>
          </table:table-cell>
          <table:table-cell office:value-type="float" office:value="0.31819239386918902" table:style-name="ce1">
            <text:p>0.318192394</text:p>
          </table:table-cell>
          <table:table-cell office:value-type="float" office:value="0.29408426144370298" table:style-name="ce1">
            <text:p>0.294084261</text:p>
          </table:table-cell>
          <table:table-cell office:value-type="float" office:value="0.69155585011582299" table:style-name="ce1">
            <text:p>0.69155585</text:p>
          </table:table-cell>
          <table:table-cell office:value-type="float" office:value="0.74457390324654404" table:style-name="ce1">
            <text:p>0.744573903</text:p>
          </table:table-cell>
          <table:table-cell office:value-type="float" office:value="0.42519556198827102" table:style-name="ce1">
            <text:p>0.425195562</text:p>
          </table:table-cell>
          <table:table-cell office:value-type="float" office:value="0.58444046701100805" table:style-name="ce1">
            <text:p>0.584440467</text:p>
          </table:table-cell>
          <table:table-cell office:value-type="float" office:value="0.47348709770622299" table:style-name="ce1">
            <text:p>0.473487098</text:p>
          </table:table-cell>
          <table:table-cell office:value-type="float" office:value="0.62678396093520705" table:style-name="ce1">
            <text:p>0.626783961</text:p>
          </table:table-cell>
          <table:table-cell office:value-type="float" office:value="0.32926562194317799" table:style-name="ce1">
            <text:p>0.329265622</text:p>
          </table:table-cell>
          <table:table-cell office:value-type="float" office:value="0.30184873284782898" table:style-name="ce1">
            <text:p>0.301848733</text:p>
          </table:table-cell>
          <table:table-cell office:value-type="float" office:value="0.47222728282675103" table:style-name="ce1">
            <text:p>0.472227283</text:p>
          </table:table-cell>
          <table:table-cell office:value-type="float" office:value="0.30694790520868398" table:style-name="ce1">
            <text:p>0.306947905</text:p>
          </table:table-cell>
          <table:table-cell office:value-type="float" office:value="0.68804724997890498" table:style-name="ce1">
            <text:p>0.68804725</text:p>
          </table:table-cell>
          <table:table-cell office:value-type="float" office:value="0.57254511664749097" table:style-name="ce1">
            <text:p>0.572545117</text:p>
          </table:table-cell>
          <table:table-cell office:value-type="float" office:value="0.64157742350328095" table:style-name="ce1">
            <text:p>0.641577424</text:p>
          </table:table-cell>
          <table:table-cell office:value-type="float" office:value="0.52613779572075803" table:style-name="ce1">
            <text:p>0.526137796</text:p>
          </table:table-cell>
          <table:table-cell office:value-type="float" office:value="0.45933624083432001" table:style-name="ce1">
            <text:p>0.459336241</text:p>
          </table:table-cell>
          <table:table-cell office:value-type="float" office:value="0.24672432109981099" table:style-name="ce1">
            <text:p>0.246724321</text:p>
          </table:table-cell>
          <table:table-cell office:value-type="float" office:value="0.33574174568090398" table:style-name="ce1">
            <text:p>0.335741746</text:p>
          </table:table-cell>
          <table:table-cell office:value-type="float" office:value="0.68834187636005795" table:style-name="ce1">
            <text:p>0.688341876</text:p>
          </table:table-cell>
          <table:table-cell office:value-type="float" office:value="0.419480299538187" table:style-name="ce1">
            <text:p>0.4194803</text:p>
          </table:table-cell>
          <table:table-cell table:number-columns-repeated="16344"/>
        </table:table-row>
        <table:table-row table:style-name="ro1">
          <table:table-cell office:value-type="float" office:value="0.303466781730172" table:style-name="ce1">
            <text:p>0.303466782</text:p>
          </table:table-cell>
          <table:table-cell office:value-type="float" office:value="0.456445936222583" table:style-name="ce1">
            <text:p>0.456445936</text:p>
          </table:table-cell>
          <table:table-cell office:value-type="float" office:value="0.127984085778406" table:style-name="ce1">
            <text:p>0.127984086</text:p>
          </table:table-cell>
          <table:table-cell office:value-type="float" office:value="0.25478969795623502" table:style-name="ce1">
            <text:p>0.254789698</text:p>
          </table:table-cell>
          <table:table-cell office:value-type="float" office:value="0.22221977406987101" table:style-name="ce1">
            <text:p>0.222219774</text:p>
          </table:table-cell>
          <table:table-cell office:value-type="float" office:value="0.24880970827738799" table:style-name="ce1">
            <text:p>0.248809708</text:p>
          </table:table-cell>
          <table:table-cell office:value-type="float" office:value="0.24193347660655701" table:style-name="ce1">
            <text:p>0.241933477</text:p>
          </table:table-cell>
          <table:table-cell office:value-type="float" office:value="0.33721576726612401" table:style-name="ce1">
            <text:p>0.337215767</text:p>
          </table:table-cell>
          <table:table-cell office:value-type="float" office:value="0.26385110950541202" table:style-name="ce1">
            <text:p>0.26385111</text:p>
          </table:table-cell>
          <table:table-cell office:value-type="float" office:value="0.26280702328807198" table:style-name="ce1">
            <text:p>0.262807023</text:p>
          </table:table-cell>
          <table:table-cell office:value-type="float" office:value="0.252581686667395" table:style-name="ce1">
            <text:p>0.252581687</text:p>
          </table:table-cell>
          <table:table-cell office:value-type="float" office:value="0.21212437020355501" table:style-name="ce1">
            <text:p>0.21212437</text:p>
          </table:table-cell>
          <table:table-cell office:value-type="float" office:value="0.101275732511247" table:style-name="ce1">
            <text:p>0.101275733</text:p>
          </table:table-cell>
          <table:table-cell office:value-type="float" office:value="0.31477012335702798" table:style-name="ce1">
            <text:p>0.314770123</text:p>
          </table:table-cell>
          <table:table-cell office:value-type="float" office:value="0.25783350292233198" table:style-name="ce1">
            <text:p>0.257833503</text:p>
          </table:table-cell>
          <table:table-cell office:value-type="float" office:value="0.24209937838717799" table:style-name="ce1">
            <text:p>0.242099378</text:p>
          </table:table-cell>
          <table:table-cell office:value-type="float" office:value="0.33136816038720801" table:style-name="ce1">
            <text:p>0.33136816</text:p>
          </table:table-cell>
          <table:table-cell office:value-type="float" office:value="0.33009842061957101" table:style-name="ce1">
            <text:p>0.330098421</text:p>
          </table:table-cell>
          <table:table-cell office:value-type="float" office:value="0.155947338611718" table:style-name="ce1">
            <text:p>0.155947339</text:p>
          </table:table-cell>
          <table:table-cell office:value-type="float" office:value="0.31496546842262702" table:style-name="ce1">
            <text:p>0.314965468</text:p>
          </table:table-cell>
          <table:table-cell office:value-type="float" office:value="0.203661373632954" table:style-name="ce1">
            <text:p>0.203661374</text:p>
          </table:table-cell>
          <table:table-cell office:value-type="float" office:value="0.32566374208988602" table:style-name="ce1">
            <text:p>0.325663742</text:p>
          </table:table-cell>
          <table:table-cell office:value-type="float" office:value="0.27337694349900998" table:style-name="ce1">
            <text:p>0.273376943</text:p>
          </table:table-cell>
          <table:table-cell office:value-type="float" office:value="0.18108995764331401" table:style-name="ce1">
            <text:p>0.181089958</text:p>
          </table:table-cell>
          <table:table-cell office:value-type="float" office:value="0.182209847546106" table:style-name="ce1">
            <text:p>0.182209848</text:p>
          </table:table-cell>
          <table:table-cell office:value-type="float" office:value="0.29853684546545201" table:style-name="ce1">
            <text:p>0.298536845</text:p>
          </table:table-cell>
          <table:table-cell office:value-type="float" office:value="0.33740459643507797" table:style-name="ce1">
            <text:p>0.337404596</text:p>
          </table:table-cell>
          <table:table-cell office:value-type="float" office:value="0.28109510713519997" table:style-name="ce1">
            <text:p>0.281095107</text:p>
          </table:table-cell>
          <table:table-cell office:value-type="float" office:value="0.37437162061102103" table:style-name="ce1">
            <text:p>0.374371621</text:p>
          </table:table-cell>
          <table:table-cell office:value-type="float" office:value="0.15888240459446701" table:style-name="ce1">
            <text:p>0.158882405</text:p>
          </table:table-cell>
          <table:table-cell office:value-type="float" office:value="0.14213264610778101" table:style-name="ce1">
            <text:p>0.142132646</text:p>
          </table:table-cell>
          <table:table-cell office:value-type="float" office:value="0.38815416853934598" table:style-name="ce1">
            <text:p>0.388154169</text:p>
          </table:table-cell>
          <table:table-cell office:value-type="float" office:value="0.14447939660332801" table:style-name="ce1">
            <text:p>0.144479397</text:p>
          </table:table-cell>
          <table:table-cell office:value-type="float" office:value="0.165386650911165" table:style-name="ce1">
            <text:p>0.165386651</text:p>
          </table:table-cell>
          <table:table-cell office:value-type="float" office:value="0.260707851374469" table:style-name="ce1">
            <text:p>0.260707851</text:p>
          </table:table-cell>
          <table:table-cell office:value-type="float" office:value="0.24495712744936601" table:style-name="ce1">
            <text:p>0.244957127</text:p>
          </table:table-cell>
          <table:table-cell office:value-type="float" office:value="0.20806926225442199" table:style-name="ce1">
            <text:p>0.208069262</text:p>
          </table:table-cell>
          <table:table-cell office:value-type="float" office:value="0.15340760074531301" table:style-name="ce1">
            <text:p>0.153407601</text:p>
          </table:table-cell>
          <table:table-cell office:value-type="float" office:value="0.34823503259349697" table:style-name="ce1">
            <text:p>0.348235033</text:p>
          </table:table-cell>
          <table:table-cell office:value-type="float" office:value="0.258826000526577" table:style-name="ce1">
            <text:p>0.258826001</text:p>
          </table:table-cell>
          <table:table-cell table:number-columns-repeated="16344"/>
        </table:table-row>
        <table:table-row table:style-name="ro1">
          <table:table-cell office:value-type="float" office:value="0.18150724318467201" table:style-name="ce1">
            <text:p>0.181507243</text:p>
          </table:table-cell>
          <table:table-cell office:value-type="float" office:value="0.139866615420152" table:style-name="ce1">
            <text:p>0.139866615</text:p>
          </table:table-cell>
          <table:table-cell office:value-type="float" office:value="0.23944618500815101" table:style-name="ce1">
            <text:p>0.239446185</text:p>
          </table:table-cell>
          <table:table-cell office:value-type="float" office:value="0.13849163496373099" table:style-name="ce1">
            <text:p>0.138491635</text:p>
          </table:table-cell>
          <table:table-cell office:value-type="float" office:value="0.152002369697847" table:style-name="ce1">
            <text:p>0.15200237</text:p>
          </table:table-cell>
          <table:table-cell office:value-type="float" office:value="0.12556225714723901" table:style-name="ce1">
            <text:p>0.125562257</text:p>
          </table:table-cell>
          <table:table-cell office:value-type="float" office:value="0.21198456915137801" table:style-name="ce1">
            <text:p>0.211984569</text:p>
          </table:table-cell>
          <table:table-cell office:value-type="float" office:value="0.19319634430575799" table:style-name="ce1">
            <text:p>0.193196344</text:p>
          </table:table-cell>
          <table:table-cell office:value-type="float" office:value="0.33996230883801198" table:style-name="ce1">
            <text:p>0.339962309</text:p>
          </table:table-cell>
          <table:table-cell office:value-type="float" office:value="0.18784299566634" table:style-name="ce1">
            <text:p>0.187842996</text:p>
          </table:table-cell>
          <table:table-cell office:value-type="float" office:value="0.326941368970603" table:style-name="ce1">
            <text:p>0.326941369</text:p>
          </table:table-cell>
          <table:table-cell office:value-type="float" office:value="0.29842340495915398" table:style-name="ce1">
            <text:p>0.298423405</text:p>
          </table:table-cell>
          <table:table-cell office:value-type="float" office:value="0.31628100965793898" table:style-name="ce1">
            <text:p>0.31628101</text:p>
          </table:table-cell>
          <table:table-cell office:value-type="float" office:value="0.29126653767400201" table:style-name="ce1">
            <text:p>0.291266538</text:p>
          </table:table-cell>
          <table:table-cell office:value-type="float" office:value="0.14881540780371399" table:style-name="ce1">
            <text:p>0.148815408</text:p>
          </table:table-cell>
          <table:table-cell office:value-type="float" office:value="0.177248163560492" table:style-name="ce1">
            <text:p>0.177248164</text:p>
          </table:table-cell>
          <table:table-cell office:value-type="float" office:value="0.216540422095335" table:style-name="ce1">
            <text:p>0.216540422</text:p>
          </table:table-cell>
          <table:table-cell office:value-type="float" office:value="0.24146023875844999" table:style-name="ce1">
            <text:p>0.241460239</text:p>
          </table:table-cell>
          <table:table-cell office:value-type="float" office:value="0.275343631817559" table:style-name="ce1">
            <text:p>0.275343632</text:p>
          </table:table-cell>
          <table:table-cell office:value-type="float" office:value="0.112433395503201" table:style-name="ce1">
            <text:p>0.112433396</text:p>
          </table:table-cell>
          <table:table-cell office:value-type="float" office:value="0.23097650446245599" table:style-name="ce1">
            <text:p>0.230976504</text:p>
          </table:table-cell>
          <table:table-cell office:value-type="float" office:value="0.393415722012808" table:style-name="ce1">
            <text:p>0.393415722</text:p>
          </table:table-cell>
          <table:table-cell office:value-type="float" office:value="0.33939860005634198" table:style-name="ce1">
            <text:p>0.3393986</text:p>
          </table:table-cell>
          <table:table-cell office:value-type="float" office:value="0.187746675141924" table:style-name="ce1">
            <text:p>0.187746675</text:p>
          </table:table-cell>
          <table:table-cell office:value-type="float" office:value="0.33036530821617399" table:style-name="ce1">
            <text:p>0.330365308</text:p>
          </table:table-cell>
          <table:table-cell office:value-type="float" office:value="0.26463578716800801" table:style-name="ce1">
            <text:p>0.264635787</text:p>
          </table:table-cell>
          <table:table-cell office:value-type="float" office:value="0.20131623889834199" table:style-name="ce1">
            <text:p>0.201316239</text:p>
          </table:table-cell>
          <table:table-cell office:value-type="float" office:value="0.15839084835546899" table:style-name="ce1">
            <text:p>0.158390848</text:p>
          </table:table-cell>
          <table:table-cell office:value-type="float" office:value="0.211613789503307" table:style-name="ce1">
            <text:p>0.21161379</text:p>
          </table:table-cell>
          <table:table-cell office:value-type="float" office:value="0.206950959802228" table:style-name="ce1">
            <text:p>0.20695096</text:p>
          </table:table-cell>
          <table:table-cell office:value-type="float" office:value="0.171042676732136" table:style-name="ce1">
            <text:p>0.171042677</text:p>
          </table:table-cell>
          <table:table-cell office:value-type="float" office:value="0.233385067201827" table:style-name="ce1">
            <text:p>0.233385067</text:p>
          </table:table-cell>
          <table:table-cell office:value-type="float" office:value="0.327949835848036" table:style-name="ce1">
            <text:p>0.327949836</text:p>
          </table:table-cell>
          <table:table-cell office:value-type="float" office:value="0.329706248425365" table:style-name="ce1">
            <text:p>0.329706248</text:p>
          </table:table-cell>
          <table:table-cell office:value-type="float" office:value="0.19540120387487001" table:style-name="ce1">
            <text:p>0.195401204</text:p>
          </table:table-cell>
          <table:table-cell office:value-type="float" office:value="0.228529978877451" table:style-name="ce1">
            <text:p>0.228529979</text:p>
          </table:table-cell>
          <table:table-cell office:value-type="float" office:value="0.25926485714290598" table:style-name="ce1">
            <text:p>0.259264857</text:p>
          </table:table-cell>
          <table:table-cell office:value-type="float" office:value="0.31850013166806102" table:style-name="ce1">
            <text:p>0.318500132</text:p>
          </table:table-cell>
          <table:table-cell office:value-type="float" office:value="0.34823503259349697" table:style-name="ce1">
            <text:p>0.348235033</text:p>
          </table:table-cell>
          <table:table-cell office:value-type="float" office:value="0.28445495677921301" table:style-name="ce1">
            <text:p>0.284454957</text:p>
          </table:table-cell>
          <table:table-cell table:number-columns-repeated="16344"/>
        </table:table-row>
        <table:table-row table:number-rows-repeated="1048566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8.2560470000000006" table:style-name="ce1">
            <text:p>8.256047</text:p>
          </table:table-cell>
          <table:table-cell office:value-type="float" office:value="8.9682040000000001" table:style-name="ce1">
            <text:p>8.968204</text:p>
          </table:table-cell>
          <table:table-cell office:value-type="float" office:value="7.5663799999999997" table:style-name="ce1">
            <text:p>7.56638</text:p>
          </table:table-cell>
          <table:table-cell office:value-type="float" office:value="7.6634289999999998" table:style-name="ce1">
            <text:p>7.663429</text:p>
          </table:table-cell>
          <table:table-cell office:value-type="float" office:value="7.9159610000000002" table:style-name="ce1">
            <text:p>7.915961</text:p>
          </table:table-cell>
          <table:table-cell office:value-type="float" office:value="7.6702300000000001" table:style-name="ce1">
            <text:p>7.67023</text:p>
          </table:table-cell>
          <table:table-cell office:value-type="float" office:value="7.4219350000000004" table:style-name="ce1">
            <text:p>7.421935</text:p>
          </table:table-cell>
          <table:table-cell office:value-type="float" office:value="6.4018540000000002" table:style-name="ce1">
            <text:p>6.401854</text:p>
          </table:table-cell>
          <table:table-cell office:value-type="float" office:value="8.4977330000000002" table:style-name="ce1">
            <text:p>8.497733</text:p>
          </table:table-cell>
          <table:table-cell office:value-type="float" office:value="8.9442649999999997" table:style-name="ce1">
            <text:p>8.944265</text:p>
          </table:table-cell>
          <table:table-cell office:value-type="float" office:value="8.2170830000000006" table:style-name="ce1">
            <text:p>8.217083</text:p>
          </table:table-cell>
          <table:table-cell office:value-type="float" office:value="7.3275259999999998" table:style-name="ce1">
            <text:p>7.327526</text:p>
          </table:table-cell>
          <table:table-cell office:value-type="float" office:value="8.1741240000000008" table:style-name="ce1">
            <text:p>8.174124</text:p>
          </table:table-cell>
          <table:table-cell office:value-type="float" office:value="8.6169270000000004" table:style-name="ce1">
            <text:p>8.616927</text:p>
          </table:table-cell>
          <table:table-cell office:value-type="float" office:value="6.9262069999999998" table:style-name="ce1">
            <text:p>6.926207</text:p>
          </table:table-cell>
          <table:table-cell office:value-type="float" office:value="9.4323859999999993" table:style-name="ce1">
            <text:p>9.432386</text:p>
          </table:table-cell>
          <table:table-cell office:value-type="float" office:value="8.0126220000000004" table:style-name="ce1">
            <text:p>8.012622</text:p>
          </table:table-cell>
          <table:table-cell office:value-type="float" office:value="7.4128230000000004" table:style-name="ce1">
            <text:p>7.412823</text:p>
          </table:table-cell>
          <table:table-cell office:value-type="float" office:value="7.1497359999999999" table:style-name="ce1">
            <text:p>7.149736</text:p>
          </table:table-cell>
          <table:table-cell office:value-type="float" office:value="7.9420890000000002" table:style-name="ce1">
            <text:p>7.942089</text:p>
          </table:table-cell>
          <table:table-cell office:value-type="float" office:value="5.2919510000000001" table:style-name="ce1">
            <text:p>5.291951</text:p>
          </table:table-cell>
          <table:table-cell office:value-type="float" office:value="5.3516959999999996" table:style-name="ce1">
            <text:p>5.351696</text:p>
          </table:table-cell>
          <table:table-cell office:value-type="float" office:value="4.3530230000000003" table:style-name="ce1">
            <text:p>4.353023</text:p>
          </table:table-cell>
          <table:table-cell office:value-type="float" office:value="5.1044790000000004" table:style-name="ce1">
            <text:p>5.104479</text:p>
          </table:table-cell>
          <table:table-cell office:value-type="float" office:value="5.5826520000000004" table:style-name="ce1">
            <text:p>5.582652</text:p>
          </table:table-cell>
          <table:table-cell office:value-type="float" office:value="5.3645399999999999" table:style-name="ce1">
            <text:p>5.36454</text:p>
          </table:table-cell>
          <table:table-cell office:value-type="float" office:value="5.0138309999999997" table:style-name="ce1">
            <text:p>5.013831</text:p>
          </table:table-cell>
          <table:table-cell office:value-type="float" office:value="4.9295640000000001" table:style-name="ce1">
            <text:p>4.929564</text:p>
          </table:table-cell>
          <table:table-cell office:value-type="float" office:value="5.6460400000000002" table:style-name="ce1">
            <text:p>5.64604</text:p>
          </table:table-cell>
          <table:table-cell office:value-type="float" office:value="4.4996640000000001" table:style-name="ce1">
            <text:p>4.499664</text:p>
          </table:table-cell>
          <table:table-cell office:value-type="float" office:value="4.7410990000000002" table:style-name="ce1">
            <text:p>4.741099</text:p>
          </table:table-cell>
          <table:table-cell office:value-type="float" office:value="6.3569969999999998" table:style-name="ce1">
            <text:p>6.356997</text:p>
          </table:table-cell>
          <table:table-cell office:value-type="float" office:value="6.3016290000000001" table:style-name="ce1">
            <text:p>6.301629</text:p>
          </table:table-cell>
          <table:table-cell office:value-type="float" office:value="5.6902509999999999" table:style-name="ce1">
            <text:p>5.690251</text:p>
          </table:table-cell>
          <table:table-cell office:value-type="float" office:value="5.319674" table:style-name="ce1">
            <text:p>5.319674</text:p>
          </table:table-cell>
          <table:table-cell office:value-type="float" office:value="4.5090009999999996" table:style-name="ce1">
            <text:p>4.509001</text:p>
          </table:table-cell>
          <table:table-cell office:value-type="float" office:value="5.4994889999999996" table:style-name="ce1">
            <text:p>5.499489</text:p>
          </table:table-cell>
          <table:table-cell office:value-type="float" office:value="4.9801929999999999" table:style-name="ce1">
            <text:p>4.980193</text:p>
          </table:table-cell>
          <table:table-cell office:value-type="float" office:value="5.1189739999999997" table:style-name="ce1">
            <text:p>5.118974</text:p>
          </table:table-cell>
          <table:table-cell office:value-type="float" office:value="4.4618149999999996" table:style-name="ce1">
            <text:p>4.461815</text:p>
          </table:table-cell>
          <table:table-cell table:number-columns-repeated="16344"/>
        </table:table-row>
        <table:table-row table:style-name="ro1">
          <table:table-cell office:value-type="float" office:value="6.8302009999999997" table:style-name="ce1">
            <text:p>6.830201</text:p>
          </table:table-cell>
          <table:table-cell office:value-type="float" office:value="7.7135980000000002" table:style-name="ce1">
            <text:p>7.713598</text:p>
          </table:table-cell>
          <table:table-cell office:value-type="float" office:value="6.6033229999999996" table:style-name="ce1">
            <text:p>6.603323</text:p>
          </table:table-cell>
          <table:table-cell office:value-type="float" office:value="6.8155679999999998" table:style-name="ce1">
            <text:p>6.815568</text:p>
          </table:table-cell>
          <table:table-cell office:value-type="float" office:value="7.1609309999999997" table:style-name="ce1">
            <text:p>7.160931</text:p>
          </table:table-cell>
          <table:table-cell office:value-type="float" office:value="7.6267490000000002" table:style-name="ce1">
            <text:p>7.626749</text:p>
          </table:table-cell>
          <table:table-cell office:value-type="float" office:value="7.5227469999999999" table:style-name="ce1">
            <text:p>7.522747</text:p>
          </table:table-cell>
          <table:table-cell office:value-type="float" office:value="6.0392380000000001" table:style-name="ce1">
            <text:p>6.039238</text:p>
          </table:table-cell>
          <table:table-cell office:value-type="float" office:value="5.1992659999999997" table:style-name="ce1">
            <text:p>5.199266</text:p>
          </table:table-cell>
          <table:table-cell office:value-type="float" office:value="8.6702919999999999" table:style-name="ce1">
            <text:p>8.670292</text:p>
          </table:table-cell>
          <table:table-cell office:value-type="float" office:value="6.9542599999999997" table:style-name="ce1">
            <text:p>6.95426</text:p>
          </table:table-cell>
          <table:table-cell office:value-type="float" office:value="7.5253030000000001" table:style-name="ce1">
            <text:p>7.525303</text:p>
          </table:table-cell>
          <table:table-cell office:value-type="float" office:value="7.8415150000000002" table:style-name="ce1">
            <text:p>7.841515</text:p>
          </table:table-cell>
          <table:table-cell office:value-type="float" office:value="7.3698230000000002" table:style-name="ce1">
            <text:p>7.369823</text:p>
          </table:table-cell>
          <table:table-cell office:value-type="float" office:value="6.6084579999999997" table:style-name="ce1">
            <text:p>6.608458</text:p>
          </table:table-cell>
          <table:table-cell office:value-type="float" office:value="6.4897080000000003" table:style-name="ce1">
            <text:p>6.489708</text:p>
          </table:table-cell>
          <table:table-cell office:value-type="float" office:value="6.7404400000000004" table:style-name="ce1">
            <text:p>6.74044</text:p>
          </table:table-cell>
          <table:table-cell office:value-type="float" office:value="7.5923600000000002" table:style-name="ce1">
            <text:p>7.59236</text:p>
          </table:table-cell>
          <table:table-cell office:value-type="float" office:value="7.6057940000000004" table:style-name="ce1">
            <text:p>7.605794</text:p>
          </table:table-cell>
          <table:table-cell office:value-type="float" office:value="7.7864089999999999" table:style-name="ce1">
            <text:p>7.786409</text:p>
          </table:table-cell>
          <table:table-cell office:value-type="float" office:value="5.1307590000000003" table:style-name="ce1">
            <text:p>5.130759</text:p>
          </table:table-cell>
          <table:table-cell office:value-type="float" office:value="3.688428" table:style-name="ce1">
            <text:p>3.688428</text:p>
          </table:table-cell>
          <table:table-cell office:value-type="float" office:value="5.8998850000000003" table:style-name="ce1">
            <text:p>5.899885</text:p>
          </table:table-cell>
          <table:table-cell office:value-type="float" office:value="5.0334510000000003" table:style-name="ce1">
            <text:p>5.033451</text:p>
          </table:table-cell>
          <table:table-cell office:value-type="float" office:value="4.2488089999999996" table:style-name="ce1">
            <text:p>4.248809</text:p>
          </table:table-cell>
          <table:table-cell office:value-type="float" office:value="4.8099499999999997" table:style-name="ce1">
            <text:p>4.80995</text:p>
          </table:table-cell>
          <table:table-cell office:value-type="float" office:value="3.8120189999999998" table:style-name="ce1">
            <text:p>3.812019</text:p>
          </table:table-cell>
          <table:table-cell office:value-type="float" office:value="4.6558330000000003" table:style-name="ce1">
            <text:p>4.655833</text:p>
          </table:table-cell>
          <table:table-cell office:value-type="float" office:value="3.8364690000000001" table:style-name="ce1">
            <text:p>3.836469</text:p>
          </table:table-cell>
          <table:table-cell office:value-type="float" office:value="4.8809930000000001" table:style-name="ce1">
            <text:p>4.880993</text:p>
          </table:table-cell>
          <table:table-cell office:value-type="float" office:value="4.3499179999999997" table:style-name="ce1">
            <text:p>4.349918</text:p>
          </table:table-cell>
          <table:table-cell office:value-type="float" office:value="4.6468600000000002" table:style-name="ce1">
            <text:p>4.64686</text:p>
          </table:table-cell>
          <table:table-cell office:value-type="float" office:value="4.6585080000000003" table:style-name="ce1">
            <text:p>4.658508</text:p>
          </table:table-cell>
          <table:table-cell office:value-type="float" office:value="4.9388180000000004" table:style-name="ce1">
            <text:p>4.938818</text:p>
          </table:table-cell>
          <table:table-cell office:value-type="float" office:value="4.9474669999999996" table:style-name="ce1">
            <text:p>4.947467</text:p>
          </table:table-cell>
          <table:table-cell office:value-type="float" office:value="5.0898009999999996" table:style-name="ce1">
            <text:p>5.089801</text:p>
          </table:table-cell>
          <table:table-cell office:value-type="float" office:value="4.1185869999999998" table:style-name="ce1">
            <text:p>4.118587</text:p>
          </table:table-cell>
          <table:table-cell office:value-type="float" office:value="4.6930009999999998" table:style-name="ce1">
            <text:p>4.693001</text:p>
          </table:table-cell>
          <table:table-cell office:value-type="float" office:value="4.0324350000000004" table:style-name="ce1">
            <text:p>4.032435</text:p>
          </table:table-cell>
          <table:table-cell office:value-type="float" office:value="3.7186720000000002" table:style-name="ce1">
            <text:p>3.718672</text:p>
          </table:table-cell>
          <table:table-cell table:number-columns-repeated="16344"/>
        </table:table-row>
        <table:table-row table:style-name="ro1">
          <table:table-cell office:value-type="float" office:value="6.1812459999999998" table:style-name="ce1">
            <text:p>6.181246</text:p>
          </table:table-cell>
          <table:table-cell office:value-type="float" office:value="7.6396610000000003" table:style-name="ce1">
            <text:p>7.639661</text:p>
          </table:table-cell>
          <table:table-cell office:value-type="float" office:value="6.5869730000000004" table:style-name="ce1">
            <text:p>6.586973</text:p>
          </table:table-cell>
          <table:table-cell office:value-type="float" office:value="7.3914929999999996" table:style-name="ce1">
            <text:p>7.391493</text:p>
          </table:table-cell>
          <table:table-cell office:value-type="float" office:value="7.0017769999999997" table:style-name="ce1">
            <text:p>7.001777</text:p>
          </table:table-cell>
          <table:table-cell office:value-type="float" office:value="7.172714" table:style-name="ce1">
            <text:p>7.172714</text:p>
          </table:table-cell>
          <table:table-cell office:value-type="float" office:value="6.4935049999999999" table:style-name="ce1">
            <text:p>6.493505</text:p>
          </table:table-cell>
          <table:table-cell office:value-type="float" office:value="6.1661089999999996" table:style-name="ce1">
            <text:p>6.166109</text:p>
          </table:table-cell>
          <table:table-cell office:value-type="float" office:value="5.3408709999999999" table:style-name="ce1">
            <text:p>5.340871</text:p>
          </table:table-cell>
          <table:table-cell office:value-type="float" office:value="6.7744650000000002" table:style-name="ce1">
            <text:p>6.774465</text:p>
          </table:table-cell>
          <table:table-cell office:value-type="float" office:value="7.6336320000000004" table:style-name="ce1">
            <text:p>7.633632</text:p>
          </table:table-cell>
          <table:table-cell office:value-type="float" office:value="7.9278469999999999" table:style-name="ce1">
            <text:p>7.927847</text:p>
          </table:table-cell>
          <table:table-cell office:value-type="float" office:value="8.2320189999999993" table:style-name="ce1">
            <text:p>8.232019</text:p>
          </table:table-cell>
          <table:table-cell office:value-type="float" office:value="6.9573650000000002" table:style-name="ce1">
            <text:p>6.957365</text:p>
          </table:table-cell>
          <table:table-cell office:value-type="float" office:value="6.1606639999999997" table:style-name="ce1">
            <text:p>6.160664</text:p>
          </table:table-cell>
          <table:table-cell office:value-type="float" office:value="6.6562830000000002" table:style-name="ce1">
            <text:p>6.656283</text:p>
          </table:table-cell>
          <table:table-cell office:value-type="float" office:value="5.5154610000000002" table:style-name="ce1">
            <text:p>5.515461</text:p>
          </table:table-cell>
          <table:table-cell office:value-type="float" office:value="6.0090339999999998" table:style-name="ce1">
            <text:p>6.009034</text:p>
          </table:table-cell>
          <table:table-cell office:value-type="float" office:value="6.5940079999999996" table:style-name="ce1">
            <text:p>6.594008</text:p>
          </table:table-cell>
          <table:table-cell office:value-type="float" office:value="6.792421" table:style-name="ce1">
            <text:p>6.792421</text:p>
          </table:table-cell>
          <table:table-cell office:value-type="float" office:value="4.6208320000000001" table:style-name="ce1">
            <text:p>4.620832</text:p>
          </table:table-cell>
          <table:table-cell office:value-type="float" office:value="5.4335209999999998" table:style-name="ce1">
            <text:p>5.433521</text:p>
          </table:table-cell>
          <table:table-cell office:value-type="float" office:value="3.9558710000000001" table:style-name="ce1">
            <text:p>3.955871</text:p>
          </table:table-cell>
          <table:table-cell office:value-type="float" office:value="4.3351579999999998" table:style-name="ce1">
            <text:p>4.335158</text:p>
          </table:table-cell>
          <table:table-cell office:value-type="float" office:value="3.0944929999999999" table:style-name="ce1">
            <text:p>3.094493</text:p>
          </table:table-cell>
          <table:table-cell office:value-type="float" office:value="3.0824240000000001" table:style-name="ce1">
            <text:p>3.082424</text:p>
          </table:table-cell>
          <table:table-cell office:value-type="float" office:value="3.7739929999999999" table:style-name="ce1">
            <text:p>3.773993</text:p>
          </table:table-cell>
          <table:table-cell office:value-type="float" office:value="2.7651180000000002" table:style-name="ce1">
            <text:p>2.765118</text:p>
          </table:table-cell>
          <table:table-cell office:value-type="float" office:value="4.917306" table:style-name="ce1">
            <text:p>4.917306</text:p>
          </table:table-cell>
          <table:table-cell office:value-type="float" office:value="5.1028140000000004" table:style-name="ce1">
            <text:p>5.102814</text:p>
          </table:table-cell>
          <table:table-cell office:value-type="float" office:value="3.9154680000000002" table:style-name="ce1">
            <text:p>3.915468</text:p>
          </table:table-cell>
          <table:table-cell office:value-type="float" office:value="4.2943559999999996" table:style-name="ce1">
            <text:p>4.294356</text:p>
          </table:table-cell>
          <table:table-cell office:value-type="float" office:value="3.3107280000000001" table:style-name="ce1">
            <text:p>3.310728</text:p>
          </table:table-cell>
          <table:table-cell office:value-type="float" office:value="4.7277820000000004" table:style-name="ce1">
            <text:p>4.727782</text:p>
          </table:table-cell>
          <table:table-cell office:value-type="float" office:value="3.7754699999999999" table:style-name="ce1">
            <text:p>3.77547</text:p>
          </table:table-cell>
          <table:table-cell office:value-type="float" office:value="3.9246029999999998" table:style-name="ce1">
            <text:p>3.924603</text:p>
          </table:table-cell>
          <table:table-cell office:value-type="float" office:value="5.038557" table:style-name="ce1">
            <text:p>5.038557</text:p>
          </table:table-cell>
          <table:table-cell office:value-type="float" office:value="4.0215240000000003" table:style-name="ce1">
            <text:p>4.021524</text:p>
          </table:table-cell>
          <table:table-cell office:value-type="float" office:value="3.8869180000000001" table:style-name="ce1">
            <text:p>3.886918</text:p>
          </table:table-cell>
          <table:table-cell office:value-type="float" office:value="4.0288620000000002" table:style-name="ce1">
            <text:p>4.028862</text:p>
          </table:table-cell>
          <table:table-cell table:number-columns-repeated="16344"/>
        </table:table-row>
        <table:table-row table:style-name="ro1">
          <table:table-cell office:value-type="float" office:value="5.0913409999999999" table:style-name="ce1">
            <text:p>5.091341</text:p>
          </table:table-cell>
          <table:table-cell office:value-type="float" office:value="7.2094240000000003" table:style-name="ce1">
            <text:p>7.209424</text:p>
          </table:table-cell>
          <table:table-cell office:value-type="float" office:value="5.0364449999999996" table:style-name="ce1">
            <text:p>5.036445</text:p>
          </table:table-cell>
          <table:table-cell office:value-type="float" office:value="7.2252140000000002" table:style-name="ce1">
            <text:p>7.225214</text:p>
          </table:table-cell>
          <table:table-cell office:value-type="float" office:value="7.201613" table:style-name="ce1">
            <text:p>7.201613</text:p>
          </table:table-cell>
          <table:table-cell office:value-type="float" office:value="5.3723619999999999" table:style-name="ce1">
            <text:p>5.372362</text:p>
          </table:table-cell>
          <table:table-cell office:value-type="float" office:value="5.7112990000000003" table:style-name="ce1">
            <text:p>5.711299</text:p>
          </table:table-cell>
          <table:table-cell office:value-type="float" office:value="6.2905069999999998" table:style-name="ce1">
            <text:p>6.290507</text:p>
          </table:table-cell>
          <table:table-cell office:value-type="float" office:value="6.1473740000000001" table:style-name="ce1">
            <text:p>6.147374</text:p>
          </table:table-cell>
          <table:table-cell office:value-type="float" office:value="5.629562" table:style-name="ce1">
            <text:p>5.629562</text:p>
          </table:table-cell>
          <table:table-cell office:value-type="float" office:value="6.1713550000000001" table:style-name="ce1">
            <text:p>6.171355</text:p>
          </table:table-cell>
          <table:table-cell office:value-type="float" office:value="6.0561879999999997" table:style-name="ce1">
            <text:p>6.056188</text:p>
          </table:table-cell>
          <table:table-cell office:value-type="float" office:value="6.3278280000000002" table:style-name="ce1">
            <text:p>6.327828</text:p>
          </table:table-cell>
          <table:table-cell office:value-type="float" office:value="6.4950799999999997" table:style-name="ce1">
            <text:p>6.49508</text:p>
          </table:table-cell>
          <table:table-cell office:value-type="float" office:value="5.2187150000000004" table:style-name="ce1">
            <text:p>5.218715</text:p>
          </table:table-cell>
          <table:table-cell office:value-type="float" office:value="4.4601069999999998" table:style-name="ce1">
            <text:p>4.460107</text:p>
          </table:table-cell>
          <table:table-cell office:value-type="float" office:value="5.268802" table:style-name="ce1">
            <text:p>5.268802</text:p>
          </table:table-cell>
          <table:table-cell office:value-type="float" office:value="5.455927" table:style-name="ce1">
            <text:p>5.455927</text:p>
          </table:table-cell>
          <table:table-cell office:value-type="float" office:value="5.8000660000000002" table:style-name="ce1">
            <text:p>5.800066</text:p>
          </table:table-cell>
          <table:table-cell office:value-type="float" office:value="6.5809689999999996" table:style-name="ce1">
            <text:p>6.580969</text:p>
          </table:table-cell>
          <table:table-cell office:value-type="float" office:value="3.9480110000000002" table:style-name="ce1">
            <text:p>3.948011</text:p>
          </table:table-cell>
          <table:table-cell office:value-type="float" office:value="3.49763" table:style-name="ce1">
            <text:p>3.49763</text:p>
          </table:table-cell>
          <table:table-cell office:value-type="float" office:value="4.4167750000000003" table:style-name="ce1">
            <text:p>4.416775</text:p>
          </table:table-cell>
          <table:table-cell office:value-type="float" office:value="4.2261879999999996" table:style-name="ce1">
            <text:p>4.226188</text:p>
          </table:table-cell>
          <table:table-cell office:value-type="float" office:value="3.967581" table:style-name="ce1">
            <text:p>3.967581</text:p>
          </table:table-cell>
          <table:table-cell office:value-type="float" office:value="4.0242880000000003" table:style-name="ce1">
            <text:p>4.024288</text:p>
          </table:table-cell>
          <table:table-cell office:value-type="float" office:value="4.988982" table:style-name="ce1">
            <text:p>4.988982</text:p>
          </table:table-cell>
          <table:table-cell office:value-type="float" office:value="4.7485099999999996" table:style-name="ce1">
            <text:p>4.74851</text:p>
          </table:table-cell>
          <table:table-cell office:value-type="float" office:value="3.4630869999999998" table:style-name="ce1">
            <text:p>3.463087</text:p>
          </table:table-cell>
          <table:table-cell office:value-type="float" office:value="4.077464" table:style-name="ce1">
            <text:p>4.077464</text:p>
          </table:table-cell>
          <table:table-cell office:value-type="float" office:value="4.3056979999999996" table:style-name="ce1">
            <text:p>4.305698</text:p>
          </table:table-cell>
          <table:table-cell office:value-type="float" office:value="3.1953119999999999" table:style-name="ce1">
            <text:p>3.195312</text:p>
          </table:table-cell>
          <table:table-cell office:value-type="float" office:value="4.5795890000000004" table:style-name="ce1">
            <text:p>4.579589</text:p>
          </table:table-cell>
          <table:table-cell office:value-type="float" office:value="3.835718" table:style-name="ce1">
            <text:p>3.835718</text:p>
          </table:table-cell>
          <table:table-cell office:value-type="float" office:value="4.6405139999999996" table:style-name="ce1">
            <text:p>4.640514</text:p>
          </table:table-cell>
          <table:table-cell office:value-type="float" office:value="4.5010810000000001" table:style-name="ce1">
            <text:p>4.501081</text:p>
          </table:table-cell>
          <table:table-cell office:value-type="float" office:value="4.1977209999999996" table:style-name="ce1">
            <text:p>4.197721</text:p>
          </table:table-cell>
          <table:table-cell office:value-type="float" office:value="4.0617679999999998" table:style-name="ce1">
            <text:p>4.061768</text:p>
          </table:table-cell>
          <table:table-cell office:value-type="float" office:value="3.8232949999999999" table:style-name="ce1">
            <text:p>3.823295</text:p>
          </table:table-cell>
          <table:table-cell office:value-type="float" office:value="3.9602040000000001" table:style-name="ce1">
            <text:p>3.960204</text:p>
          </table:table-cell>
          <table:table-cell table:number-columns-repeated="16344"/>
        </table:table-row>
        <table:table-row table:style-name="ro1">
          <table:table-cell office:value-type="float" office:value="4.7070689999999997" table:style-name="ce1">
            <text:p>4.707069</text:p>
          </table:table-cell>
          <table:table-cell office:value-type="float" office:value="6.0102450000000003" table:style-name="ce1">
            <text:p>6.010245</text:p>
          </table:table-cell>
          <table:table-cell office:value-type="float" office:value="4.5271670000000004" table:style-name="ce1">
            <text:p>4.527167</text:p>
          </table:table-cell>
          <table:table-cell office:value-type="float" office:value="5.5920170000000002" table:style-name="ce1">
            <text:p>5.592017</text:p>
          </table:table-cell>
          <table:table-cell office:value-type="float" office:value="7.4481510000000002" table:style-name="ce1">
            <text:p>7.448151</text:p>
          </table:table-cell>
          <table:table-cell office:value-type="float" office:value="5.4219109999999997" table:style-name="ce1">
            <text:p>5.421911</text:p>
          </table:table-cell>
          <table:table-cell office:value-type="float" office:value="6.3313240000000004" table:style-name="ce1">
            <text:p>6.331324</text:p>
          </table:table-cell>
          <table:table-cell office:value-type="float" office:value="4.9021699999999999" table:style-name="ce1">
            <text:p>4.90217</text:p>
          </table:table-cell>
          <table:table-cell office:value-type="float" office:value="7.0649829999999998" table:style-name="ce1">
            <text:p>7.064983</text:p>
          </table:table-cell>
          <table:table-cell office:value-type="float" office:value="6.1226979999999998" table:style-name="ce1">
            <text:p>6.122698</text:p>
          </table:table-cell>
          <table:table-cell office:value-type="float" office:value="5.3812069999999999" table:style-name="ce1">
            <text:p>5.381207</text:p>
          </table:table-cell>
          <table:table-cell office:value-type="float" office:value="5.8995090000000001" table:style-name="ce1">
            <text:p>5.899509</text:p>
          </table:table-cell>
          <table:table-cell office:value-type="float" office:value="6.1594230000000003" table:style-name="ce1">
            <text:p>6.159423</text:p>
          </table:table-cell>
          <table:table-cell office:value-type="float" office:value="6.6473009999999997" table:style-name="ce1">
            <text:p>6.647301</text:p>
          </table:table-cell>
          <table:table-cell office:value-type="float" office:value="6.1326090000000004" table:style-name="ce1">
            <text:p>6.132609</text:p>
          </table:table-cell>
          <table:table-cell office:value-type="float" office:value="4.7572299999999998" table:style-name="ce1">
            <text:p>4.75723</text:p>
          </table:table-cell>
          <table:table-cell office:value-type="float" office:value="5.0154399999999999" table:style-name="ce1">
            <text:p>5.01544</text:p>
          </table:table-cell>
          <table:table-cell office:value-type="float" office:value="4.8824180000000004" table:style-name="ce1">
            <text:p>4.882418</text:p>
          </table:table-cell>
          <table:table-cell office:value-type="float" office:value="4.6311910000000003" table:style-name="ce1">
            <text:p>4.631191</text:p>
          </table:table-cell>
          <table:table-cell office:value-type="float" office:value="6.4367919999999996" table:style-name="ce1">
            <text:p>6.436792</text:p>
          </table:table-cell>
          <table:table-cell office:value-type="float" office:value="4.0565369999999996" table:style-name="ce1">
            <text:p>4.056537</text:p>
          </table:table-cell>
          <table:table-cell office:value-type="float" office:value="2.8789639999999999" table:style-name="ce1">
            <text:p>2.878964</text:p>
          </table:table-cell>
          <table:table-cell office:value-type="float" office:value="4.1043510000000003" table:style-name="ce1">
            <text:p>4.104351</text:p>
          </table:table-cell>
          <table:table-cell office:value-type="float" office:value="3.2377159999999998" table:style-name="ce1">
            <text:p>3.237716</text:p>
          </table:table-cell>
          <table:table-cell office:value-type="float" office:value="3.3866640000000001" table:style-name="ce1">
            <text:p>3.386664</text:p>
          </table:table-cell>
          <table:table-cell office:value-type="float" office:value="3.5498560000000001" table:style-name="ce1">
            <text:p>3.549856</text:p>
          </table:table-cell>
          <table:table-cell office:value-type="float" office:value="4.3328889999999998" table:style-name="ce1">
            <text:p>4.332889</text:p>
          </table:table-cell>
          <table:table-cell office:value-type="float" office:value="4.2935610000000004" table:style-name="ce1">
            <text:p>4.293561</text:p>
          </table:table-cell>
          <table:table-cell office:value-type="float" office:value="4.1903920000000001" table:style-name="ce1">
            <text:p>4.190392</text:p>
          </table:table-cell>
          <table:table-cell office:value-type="float" office:value="3.221813" table:style-name="ce1">
            <text:p>3.221813</text:p>
          </table:table-cell>
          <table:table-cell office:value-type="float" office:value="4.3974979999999997" table:style-name="ce1">
            <text:p>4.397498</text:p>
          </table:table-cell>
          <table:table-cell office:value-type="float" office:value="4.5143659999999999" table:style-name="ce1">
            <text:p>4.514366</text:p>
          </table:table-cell>
          <table:table-cell office:value-type="float" office:value="4.0732840000000001" table:style-name="ce1">
            <text:p>4.073284</text:p>
          </table:table-cell>
          <table:table-cell office:value-type="float" office:value="3.3875389999999999" table:style-name="ce1">
            <text:p>3.387539</text:p>
          </table:table-cell>
          <table:table-cell office:value-type="float" office:value="4.7157400000000003" table:style-name="ce1">
            <text:p>4.71574</text:p>
          </table:table-cell>
          <table:table-cell office:value-type="float" office:value="3.51146" table:style-name="ce1">
            <text:p>3.51146</text:p>
          </table:table-cell>
          <table:table-cell office:value-type="float" office:value="3.5055200000000002" table:style-name="ce1">
            <text:p>3.50552</text:p>
          </table:table-cell>
          <table:table-cell office:value-type="float" office:value="2.7528929999999998" table:style-name="ce1">
            <text:p>2.752893</text:p>
          </table:table-cell>
          <table:table-cell office:value-type="float" office:value="4.3770990000000003" table:style-name="ce1">
            <text:p>4.377099</text:p>
          </table:table-cell>
          <table:table-cell office:value-type="float" office:value="3.8211599999999999" table:style-name="ce1">
            <text:p>3.82116</text:p>
          </table:table-cell>
          <table:table-cell table:number-columns-repeated="16344"/>
        </table:table-row>
        <table:table-row table:style-name="ro1">
          <table:table-cell office:value-type="float" office:value="4.9402480000000004" table:style-name="ce1">
            <text:p>4.940248</text:p>
          </table:table-cell>
          <table:table-cell office:value-type="float" office:value="5.5778809999999996" table:style-name="ce1">
            <text:p>5.577881</text:p>
          </table:table-cell>
          <table:table-cell office:value-type="float" office:value="5.7980349999999996" table:style-name="ce1">
            <text:p>5.798035</text:p>
          </table:table-cell>
          <table:table-cell office:value-type="float" office:value="5.9944790000000001" table:style-name="ce1">
            <text:p>5.994479</text:p>
          </table:table-cell>
          <table:table-cell office:value-type="float" office:value="5.933846" table:style-name="ce1">
            <text:p>5.933846</text:p>
          </table:table-cell>
          <table:table-cell office:value-type="float" office:value="6.08751" table:style-name="ce1">
            <text:p>6.08751</text:p>
          </table:table-cell>
          <table:table-cell office:value-type="float" office:value="5.3677210000000004" table:style-name="ce1">
            <text:p>5.367721</text:p>
          </table:table-cell>
          <table:table-cell office:value-type="float" office:value="5.6728880000000004" table:style-name="ce1">
            <text:p>5.672888</text:p>
          </table:table-cell>
          <table:table-cell office:value-type="float" office:value="5.6775120000000001" table:style-name="ce1">
            <text:p>5.677512</text:p>
          </table:table-cell>
          <table:table-cell office:value-type="float" office:value="5.9640449999999996" table:style-name="ce1">
            <text:p>5.964045</text:p>
          </table:table-cell>
          <table:table-cell office:value-type="float" office:value="5.3057509999999999" table:style-name="ce1">
            <text:p>5.305751</text:p>
          </table:table-cell>
          <table:table-cell office:value-type="float" office:value="5.2386660000000003" table:style-name="ce1">
            <text:p>5.238666</text:p>
          </table:table-cell>
          <table:table-cell office:value-type="float" office:value="5.9437049999999996" table:style-name="ce1">
            <text:p>5.943705</text:p>
          </table:table-cell>
          <table:table-cell office:value-type="float" office:value="5.8626290000000001" table:style-name="ce1">
            <text:p>5.862629</text:p>
          </table:table-cell>
          <table:table-cell office:value-type="float" office:value="4.9782080000000004" table:style-name="ce1">
            <text:p>4.978208</text:p>
          </table:table-cell>
          <table:table-cell office:value-type="float" office:value="4.1981279999999996" table:style-name="ce1">
            <text:p>4.198128</text:p>
          </table:table-cell>
          <table:table-cell office:value-type="float" office:value="5.5721629999999998" table:style-name="ce1">
            <text:p>5.572163</text:p>
          </table:table-cell>
          <table:table-cell office:value-type="float" office:value="3.6786110000000001" table:style-name="ce1">
            <text:p>3.678611</text:p>
          </table:table-cell>
          <table:table-cell office:value-type="float" office:value="5.5728549999999997" table:style-name="ce1">
            <text:p>5.572855</text:p>
          </table:table-cell>
          <table:table-cell office:value-type="float" office:value="5.4065089999999998" table:style-name="ce1">
            <text:p>5.406509</text:p>
          </table:table-cell>
          <table:table-cell office:value-type="float" office:value="3.3486940000000001" table:style-name="ce1">
            <text:p>3.348694</text:p>
          </table:table-cell>
          <table:table-cell office:value-type="float" office:value="3.6291280000000001" table:style-name="ce1">
            <text:p>3.629128</text:p>
          </table:table-cell>
          <table:table-cell office:value-type="float" office:value="5.0743410000000004" table:style-name="ce1">
            <text:p>5.074341</text:p>
          </table:table-cell>
          <table:table-cell office:value-type="float" office:value="3.732091" table:style-name="ce1">
            <text:p>3.732091</text:p>
          </table:table-cell>
          <table:table-cell office:value-type="float" office:value="3.855127" table:style-name="ce1">
            <text:p>3.855127</text:p>
          </table:table-cell>
          <table:table-cell office:value-type="float" office:value="4.3191509999999997" table:style-name="ce1">
            <text:p>4.319151</text:p>
          </table:table-cell>
          <table:table-cell office:value-type="float" office:value="4.1845210000000002" table:style-name="ce1">
            <text:p>4.184521</text:p>
          </table:table-cell>
          <table:table-cell office:value-type="float" office:value="2.4368370000000001" table:style-name="ce1">
            <text:p>2.436837</text:p>
          </table:table-cell>
          <table:table-cell office:value-type="float" office:value="3.5352389999999998" table:style-name="ce1">
            <text:p>3.535239</text:p>
          </table:table-cell>
          <table:table-cell office:value-type="float" office:value="3.2632460000000001" table:style-name="ce1">
            <text:p>3.263246</text:p>
          </table:table-cell>
          <table:table-cell office:value-type="float" office:value="2.6727539999999999" table:style-name="ce1">
            <text:p>2.672754</text:p>
          </table:table-cell>
          <table:table-cell office:value-type="float" office:value="4.2285919999999999" table:style-name="ce1">
            <text:p>4.228592</text:p>
          </table:table-cell>
          <table:table-cell office:value-type="float" office:value="3.5998570000000001" table:style-name="ce1">
            <text:p>3.599857</text:p>
          </table:table-cell>
          <table:table-cell office:value-type="float" office:value="3.9531269999999998" table:style-name="ce1">
            <text:p>3.953127</text:p>
          </table:table-cell>
          <table:table-cell office:value-type="float" office:value="4.1739199999999999" table:style-name="ce1">
            <text:p>4.17392</text:p>
          </table:table-cell>
          <table:table-cell office:value-type="float" office:value="2.89364" table:style-name="ce1">
            <text:p>2.89364</text:p>
          </table:table-cell>
          <table:table-cell office:value-type="float" office:value="4.201619" table:style-name="ce1">
            <text:p>4.201619</text:p>
          </table:table-cell>
          <table:table-cell office:value-type="float" office:value="3.5810179999999998" table:style-name="ce1">
            <text:p>3.581018</text:p>
          </table:table-cell>
          <table:table-cell office:value-type="float" office:value="4.0084759999999999" table:style-name="ce1">
            <text:p>4.008476</text:p>
          </table:table-cell>
          <table:table-cell office:value-type="float" office:value="3.6164839999999998" table:style-name="ce1">
            <text:p>3.616484</text:p>
          </table:table-cell>
          <table:table-cell table:number-columns-repeated="16344"/>
        </table:table-row>
        <table:table-row table:style-name="ro1">
          <table:table-cell office:value-type="float" office:value="5.6414429999999998" table:style-name="ce1">
            <text:p>5.641443</text:p>
          </table:table-cell>
          <table:table-cell office:value-type="float" office:value="5.8164790000000002" table:style-name="ce1">
            <text:p>5.816479</text:p>
          </table:table-cell>
          <table:table-cell office:value-type="float" office:value="5.1433429999999998" table:style-name="ce1">
            <text:p>5.143343</text:p>
          </table:table-cell>
          <table:table-cell office:value-type="float" office:value="5.5460719999999997" table:style-name="ce1">
            <text:p>5.546072</text:p>
          </table:table-cell>
          <table:table-cell office:value-type="float" office:value="6.25671" table:style-name="ce1">
            <text:p>6.25671</text:p>
          </table:table-cell>
          <table:table-cell office:value-type="float" office:value="4.910018" table:style-name="ce1">
            <text:p>4.910018</text:p>
          </table:table-cell>
          <table:table-cell office:value-type="float" office:value="4.4005669999999997" table:style-name="ce1">
            <text:p>4.400567</text:p>
          </table:table-cell>
          <table:table-cell office:value-type="float" office:value="6.0525929999999999" table:style-name="ce1">
            <text:p>6.052593</text:p>
          </table:table-cell>
          <table:table-cell office:value-type="float" office:value="4.4283460000000003" table:style-name="ce1">
            <text:p>4.428346</text:p>
          </table:table-cell>
          <table:table-cell office:value-type="float" office:value="5.9306910000000004" table:style-name="ce1">
            <text:p>5.930691</text:p>
          </table:table-cell>
          <table:table-cell office:value-type="float" office:value="5.1293870000000004" table:style-name="ce1">
            <text:p>5.129387</text:p>
          </table:table-cell>
          <table:table-cell office:value-type="float" office:value="5.5620459999999996" table:style-name="ce1">
            <text:p>5.562046</text:p>
          </table:table-cell>
          <table:table-cell office:value-type="float" office:value="5.1959689999999998" table:style-name="ce1">
            <text:p>5.195969</text:p>
          </table:table-cell>
          <table:table-cell office:value-type="float" office:value="5.2731329999999996" table:style-name="ce1">
            <text:p>5.273133</text:p>
          </table:table-cell>
          <table:table-cell office:value-type="float" office:value="4.1187269999999998" table:style-name="ce1">
            <text:p>4.118727</text:p>
          </table:table-cell>
          <table:table-cell office:value-type="float" office:value="4.3248620000000004" table:style-name="ce1">
            <text:p>4.324862</text:p>
          </table:table-cell>
          <table:table-cell office:value-type="float" office:value="5.6283260000000004" table:style-name="ce1">
            <text:p>5.628326</text:p>
          </table:table-cell>
          <table:table-cell office:value-type="float" office:value="4.8925549999999998" table:style-name="ce1">
            <text:p>4.892555</text:p>
          </table:table-cell>
          <table:table-cell office:value-type="float" office:value="5.5261620000000002" table:style-name="ce1">
            <text:p>5.526162</text:p>
          </table:table-cell>
          <table:table-cell office:value-type="float" office:value="4.604921" table:style-name="ce1">
            <text:p>4.604921</text:p>
          </table:table-cell>
          <table:table-cell office:value-type="float" office:value="2.83" table:style-name="ce1">
            <text:p>2.83</text:p>
          </table:table-cell>
          <table:table-cell office:value-type="float" office:value="3.5768719999999998" table:style-name="ce1">
            <text:p>3.576872</text:p>
          </table:table-cell>
          <table:table-cell office:value-type="float" office:value="3.7372390000000002" table:style-name="ce1">
            <text:p>3.737239</text:p>
          </table:table-cell>
          <table:table-cell office:value-type="float" office:value="3.2989809999999999" table:style-name="ce1">
            <text:p>3.298981</text:p>
          </table:table-cell>
          <table:table-cell office:value-type="float" office:value="3.43832" table:style-name="ce1">
            <text:p>3.43832</text:p>
          </table:table-cell>
          <table:table-cell office:value-type="float" office:value="3.372153" table:style-name="ce1">
            <text:p>3.372153</text:p>
          </table:table-cell>
          <table:table-cell office:value-type="float" office:value="2.7351030000000001" table:style-name="ce1">
            <text:p>2.735103</text:p>
          </table:table-cell>
          <table:table-cell office:value-type="float" office:value="4.4473989999999999" table:style-name="ce1">
            <text:p>4.447399</text:p>
          </table:table-cell>
          <table:table-cell office:value-type="float" office:value="4.0348139999999999" table:style-name="ce1">
            <text:p>4.034814</text:p>
          </table:table-cell>
          <table:table-cell office:value-type="float" office:value="3.5912899999999999" table:style-name="ce1">
            <text:p>3.59129</text:p>
          </table:table-cell>
          <table:table-cell office:value-type="float" office:value="2.951098" table:style-name="ce1">
            <text:p>2.951098</text:p>
          </table:table-cell>
          <table:table-cell office:value-type="float" office:value="4.1897190000000002" table:style-name="ce1">
            <text:p>4.189719</text:p>
          </table:table-cell>
          <table:table-cell office:value-type="float" office:value="3.744802" table:style-name="ce1">
            <text:p>3.744802</text:p>
          </table:table-cell>
          <table:table-cell office:value-type="float" office:value="3.8497759999999999" table:style-name="ce1">
            <text:p>3.849776</text:p>
          </table:table-cell>
          <table:table-cell office:value-type="float" office:value="2.9679329999999999" table:style-name="ce1">
            <text:p>2.967933</text:p>
          </table:table-cell>
          <table:table-cell office:value-type="float" office:value="4.1977219999999997" table:style-name="ce1">
            <text:p>4.197722</text:p>
          </table:table-cell>
          <table:table-cell office:value-type="float" office:value="2.4807160000000001" table:style-name="ce1">
            <text:p>2.480716</text:p>
          </table:table-cell>
          <table:table-cell office:value-type="float" office:value="3.4644370000000002" table:style-name="ce1">
            <text:p>3.464437</text:p>
          </table:table-cell>
          <table:table-cell office:value-type="float" office:value="3.7083759999999999" table:style-name="ce1">
            <text:p>3.708376</text:p>
          </table:table-cell>
          <table:table-cell office:value-type="float" office:value="3.9727109999999999" table:style-name="ce1">
            <text:p>3.972711</text:p>
          </table:table-cell>
          <table:table-cell table:number-columns-repeated="16344"/>
        </table:table-row>
        <table:table-row table:style-name="ro1">
          <table:table-cell office:value-type="float" office:value="5.7398410000000002" table:style-name="ce1">
            <text:p>5.739841</text:p>
          </table:table-cell>
          <table:table-cell office:value-type="float" office:value="5.0674549999999998" table:style-name="ce1">
            <text:p>5.067455</text:p>
          </table:table-cell>
          <table:table-cell office:value-type="float" office:value="5.4201779999999999" table:style-name="ce1">
            <text:p>5.420178</text:p>
          </table:table-cell>
          <table:table-cell office:value-type="float" office:value="5.236802" table:style-name="ce1">
            <text:p>5.236802</text:p>
          </table:table-cell>
          <table:table-cell office:value-type="float" office:value="5.6955239999999998" table:style-name="ce1">
            <text:p>5.695524</text:p>
          </table:table-cell>
          <table:table-cell office:value-type="float" office:value="5.6043099999999999" table:style-name="ce1">
            <text:p>5.60431</text:p>
          </table:table-cell>
          <table:table-cell office:value-type="float" office:value="5.2090690000000004" table:style-name="ce1">
            <text:p>5.209069</text:p>
          </table:table-cell>
          <table:table-cell office:value-type="float" office:value="5.3303859999999998" table:style-name="ce1">
            <text:p>5.330386</text:p>
          </table:table-cell>
          <table:table-cell office:value-type="float" office:value="4.5799989999999999" table:style-name="ce1">
            <text:p>4.579999</text:p>
          </table:table-cell>
          <table:table-cell office:value-type="float" office:value="5.4829150000000002" table:style-name="ce1">
            <text:p>5.482915</text:p>
          </table:table-cell>
          <table:table-cell office:value-type="float" office:value="3.8114859999999999" table:style-name="ce1">
            <text:p>3.811486</text:p>
          </table:table-cell>
          <table:table-cell office:value-type="float" office:value="5.3755759999999997" table:style-name="ce1">
            <text:p>5.375576</text:p>
          </table:table-cell>
          <table:table-cell office:value-type="float" office:value="4.3443250000000004" table:style-name="ce1">
            <text:p>4.344325</text:p>
          </table:table-cell>
          <table:table-cell office:value-type="float" office:value="4.3681780000000003" table:style-name="ce1">
            <text:p>4.368178</text:p>
          </table:table-cell>
          <table:table-cell office:value-type="float" office:value="6.2955370000000004" table:style-name="ce1">
            <text:p>6.295537</text:p>
          </table:table-cell>
          <table:table-cell office:value-type="float" office:value="5.1681290000000004" table:style-name="ce1">
            <text:p>5.168129</text:p>
          </table:table-cell>
          <table:table-cell office:value-type="float" office:value="4.0084609999999996" table:style-name="ce1">
            <text:p>4.008461</text:p>
          </table:table-cell>
          <table:table-cell office:value-type="float" office:value="4.250229" table:style-name="ce1">
            <text:p>4.250229</text:p>
          </table:table-cell>
          <table:table-cell office:value-type="float" office:value="4.5922879999999999" table:style-name="ce1">
            <text:p>4.592288</text:p>
          </table:table-cell>
          <table:table-cell office:value-type="float" office:value="5.1574460000000002" table:style-name="ce1">
            <text:p>5.157446</text:p>
          </table:table-cell>
          <table:table-cell office:value-type="float" office:value="4.0125820000000001" table:style-name="ce1">
            <text:p>4.012582</text:p>
          </table:table-cell>
          <table:table-cell office:value-type="float" office:value="3.914625" table:style-name="ce1">
            <text:p>3.914625</text:p>
          </table:table-cell>
          <table:table-cell office:value-type="float" office:value="4.318924" table:style-name="ce1">
            <text:p>4.318924</text:p>
          </table:table-cell>
          <table:table-cell office:value-type="float" office:value="3.4010760000000002" table:style-name="ce1">
            <text:p>3.401076</text:p>
          </table:table-cell>
          <table:table-cell office:value-type="float" office:value="3.2756539999999998" table:style-name="ce1">
            <text:p>3.275654</text:p>
          </table:table-cell>
          <table:table-cell office:value-type="float" office:value="4.3061740000000004" table:style-name="ce1">
            <text:p>4.306174</text:p>
          </table:table-cell>
          <table:table-cell office:value-type="float" office:value="3.3377340000000002" table:style-name="ce1">
            <text:p>3.337734</text:p>
          </table:table-cell>
          <table:table-cell office:value-type="float" office:value="3.249088" table:style-name="ce1">
            <text:p>3.249088</text:p>
          </table:table-cell>
          <table:table-cell office:value-type="float" office:value="3.0568949999999999" table:style-name="ce1">
            <text:p>3.056895</text:p>
          </table:table-cell>
          <table:table-cell office:value-type="float" office:value="3.9837349999999998" table:style-name="ce1">
            <text:p>3.983735</text:p>
          </table:table-cell>
          <table:table-cell office:value-type="float" office:value="3.6477560000000002" table:style-name="ce1">
            <text:p>3.647756</text:p>
          </table:table-cell>
          <table:table-cell office:value-type="float" office:value="3.9072119999999999" table:style-name="ce1">
            <text:p>3.907212</text:p>
          </table:table-cell>
          <table:table-cell office:value-type="float" office:value="3.0544920000000002" table:style-name="ce1">
            <text:p>3.054492</text:p>
          </table:table-cell>
          <table:table-cell office:value-type="float" office:value="3.617289" table:style-name="ce1">
            <text:p>3.617289</text:p>
          </table:table-cell>
          <table:table-cell office:value-type="float" office:value="3.6923140000000001" table:style-name="ce1">
            <text:p>3.692314</text:p>
          </table:table-cell>
          <table:table-cell office:value-type="float" office:value="3.5844559999999999" table:style-name="ce1">
            <text:p>3.584456</text:p>
          </table:table-cell>
          <table:table-cell office:value-type="float" office:value="3.6587700000000001" table:style-name="ce1">
            <text:p>3.65877</text:p>
          </table:table-cell>
          <table:table-cell office:value-type="float" office:value="2.938015" table:style-name="ce1">
            <text:p>2.938015</text:p>
          </table:table-cell>
          <table:table-cell office:value-type="float" office:value="2.5819969999999999" table:style-name="ce1">
            <text:p>2.581997</text:p>
          </table:table-cell>
          <table:table-cell office:value-type="float" office:value="2.9150770000000001" table:style-name="ce1">
            <text:p>2.915077</text:p>
          </table:table-cell>
          <table:table-cell table:number-columns-repeated="16344"/>
        </table:table-row>
        <table:table-row table:style-name="ro1">
          <table:table-cell office:value-type="float" office:value="5.6673169999999997" table:style-name="ce1">
            <text:p>5.667317</text:p>
          </table:table-cell>
          <table:table-cell office:value-type="float" office:value="5.1122839999999998" table:style-name="ce1">
            <text:p>5.112284</text:p>
          </table:table-cell>
          <table:table-cell office:value-type="float" office:value="3.4969399999999999" table:style-name="ce1">
            <text:p>3.49694</text:p>
          </table:table-cell>
          <table:table-cell office:value-type="float" office:value="6.0967739999999999" table:style-name="ce1">
            <text:p>6.096774</text:p>
          </table:table-cell>
          <table:table-cell office:value-type="float" office:value="4.9663680000000001" table:style-name="ce1">
            <text:p>4.966368</text:p>
          </table:table-cell>
          <table:table-cell office:value-type="float" office:value="3.9711820000000002" table:style-name="ce1">
            <text:p>3.971182</text:p>
          </table:table-cell>
          <table:table-cell office:value-type="float" office:value="2.8879630000000001" table:style-name="ce1">
            <text:p>2.887963</text:p>
          </table:table-cell>
          <table:table-cell office:value-type="float" office:value="5.7024609999999996" table:style-name="ce1">
            <text:p>5.702461</text:p>
          </table:table-cell>
          <table:table-cell office:value-type="float" office:value="4.7704930000000001" table:style-name="ce1">
            <text:p>4.770493</text:p>
          </table:table-cell>
          <table:table-cell office:value-type="float" office:value="4.3442920000000003" table:style-name="ce1">
            <text:p>4.344292</text:p>
          </table:table-cell>
          <table:table-cell office:value-type="float" office:value="4.5019289999999996" table:style-name="ce1">
            <text:p>4.501929</text:p>
          </table:table-cell>
          <table:table-cell office:value-type="float" office:value="4.7640140000000004" table:style-name="ce1">
            <text:p>4.764014</text:p>
          </table:table-cell>
          <table:table-cell office:value-type="float" office:value="4.9491230000000002" table:style-name="ce1">
            <text:p>4.949123</text:p>
          </table:table-cell>
          <table:table-cell office:value-type="float" office:value="4.7883959999999997" table:style-name="ce1">
            <text:p>4.788396</text:p>
          </table:table-cell>
          <table:table-cell office:value-type="float" office:value="5.3090320000000002" table:style-name="ce1">
            <text:p>5.309032</text:p>
          </table:table-cell>
          <table:table-cell office:value-type="float" office:value="4.9103649999999996" table:style-name="ce1">
            <text:p>4.910365</text:p>
          </table:table-cell>
          <table:table-cell office:value-type="float" office:value="4.5480179999999999" table:style-name="ce1">
            <text:p>4.548018</text:p>
          </table:table-cell>
          <table:table-cell office:value-type="float" office:value="5.1761679999999997" table:style-name="ce1">
            <text:p>5.176168</text:p>
          </table:table-cell>
          <table:table-cell office:value-type="float" office:value="4.5108329999999999" table:style-name="ce1">
            <text:p>4.510833</text:p>
          </table:table-cell>
          <table:table-cell office:value-type="float" office:value="4.4020900000000003" table:style-name="ce1">
            <text:p>4.40209</text:p>
          </table:table-cell>
          <table:table-cell office:value-type="float" office:value="3.7649469999999998" table:style-name="ce1">
            <text:p>3.764947</text:p>
          </table:table-cell>
          <table:table-cell office:value-type="float" office:value="3.0679880000000002" table:style-name="ce1">
            <text:p>3.067988</text:p>
          </table:table-cell>
          <table:table-cell office:value-type="float" office:value="3.692866" table:style-name="ce1">
            <text:p>3.692866</text:p>
          </table:table-cell>
          <table:table-cell office:value-type="float" office:value="3.4098419999999998" table:style-name="ce1">
            <text:p>3.409842</text:p>
          </table:table-cell>
          <table:table-cell office:value-type="float" office:value="2.3816030000000001" table:style-name="ce1">
            <text:p>2.381603</text:p>
          </table:table-cell>
          <table:table-cell office:value-type="float" office:value="3.584759" table:style-name="ce1">
            <text:p>3.584759</text:p>
          </table:table-cell>
          <table:table-cell office:value-type="float" office:value="3.3033299999999999" table:style-name="ce1">
            <text:p>3.30333</text:p>
          </table:table-cell>
          <table:table-cell office:value-type="float" office:value="3.4200919999999999" table:style-name="ce1">
            <text:p>3.420092</text:p>
          </table:table-cell>
          <table:table-cell office:value-type="float" office:value="3.0733060000000001" table:style-name="ce1">
            <text:p>3.073306</text:p>
          </table:table-cell>
          <table:table-cell office:value-type="float" office:value="2.3107280000000001" table:style-name="ce1">
            <text:p>2.310728</text:p>
          </table:table-cell>
          <table:table-cell office:value-type="float" office:value="3.9193470000000001" table:style-name="ce1">
            <text:p>3.919347</text:p>
          </table:table-cell>
          <table:table-cell office:value-type="float" office:value="3.5600239999999999" table:style-name="ce1">
            <text:p>3.560024</text:p>
          </table:table-cell>
          <table:table-cell office:value-type="float" office:value="3.122871" table:style-name="ce1">
            <text:p>3.122871</text:p>
          </table:table-cell>
          <table:table-cell office:value-type="float" office:value="3.8418839999999999" table:style-name="ce1">
            <text:p>3.841884</text:p>
          </table:table-cell>
          <table:table-cell office:value-type="float" office:value="3.1150920000000002" table:style-name="ce1">
            <text:p>3.115092</text:p>
          </table:table-cell>
          <table:table-cell office:value-type="float" office:value="4.1893140000000004" table:style-name="ce1">
            <text:p>4.189314</text:p>
          </table:table-cell>
          <table:table-cell office:value-type="float" office:value="3.045474" table:style-name="ce1">
            <text:p>3.045474</text:p>
          </table:table-cell>
          <table:table-cell office:value-type="float" office:value="3.5541969999999998" table:style-name="ce1">
            <text:p>3.554197</text:p>
          </table:table-cell>
          <table:table-cell office:value-type="float" office:value="2.5447359999999999" table:style-name="ce1">
            <text:p>2.544736</text:p>
          </table:table-cell>
          <table:table-cell office:value-type="float" office:value="3.4691580000000002" table:style-name="ce1">
            <text:p>3.469158</text:p>
          </table:table-cell>
          <table:table-cell table:number-columns-repeated="16344"/>
        </table:table-row>
        <table:table-row table:style-name="ro1">
          <table:table-cell office:value-type="float" office:value="4.8440539999999999" table:style-name="ce1">
            <text:p>4.844054</text:p>
          </table:table-cell>
          <table:table-cell office:value-type="float" office:value="4.4091199999999997" table:style-name="ce1">
            <text:p>4.40912</text:p>
          </table:table-cell>
          <table:table-cell office:value-type="float" office:value="3.9770059999999998" table:style-name="ce1">
            <text:p>3.977006</text:p>
          </table:table-cell>
          <table:table-cell office:value-type="float" office:value="6.1886510000000001" table:style-name="ce1">
            <text:p>6.188651</text:p>
          </table:table-cell>
          <table:table-cell office:value-type="float" office:value="4.5598650000000003" table:style-name="ce1">
            <text:p>4.559865</text:p>
          </table:table-cell>
          <table:table-cell office:value-type="float" office:value="5.1349270000000002" table:style-name="ce1">
            <text:p>5.134927</text:p>
          </table:table-cell>
          <table:table-cell office:value-type="float" office:value="3.5843389999999999" table:style-name="ce1">
            <text:p>3.584339</text:p>
          </table:table-cell>
          <table:table-cell office:value-type="float" office:value="5.0907730000000004" table:style-name="ce1">
            <text:p>5.090773</text:p>
          </table:table-cell>
          <table:table-cell office:value-type="float" office:value="4.5001379999999997" table:style-name="ce1">
            <text:p>4.500138</text:p>
          </table:table-cell>
          <table:table-cell office:value-type="float" office:value="4.3129169999999997" table:style-name="ce1">
            <text:p>4.312917</text:p>
          </table:table-cell>
          <table:table-cell office:value-type="float" office:value="4.6307410000000004" table:style-name="ce1">
            <text:p>4.630741</text:p>
          </table:table-cell>
          <table:table-cell office:value-type="float" office:value="4.5679720000000001" table:style-name="ce1">
            <text:p>4.567972</text:p>
          </table:table-cell>
          <table:table-cell office:value-type="float" office:value="4.7152570000000003" table:style-name="ce1">
            <text:p>4.715257</text:p>
          </table:table-cell>
          <table:table-cell office:value-type="float" office:value="5.5563570000000002" table:style-name="ce1">
            <text:p>5.556357</text:p>
          </table:table-cell>
          <table:table-cell office:value-type="float" office:value="5.0148020000000004" table:style-name="ce1">
            <text:p>5.014802</text:p>
          </table:table-cell>
          <table:table-cell office:value-type="float" office:value="4.4655189999999996" table:style-name="ce1">
            <text:p>4.465519</text:p>
          </table:table-cell>
          <table:table-cell office:value-type="float" office:value="4.005414" table:style-name="ce1">
            <text:p>4.005414</text:p>
          </table:table-cell>
          <table:table-cell office:value-type="float" office:value="5.173057" table:style-name="ce1">
            <text:p>5.173057</text:p>
          </table:table-cell>
          <table:table-cell office:value-type="float" office:value="4.3979090000000003" table:style-name="ce1">
            <text:p>4.397909</text:p>
          </table:table-cell>
          <table:table-cell office:value-type="float" office:value="4.0732749999999998" table:style-name="ce1">
            <text:p>4.073275</text:p>
          </table:table-cell>
          <table:table-cell office:value-type="float" office:value="3.4465119999999998" table:style-name="ce1">
            <text:p>3.446512</text:p>
          </table:table-cell>
          <table:table-cell office:value-type="float" office:value="3.4767380000000001" table:style-name="ce1">
            <text:p>3.476738</text:p>
          </table:table-cell>
          <table:table-cell office:value-type="float" office:value="3.6201530000000002" table:style-name="ce1">
            <text:p>3.620153</text:p>
          </table:table-cell>
          <table:table-cell office:value-type="float" office:value="2.954386" table:style-name="ce1">
            <text:p>2.954386</text:p>
          </table:table-cell>
          <table:table-cell office:value-type="float" office:value="1.4987490000000001" table:style-name="ce1">
            <text:p>1.498749</text:p>
          </table:table-cell>
          <table:table-cell office:value-type="float" office:value="2.9924780000000002" table:style-name="ce1">
            <text:p>2.992478</text:p>
          </table:table-cell>
          <table:table-cell office:value-type="float" office:value="3.2126779999999999" table:style-name="ce1">
            <text:p>3.212678</text:p>
          </table:table-cell>
          <table:table-cell office:value-type="float" office:value="3.516219" table:style-name="ce1">
            <text:p>3.516219</text:p>
          </table:table-cell>
          <table:table-cell office:value-type="float" office:value="3.6511420000000001" table:style-name="ce1">
            <text:p>3.651142</text:p>
          </table:table-cell>
          <table:table-cell office:value-type="float" office:value="3.9804210000000002" table:style-name="ce1">
            <text:p>3.980421</text:p>
          </table:table-cell>
          <table:table-cell office:value-type="float" office:value="4.4180570000000001" table:style-name="ce1">
            <text:p>4.418057</text:p>
          </table:table-cell>
          <table:table-cell office:value-type="float" office:value="3.6850800000000001" table:style-name="ce1">
            <text:p>3.68508</text:p>
          </table:table-cell>
          <table:table-cell office:value-type="float" office:value="3.2268150000000002" table:style-name="ce1">
            <text:p>3.226815</text:p>
          </table:table-cell>
          <table:table-cell office:value-type="float" office:value="3.2880760000000002" table:style-name="ce1">
            <text:p>3.288076</text:p>
          </table:table-cell>
          <table:table-cell office:value-type="float" office:value="3.60622" table:style-name="ce1">
            <text:p>3.60622</text:p>
          </table:table-cell>
          <table:table-cell office:value-type="float" office:value="4.1791299999999998" table:style-name="ce1">
            <text:p>4.17913</text:p>
          </table:table-cell>
          <table:table-cell office:value-type="float" office:value="2.8264260000000001" table:style-name="ce1">
            <text:p>2.826426</text:p>
          </table:table-cell>
          <table:table-cell office:value-type="float" office:value="4.0160309999999999" table:style-name="ce1">
            <text:p>4.016031</text:p>
          </table:table-cell>
          <table:table-cell office:value-type="float" office:value="2.881507" table:style-name="ce1">
            <text:p>2.881507</text:p>
          </table:table-cell>
          <table:table-cell office:value-type="float" office:value="3.6342829999999999" table:style-name="ce1">
            <text:p>3.634283</text:p>
          </table:table-cell>
          <table:table-cell table:number-columns-repeated="16344"/>
        </table:table-row>
        <table:table-row table:style-name="ro1">
          <table:table-cell office:value-type="float" office:value="3.617086" table:style-name="ce1">
            <text:p>3.617086</text:p>
          </table:table-cell>
          <table:table-cell office:value-type="float" office:value="4.3893240000000002" table:style-name="ce1">
            <text:p>4.389324</text:p>
          </table:table-cell>
          <table:table-cell office:value-type="float" office:value="4.7865349999999998" table:style-name="ce1">
            <text:p>4.786535</text:p>
          </table:table-cell>
          <table:table-cell office:value-type="float" office:value="4.4025639999999999" table:style-name="ce1">
            <text:p>4.402564</text:p>
          </table:table-cell>
          <table:table-cell office:value-type="float" office:value="4.1232879999999996" table:style-name="ce1">
            <text:p>4.123288</text:p>
          </table:table-cell>
          <table:table-cell office:value-type="float" office:value="4.3461720000000001" table:style-name="ce1">
            <text:p>4.346172</text:p>
          </table:table-cell>
          <table:table-cell office:value-type="float" office:value="3.35859" table:style-name="ce1">
            <text:p>3.35859</text:p>
          </table:table-cell>
          <table:table-cell office:value-type="float" office:value="4.2220339999999998" table:style-name="ce1">
            <text:p>4.222034</text:p>
          </table:table-cell>
          <table:table-cell office:value-type="float" office:value="3.8885010000000002" table:style-name="ce1">
            <text:p>3.888501</text:p>
          </table:table-cell>
          <table:table-cell office:value-type="float" office:value="5.033048" table:style-name="ce1">
            <text:p>5.033048</text:p>
          </table:table-cell>
          <table:table-cell office:value-type="float" office:value="4.3686379999999998" table:style-name="ce1">
            <text:p>4.368638</text:p>
          </table:table-cell>
          <table:table-cell office:value-type="float" office:value="5.2132389999999997" table:style-name="ce1">
            <text:p>5.213239</text:p>
          </table:table-cell>
          <table:table-cell office:value-type="float" office:value="5.6884410000000001" table:style-name="ce1">
            <text:p>5.688441</text:p>
          </table:table-cell>
          <table:table-cell office:value-type="float" office:value="4.1319660000000002" table:style-name="ce1">
            <text:p>4.131966</text:p>
          </table:table-cell>
          <table:table-cell office:value-type="float" office:value="4.5645550000000004" table:style-name="ce1">
            <text:p>4.564555</text:p>
          </table:table-cell>
          <table:table-cell office:value-type="float" office:value="3.7374719999999999" table:style-name="ce1">
            <text:p>3.737472</text:p>
          </table:table-cell>
          <table:table-cell office:value-type="float" office:value="5.2089499999999997" table:style-name="ce1">
            <text:p>5.20895</text:p>
          </table:table-cell>
          <table:table-cell office:value-type="float" office:value="4.9472079999999998" table:style-name="ce1">
            <text:p>4.947208</text:p>
          </table:table-cell>
          <table:table-cell office:value-type="float" office:value="4.563707" table:style-name="ce1">
            <text:p>4.563707</text:p>
          </table:table-cell>
          <table:table-cell office:value-type="float" office:value="2.984585" table:style-name="ce1">
            <text:p>2.984585</text:p>
          </table:table-cell>
          <table:table-cell office:value-type="float" office:value="3.2115320000000001" table:style-name="ce1">
            <text:p>3.211532</text:p>
          </table:table-cell>
          <table:table-cell office:value-type="float" office:value="3.038856" table:style-name="ce1">
            <text:p>3.038856</text:p>
          </table:table-cell>
          <table:table-cell office:value-type="float" office:value="4.4253010000000002" table:style-name="ce1">
            <text:p>4.425301</text:p>
          </table:table-cell>
          <table:table-cell office:value-type="float" office:value="3.5591179999999998" table:style-name="ce1">
            <text:p>3.559118</text:p>
          </table:table-cell>
          <table:table-cell office:value-type="float" office:value="2.117928" table:style-name="ce1">
            <text:p>2.117928</text:p>
          </table:table-cell>
          <table:table-cell office:value-type="float" office:value="3.4827940000000002" table:style-name="ce1">
            <text:p>3.482794</text:p>
          </table:table-cell>
          <table:table-cell office:value-type="float" office:value="3.2055720000000001" table:style-name="ce1">
            <text:p>3.205572</text:p>
          </table:table-cell>
          <table:table-cell office:value-type="float" office:value="3.9400309999999998" table:style-name="ce1">
            <text:p>3.940031</text:p>
          </table:table-cell>
          <table:table-cell office:value-type="float" office:value="3.7519960000000001" table:style-name="ce1">
            <text:p>3.751996</text:p>
          </table:table-cell>
          <table:table-cell office:value-type="float" office:value="3.2711679999999999" table:style-name="ce1">
            <text:p>3.271168</text:p>
          </table:table-cell>
          <table:table-cell office:value-type="float" office:value="3.0482089999999999" table:style-name="ce1">
            <text:p>3.048209</text:p>
          </table:table-cell>
          <table:table-cell office:value-type="float" office:value="3.252097" table:style-name="ce1">
            <text:p>3.252097</text:p>
          </table:table-cell>
          <table:table-cell office:value-type="float" office:value="3.4337740000000001" table:style-name="ce1">
            <text:p>3.433774</text:p>
          </table:table-cell>
          <table:table-cell office:value-type="float" office:value="3.888852" table:style-name="ce1">
            <text:p>3.888852</text:p>
          </table:table-cell>
          <table:table-cell office:value-type="float" office:value="2.2238020000000001" table:style-name="ce1">
            <text:p>2.223802</text:p>
          </table:table-cell>
          <table:table-cell office:value-type="float" office:value="3.0852569999999999" table:style-name="ce1">
            <text:p>3.085257</text:p>
          </table:table-cell>
          <table:table-cell office:value-type="float" office:value="3.4140990000000002" table:style-name="ce1">
            <text:p>3.414099</text:p>
          </table:table-cell>
          <table:table-cell office:value-type="float" office:value="4.0755160000000004" table:style-name="ce1">
            <text:p>4.075516</text:p>
          </table:table-cell>
          <table:table-cell office:value-type="float" office:value="2.5713870000000001" table:style-name="ce1">
            <text:p>2.571387</text:p>
          </table:table-cell>
          <table:table-cell office:value-type="float" office:value="2.377014" table:style-name="ce1">
            <text:p>2.377014</text:p>
          </table:table-cell>
          <table:table-cell table:number-columns-repeated="16344"/>
        </table:table-row>
        <table:table-row table:style-name="ro1">
          <table:table-cell office:value-type="float" office:value="4.8915889999999997" table:style-name="ce1">
            <text:p>4.891589</text:p>
          </table:table-cell>
          <table:table-cell office:value-type="float" office:value="3.9188399999999999" table:style-name="ce1">
            <text:p>3.91884</text:p>
          </table:table-cell>
          <table:table-cell office:value-type="float" office:value="4.43424" table:style-name="ce1">
            <text:p>4.43424</text:p>
          </table:table-cell>
          <table:table-cell office:value-type="float" office:value="4.267525" table:style-name="ce1">
            <text:p>4.267525</text:p>
          </table:table-cell>
          <table:table-cell office:value-type="float" office:value="3.8172130000000002" table:style-name="ce1">
            <text:p>3.817213</text:p>
          </table:table-cell>
          <table:table-cell office:value-type="float" office:value="4.2687489999999997" table:style-name="ce1">
            <text:p>4.268749</text:p>
          </table:table-cell>
          <table:table-cell office:value-type="float" office:value="4.6434139999999999" table:style-name="ce1">
            <text:p>4.643414</text:p>
          </table:table-cell>
          <table:table-cell office:value-type="float" office:value="4.5370809999999997" table:style-name="ce1">
            <text:p>4.537081</text:p>
          </table:table-cell>
          <table:table-cell office:value-type="float" office:value="3.9550800000000002" table:style-name="ce1">
            <text:p>3.95508</text:p>
          </table:table-cell>
          <table:table-cell office:value-type="float" office:value="4.3596019999999998" table:style-name="ce1">
            <text:p>4.359602</text:p>
          </table:table-cell>
          <table:table-cell office:value-type="float" office:value="3.9523959999999998" table:style-name="ce1">
            <text:p>3.952396</text:p>
          </table:table-cell>
          <table:table-cell office:value-type="float" office:value="4.8769359999999997" table:style-name="ce1">
            <text:p>4.876936</text:p>
          </table:table-cell>
          <table:table-cell office:value-type="float" office:value="5.2011830000000003" table:style-name="ce1">
            <text:p>5.201183</text:p>
          </table:table-cell>
          <table:table-cell office:value-type="float" office:value="5.0641759999999998" table:style-name="ce1">
            <text:p>5.064176</text:p>
          </table:table-cell>
          <table:table-cell office:value-type="float" office:value="3.5836480000000002" table:style-name="ce1">
            <text:p>3.583648</text:p>
          </table:table-cell>
          <table:table-cell office:value-type="float" office:value="3.9068800000000001" table:style-name="ce1">
            <text:p>3.90688</text:p>
          </table:table-cell>
          <table:table-cell office:value-type="float" office:value="4.1920820000000001" table:style-name="ce1">
            <text:p>4.192082</text:p>
          </table:table-cell>
          <table:table-cell office:value-type="float" office:value="5.2279090000000004" table:style-name="ce1">
            <text:p>5.227909</text:p>
          </table:table-cell>
          <table:table-cell office:value-type="float" office:value="3.4408240000000001" table:style-name="ce1">
            <text:p>3.440824</text:p>
          </table:table-cell>
          <table:table-cell office:value-type="float" office:value="4.2638309999999997" table:style-name="ce1">
            <text:p>4.263831</text:p>
          </table:table-cell>
          <table:table-cell office:value-type="float" office:value="3.017042" table:style-name="ce1">
            <text:p>3.017042</text:p>
          </table:table-cell>
          <table:table-cell office:value-type="float" office:value="2.8823690000000002" table:style-name="ce1">
            <text:p>2.882369</text:p>
          </table:table-cell>
          <table:table-cell office:value-type="float" office:value="3.7635450000000001" table:style-name="ce1">
            <text:p>3.763545</text:p>
          </table:table-cell>
          <table:table-cell office:value-type="float" office:value="3.0782180000000001" table:style-name="ce1">
            <text:p>3.078218</text:p>
          </table:table-cell>
          <table:table-cell office:value-type="float" office:value="2.4706929999999998" table:style-name="ce1">
            <text:p>2.470693</text:p>
          </table:table-cell>
          <table:table-cell office:value-type="float" office:value="3.074948" table:style-name="ce1">
            <text:p>3.074948</text:p>
          </table:table-cell>
          <table:table-cell office:value-type="float" office:value="2.7491729999999999" table:style-name="ce1">
            <text:p>2.749173</text:p>
          </table:table-cell>
          <table:table-cell office:value-type="float" office:value="3.129578" table:style-name="ce1">
            <text:p>3.129578</text:p>
          </table:table-cell>
          <table:table-cell office:value-type="float" office:value="2.9938159999999998" table:style-name="ce1">
            <text:p>2.993816</text:p>
          </table:table-cell>
          <table:table-cell office:value-type="float" office:value="3.8799969999999999" table:style-name="ce1">
            <text:p>3.879997</text:p>
          </table:table-cell>
          <table:table-cell office:value-type="float" office:value="2.670121" table:style-name="ce1">
            <text:p>2.670121</text:p>
          </table:table-cell>
          <table:table-cell office:value-type="float" office:value="3.4543729999999999" table:style-name="ce1">
            <text:p>3.454373</text:p>
          </table:table-cell>
          <table:table-cell office:value-type="float" office:value="3.559536" table:style-name="ce1">
            <text:p>3.559536</text:p>
          </table:table-cell>
          <table:table-cell office:value-type="float" office:value="3.3021289999999999" table:style-name="ce1">
            <text:p>3.302129</text:p>
          </table:table-cell>
          <table:table-cell office:value-type="float" office:value="3.762003" table:style-name="ce1">
            <text:p>3.762003</text:p>
          </table:table-cell>
          <table:table-cell office:value-type="float" office:value="3.204186" table:style-name="ce1">
            <text:p>3.204186</text:p>
          </table:table-cell>
          <table:table-cell office:value-type="float" office:value="3.5004599999999999" table:style-name="ce1">
            <text:p>3.50046</text:p>
          </table:table-cell>
          <table:table-cell office:value-type="float" office:value="3.200237" table:style-name="ce1">
            <text:p>3.200237</text:p>
          </table:table-cell>
          <table:table-cell office:value-type="float" office:value="2.3534570000000001" table:style-name="ce1">
            <text:p>2.353457</text:p>
          </table:table-cell>
          <table:table-cell office:value-type="float" office:value="2.7702439999999999" table:style-name="ce1">
            <text:p>2.770244</text:p>
          </table:table-cell>
          <table:table-cell table:number-columns-repeated="16344"/>
        </table:table-row>
        <table:table-row table:style-name="ro1">
          <table:table-cell office:value-type="float" office:value="4.11897" table:style-name="ce1">
            <text:p>4.11897</text:p>
          </table:table-cell>
          <table:table-cell office:value-type="float" office:value="4.4656950000000002" table:style-name="ce1">
            <text:p>4.465695</text:p>
          </table:table-cell>
          <table:table-cell office:value-type="float" office:value="3.2228599999999998" table:style-name="ce1">
            <text:p>3.22286</text:p>
          </table:table-cell>
          <table:table-cell office:value-type="float" office:value="3.9377939999999998" table:style-name="ce1">
            <text:p>3.937794</text:p>
          </table:table-cell>
          <table:table-cell office:value-type="float" office:value="3.7908360000000001" table:style-name="ce1">
            <text:p>3.790836</text:p>
          </table:table-cell>
          <table:table-cell office:value-type="float" office:value="3.4771570000000001" table:style-name="ce1">
            <text:p>3.477157</text:p>
          </table:table-cell>
          <table:table-cell office:value-type="float" office:value="3.7327859999999999" table:style-name="ce1">
            <text:p>3.732786</text:p>
          </table:table-cell>
          <table:table-cell office:value-type="float" office:value="4.5535610000000002" table:style-name="ce1">
            <text:p>4.553561</text:p>
          </table:table-cell>
          <table:table-cell office:value-type="float" office:value="3.1347990000000001" table:style-name="ce1">
            <text:p>3.134799</text:p>
          </table:table-cell>
          <table:table-cell office:value-type="float" office:value="3.6149339999999999" table:style-name="ce1">
            <text:p>3.614934</text:p>
          </table:table-cell>
          <table:table-cell office:value-type="float" office:value="4.0745639999999996" table:style-name="ce1">
            <text:p>4.074564</text:p>
          </table:table-cell>
          <table:table-cell office:value-type="float" office:value="3.569321" table:style-name="ce1">
            <text:p>3.569321</text:p>
          </table:table-cell>
          <table:table-cell office:value-type="float" office:value="5.2286460000000003" table:style-name="ce1">
            <text:p>5.228646</text:p>
          </table:table-cell>
          <table:table-cell office:value-type="float" office:value="5.0565829999999998" table:style-name="ce1">
            <text:p>5.056583</text:p>
          </table:table-cell>
          <table:table-cell office:value-type="float" office:value="4.5789309999999999" table:style-name="ce1">
            <text:p>4.578931</text:p>
          </table:table-cell>
          <table:table-cell office:value-type="float" office:value="3.9110879999999999" table:style-name="ce1">
            <text:p>3.911088</text:p>
          </table:table-cell>
          <table:table-cell office:value-type="float" office:value="3.958936" table:style-name="ce1">
            <text:p>3.958936</text:p>
          </table:table-cell>
          <table:table-cell office:value-type="float" office:value="4.3228720000000003" table:style-name="ce1">
            <text:p>4.322872</text:p>
          </table:table-cell>
          <table:table-cell office:value-type="float" office:value="3.6398929999999998" table:style-name="ce1">
            <text:p>3.639893</text:p>
          </table:table-cell>
          <table:table-cell office:value-type="float" office:value="4.4498759999999997" table:style-name="ce1">
            <text:p>4.449876</text:p>
          </table:table-cell>
          <table:table-cell office:value-type="float" office:value="2.9141840000000001" table:style-name="ce1">
            <text:p>2.914184</text:p>
          </table:table-cell>
          <table:table-cell office:value-type="float" office:value="3.081194" table:style-name="ce1">
            <text:p>3.081194</text:p>
          </table:table-cell>
          <table:table-cell office:value-type="float" office:value="3.2065190000000001" table:style-name="ce1">
            <text:p>3.206519</text:p>
          </table:table-cell>
          <table:table-cell office:value-type="float" office:value="3.0096720000000001" table:style-name="ce1">
            <text:p>3.009672</text:p>
          </table:table-cell>
          <table:table-cell office:value-type="float" office:value="3.426698" table:style-name="ce1">
            <text:p>3.426698</text:p>
          </table:table-cell>
          <table:table-cell office:value-type="float" office:value="3.0112350000000001" table:style-name="ce1">
            <text:p>3.011235</text:p>
          </table:table-cell>
          <table:table-cell office:value-type="float" office:value="3.0896759999999999" table:style-name="ce1">
            <text:p>3.089676</text:p>
          </table:table-cell>
          <table:table-cell office:value-type="float" office:value="3.0586150000000001" table:style-name="ce1">
            <text:p>3.058615</text:p>
          </table:table-cell>
          <table:table-cell office:value-type="float" office:value="2.8191199999999998" table:style-name="ce1">
            <text:p>2.81912</text:p>
          </table:table-cell>
          <table:table-cell office:value-type="float" office:value="2.8957160000000002" table:style-name="ce1">
            <text:p>2.895716</text:p>
          </table:table-cell>
          <table:table-cell office:value-type="float" office:value="3.158658" table:style-name="ce1">
            <text:p>3.158658</text:p>
          </table:table-cell>
          <table:table-cell office:value-type="float" office:value="3.1353399999999998" table:style-name="ce1">
            <text:p>3.13534</text:p>
          </table:table-cell>
          <table:table-cell office:value-type="float" office:value="3.094198" table:style-name="ce1">
            <text:p>3.094198</text:p>
          </table:table-cell>
          <table:table-cell office:value-type="float" office:value="3.5470069999999998" table:style-name="ce1">
            <text:p>3.547007</text:p>
          </table:table-cell>
          <table:table-cell office:value-type="float" office:value="3.5250189999999999" table:style-name="ce1">
            <text:p>3.525019</text:p>
          </table:table-cell>
          <table:table-cell office:value-type="float" office:value="2.8965000000000001" table:style-name="ce1">
            <text:p>2.8965</text:p>
          </table:table-cell>
          <table:table-cell office:value-type="float" office:value="2.8932920000000002" table:style-name="ce1">
            <text:p>2.893292</text:p>
          </table:table-cell>
          <table:table-cell office:value-type="float" office:value="1.867583" table:style-name="ce1">
            <text:p>1.867583</text:p>
          </table:table-cell>
          <table:table-cell office:value-type="float" office:value="1.9461219999999999" table:style-name="ce1">
            <text:p>1.946122</text:p>
          </table:table-cell>
          <table:table-cell office:value-type="float" office:value="3.0986579999999999" table:style-name="ce1">
            <text:p>3.098658</text:p>
          </table:table-cell>
          <table:table-cell table:number-columns-repeated="16344"/>
        </table:table-row>
        <table:table-row table:style-name="ro1">
          <table:table-cell office:value-type="float" office:value="4.7602900000000004" table:style-name="ce1">
            <text:p>4.76029</text:p>
          </table:table-cell>
          <table:table-cell office:value-type="float" office:value="3.9006090000000002" table:style-name="ce1">
            <text:p>3.900609</text:p>
          </table:table-cell>
          <table:table-cell office:value-type="float" office:value="3.7503380000000002" table:style-name="ce1">
            <text:p>3.750338</text:p>
          </table:table-cell>
          <table:table-cell office:value-type="float" office:value="5.4588760000000001" table:style-name="ce1">
            <text:p>5.458876</text:p>
          </table:table-cell>
          <table:table-cell office:value-type="float" office:value="3.3990230000000001" table:style-name="ce1">
            <text:p>3.399023</text:p>
          </table:table-cell>
          <table:table-cell office:value-type="float" office:value="4.360627" table:style-name="ce1">
            <text:p>4.360627</text:p>
          </table:table-cell>
          <table:table-cell office:value-type="float" office:value="3.8543370000000001" table:style-name="ce1">
            <text:p>3.854337</text:p>
          </table:table-cell>
          <table:table-cell office:value-type="float" office:value="3.8475389999999998" table:style-name="ce1">
            <text:p>3.847539</text:p>
          </table:table-cell>
          <table:table-cell office:value-type="float" office:value="2.9844889999999999" table:style-name="ce1">
            <text:p>2.984489</text:p>
          </table:table-cell>
          <table:table-cell office:value-type="float" office:value="4.3580819999999996" table:style-name="ce1">
            <text:p>4.358082</text:p>
          </table:table-cell>
          <table:table-cell office:value-type="float" office:value="4.5725889999999998" table:style-name="ce1">
            <text:p>4.572589</text:p>
          </table:table-cell>
          <table:table-cell office:value-type="float" office:value="4.4851530000000004" table:style-name="ce1">
            <text:p>4.485153</text:p>
          </table:table-cell>
          <table:table-cell office:value-type="float" office:value="4.139678" table:style-name="ce1">
            <text:p>4.139678</text:p>
          </table:table-cell>
          <table:table-cell office:value-type="float" office:value="3.9804349999999999" table:style-name="ce1">
            <text:p>3.980435</text:p>
          </table:table-cell>
          <table:table-cell office:value-type="float" office:value="3.0106269999999999" table:style-name="ce1">
            <text:p>3.010627</text:p>
          </table:table-cell>
          <table:table-cell office:value-type="float" office:value="3.7256290000000001" table:style-name="ce1">
            <text:p>3.725629</text:p>
          </table:table-cell>
          <table:table-cell office:value-type="float" office:value="3.9888479999999999" table:style-name="ce1">
            <text:p>3.988848</text:p>
          </table:table-cell>
          <table:table-cell office:value-type="float" office:value="3.7134960000000001" table:style-name="ce1">
            <text:p>3.713496</text:p>
          </table:table-cell>
          <table:table-cell office:value-type="float" office:value="3.344509" table:style-name="ce1">
            <text:p>3.344509</text:p>
          </table:table-cell>
          <table:table-cell office:value-type="float" office:value="4.590814" table:style-name="ce1">
            <text:p>4.590814</text:p>
          </table:table-cell>
          <table:table-cell office:value-type="float" office:value="3.3160910000000001" table:style-name="ce1">
            <text:p>3.316091</text:p>
          </table:table-cell>
          <table:table-cell office:value-type="float" office:value="3.3924270000000001" table:style-name="ce1">
            <text:p>3.392427</text:p>
          </table:table-cell>
          <table:table-cell office:value-type="float" office:value="2.7954300000000001" table:style-name="ce1">
            <text:p>2.79543</text:p>
          </table:table-cell>
          <table:table-cell office:value-type="float" office:value="2.632765" table:style-name="ce1">
            <text:p>2.632765</text:p>
          </table:table-cell>
          <table:table-cell office:value-type="float" office:value="3.6576870000000001" table:style-name="ce1">
            <text:p>3.657687</text:p>
          </table:table-cell>
          <table:table-cell office:value-type="float" office:value="2.270527" table:style-name="ce1">
            <text:p>2.270527</text:p>
          </table:table-cell>
          <table:table-cell office:value-type="float" office:value="3.3583240000000001" table:style-name="ce1">
            <text:p>3.358324</text:p>
          </table:table-cell>
          <table:table-cell office:value-type="float" office:value="3.048019" table:style-name="ce1">
            <text:p>3.048019</text:p>
          </table:table-cell>
          <table:table-cell office:value-type="float" office:value="2.6214909999999998" table:style-name="ce1">
            <text:p>2.621491</text:p>
          </table:table-cell>
          <table:table-cell office:value-type="float" office:value="3.0877409999999998" table:style-name="ce1">
            <text:p>3.087741</text:p>
          </table:table-cell>
          <table:table-cell office:value-type="float" office:value="4.0994089999999996" table:style-name="ce1">
            <text:p>4.099409</text:p>
          </table:table-cell>
          <table:table-cell office:value-type="float" office:value="3.2207629999999998" table:style-name="ce1">
            <text:p>3.220763</text:p>
          </table:table-cell>
          <table:table-cell office:value-type="float" office:value="3.7806030000000002" table:style-name="ce1">
            <text:p>3.780603</text:p>
          </table:table-cell>
          <table:table-cell office:value-type="float" office:value="3.4340980000000001" table:style-name="ce1">
            <text:p>3.434098</text:p>
          </table:table-cell>
          <table:table-cell office:value-type="float" office:value="3.177327" table:style-name="ce1">
            <text:p>3.177327</text:p>
          </table:table-cell>
          <table:table-cell office:value-type="float" office:value="2.9620850000000001" table:style-name="ce1">
            <text:p>2.962085</text:p>
          </table:table-cell>
          <table:table-cell office:value-type="float" office:value="3.9923709999999999" table:style-name="ce1">
            <text:p>3.992371</text:p>
          </table:table-cell>
          <table:table-cell office:value-type="float" office:value="2.8035410000000001" table:style-name="ce1">
            <text:p>2.803541</text:p>
          </table:table-cell>
          <table:table-cell office:value-type="float" office:value="2.5653779999999999" table:style-name="ce1">
            <text:p>2.565378</text:p>
          </table:table-cell>
          <table:table-cell office:value-type="float" office:value="2.407578" table:style-name="ce1">
            <text:p>2.407578</text:p>
          </table:table-cell>
          <table:table-cell table:number-columns-repeated="16344"/>
        </table:table-row>
        <table:table-row table:style-name="ro1">
          <table:table-cell office:value-type="float" office:value="4.6459849999999996" table:style-name="ce1">
            <text:p>4.645985</text:p>
          </table:table-cell>
          <table:table-cell office:value-type="float" office:value="3.5505399999999998" table:style-name="ce1">
            <text:p>3.55054</text:p>
          </table:table-cell>
          <table:table-cell office:value-type="float" office:value="4.2748210000000002" table:style-name="ce1">
            <text:p>4.274821</text:p>
          </table:table-cell>
          <table:table-cell office:value-type="float" office:value="4.0606059999999999" table:style-name="ce1">
            <text:p>4.060606</text:p>
          </table:table-cell>
          <table:table-cell office:value-type="float" office:value="3.4120279999999998" table:style-name="ce1">
            <text:p>3.412028</text:p>
          </table:table-cell>
          <table:table-cell office:value-type="float" office:value="3.6908129999999999" table:style-name="ce1">
            <text:p>3.690813</text:p>
          </table:table-cell>
          <table:table-cell office:value-type="float" office:value="3.7959040000000002" table:style-name="ce1">
            <text:p>3.795904</text:p>
          </table:table-cell>
          <table:table-cell office:value-type="float" office:value="4.5972030000000004" table:style-name="ce1">
            <text:p>4.597203</text:p>
          </table:table-cell>
          <table:table-cell office:value-type="float" office:value="3.2439490000000002" table:style-name="ce1">
            <text:p>3.243949</text:p>
          </table:table-cell>
          <table:table-cell office:value-type="float" office:value="4.0108160000000002" table:style-name="ce1">
            <text:p>4.010816</text:p>
          </table:table-cell>
          <table:table-cell office:value-type="float" office:value="2.9120490000000001" table:style-name="ce1">
            <text:p>2.912049</text:p>
          </table:table-cell>
          <table:table-cell office:value-type="float" office:value="4.284046" table:style-name="ce1">
            <text:p>4.284046</text:p>
          </table:table-cell>
          <table:table-cell office:value-type="float" office:value="4.070322" table:style-name="ce1">
            <text:p>4.070322</text:p>
          </table:table-cell>
          <table:table-cell office:value-type="float" office:value="3.865818" table:style-name="ce1">
            <text:p>3.865818</text:p>
          </table:table-cell>
          <table:table-cell office:value-type="float" office:value="3.7734070000000002" table:style-name="ce1">
            <text:p>3.773407</text:p>
          </table:table-cell>
          <table:table-cell office:value-type="float" office:value="4.358174" table:style-name="ce1">
            <text:p>4.358174</text:p>
          </table:table-cell>
          <table:table-cell office:value-type="float" office:value="3.751112" table:style-name="ce1">
            <text:p>3.751112</text:p>
          </table:table-cell>
          <table:table-cell office:value-type="float" office:value="3.5737049999999999" table:style-name="ce1">
            <text:p>3.573705</text:p>
          </table:table-cell>
          <table:table-cell office:value-type="float" office:value="3.2535470000000002" table:style-name="ce1">
            <text:p>3.253547</text:p>
          </table:table-cell>
          <table:table-cell office:value-type="float" office:value="4.1983639999999998" table:style-name="ce1">
            <text:p>4.198364</text:p>
          </table:table-cell>
          <table:table-cell office:value-type="float" office:value="3.5021749999999998" table:style-name="ce1">
            <text:p>3.502175</text:p>
          </table:table-cell>
          <table:table-cell office:value-type="float" office:value="2.942599" table:style-name="ce1">
            <text:p>2.942599</text:p>
          </table:table-cell>
          <table:table-cell office:value-type="float" office:value="2.940436" table:style-name="ce1">
            <text:p>2.940436</text:p>
          </table:table-cell>
          <table:table-cell office:value-type="float" office:value="2.8512010000000001" table:style-name="ce1">
            <text:p>2.851201</text:p>
          </table:table-cell>
          <table:table-cell office:value-type="float" office:value="3.0632649999999999" table:style-name="ce1">
            <text:p>3.063265</text:p>
          </table:table-cell>
          <table:table-cell office:value-type="float" office:value="2.1586090000000002" table:style-name="ce1">
            <text:p>2.158609</text:p>
          </table:table-cell>
          <table:table-cell office:value-type="float" office:value="2.8254760000000001" table:style-name="ce1">
            <text:p>2.825476</text:p>
          </table:table-cell>
          <table:table-cell office:value-type="float" office:value="3.167424" table:style-name="ce1">
            <text:p>3.167424</text:p>
          </table:table-cell>
          <table:table-cell office:value-type="float" office:value="1.987033" table:style-name="ce1">
            <text:p>1.987033</text:p>
          </table:table-cell>
          <table:table-cell office:value-type="float" office:value="3.157969" table:style-name="ce1">
            <text:p>3.157969</text:p>
          </table:table-cell>
          <table:table-cell office:value-type="float" office:value="3.8949929999999999" table:style-name="ce1">
            <text:p>3.894993</text:p>
          </table:table-cell>
          <table:table-cell office:value-type="float" office:value="2.9723989999999998" table:style-name="ce1">
            <text:p>2.972399</text:p>
          </table:table-cell>
          <table:table-cell office:value-type="float" office:value="2.9220039999999998" table:style-name="ce1">
            <text:p>2.922004</text:p>
          </table:table-cell>
          <table:table-cell office:value-type="float" office:value="3.0266510000000002" table:style-name="ce1">
            <text:p>3.026651</text:p>
          </table:table-cell>
          <table:table-cell office:value-type="float" office:value="2.7791220000000001" table:style-name="ce1">
            <text:p>2.779122</text:p>
          </table:table-cell>
          <table:table-cell office:value-type="float" office:value="2.125" table:style-name="ce1">
            <text:p>2.125</text:p>
          </table:table-cell>
          <table:table-cell office:value-type="float" office:value="2.5794109999999999" table:style-name="ce1">
            <text:p>2.579411</text:p>
          </table:table-cell>
          <table:table-cell office:value-type="float" office:value="2.8370289999999998" table:style-name="ce1">
            <text:p>2.837029</text:p>
          </table:table-cell>
          <table:table-cell office:value-type="float" office:value="3.082754" table:style-name="ce1">
            <text:p>3.082754</text:p>
          </table:table-cell>
          <table:table-cell office:value-type="float" office:value="2.4108960000000002" table:style-name="ce1">
            <text:p>2.410896</text:p>
          </table:table-cell>
          <table:table-cell table:number-columns-repeated="16344"/>
        </table:table-row>
        <table:table-row table:style-name="ro1">
          <table:table-cell office:value-type="float" office:value="3.3559559999999999" table:style-name="ce1">
            <text:p>3.355956</text:p>
          </table:table-cell>
          <table:table-cell office:value-type="float" office:value="3.6503220000000001" table:style-name="ce1">
            <text:p>3.650322</text:p>
          </table:table-cell>
          <table:table-cell office:value-type="float" office:value="3.5137070000000001" table:style-name="ce1">
            <text:p>3.513707</text:p>
          </table:table-cell>
          <table:table-cell office:value-type="float" office:value="3.603021" table:style-name="ce1">
            <text:p>3.603021</text:p>
          </table:table-cell>
          <table:table-cell office:value-type="float" office:value="3.3002449999999999" table:style-name="ce1">
            <text:p>3.300245</text:p>
          </table:table-cell>
          <table:table-cell office:value-type="float" office:value="3.6830669999999999" table:style-name="ce1">
            <text:p>3.683067</text:p>
          </table:table-cell>
          <table:table-cell office:value-type="float" office:value="3.518043" table:style-name="ce1">
            <text:p>3.518043</text:p>
          </table:table-cell>
          <table:table-cell office:value-type="float" office:value="5.1263259999999997" table:style-name="ce1">
            <text:p>5.126326</text:p>
          </table:table-cell>
          <table:table-cell office:value-type="float" office:value="3.8611239999999998" table:style-name="ce1">
            <text:p>3.861124</text:p>
          </table:table-cell>
          <table:table-cell office:value-type="float" office:value="3.7808299999999999" table:style-name="ce1">
            <text:p>3.78083</text:p>
          </table:table-cell>
          <table:table-cell office:value-type="float" office:value="3.3011970000000002" table:style-name="ce1">
            <text:p>3.301197</text:p>
          </table:table-cell>
          <table:table-cell office:value-type="float" office:value="4.1400610000000002" table:style-name="ce1">
            <text:p>4.140061</text:p>
          </table:table-cell>
          <table:table-cell office:value-type="float" office:value="4.3352680000000001" table:style-name="ce1">
            <text:p>4.335268</text:p>
          </table:table-cell>
          <table:table-cell office:value-type="float" office:value="3.9647359999999998" table:style-name="ce1">
            <text:p>3.964736</text:p>
          </table:table-cell>
          <table:table-cell office:value-type="float" office:value="4.2534010000000002" table:style-name="ce1">
            <text:p>4.253401</text:p>
          </table:table-cell>
          <table:table-cell office:value-type="float" office:value="3.8402660000000002" table:style-name="ce1">
            <text:p>3.840266</text:p>
          </table:table-cell>
          <table:table-cell office:value-type="float" office:value="3.5475150000000002" table:style-name="ce1">
            <text:p>3.547515</text:p>
          </table:table-cell>
          <table:table-cell office:value-type="float" office:value="4.1689749999999997" table:style-name="ce1">
            <text:p>4.168975</text:p>
          </table:table-cell>
          <table:table-cell office:value-type="float" office:value="3.1885029999999999" table:style-name="ce1">
            <text:p>3.188503</text:p>
          </table:table-cell>
          <table:table-cell office:value-type="float" office:value="3.9939719999999999" table:style-name="ce1">
            <text:p>3.993972</text:p>
          </table:table-cell>
          <table:table-cell office:value-type="float" office:value="2.2707660000000001" table:style-name="ce1">
            <text:p>2.270766</text:p>
          </table:table-cell>
          <table:table-cell office:value-type="float" office:value="2.5908799999999998" table:style-name="ce1">
            <text:p>2.59088</text:p>
          </table:table-cell>
          <table:table-cell office:value-type="float" office:value="2.9025750000000001" table:style-name="ce1">
            <text:p>2.902575</text:p>
          </table:table-cell>
          <table:table-cell office:value-type="float" office:value="2.2967659999999999" table:style-name="ce1">
            <text:p>2.296766</text:p>
          </table:table-cell>
          <table:table-cell office:value-type="float" office:value="2.8208530000000001" table:style-name="ce1">
            <text:p>2.820853</text:p>
          </table:table-cell>
          <table:table-cell office:value-type="float" office:value="2.581782" table:style-name="ce1">
            <text:p>2.581782</text:p>
          </table:table-cell>
          <table:table-cell office:value-type="float" office:value="2.770365" table:style-name="ce1">
            <text:p>2.770365</text:p>
          </table:table-cell>
          <table:table-cell office:value-type="float" office:value="3.2912789999999998" table:style-name="ce1">
            <text:p>3.291279</text:p>
          </table:table-cell>
          <table:table-cell office:value-type="float" office:value="1.5438179999999999" table:style-name="ce1">
            <text:p>1.543818</text:p>
          </table:table-cell>
          <table:table-cell office:value-type="float" office:value="2.316233" table:style-name="ce1">
            <text:p>2.316233</text:p>
          </table:table-cell>
          <table:table-cell office:value-type="float" office:value="2.825348" table:style-name="ce1">
            <text:p>2.825348</text:p>
          </table:table-cell>
          <table:table-cell office:value-type="float" office:value="2.7738559999999999" table:style-name="ce1">
            <text:p>2.773856</text:p>
          </table:table-cell>
          <table:table-cell office:value-type="float" office:value="3.194169" table:style-name="ce1">
            <text:p>3.194169</text:p>
          </table:table-cell>
          <table:table-cell office:value-type="float" office:value="2.762559" table:style-name="ce1">
            <text:p>2.762559</text:p>
          </table:table-cell>
          <table:table-cell office:value-type="float" office:value="2.5238529999999999" table:style-name="ce1">
            <text:p>2.523853</text:p>
          </table:table-cell>
          <table:table-cell office:value-type="float" office:value="3.223258" table:style-name="ce1">
            <text:p>3.223258</text:p>
          </table:table-cell>
          <table:table-cell office:value-type="float" office:value="3.2874119999999998" table:style-name="ce1">
            <text:p>3.287412</text:p>
          </table:table-cell>
          <table:table-cell office:value-type="float" office:value="3.134452" table:style-name="ce1">
            <text:p>3.134452</text:p>
          </table:table-cell>
          <table:table-cell office:value-type="float" office:value="3.0143110000000002" table:style-name="ce1">
            <text:p>3.014311</text:p>
          </table:table-cell>
          <table:table-cell office:value-type="float" office:value="2.4238119999999999" table:style-name="ce1">
            <text:p>2.423812</text:p>
          </table:table-cell>
          <table:table-cell table:number-columns-repeated="16344"/>
        </table:table-row>
        <table:table-row table:style-name="ro1">
          <table:table-cell office:value-type="float" office:value="3.063434" table:style-name="ce1">
            <text:p>3.063434</text:p>
          </table:table-cell>
          <table:table-cell office:value-type="float" office:value="3.1657730000000002" table:style-name="ce1">
            <text:p>3.165773</text:p>
          </table:table-cell>
          <table:table-cell office:value-type="float" office:value="3.0709650000000002" table:style-name="ce1">
            <text:p>3.070965</text:p>
          </table:table-cell>
          <table:table-cell office:value-type="float" office:value="3.7736429999999999" table:style-name="ce1">
            <text:p>3.773643</text:p>
          </table:table-cell>
          <table:table-cell office:value-type="float" office:value="2.0791019999999998" table:style-name="ce1">
            <text:p>2.079102</text:p>
          </table:table-cell>
          <table:table-cell office:value-type="float" office:value="3.9991629999999998" table:style-name="ce1">
            <text:p>3.999163</text:p>
          </table:table-cell>
          <table:table-cell office:value-type="float" office:value="3.6254170000000001" table:style-name="ce1">
            <text:p>3.625417</text:p>
          </table:table-cell>
          <table:table-cell office:value-type="float" office:value="4.610887" table:style-name="ce1">
            <text:p>4.610887</text:p>
          </table:table-cell>
          <table:table-cell office:value-type="float" office:value="3.6510919999999998" table:style-name="ce1">
            <text:p>3.651092</text:p>
          </table:table-cell>
          <table:table-cell office:value-type="float" office:value="4.2373050000000001" table:style-name="ce1">
            <text:p>4.237305</text:p>
          </table:table-cell>
          <table:table-cell office:value-type="float" office:value="3.753422" table:style-name="ce1">
            <text:p>3.753422</text:p>
          </table:table-cell>
          <table:table-cell office:value-type="float" office:value="3.610071" table:style-name="ce1">
            <text:p>3.610071</text:p>
          </table:table-cell>
          <table:table-cell office:value-type="float" office:value="3.9339710000000001" table:style-name="ce1">
            <text:p>3.933971</text:p>
          </table:table-cell>
          <table:table-cell office:value-type="float" office:value="4.2826000000000004" table:style-name="ce1">
            <text:p>4.2826</text:p>
          </table:table-cell>
          <table:table-cell office:value-type="float" office:value="3.6408740000000002" table:style-name="ce1">
            <text:p>3.640874</text:p>
          </table:table-cell>
          <table:table-cell office:value-type="float" office:value="3.2017709999999999" table:style-name="ce1">
            <text:p>3.201771</text:p>
          </table:table-cell>
          <table:table-cell office:value-type="float" office:value="2.8796059999999999" table:style-name="ce1">
            <text:p>2.879606</text:p>
          </table:table-cell>
          <table:table-cell office:value-type="float" office:value="3.7084830000000002" table:style-name="ce1">
            <text:p>3.708483</text:p>
          </table:table-cell>
          <table:table-cell office:value-type="float" office:value="2.7028059999999998" table:style-name="ce1">
            <text:p>2.702806</text:p>
          </table:table-cell>
          <table:table-cell office:value-type="float" office:value="3.9209109999999998" table:style-name="ce1">
            <text:p>3.920911</text:p>
          </table:table-cell>
          <table:table-cell office:value-type="float" office:value="2.8795269999999999" table:style-name="ce1">
            <text:p>2.879527</text:p>
          </table:table-cell>
          <table:table-cell office:value-type="float" office:value="2.3444500000000001" table:style-name="ce1">
            <text:p>2.34445</text:p>
          </table:table-cell>
          <table:table-cell office:value-type="float" office:value="2.4018950000000001" table:style-name="ce1">
            <text:p>2.401895</text:p>
          </table:table-cell>
          <table:table-cell office:value-type="float" office:value="2.5922139999999998" table:style-name="ce1">
            <text:p>2.592214</text:p>
          </table:table-cell>
          <table:table-cell office:value-type="float" office:value="2.6309330000000002" table:style-name="ce1">
            <text:p>2.630933</text:p>
          </table:table-cell>
          <table:table-cell office:value-type="float" office:value="2.7376849999999999" table:style-name="ce1">
            <text:p>2.737685</text:p>
          </table:table-cell>
          <table:table-cell office:value-type="float" office:value="2.8412090000000001" table:style-name="ce1">
            <text:p>2.841209</text:p>
          </table:table-cell>
          <table:table-cell office:value-type="float" office:value="3.0323099999999998" table:style-name="ce1">
            <text:p>3.03231</text:p>
          </table:table-cell>
          <table:table-cell office:value-type="float" office:value="1.713884" table:style-name="ce1">
            <text:p>1.713884</text:p>
          </table:table-cell>
          <table:table-cell office:value-type="float" office:value="2.9068999999999998" table:style-name="ce1">
            <text:p>2.9069</text:p>
          </table:table-cell>
          <table:table-cell office:value-type="float" office:value="3.5711750000000002" table:style-name="ce1">
            <text:p>3.571175</text:p>
          </table:table-cell>
          <table:table-cell office:value-type="float" office:value="3.1329820000000002" table:style-name="ce1">
            <text:p>3.132982</text:p>
          </table:table-cell>
          <table:table-cell office:value-type="float" office:value="2.4037920000000002" table:style-name="ce1">
            <text:p>2.403792</text:p>
          </table:table-cell>
          <table:table-cell office:value-type="float" office:value="3.2725979999999999" table:style-name="ce1">
            <text:p>3.272598</text:p>
          </table:table-cell>
          <table:table-cell office:value-type="float" office:value="2.5075129999999999" table:style-name="ce1">
            <text:p>2.507513</text:p>
          </table:table-cell>
          <table:table-cell office:value-type="float" office:value="2.981341" table:style-name="ce1">
            <text:p>2.981341</text:p>
          </table:table-cell>
          <table:table-cell office:value-type="float" office:value="2.9836800000000001" table:style-name="ce1">
            <text:p>2.98368</text:p>
          </table:table-cell>
          <table:table-cell office:value-type="float" office:value="3.0882450000000001" table:style-name="ce1">
            <text:p>3.088245</text:p>
          </table:table-cell>
          <table:table-cell office:value-type="float" office:value="2.6224630000000002" table:style-name="ce1">
            <text:p>2.622463</text:p>
          </table:table-cell>
          <table:table-cell office:value-type="float" office:value="2.4666760000000001" table:style-name="ce1">
            <text:p>2.466676</text:p>
          </table:table-cell>
          <table:table-cell table:number-columns-repeated="16344"/>
        </table:table-row>
        <table:table-row table:style-name="ro1">
          <table:table-cell office:value-type="float" office:value="4.3032899999999996" table:style-name="ce1">
            <text:p>4.30329</text:p>
          </table:table-cell>
          <table:table-cell office:value-type="float" office:value="3.2074660000000002" table:style-name="ce1">
            <text:p>3.207466</text:p>
          </table:table-cell>
          <table:table-cell office:value-type="float" office:value="3.5027599999999999" table:style-name="ce1">
            <text:p>3.50276</text:p>
          </table:table-cell>
          <table:table-cell office:value-type="float" office:value="3.9647679999999998" table:style-name="ce1">
            <text:p>3.964768</text:p>
          </table:table-cell>
          <table:table-cell office:value-type="float" office:value="2.1911480000000001" table:style-name="ce1">
            <text:p>2.191148</text:p>
          </table:table-cell>
          <table:table-cell office:value-type="float" office:value="3.363391" table:style-name="ce1">
            <text:p>3.363391</text:p>
          </table:table-cell>
          <table:table-cell office:value-type="float" office:value="3.3014459999999999" table:style-name="ce1">
            <text:p>3.301446</text:p>
          </table:table-cell>
          <table:table-cell office:value-type="float" office:value="3.4578660000000001" table:style-name="ce1">
            <text:p>3.457866</text:p>
          </table:table-cell>
          <table:table-cell office:value-type="float" office:value="3.2558129999999998" table:style-name="ce1">
            <text:p>3.255813</text:p>
          </table:table-cell>
          <table:table-cell office:value-type="float" office:value="4.4247059999999996" table:style-name="ce1">
            <text:p>4.424706</text:p>
          </table:table-cell>
          <table:table-cell office:value-type="float" office:value="3.03349" table:style-name="ce1">
            <text:p>3.03349</text:p>
          </table:table-cell>
          <table:table-cell office:value-type="float" office:value="3.9645570000000001" table:style-name="ce1">
            <text:p>3.964557</text:p>
          </table:table-cell>
          <table:table-cell office:value-type="float" office:value="3.4482179999999998" table:style-name="ce1">
            <text:p>3.448218</text:p>
          </table:table-cell>
          <table:table-cell office:value-type="float" office:value="3.732545" table:style-name="ce1">
            <text:p>3.732545</text:p>
          </table:table-cell>
          <table:table-cell office:value-type="float" office:value="3.9509180000000002" table:style-name="ce1">
            <text:p>3.950918</text:p>
          </table:table-cell>
          <table:table-cell office:value-type="float" office:value="3.3925800000000002" table:style-name="ce1">
            <text:p>3.39258</text:p>
          </table:table-cell>
          <table:table-cell office:value-type="float" office:value="3.8415949999999999" table:style-name="ce1">
            <text:p>3.841595</text:p>
          </table:table-cell>
          <table:table-cell office:value-type="float" office:value="3.4949780000000001" table:style-name="ce1">
            <text:p>3.494978</text:p>
          </table:table-cell>
          <table:table-cell office:value-type="float" office:value="2.8245740000000001" table:style-name="ce1">
            <text:p>2.824574</text:p>
          </table:table-cell>
          <table:table-cell office:value-type="float" office:value="4.3253630000000003" table:style-name="ce1">
            <text:p>4.325363</text:p>
          </table:table-cell>
          <table:table-cell office:value-type="float" office:value="3.154623" table:style-name="ce1">
            <text:p>3.154623</text:p>
          </table:table-cell>
          <table:table-cell office:value-type="float" office:value="2.5253909999999999" table:style-name="ce1">
            <text:p>2.525391</text:p>
          </table:table-cell>
          <table:table-cell office:value-type="float" office:value="2.5768339999999998" table:style-name="ce1">
            <text:p>2.576834</text:p>
          </table:table-cell>
          <table:table-cell office:value-type="float" office:value="2.4215499999999999" table:style-name="ce1">
            <text:p>2.42155</text:p>
          </table:table-cell>
          <table:table-cell office:value-type="float" office:value="3.5692729999999999" table:style-name="ce1">
            <text:p>3.569273</text:p>
          </table:table-cell>
          <table:table-cell office:value-type="float" office:value="2.5531619999999999" table:style-name="ce1">
            <text:p>2.553162</text:p>
          </table:table-cell>
          <table:table-cell office:value-type="float" office:value="3.1002830000000001" table:style-name="ce1">
            <text:p>3.100283</text:p>
          </table:table-cell>
          <table:table-cell office:value-type="float" office:value="3.4079549999999998" table:style-name="ce1">
            <text:p>3.407955</text:p>
          </table:table-cell>
          <table:table-cell office:value-type="float" office:value="1.7230000000000001" table:style-name="ce1">
            <text:p>1.723</text:p>
          </table:table-cell>
          <table:table-cell office:value-type="float" office:value="2.6387679999999998" table:style-name="ce1">
            <text:p>2.638768</text:p>
          </table:table-cell>
          <table:table-cell office:value-type="float" office:value="2.6559710000000001" table:style-name="ce1">
            <text:p>2.655971</text:p>
          </table:table-cell>
          <table:table-cell office:value-type="float" office:value="2.7151610000000002" table:style-name="ce1">
            <text:p>2.715161</text:p>
          </table:table-cell>
          <table:table-cell office:value-type="float" office:value="3.1360109999999999" table:style-name="ce1">
            <text:p>3.136011</text:p>
          </table:table-cell>
          <table:table-cell office:value-type="float" office:value="3.309504" table:style-name="ce1">
            <text:p>3.309504</text:p>
          </table:table-cell>
          <table:table-cell office:value-type="float" office:value="2.6280420000000002" table:style-name="ce1">
            <text:p>2.628042</text:p>
          </table:table-cell>
          <table:table-cell office:value-type="float" office:value="2.6190720000000001" table:style-name="ce1">
            <text:p>2.619072</text:p>
          </table:table-cell>
          <table:table-cell office:value-type="float" office:value="2.831658" table:style-name="ce1">
            <text:p>2.831658</text:p>
          </table:table-cell>
          <table:table-cell office:value-type="float" office:value="3.839537" table:style-name="ce1">
            <text:p>3.839537</text:p>
          </table:table-cell>
          <table:table-cell office:value-type="float" office:value="2.9093249999999999" table:style-name="ce1">
            <text:p>2.909325</text:p>
          </table:table-cell>
          <table:table-cell office:value-type="float" office:value="2.280516" table:style-name="ce1">
            <text:p>2.280516</text:p>
          </table:table-cell>
          <table:table-cell table:number-columns-repeated="16344"/>
        </table:table-row>
        <table:table-row table:style-name="ro1">
          <table:table-cell office:value-type="float" office:value="3.550767" table:style-name="ce1">
            <text:p>3.550767</text:p>
          </table:table-cell>
          <table:table-cell office:value-type="float" office:value="2.7965339999999999" table:style-name="ce1">
            <text:p>2.796534</text:p>
          </table:table-cell>
          <table:table-cell office:value-type="float" office:value="2.9851070000000002" table:style-name="ce1">
            <text:p>2.985107</text:p>
          </table:table-cell>
          <table:table-cell office:value-type="float" office:value="3.3899910000000002" table:style-name="ce1">
            <text:p>3.389991</text:p>
          </table:table-cell>
          <table:table-cell office:value-type="float" office:value="2.5832549999999999" table:style-name="ce1">
            <text:p>2.583255</text:p>
          </table:table-cell>
          <table:table-cell office:value-type="float" office:value="3.0729929999999999" table:style-name="ce1">
            <text:p>3.072993</text:p>
          </table:table-cell>
          <table:table-cell office:value-type="float" office:value="3.0696669999999999" table:style-name="ce1">
            <text:p>3.069667</text:p>
          </table:table-cell>
          <table:table-cell office:value-type="float" office:value="3.6737649999999999" table:style-name="ce1">
            <text:p>3.673765</text:p>
          </table:table-cell>
          <table:table-cell office:value-type="float" office:value="3.2521300000000002" table:style-name="ce1">
            <text:p>3.25213</text:p>
          </table:table-cell>
          <table:table-cell office:value-type="float" office:value="3.72444" table:style-name="ce1">
            <text:p>3.72444</text:p>
          </table:table-cell>
          <table:table-cell office:value-type="float" office:value="3.3633790000000001" table:style-name="ce1">
            <text:p>3.363379</text:p>
          </table:table-cell>
          <table:table-cell office:value-type="float" office:value="4.1450839999999998" table:style-name="ce1">
            <text:p>4.145084</text:p>
          </table:table-cell>
          <table:table-cell office:value-type="float" office:value="3.3315079999999999" table:style-name="ce1">
            <text:p>3.331508</text:p>
          </table:table-cell>
          <table:table-cell office:value-type="float" office:value="3.7523590000000002" table:style-name="ce1">
            <text:p>3.752359</text:p>
          </table:table-cell>
          <table:table-cell office:value-type="float" office:value="3.8786420000000001" table:style-name="ce1">
            <text:p>3.878642</text:p>
          </table:table-cell>
          <table:table-cell office:value-type="float" office:value="3.1143489999999998" table:style-name="ce1">
            <text:p>3.114349</text:p>
          </table:table-cell>
          <table:table-cell office:value-type="float" office:value="2.7455919999999998" table:style-name="ce1">
            <text:p>2.745592</text:p>
          </table:table-cell>
          <table:table-cell office:value-type="float" office:value="2.943692" table:style-name="ce1">
            <text:p>2.943692</text:p>
          </table:table-cell>
          <table:table-cell office:value-type="float" office:value="2.7556379999999998" table:style-name="ce1">
            <text:p>2.755638</text:p>
          </table:table-cell>
          <table:table-cell office:value-type="float" office:value="3.7739769999999999" table:style-name="ce1">
            <text:p>3.773977</text:p>
          </table:table-cell>
          <table:table-cell office:value-type="float" office:value="2.2598919999999998" table:style-name="ce1">
            <text:p>2.259892</text:p>
          </table:table-cell>
          <table:table-cell office:value-type="float" office:value="2.4823210000000002" table:style-name="ce1">
            <text:p>2.482321</text:p>
          </table:table-cell>
          <table:table-cell office:value-type="float" office:value="2.354984" table:style-name="ce1">
            <text:p>2.354984</text:p>
          </table:table-cell>
          <table:table-cell office:value-type="float" office:value="2.4655629999999999" table:style-name="ce1">
            <text:p>2.465563</text:p>
          </table:table-cell>
          <table:table-cell office:value-type="float" office:value="2.6924079999999999" table:style-name="ce1">
            <text:p>2.692408</text:p>
          </table:table-cell>
          <table:table-cell office:value-type="float" office:value="2.3746179999999999" table:style-name="ce1">
            <text:p>2.374618</text:p>
          </table:table-cell>
          <table:table-cell office:value-type="float" office:value="3.156406" table:style-name="ce1">
            <text:p>3.156406</text:p>
          </table:table-cell>
          <table:table-cell office:value-type="float" office:value="1.9215070000000001" table:style-name="ce1">
            <text:p>1.921507</text:p>
          </table:table-cell>
          <table:table-cell office:value-type="float" office:value="1.780049" table:style-name="ce1">
            <text:p>1.780049</text:p>
          </table:table-cell>
          <table:table-cell office:value-type="float" office:value="2.8273169999999999" table:style-name="ce1">
            <text:p>2.827317</text:p>
          </table:table-cell>
          <table:table-cell office:value-type="float" office:value="2.584149" table:style-name="ce1">
            <text:p>2.584149</text:p>
          </table:table-cell>
          <table:table-cell office:value-type="float" office:value="2.5944449999999999" table:style-name="ce1">
            <text:p>2.594445</text:p>
          </table:table-cell>
          <table:table-cell office:value-type="float" office:value="2.0479219999999998" table:style-name="ce1">
            <text:p>2.047922</text:p>
          </table:table-cell>
          <table:table-cell office:value-type="float" office:value="2.6094179999999998" table:style-name="ce1">
            <text:p>2.609418</text:p>
          </table:table-cell>
          <table:table-cell office:value-type="float" office:value="2.6445759999999998" table:style-name="ce1">
            <text:p>2.644576</text:p>
          </table:table-cell>
          <table:table-cell office:value-type="float" office:value="2.8390979999999999" table:style-name="ce1">
            <text:p>2.839098</text:p>
          </table:table-cell>
          <table:table-cell office:value-type="float" office:value="2.8432539999999999" table:style-name="ce1">
            <text:p>2.843254</text:p>
          </table:table-cell>
          <table:table-cell office:value-type="float" office:value="1.923475" table:style-name="ce1">
            <text:p>1.923475</text:p>
          </table:table-cell>
          <table:table-cell office:value-type="float" office:value="3.1103339999999999" table:style-name="ce1">
            <text:p>3.110334</text:p>
          </table:table-cell>
          <table:table-cell office:value-type="float" office:value="2.391988" table:style-name="ce1">
            <text:p>2.391988</text:p>
          </table:table-cell>
          <table:table-cell table:number-columns-repeated="16344"/>
        </table:table-row>
        <table:table-row table:style-name="ro1">
          <table:table-cell office:value-type="float" office:value="4.1323610000000004" table:style-name="ce1">
            <text:p>4.132361</text:p>
          </table:table-cell>
          <table:table-cell office:value-type="float" office:value="2.8572060000000001" table:style-name="ce1">
            <text:p>2.857206</text:p>
          </table:table-cell>
          <table:table-cell office:value-type="float" office:value="2.8741780000000001" table:style-name="ce1">
            <text:p>2.874178</text:p>
          </table:table-cell>
          <table:table-cell office:value-type="float" office:value="4.1764099999999997" table:style-name="ce1">
            <text:p>4.17641</text:p>
          </table:table-cell>
          <table:table-cell office:value-type="float" office:value="2.2533829999999999" table:style-name="ce1">
            <text:p>2.253383</text:p>
          </table:table-cell>
          <table:table-cell office:value-type="float" office:value="2.8852479999999998" table:style-name="ce1">
            <text:p>2.885248</text:p>
          </table:table-cell>
          <table:table-cell office:value-type="float" office:value="3.2411829999999999" table:style-name="ce1">
            <text:p>3.241183</text:p>
          </table:table-cell>
          <table:table-cell office:value-type="float" office:value="3.4834749999999999" table:style-name="ce1">
            <text:p>3.483475</text:p>
          </table:table-cell>
          <table:table-cell office:value-type="float" office:value="3.5902449999999999" table:style-name="ce1">
            <text:p>3.590245</text:p>
          </table:table-cell>
          <table:table-cell office:value-type="float" office:value="3.29474" table:style-name="ce1">
            <text:p>3.29474</text:p>
          </table:table-cell>
          <table:table-cell office:value-type="float" office:value="2.1418919999999999" table:style-name="ce1">
            <text:p>2.141892</text:p>
          </table:table-cell>
          <table:table-cell office:value-type="float" office:value="3.4328560000000001" table:style-name="ce1">
            <text:p>3.432856</text:p>
          </table:table-cell>
          <table:table-cell office:value-type="float" office:value="3.138992" table:style-name="ce1">
            <text:p>3.138992</text:p>
          </table:table-cell>
          <table:table-cell office:value-type="float" office:value="3.480772" table:style-name="ce1">
            <text:p>3.480772</text:p>
          </table:table-cell>
          <table:table-cell office:value-type="float" office:value="3.127221" table:style-name="ce1">
            <text:p>3.127221</text:p>
          </table:table-cell>
          <table:table-cell office:value-type="float" office:value="2.9953889999999999" table:style-name="ce1">
            <text:p>2.995389</text:p>
          </table:table-cell>
          <table:table-cell office:value-type="float" office:value="3.1343200000000002" table:style-name="ce1">
            <text:p>3.13432</text:p>
          </table:table-cell>
          <table:table-cell office:value-type="float" office:value="3.1961110000000001" table:style-name="ce1">
            <text:p>3.196111</text:p>
          </table:table-cell>
          <table:table-cell office:value-type="float" office:value="2.5259960000000001" table:style-name="ce1">
            <text:p>2.525996</text:p>
          </table:table-cell>
          <table:table-cell office:value-type="float" office:value="2.8389139999999999" table:style-name="ce1">
            <text:p>2.838914</text:p>
          </table:table-cell>
          <table:table-cell office:value-type="float" office:value="2.530027" table:style-name="ce1">
            <text:p>2.530027</text:p>
          </table:table-cell>
          <table:table-cell office:value-type="float" office:value="2.3646950000000002" table:style-name="ce1">
            <text:p>2.364695</text:p>
          </table:table-cell>
          <table:table-cell office:value-type="float" office:value="2.2448229999999998" table:style-name="ce1">
            <text:p>2.244823</text:p>
          </table:table-cell>
          <table:table-cell office:value-type="float" office:value="2.655268" table:style-name="ce1">
            <text:p>2.655268</text:p>
          </table:table-cell>
          <table:table-cell office:value-type="float" office:value="3.2338469999999999" table:style-name="ce1">
            <text:p>3.233847</text:p>
          </table:table-cell>
          <table:table-cell office:value-type="float" office:value="2.374018" table:style-name="ce1">
            <text:p>2.374018</text:p>
          </table:table-cell>
          <table:table-cell office:value-type="float" office:value="2.6463839999999998" table:style-name="ce1">
            <text:p>2.646384</text:p>
          </table:table-cell>
          <table:table-cell office:value-type="float" office:value="2.6586470000000002" table:style-name="ce1">
            <text:p>2.658647</text:p>
          </table:table-cell>
          <table:table-cell office:value-type="float" office:value="1.196577" table:style-name="ce1">
            <text:p>1.196577</text:p>
          </table:table-cell>
          <table:table-cell office:value-type="float" office:value="2.7172480000000001" table:style-name="ce1">
            <text:p>2.717248</text:p>
          </table:table-cell>
          <table:table-cell office:value-type="float" office:value="2.944636" table:style-name="ce1">
            <text:p>2.944636</text:p>
          </table:table-cell>
          <table:table-cell office:value-type="float" office:value="2.3624489999999998" table:style-name="ce1">
            <text:p>2.362449</text:p>
          </table:table-cell>
          <table:table-cell office:value-type="float" office:value="2.447136" table:style-name="ce1">
            <text:p>2.447136</text:p>
          </table:table-cell>
          <table:table-cell office:value-type="float" office:value="2.2726950000000001" table:style-name="ce1">
            <text:p>2.272695</text:p>
          </table:table-cell>
          <table:table-cell office:value-type="float" office:value="2.4788130000000002" table:style-name="ce1">
            <text:p>2.478813</text:p>
          </table:table-cell>
          <table:table-cell office:value-type="float" office:value="2.720955" table:style-name="ce1">
            <text:p>2.720955</text:p>
          </table:table-cell>
          <table:table-cell office:value-type="float" office:value="2.9469460000000001" table:style-name="ce1">
            <text:p>2.946946</text:p>
          </table:table-cell>
          <table:table-cell office:value-type="float" office:value="2.9190209999999999" table:style-name="ce1">
            <text:p>2.919021</text:p>
          </table:table-cell>
          <table:table-cell office:value-type="float" office:value="2.3181020000000001" table:style-name="ce1">
            <text:p>2.318102</text:p>
          </table:table-cell>
          <table:table-cell office:value-type="float" office:value="2.6738140000000001" table:style-name="ce1">
            <text:p>2.673814</text:p>
          </table:table-cell>
          <table:table-cell table:number-columns-repeated="16344"/>
        </table:table-row>
        <table:table-row table:style-name="ro1">
          <table:table-cell office:value-type="float" office:value="3.7377539999999998" table:style-name="ce1">
            <text:p>3.737754</text:p>
          </table:table-cell>
          <table:table-cell office:value-type="float" office:value="2.4030420000000001" table:style-name="ce1">
            <text:p>2.403042</text:p>
          </table:table-cell>
          <table:table-cell office:value-type="float" office:value="3.2985180000000001" table:style-name="ce1">
            <text:p>3.298518</text:p>
          </table:table-cell>
          <table:table-cell office:value-type="float" office:value="3.1305640000000001" table:style-name="ce1">
            <text:p>3.130564</text:p>
          </table:table-cell>
          <table:table-cell office:value-type="float" office:value="2.8422749999999999" table:style-name="ce1">
            <text:p>2.842275</text:p>
          </table:table-cell>
          <table:table-cell office:value-type="float" office:value="3.183691" table:style-name="ce1">
            <text:p>3.183691</text:p>
          </table:table-cell>
          <table:table-cell office:value-type="float" office:value="2.7177039999999999" table:style-name="ce1">
            <text:p>2.717704</text:p>
          </table:table-cell>
          <table:table-cell office:value-type="float" office:value="3.049067" table:style-name="ce1">
            <text:p>3.049067</text:p>
          </table:table-cell>
          <table:table-cell office:value-type="float" office:value="3.1713249999999999" table:style-name="ce1">
            <text:p>3.171325</text:p>
          </table:table-cell>
          <table:table-cell office:value-type="float" office:value="3.838301" table:style-name="ce1">
            <text:p>3.838301</text:p>
          </table:table-cell>
          <table:table-cell office:value-type="float" office:value="2.7718919999999998" table:style-name="ce1">
            <text:p>2.771892</text:p>
          </table:table-cell>
          <table:table-cell office:value-type="float" office:value="2.848122" table:style-name="ce1">
            <text:p>2.848122</text:p>
          </table:table-cell>
          <table:table-cell office:value-type="float" office:value="2.955044" table:style-name="ce1">
            <text:p>2.955044</text:p>
          </table:table-cell>
          <table:table-cell office:value-type="float" office:value="3.5948579999999999" table:style-name="ce1">
            <text:p>3.594858</text:p>
          </table:table-cell>
          <table:table-cell office:value-type="float" office:value="2.463867" table:style-name="ce1">
            <text:p>2.463867</text:p>
          </table:table-cell>
          <table:table-cell office:value-type="float" office:value="3.3678020000000002" table:style-name="ce1">
            <text:p>3.367802</text:p>
          </table:table-cell>
          <table:table-cell office:value-type="float" office:value="3.1489289999999999" table:style-name="ce1">
            <text:p>3.148929</text:p>
          </table:table-cell>
          <table:table-cell office:value-type="float" office:value="3.3887800000000001" table:style-name="ce1">
            <text:p>3.38878</text:p>
          </table:table-cell>
          <table:table-cell office:value-type="float" office:value="2.2725710000000001" table:style-name="ce1">
            <text:p>2.272571</text:p>
          </table:table-cell>
          <table:table-cell office:value-type="float" office:value="2.7287460000000001" table:style-name="ce1">
            <text:p>2.728746</text:p>
          </table:table-cell>
          <table:table-cell office:value-type="float" office:value="2.2518319999999998" table:style-name="ce1">
            <text:p>2.251832</text:p>
          </table:table-cell>
          <table:table-cell office:value-type="float" office:value="2.3033440000000001" table:style-name="ce1">
            <text:p>2.303344</text:p>
          </table:table-cell>
          <table:table-cell office:value-type="float" office:value="2.0988229999999999" table:style-name="ce1">
            <text:p>2.098823</text:p>
          </table:table-cell>
          <table:table-cell office:value-type="float" office:value="2.7262219999999999" table:style-name="ce1">
            <text:p>2.726222</text:p>
          </table:table-cell>
          <table:table-cell office:value-type="float" office:value="2.5782509999999998" table:style-name="ce1">
            <text:p>2.578251</text:p>
          </table:table-cell>
          <table:table-cell office:value-type="float" office:value="2.8003230000000001" table:style-name="ce1">
            <text:p>2.800323</text:p>
          </table:table-cell>
          <table:table-cell office:value-type="float" office:value="2.9529990000000002" table:style-name="ce1">
            <text:p>2.952999</text:p>
          </table:table-cell>
          <table:table-cell office:value-type="float" office:value="2.5981019999999999" table:style-name="ce1">
            <text:p>2.598102</text:p>
          </table:table-cell>
          <table:table-cell office:value-type="float" office:value="1.148064" table:style-name="ce1">
            <text:p>1.148064</text:p>
          </table:table-cell>
          <table:table-cell office:value-type="float" office:value="2.6705649999999999" table:style-name="ce1">
            <text:p>2.670565</text:p>
          </table:table-cell>
          <table:table-cell office:value-type="float" office:value="2.9481299999999999" table:style-name="ce1">
            <text:p>2.94813</text:p>
          </table:table-cell>
          <table:table-cell office:value-type="float" office:value="2.9383650000000001" table:style-name="ce1">
            <text:p>2.938365</text:p>
          </table:table-cell>
          <table:table-cell office:value-type="float" office:value="2.0981239999999999" table:style-name="ce1">
            <text:p>2.098124</text:p>
          </table:table-cell>
          <table:table-cell office:value-type="float" office:value="2.2692299999999999" table:style-name="ce1">
            <text:p>2.26923</text:p>
          </table:table-cell>
          <table:table-cell office:value-type="float" office:value="2.8180130000000001" table:style-name="ce1">
            <text:p>2.818013</text:p>
          </table:table-cell>
          <table:table-cell office:value-type="float" office:value="1.9531160000000001" table:style-name="ce1">
            <text:p>1.953116</text:p>
          </table:table-cell>
          <table:table-cell office:value-type="float" office:value="2.9688949999999998" table:style-name="ce1">
            <text:p>2.968895</text:p>
          </table:table-cell>
          <table:table-cell office:value-type="float" office:value="2.4668700000000001" table:style-name="ce1">
            <text:p>2.46687</text:p>
          </table:table-cell>
          <table:table-cell office:value-type="float" office:value="2.5778530000000002" table:style-name="ce1">
            <text:p>2.577853</text:p>
          </table:table-cell>
          <table:table-cell office:value-type="float" office:value="3.1068989999999999" table:style-name="ce1">
            <text:p>3.106899</text:p>
          </table:table-cell>
          <table:table-cell table:number-columns-repeated="16344"/>
        </table:table-row>
        <table:table-row table:style-name="ro1">
          <table:table-cell office:value-type="float" office:value="2.7946900000000001" table:style-name="ce1">
            <text:p>2.79469</text:p>
          </table:table-cell>
          <table:table-cell office:value-type="float" office:value="2.0720139999999998" table:style-name="ce1">
            <text:p>2.072014</text:p>
          </table:table-cell>
          <table:table-cell office:value-type="float" office:value="2.3754369999999998" table:style-name="ce1">
            <text:p>2.375437</text:p>
          </table:table-cell>
          <table:table-cell office:value-type="float" office:value="3.0921379999999998" table:style-name="ce1">
            <text:p>3.092138</text:p>
          </table:table-cell>
          <table:table-cell office:value-type="float" office:value="3.6946949999999998" table:style-name="ce1">
            <text:p>3.694695</text:p>
          </table:table-cell>
          <table:table-cell office:value-type="float" office:value="3.1578729999999999" table:style-name="ce1">
            <text:p>3.157873</text:p>
          </table:table-cell>
          <table:table-cell office:value-type="float" office:value="3.0785010000000002" table:style-name="ce1">
            <text:p>3.078501</text:p>
          </table:table-cell>
          <table:table-cell office:value-type="float" office:value="3.1276419999999998" table:style-name="ce1">
            <text:p>3.127642</text:p>
          </table:table-cell>
          <table:table-cell office:value-type="float" office:value="2.3369119999999999" table:style-name="ce1">
            <text:p>2.336912</text:p>
          </table:table-cell>
          <table:table-cell office:value-type="float" office:value="3.5415700000000001" table:style-name="ce1">
            <text:p>3.54157</text:p>
          </table:table-cell>
          <table:table-cell office:value-type="float" office:value="2.9009100000000001" table:style-name="ce1">
            <text:p>2.90091</text:p>
          </table:table-cell>
          <table:table-cell office:value-type="float" office:value="2.5352999999999999" table:style-name="ce1">
            <text:p>2.5353</text:p>
          </table:table-cell>
          <table:table-cell office:value-type="float" office:value="3.0552060000000001" table:style-name="ce1">
            <text:p>3.055206</text:p>
          </table:table-cell>
          <table:table-cell office:value-type="float" office:value="2.5589819999999999" table:style-name="ce1">
            <text:p>2.558982</text:p>
          </table:table-cell>
          <table:table-cell office:value-type="float" office:value="3.075037" table:style-name="ce1">
            <text:p>3.075037</text:p>
          </table:table-cell>
          <table:table-cell office:value-type="float" office:value="2.916156" table:style-name="ce1">
            <text:p>2.916156</text:p>
          </table:table-cell>
          <table:table-cell office:value-type="float" office:value="2.2325439999999999" table:style-name="ce1">
            <text:p>2.232544</text:p>
          </table:table-cell>
          <table:table-cell office:value-type="float" office:value="3.7677130000000001" table:style-name="ce1">
            <text:p>3.767713</text:p>
          </table:table-cell>
          <table:table-cell office:value-type="float" office:value="1.9736689999999999" table:style-name="ce1">
            <text:p>1.973669</text:p>
          </table:table-cell>
          <table:table-cell office:value-type="float" office:value="3.6968369999999999" table:style-name="ce1">
            <text:p>3.696837</text:p>
          </table:table-cell>
          <table:table-cell office:value-type="float" office:value="3.0869450000000001" table:style-name="ce1">
            <text:p>3.086945</text:p>
          </table:table-cell>
          <table:table-cell office:value-type="float" office:value="2.5278710000000002" table:style-name="ce1">
            <text:p>2.527871</text:p>
          </table:table-cell>
          <table:table-cell office:value-type="float" office:value="2.0636559999999999" table:style-name="ce1">
            <text:p>2.063656</text:p>
          </table:table-cell>
          <table:table-cell office:value-type="float" office:value="2.312808" table:style-name="ce1">
            <text:p>2.312808</text:p>
          </table:table-cell>
          <table:table-cell office:value-type="float" office:value="3.0676459999999999" table:style-name="ce1">
            <text:p>3.067646</text:p>
          </table:table-cell>
          <table:table-cell office:value-type="float" office:value="2.63036" table:style-name="ce1">
            <text:p>2.63036</text:p>
          </table:table-cell>
          <table:table-cell office:value-type="float" office:value="2.799213" table:style-name="ce1">
            <text:p>2.799213</text:p>
          </table:table-cell>
          <table:table-cell office:value-type="float" office:value="2.177737" table:style-name="ce1">
            <text:p>2.177737</text:p>
          </table:table-cell>
          <table:table-cell office:value-type="float" office:value="1.949873" table:style-name="ce1">
            <text:p>1.949873</text:p>
          </table:table-cell>
          <table:table-cell office:value-type="float" office:value="2.3830749999999998" table:style-name="ce1">
            <text:p>2.383075</text:p>
          </table:table-cell>
          <table:table-cell office:value-type="float" office:value="2.0950380000000002" table:style-name="ce1">
            <text:p>2.095038</text:p>
          </table:table-cell>
          <table:table-cell office:value-type="float" office:value="2.682388" table:style-name="ce1">
            <text:p>2.682388</text:p>
          </table:table-cell>
          <table:table-cell office:value-type="float" office:value="1.538718" table:style-name="ce1">
            <text:p>1.538718</text:p>
          </table:table-cell>
          <table:table-cell office:value-type="float" office:value="2.8531360000000001" table:style-name="ce1">
            <text:p>2.853136</text:p>
          </table:table-cell>
          <table:table-cell office:value-type="float" office:value="2.7708659999999998" table:style-name="ce1">
            <text:p>2.770866</text:p>
          </table:table-cell>
          <table:table-cell office:value-type="float" office:value="2.2407029999999999" table:style-name="ce1">
            <text:p>2.240703</text:p>
          </table:table-cell>
          <table:table-cell office:value-type="float" office:value="2.943584" table:style-name="ce1">
            <text:p>2.943584</text:p>
          </table:table-cell>
          <table:table-cell office:value-type="float" office:value="2.640803" table:style-name="ce1">
            <text:p>2.640803</text:p>
          </table:table-cell>
          <table:table-cell office:value-type="float" office:value="2.9628619999999999" table:style-name="ce1">
            <text:p>2.962862</text:p>
          </table:table-cell>
          <table:table-cell office:value-type="float" office:value="3.0403009999999999" table:style-name="ce1">
            <text:p>3.040301</text:p>
          </table:table-cell>
          <table:table-cell table:number-columns-repeated="16344"/>
        </table:table-row>
        <table:table-row table:style-name="ro1">
          <table:table-cell office:value-type="float" office:value="3.0794790000000001" table:style-name="ce1">
            <text:p>3.079479</text:p>
          </table:table-cell>
          <table:table-cell office:value-type="float" office:value="2.5415359999999998" table:style-name="ce1">
            <text:p>2.541536</text:p>
          </table:table-cell>
          <table:table-cell office:value-type="float" office:value="2.970834" table:style-name="ce1">
            <text:p>2.970834</text:p>
          </table:table-cell>
          <table:table-cell office:value-type="float" office:value="3.1800259999999998" table:style-name="ce1">
            <text:p>3.180026</text:p>
          </table:table-cell>
          <table:table-cell office:value-type="float" office:value="3.527047" table:style-name="ce1">
            <text:p>3.527047</text:p>
          </table:table-cell>
          <table:table-cell office:value-type="float" office:value="2.8004880000000001" table:style-name="ce1">
            <text:p>2.800488</text:p>
          </table:table-cell>
          <table:table-cell office:value-type="float" office:value="2.9916770000000001" table:style-name="ce1">
            <text:p>2.991677</text:p>
          </table:table-cell>
          <table:table-cell office:value-type="float" office:value="2.9600689999999998" table:style-name="ce1">
            <text:p>2.960069</text:p>
          </table:table-cell>
          <table:table-cell office:value-type="float" office:value="2.584349" table:style-name="ce1">
            <text:p>2.584349</text:p>
          </table:table-cell>
          <table:table-cell office:value-type="float" office:value="2.9405299999999999" table:style-name="ce1">
            <text:p>2.94053</text:p>
          </table:table-cell>
          <table:table-cell office:value-type="float" office:value="2.743903" table:style-name="ce1">
            <text:p>2.743903</text:p>
          </table:table-cell>
          <table:table-cell office:value-type="float" office:value="3.1775310000000001" table:style-name="ce1">
            <text:p>3.177531</text:p>
          </table:table-cell>
          <table:table-cell office:value-type="float" office:value="3.0268600000000001" table:style-name="ce1">
            <text:p>3.02686</text:p>
          </table:table-cell>
          <table:table-cell office:value-type="float" office:value="2.958755" table:style-name="ce1">
            <text:p>2.958755</text:p>
          </table:table-cell>
          <table:table-cell office:value-type="float" office:value="2.6940940000000002" table:style-name="ce1">
            <text:p>2.694094</text:p>
          </table:table-cell>
          <table:table-cell office:value-type="float" office:value="3.3141219999999998" table:style-name="ce1">
            <text:p>3.314122</text:p>
          </table:table-cell>
          <table:table-cell office:value-type="float" office:value="2.3899550000000001" table:style-name="ce1">
            <text:p>2.389955</text:p>
          </table:table-cell>
          <table:table-cell office:value-type="float" office:value="4.1163069999999999" table:style-name="ce1">
            <text:p>4.116307</text:p>
          </table:table-cell>
          <table:table-cell office:value-type="float" office:value="1.843734" table:style-name="ce1">
            <text:p>1.843734</text:p>
          </table:table-cell>
          <table:table-cell office:value-type="float" office:value="3.5326770000000001" table:style-name="ce1">
            <text:p>3.532677</text:p>
          </table:table-cell>
          <table:table-cell office:value-type="float" office:value="2.2622049999999998" table:style-name="ce1">
            <text:p>2.262205</text:p>
          </table:table-cell>
          <table:table-cell office:value-type="float" office:value="3.0554649999999999" table:style-name="ce1">
            <text:p>3.055465</text:p>
          </table:table-cell>
          <table:table-cell office:value-type="float" office:value="2.5548739999999999" table:style-name="ce1">
            <text:p>2.554874</text:p>
          </table:table-cell>
          <table:table-cell office:value-type="float" office:value="2.801437" table:style-name="ce1">
            <text:p>2.801437</text:p>
          </table:table-cell>
          <table:table-cell office:value-type="float" office:value="2.9411450000000001" table:style-name="ce1">
            <text:p>2.941145</text:p>
          </table:table-cell>
          <table:table-cell office:value-type="float" office:value="2.7692920000000001" table:style-name="ce1">
            <text:p>2.769292</text:p>
          </table:table-cell>
          <table:table-cell office:value-type="float" office:value="2.9827400000000002" table:style-name="ce1">
            <text:p>2.98274</text:p>
          </table:table-cell>
          <table:table-cell office:value-type="float" office:value="2.2335940000000001" table:style-name="ce1">
            <text:p>2.233594</text:p>
          </table:table-cell>
          <table:table-cell office:value-type="float" office:value="2.8163559999999999" table:style-name="ce1">
            <text:p>2.816356</text:p>
          </table:table-cell>
          <table:table-cell office:value-type="float" office:value="2.5150070000000002" table:style-name="ce1">
            <text:p>2.515007</text:p>
          </table:table-cell>
          <table:table-cell office:value-type="float" office:value="2.0051420000000002" table:style-name="ce1">
            <text:p>2.005142</text:p>
          </table:table-cell>
          <table:table-cell office:value-type="float" office:value="2.1982710000000001" table:style-name="ce1">
            <text:p>2.198271</text:p>
          </table:table-cell>
          <table:table-cell office:value-type="float" office:value="1.592258" table:style-name="ce1">
            <text:p>1.592258</text:p>
          </table:table-cell>
          <table:table-cell office:value-type="float" office:value="2.3082050000000001" table:style-name="ce1">
            <text:p>2.308205</text:p>
          </table:table-cell>
          <table:table-cell office:value-type="float" office:value="3.0364100000000001" table:style-name="ce1">
            <text:p>3.03641</text:p>
          </table:table-cell>
          <table:table-cell office:value-type="float" office:value="2.0431499999999998" table:style-name="ce1">
            <text:p>2.04315</text:p>
          </table:table-cell>
          <table:table-cell office:value-type="float" office:value="2.0165899999999999" table:style-name="ce1">
            <text:p>2.01659</text:p>
          </table:table-cell>
          <table:table-cell office:value-type="float" office:value="2.602681" table:style-name="ce1">
            <text:p>2.602681</text:p>
          </table:table-cell>
          <table:table-cell office:value-type="float" office:value="3.0363609999999999" table:style-name="ce1">
            <text:p>3.036361</text:p>
          </table:table-cell>
          <table:table-cell office:value-type="float" office:value="2.7513450000000002" table:style-name="ce1">
            <text:p>2.751345</text:p>
          </table:table-cell>
          <table:table-cell table:number-columns-repeated="16344"/>
        </table:table-row>
        <table:table-row table:style-name="ro1">
          <table:table-cell office:value-type="float" office:value="2.8761130000000001" table:style-name="ce1">
            <text:p>2.876113</text:p>
          </table:table-cell>
          <table:table-cell office:value-type="float" office:value="2.341113" table:style-name="ce1">
            <text:p>2.341113</text:p>
          </table:table-cell>
          <table:table-cell office:value-type="float" office:value="3.1120770000000002" table:style-name="ce1">
            <text:p>3.112077</text:p>
          </table:table-cell>
          <table:table-cell office:value-type="float" office:value="3.2918949999999998" table:style-name="ce1">
            <text:p>3.291895</text:p>
          </table:table-cell>
          <table:table-cell office:value-type="float" office:value="3.2870550000000001" table:style-name="ce1">
            <text:p>3.287055</text:p>
          </table:table-cell>
          <table:table-cell office:value-type="float" office:value="2.405986" table:style-name="ce1">
            <text:p>2.405986</text:p>
          </table:table-cell>
          <table:table-cell office:value-type="float" office:value="2.840894" table:style-name="ce1">
            <text:p>2.840894</text:p>
          </table:table-cell>
          <table:table-cell office:value-type="float" office:value="2.479603" table:style-name="ce1">
            <text:p>2.479603</text:p>
          </table:table-cell>
          <table:table-cell office:value-type="float" office:value="1.985274" table:style-name="ce1">
            <text:p>1.985274</text:p>
          </table:table-cell>
          <table:table-cell office:value-type="float" office:value="3.108787" table:style-name="ce1">
            <text:p>3.108787</text:p>
          </table:table-cell>
          <table:table-cell office:value-type="float" office:value="2.4030809999999998" table:style-name="ce1">
            <text:p>2.403081</text:p>
          </table:table-cell>
          <table:table-cell office:value-type="float" office:value="2.8756409999999999" table:style-name="ce1">
            <text:p>2.875641</text:p>
          </table:table-cell>
          <table:table-cell office:value-type="float" office:value="2.9327899999999998" table:style-name="ce1">
            <text:p>2.93279</text:p>
          </table:table-cell>
          <table:table-cell office:value-type="float" office:value="2.7137950000000002" table:style-name="ce1">
            <text:p>2.713795</text:p>
          </table:table-cell>
          <table:table-cell office:value-type="float" office:value="2.2315160000000001" table:style-name="ce1">
            <text:p>2.231516</text:p>
          </table:table-cell>
          <table:table-cell office:value-type="float" office:value="3.0135179999999999" table:style-name="ce1">
            <text:p>3.013518</text:p>
          </table:table-cell>
          <table:table-cell office:value-type="float" office:value="3.0728149999999999" table:style-name="ce1">
            <text:p>3.072815</text:p>
          </table:table-cell>
          <table:table-cell office:value-type="float" office:value="3.917567" table:style-name="ce1">
            <text:p>3.917567</text:p>
          </table:table-cell>
          <table:table-cell office:value-type="float" office:value="0.939859" table:style-name="ce1">
            <text:p>0.939859</text:p>
          </table:table-cell>
          <table:table-cell office:value-type="float" office:value="3.8708010000000002" table:style-name="ce1">
            <text:p>3.870801</text:p>
          </table:table-cell>
          <table:table-cell office:value-type="float" office:value="2.538894" table:style-name="ce1">
            <text:p>2.538894</text:p>
          </table:table-cell>
          <table:table-cell office:value-type="float" office:value="2.668034" table:style-name="ce1">
            <text:p>2.668034</text:p>
          </table:table-cell>
          <table:table-cell office:value-type="float" office:value="1.916126" table:style-name="ce1">
            <text:p>1.916126</text:p>
          </table:table-cell>
          <table:table-cell office:value-type="float" office:value="2.7339329999999999" table:style-name="ce1">
            <text:p>2.733933</text:p>
          </table:table-cell>
          <table:table-cell office:value-type="float" office:value="2.536178" table:style-name="ce1">
            <text:p>2.536178</text:p>
          </table:table-cell>
          <table:table-cell office:value-type="float" office:value="3.249457" table:style-name="ce1">
            <text:p>3.249457</text:p>
          </table:table-cell>
          <table:table-cell office:value-type="float" office:value="2.910787" table:style-name="ce1">
            <text:p>2.910787</text:p>
          </table:table-cell>
          <table:table-cell office:value-type="float" office:value="2.294041" table:style-name="ce1">
            <text:p>2.294041</text:p>
          </table:table-cell>
          <table:table-cell office:value-type="float" office:value="3.6200890000000001" table:style-name="ce1">
            <text:p>3.620089</text:p>
          </table:table-cell>
          <table:table-cell office:value-type="float" office:value="3.0264890000000002" table:style-name="ce1">
            <text:p>3.026489</text:p>
          </table:table-cell>
          <table:table-cell office:value-type="float" office:value="2.2913619999999999" table:style-name="ce1">
            <text:p>2.291362</text:p>
          </table:table-cell>
          <table:table-cell office:value-type="float" office:value="2.0391729999999999" table:style-name="ce1">
            <text:p>2.039173</text:p>
          </table:table-cell>
          <table:table-cell office:value-type="float" office:value="2.6364830000000001" table:style-name="ce1">
            <text:p>2.636483</text:p>
          </table:table-cell>
          <table:table-cell office:value-type="float" office:value="2.441964" table:style-name="ce1">
            <text:p>2.441964</text:p>
          </table:table-cell>
          <table:table-cell office:value-type="float" office:value="2.7155480000000001" table:style-name="ce1">
            <text:p>2.715548</text:p>
          </table:table-cell>
          <table:table-cell office:value-type="float" office:value="2.5241690000000001" table:style-name="ce1">
            <text:p>2.524169</text:p>
          </table:table-cell>
          <table:table-cell office:value-type="float" office:value="2.1207389999999999" table:style-name="ce1">
            <text:p>2.120739</text:p>
          </table:table-cell>
          <table:table-cell office:value-type="float" office:value="2.214842" table:style-name="ce1">
            <text:p>2.214842</text:p>
          </table:table-cell>
          <table:table-cell office:value-type="float" office:value="2.1383459999999999" table:style-name="ce1">
            <text:p>2.138346</text:p>
          </table:table-cell>
          <table:table-cell office:value-type="float" office:value="2.6832210000000001" table:style-name="ce1">
            <text:p>2.683221</text:p>
          </table:table-cell>
          <table:table-cell table:number-columns-repeated="16344"/>
        </table:table-row>
        <table:table-row table:style-name="ro1">
          <table:table-cell office:value-type="float" office:value="2.836741" table:style-name="ce1">
            <text:p>2.836741</text:p>
          </table:table-cell>
          <table:table-cell office:value-type="float" office:value="2.197136" table:style-name="ce1">
            <text:p>2.197136</text:p>
          </table:table-cell>
          <table:table-cell office:value-type="float" office:value="3.3337370000000002" table:style-name="ce1">
            <text:p>3.333737</text:p>
          </table:table-cell>
          <table:table-cell office:value-type="float" office:value="3.0693980000000001" table:style-name="ce1">
            <text:p>3.069398</text:p>
          </table:table-cell>
          <table:table-cell office:value-type="float" office:value="3.0696240000000001" table:style-name="ce1">
            <text:p>3.069624</text:p>
          </table:table-cell>
          <table:table-cell office:value-type="float" office:value="2.2159689999999999" table:style-name="ce1">
            <text:p>2.215969</text:p>
          </table:table-cell>
          <table:table-cell office:value-type="float" office:value="2.6411159999999998" table:style-name="ce1">
            <text:p>2.641116</text:p>
          </table:table-cell>
          <table:table-cell office:value-type="float" office:value="2.623046" table:style-name="ce1">
            <text:p>2.623046</text:p>
          </table:table-cell>
          <table:table-cell office:value-type="float" office:value="2.2712020000000002" table:style-name="ce1">
            <text:p>2.271202</text:p>
          </table:table-cell>
          <table:table-cell office:value-type="float" office:value="2.9240910000000002" table:style-name="ce1">
            <text:p>2.924091</text:p>
          </table:table-cell>
          <table:table-cell office:value-type="float" office:value="2.7333340000000002" table:style-name="ce1">
            <text:p>2.733334</text:p>
          </table:table-cell>
          <table:table-cell office:value-type="float" office:value="2.630007" table:style-name="ce1">
            <text:p>2.630007</text:p>
          </table:table-cell>
          <table:table-cell office:value-type="float" office:value="2.720691" table:style-name="ce1">
            <text:p>2.720691</text:p>
          </table:table-cell>
          <table:table-cell office:value-type="float" office:value="2.609807" table:style-name="ce1">
            <text:p>2.609807</text:p>
          </table:table-cell>
          <table:table-cell office:value-type="float" office:value="2.309374" table:style-name="ce1">
            <text:p>2.309374</text:p>
          </table:table-cell>
          <table:table-cell office:value-type="float" office:value="3.1682070000000002" table:style-name="ce1">
            <text:p>3.168207</text:p>
          </table:table-cell>
          <table:table-cell office:value-type="float" office:value="2.4509750000000001" table:style-name="ce1">
            <text:p>2.450975</text:p>
          </table:table-cell>
          <table:table-cell office:value-type="float" office:value="3.7009880000000002" table:style-name="ce1">
            <text:p>3.700988</text:p>
          </table:table-cell>
          <table:table-cell office:value-type="float" office:value="0.77934300000000001" table:style-name="ce1">
            <text:p>0.779343</text:p>
          </table:table-cell>
          <table:table-cell office:value-type="float" office:value="3.145184" table:style-name="ce1">
            <text:p>3.145184</text:p>
          </table:table-cell>
          <table:table-cell office:value-type="float" office:value="2.2488290000000002" table:style-name="ce1">
            <text:p>2.248829</text:p>
          </table:table-cell>
          <table:table-cell office:value-type="float" office:value="2.3860060000000001" table:style-name="ce1">
            <text:p>2.386006</text:p>
          </table:table-cell>
          <table:table-cell office:value-type="float" office:value="1.60771" table:style-name="ce1">
            <text:p>1.60771</text:p>
          </table:table-cell>
          <table:table-cell office:value-type="float" office:value="3.5175969999999999" table:style-name="ce1">
            <text:p>3.517597</text:p>
          </table:table-cell>
          <table:table-cell office:value-type="float" office:value="2.7112210000000001" table:style-name="ce1">
            <text:p>2.711221</text:p>
          </table:table-cell>
          <table:table-cell office:value-type="float" office:value="3.0295559999999999" table:style-name="ce1">
            <text:p>3.029556</text:p>
          </table:table-cell>
          <table:table-cell office:value-type="float" office:value="2.9778530000000001" table:style-name="ce1">
            <text:p>2.977853</text:p>
          </table:table-cell>
          <table:table-cell office:value-type="float" office:value="2.0166580000000001" table:style-name="ce1">
            <text:p>2.016658</text:p>
          </table:table-cell>
          <table:table-cell office:value-type="float" office:value="3.856163" table:style-name="ce1">
            <text:p>3.856163</text:p>
          </table:table-cell>
          <table:table-cell office:value-type="float" office:value="2.5783170000000002" table:style-name="ce1">
            <text:p>2.578317</text:p>
          </table:table-cell>
          <table:table-cell office:value-type="float" office:value="2.4512369999999999" table:style-name="ce1">
            <text:p>2.451237</text:p>
          </table:table-cell>
          <table:table-cell office:value-type="float" office:value="1.9330449999999999" table:style-name="ce1">
            <text:p>1.933045</text:p>
          </table:table-cell>
          <table:table-cell office:value-type="float" office:value="2.8282150000000001" table:style-name="ce1">
            <text:p>2.828215</text:p>
          </table:table-cell>
          <table:table-cell office:value-type="float" office:value="2.469624" table:style-name="ce1">
            <text:p>2.469624</text:p>
          </table:table-cell>
          <table:table-cell office:value-type="float" office:value="2.8040210000000001" table:style-name="ce1">
            <text:p>2.804021</text:p>
          </table:table-cell>
          <table:table-cell office:value-type="float" office:value="2.110789" table:style-name="ce1">
            <text:p>2.110789</text:p>
          </table:table-cell>
          <table:table-cell office:value-type="float" office:value="2.0148259999999998" table:style-name="ce1">
            <text:p>2.014826</text:p>
          </table:table-cell>
          <table:table-cell office:value-type="float" office:value="2.3754059999999999" table:style-name="ce1">
            <text:p>2.375406</text:p>
          </table:table-cell>
          <table:table-cell office:value-type="float" office:value="4.5799209999999997" table:style-name="ce1">
            <text:p>4.579921</text:p>
          </table:table-cell>
          <table:table-cell office:value-type="float" office:value="2.6062319999999999" table:style-name="ce1">
            <text:p>2.606232</text:p>
          </table:table-cell>
          <table:table-cell table:number-columns-repeated="16344"/>
        </table:table-row>
        <table:table-row table:style-name="ro1">
          <table:table-cell office:value-type="float" office:value="1.9691650000000001" table:style-name="ce1">
            <text:p>1.969165</text:p>
          </table:table-cell>
          <table:table-cell office:value-type="float" office:value="1.7250730000000001" table:style-name="ce1">
            <text:p>1.725073</text:p>
          </table:table-cell>
          <table:table-cell office:value-type="float" office:value="2.949649" table:style-name="ce1">
            <text:p>2.949649</text:p>
          </table:table-cell>
          <table:table-cell office:value-type="float" office:value="2.7750189999999999" table:style-name="ce1">
            <text:p>2.775019</text:p>
          </table:table-cell>
          <table:table-cell office:value-type="float" office:value="2.8583069999999999" table:style-name="ce1">
            <text:p>2.858307</text:p>
          </table:table-cell>
          <table:table-cell office:value-type="float" office:value="2.2732579999999998" table:style-name="ce1">
            <text:p>2.273258</text:p>
          </table:table-cell>
          <table:table-cell office:value-type="float" office:value="2.4319389999999999" table:style-name="ce1">
            <text:p>2.431939</text:p>
          </table:table-cell>
          <table:table-cell office:value-type="float" office:value="2.2287810000000001" table:style-name="ce1">
            <text:p>2.228781</text:p>
          </table:table-cell>
          <table:table-cell office:value-type="float" office:value="2.4513410000000002" table:style-name="ce1">
            <text:p>2.451341</text:p>
          </table:table-cell>
          <table:table-cell office:value-type="float" office:value="2.5493030000000001" table:style-name="ce1">
            <text:p>2.549303</text:p>
          </table:table-cell>
          <table:table-cell office:value-type="float" office:value="2.2197230000000001" table:style-name="ce1">
            <text:p>2.219723</text:p>
          </table:table-cell>
          <table:table-cell office:value-type="float" office:value="2.1943410000000001" table:style-name="ce1">
            <text:p>2.194341</text:p>
          </table:table-cell>
          <table:table-cell office:value-type="float" office:value="2.168256" table:style-name="ce1">
            <text:p>2.168256</text:p>
          </table:table-cell>
          <table:table-cell office:value-type="float" office:value="2.811706" table:style-name="ce1">
            <text:p>2.811706</text:p>
          </table:table-cell>
          <table:table-cell office:value-type="float" office:value="2.400166" table:style-name="ce1">
            <text:p>2.400166</text:p>
          </table:table-cell>
          <table:table-cell office:value-type="float" office:value="3.0956139999999999" table:style-name="ce1">
            <text:p>3.095614</text:p>
          </table:table-cell>
          <table:table-cell office:value-type="float" office:value="2.451632" table:style-name="ce1">
            <text:p>2.451632</text:p>
          </table:table-cell>
          <table:table-cell office:value-type="float" office:value="3.49194" table:style-name="ce1">
            <text:p>3.49194</text:p>
          </table:table-cell>
          <table:table-cell office:value-type="float" office:value="1.592684" table:style-name="ce1">
            <text:p>1.592684</text:p>
          </table:table-cell>
          <table:table-cell office:value-type="float" office:value="2.987206" table:style-name="ce1">
            <text:p>2.987206</text:p>
          </table:table-cell>
          <table:table-cell office:value-type="float" office:value="2.2036790000000002" table:style-name="ce1">
            <text:p>2.203679</text:p>
          </table:table-cell>
          <table:table-cell office:value-type="float" office:value="2.2104680000000001" table:style-name="ce1">
            <text:p>2.210468</text:p>
          </table:table-cell>
          <table:table-cell office:value-type="float" office:value="2.011336" table:style-name="ce1">
            <text:p>2.011336</text:p>
          </table:table-cell>
          <table:table-cell office:value-type="float" office:value="3.4150480000000001" table:style-name="ce1">
            <text:p>3.415048</text:p>
          </table:table-cell>
          <table:table-cell office:value-type="float" office:value="2.5828500000000001" table:style-name="ce1">
            <text:p>2.58285</text:p>
          </table:table-cell>
          <table:table-cell office:value-type="float" office:value="2.8207589999999998" table:style-name="ce1">
            <text:p>2.820759</text:p>
          </table:table-cell>
          <table:table-cell office:value-type="float" office:value="2.9006189999999998" table:style-name="ce1">
            <text:p>2.900619</text:p>
          </table:table-cell>
          <table:table-cell office:value-type="float" office:value="2.6207050000000001" table:style-name="ce1">
            <text:p>2.620705</text:p>
          </table:table-cell>
          <table:table-cell office:value-type="float" office:value="3.6191599999999999" table:style-name="ce1">
            <text:p>3.61916</text:p>
          </table:table-cell>
          <table:table-cell office:value-type="float" office:value="2.183853" table:style-name="ce1">
            <text:p>2.183853</text:p>
          </table:table-cell>
          <table:table-cell office:value-type="float" office:value="2.7326609999999998" table:style-name="ce1">
            <text:p>2.732661</text:p>
          </table:table-cell>
          <table:table-cell office:value-type="float" office:value="2.009277" table:style-name="ce1">
            <text:p>2.009277</text:p>
          </table:table-cell>
          <table:table-cell office:value-type="float" office:value="2.7726660000000001" table:style-name="ce1">
            <text:p>2.772666</text:p>
          </table:table-cell>
          <table:table-cell office:value-type="float" office:value="2.569817" table:style-name="ce1">
            <text:p>2.569817</text:p>
          </table:table-cell>
          <table:table-cell office:value-type="float" office:value="2.8958900000000001" table:style-name="ce1">
            <text:p>2.89589</text:p>
          </table:table-cell>
          <table:table-cell office:value-type="float" office:value="2.3662749999999999" table:style-name="ce1">
            <text:p>2.366275</text:p>
          </table:table-cell>
          <table:table-cell office:value-type="float" office:value="2.381011" table:style-name="ce1">
            <text:p>2.381011</text:p>
          </table:table-cell>
          <table:table-cell office:value-type="float" office:value="2.7800440000000002" table:style-name="ce1">
            <text:p>2.780044</text:p>
          </table:table-cell>
          <table:table-cell office:value-type="float" office:value="4.4621139999999997" table:style-name="ce1">
            <text:p>4.462114</text:p>
          </table:table-cell>
          <table:table-cell office:value-type="float" office:value="2.3430840000000002" table:style-name="ce1">
            <text:p>2.343084</text:p>
          </table:table-cell>
          <table:table-cell table:number-columns-repeated="16344"/>
        </table:table-row>
        <table:table-row table:style-name="ro1">
          <table:table-cell office:value-type="float" office:value="2.3533580000000001" table:style-name="ce1">
            <text:p>2.353358</text:p>
          </table:table-cell>
          <table:table-cell office:value-type="float" office:value="1.722045" table:style-name="ce1">
            <text:p>1.722045</text:p>
          </table:table-cell>
          <table:table-cell office:value-type="float" office:value="3.0414490000000001" table:style-name="ce1">
            <text:p>3.041449</text:p>
          </table:table-cell>
          <table:table-cell office:value-type="float" office:value="2.5900759999999998" table:style-name="ce1">
            <text:p>2.590076</text:p>
          </table:table-cell>
          <table:table-cell office:value-type="float" office:value="2.6440009999999998" table:style-name="ce1">
            <text:p>2.644001</text:p>
          </table:table-cell>
          <table:table-cell office:value-type="float" office:value="2.8311459999999999" table:style-name="ce1">
            <text:p>2.831146</text:p>
          </table:table-cell>
          <table:table-cell office:value-type="float" office:value="1.5943849999999999" table:style-name="ce1">
            <text:p>1.594385</text:p>
          </table:table-cell>
          <table:table-cell office:value-type="float" office:value="2.1908720000000002" table:style-name="ce1">
            <text:p>2.190872</text:p>
          </table:table-cell>
          <table:table-cell office:value-type="float" office:value="2.1974649999999998" table:style-name="ce1">
            <text:p>2.197465</text:p>
          </table:table-cell>
          <table:table-cell office:value-type="float" office:value="2.5017800000000001" table:style-name="ce1">
            <text:p>2.50178</text:p>
          </table:table-cell>
          <table:table-cell office:value-type="float" office:value="2.2330779999999999" table:style-name="ce1">
            <text:p>2.233078</text:p>
          </table:table-cell>
          <table:table-cell office:value-type="float" office:value="2.0617899999999998" table:style-name="ce1">
            <text:p>2.06179</text:p>
          </table:table-cell>
          <table:table-cell office:value-type="float" office:value="2.0882849999999999" table:style-name="ce1">
            <text:p>2.088285</text:p>
          </table:table-cell>
          <table:table-cell office:value-type="float" office:value="2.6056720000000002" table:style-name="ce1">
            <text:p>2.605672</text:p>
          </table:table-cell>
          <table:table-cell office:value-type="float" office:value="2.3730869999999999" table:style-name="ce1">
            <text:p>2.373087</text:p>
          </table:table-cell>
          <table:table-cell office:value-type="float" office:value="2.7330359999999998" table:style-name="ce1">
            <text:p>2.733036</text:p>
          </table:table-cell>
          <table:table-cell office:value-type="float" office:value="2.2730250000000001" table:style-name="ce1">
            <text:p>2.273025</text:p>
          </table:table-cell>
          <table:table-cell office:value-type="float" office:value="3.2726839999999999" table:style-name="ce1">
            <text:p>3.272684</text:p>
          </table:table-cell>
          <table:table-cell office:value-type="float" office:value="2.5839050000000001" table:style-name="ce1">
            <text:p>2.583905</text:p>
          </table:table-cell>
          <table:table-cell office:value-type="float" office:value="2.923235" table:style-name="ce1">
            <text:p>2.923235</text:p>
          </table:table-cell>
          <table:table-cell office:value-type="float" office:value="2.2599840000000002" table:style-name="ce1">
            <text:p>2.259984</text:p>
          </table:table-cell>
          <table:table-cell office:value-type="float" office:value="2.7531729999999999" table:style-name="ce1">
            <text:p>2.753173</text:p>
          </table:table-cell>
          <table:table-cell office:value-type="float" office:value="1.335915" table:style-name="ce1">
            <text:p>1.335915</text:p>
          </table:table-cell>
          <table:table-cell office:value-type="float" office:value="3.1755040000000001" table:style-name="ce1">
            <text:p>3.175504</text:p>
          </table:table-cell>
          <table:table-cell office:value-type="float" office:value="2.6019730000000001" table:style-name="ce1">
            <text:p>2.601973</text:p>
          </table:table-cell>
          <table:table-cell office:value-type="float" office:value="2.8533729999999999" table:style-name="ce1">
            <text:p>2.853373</text:p>
          </table:table-cell>
          <table:table-cell office:value-type="float" office:value="2.9159739999999998" table:style-name="ce1">
            <text:p>2.915974</text:p>
          </table:table-cell>
          <table:table-cell office:value-type="float" office:value="2.1280489999999999" table:style-name="ce1">
            <text:p>2.128049</text:p>
          </table:table-cell>
          <table:table-cell office:value-type="float" office:value="3.4690159999999999" table:style-name="ce1">
            <text:p>3.469016</text:p>
          </table:table-cell>
          <table:table-cell office:value-type="float" office:value="1.686774" table:style-name="ce1">
            <text:p>1.686774</text:p>
          </table:table-cell>
          <table:table-cell office:value-type="float" office:value="2.3988309999999999" table:style-name="ce1">
            <text:p>2.398831</text:p>
          </table:table-cell>
          <table:table-cell office:value-type="float" office:value="1.751881" table:style-name="ce1">
            <text:p>1.751881</text:p>
          </table:table-cell>
          <table:table-cell office:value-type="float" office:value="3.095215" table:style-name="ce1">
            <text:p>3.095215</text:p>
          </table:table-cell>
          <table:table-cell office:value-type="float" office:value="2.0642839999999998" table:style-name="ce1">
            <text:p>2.064284</text:p>
          </table:table-cell>
          <table:table-cell office:value-type="float" office:value="2.1034790000000001" table:style-name="ce1">
            <text:p>2.103479</text:p>
          </table:table-cell>
          <table:table-cell office:value-type="float" office:value="1.907959" table:style-name="ce1">
            <text:p>1.907959</text:p>
          </table:table-cell>
          <table:table-cell office:value-type="float" office:value="2.1508509999999998" table:style-name="ce1">
            <text:p>2.150851</text:p>
          </table:table-cell>
          <table:table-cell office:value-type="float" office:value="1.9948980000000001" table:style-name="ce1">
            <text:p>1.994898</text:p>
          </table:table-cell>
          <table:table-cell office:value-type="float" office:value="4.2600899999999999" table:style-name="ce1">
            <text:p>4.26009</text:p>
          </table:table-cell>
          <table:table-cell office:value-type="float" office:value="2.3111039999999998" table:style-name="ce1">
            <text:p>2.311104</text:p>
          </table:table-cell>
          <table:table-cell table:number-columns-repeated="16344"/>
        </table:table-row>
        <table:table-row table:style-name="ro1">
          <table:table-cell office:value-type="float" office:value="1.642191" table:style-name="ce1">
            <text:p>1.642191</text:p>
          </table:table-cell>
          <table:table-cell office:value-type="float" office:value="1.6003430000000001" table:style-name="ce1">
            <text:p>1.600343</text:p>
          </table:table-cell>
          <table:table-cell office:value-type="float" office:value="2.8963830000000002" table:style-name="ce1">
            <text:p>2.896383</text:p>
          </table:table-cell>
          <table:table-cell office:value-type="float" office:value="2.3183099999999999" table:style-name="ce1">
            <text:p>2.31831</text:p>
          </table:table-cell>
          <table:table-cell office:value-type="float" office:value="2.4391539999999998" table:style-name="ce1">
            <text:p>2.439154</text:p>
          </table:table-cell>
          <table:table-cell office:value-type="float" office:value="2.7021769999999998" table:style-name="ce1">
            <text:p>2.702177</text:p>
          </table:table-cell>
          <table:table-cell office:value-type="float" office:value="3.016467" table:style-name="ce1">
            <text:p>3.016467</text:p>
          </table:table-cell>
          <table:table-cell office:value-type="float" office:value="1.835002" table:style-name="ce1">
            <text:p>1.835002</text:p>
          </table:table-cell>
          <table:table-cell office:value-type="float" office:value="1.8356760000000001" table:style-name="ce1">
            <text:p>1.835676</text:p>
          </table:table-cell>
          <table:table-cell office:value-type="float" office:value="2.2985799999999998" table:style-name="ce1">
            <text:p>2.29858</text:p>
          </table:table-cell>
          <table:table-cell office:value-type="float" office:value="2.4787810000000001" table:style-name="ce1">
            <text:p>2.478781</text:p>
          </table:table-cell>
          <table:table-cell office:value-type="float" office:value="1.7564979999999999" table:style-name="ce1">
            <text:p>1.756498</text:p>
          </table:table-cell>
          <table:table-cell office:value-type="float" office:value="2.119383" table:style-name="ce1">
            <text:p>2.119383</text:p>
          </table:table-cell>
          <table:table-cell office:value-type="float" office:value="2.129724" table:style-name="ce1">
            <text:p>2.129724</text:p>
          </table:table-cell>
          <table:table-cell office:value-type="float" office:value="2.2511939999999999" table:style-name="ce1">
            <text:p>2.251194</text:p>
          </table:table-cell>
          <table:table-cell office:value-type="float" office:value="2.4091640000000001" table:style-name="ce1">
            <text:p>2.409164</text:p>
          </table:table-cell>
          <table:table-cell office:value-type="float" office:value="2.4431539999999998" table:style-name="ce1">
            <text:p>2.443154</text:p>
          </table:table-cell>
          <table:table-cell office:value-type="float" office:value="3.0654089999999998" table:style-name="ce1">
            <text:p>3.065409</text:p>
          </table:table-cell>
          <table:table-cell office:value-type="float" office:value="2.4161679999999999" table:style-name="ce1">
            <text:p>2.416168</text:p>
          </table:table-cell>
          <table:table-cell office:value-type="float" office:value="2.351899" table:style-name="ce1">
            <text:p>2.351899</text:p>
          </table:table-cell>
          <table:table-cell office:value-type="float" office:value="1.9718549999999999" table:style-name="ce1">
            <text:p>1.971855</text:p>
          </table:table-cell>
          <table:table-cell office:value-type="float" office:value="2.254702" table:style-name="ce1">
            <text:p>2.254702</text:p>
          </table:table-cell>
          <table:table-cell office:value-type="float" office:value="1.6470899999999999" table:style-name="ce1">
            <text:p>1.64709</text:p>
          </table:table-cell>
          <table:table-cell office:value-type="float" office:value="2.970367" table:style-name="ce1">
            <text:p>2.970367</text:p>
          </table:table-cell>
          <table:table-cell office:value-type="float" office:value="2.5303490000000002" table:style-name="ce1">
            <text:p>2.530349</text:p>
          </table:table-cell>
          <table:table-cell office:value-type="float" office:value="2.3917570000000001" table:style-name="ce1">
            <text:p>2.391757</text:p>
          </table:table-cell>
          <table:table-cell office:value-type="float" office:value="2.2873760000000001" table:style-name="ce1">
            <text:p>2.287376</text:p>
          </table:table-cell>
          <table:table-cell office:value-type="float" office:value="2.3353489999999999" table:style-name="ce1">
            <text:p>2.335349</text:p>
          </table:table-cell>
          <table:table-cell office:value-type="float" office:value="3.1624979999999998" table:style-name="ce1">
            <text:p>3.162498</text:p>
          </table:table-cell>
          <table:table-cell office:value-type="float" office:value="2.139729" table:style-name="ce1">
            <text:p>2.139729</text:p>
          </table:table-cell>
          <table:table-cell office:value-type="float" office:value="2.9718369999999998" table:style-name="ce1">
            <text:p>2.971837</text:p>
          </table:table-cell>
          <table:table-cell office:value-type="float" office:value="1.4699390000000001" table:style-name="ce1">
            <text:p>1.469939</text:p>
          </table:table-cell>
          <table:table-cell office:value-type="float" office:value="2.8128199999999999" table:style-name="ce1">
            <text:p>2.81282</text:p>
          </table:table-cell>
          <table:table-cell office:value-type="float" office:value="1.8440240000000001" table:style-name="ce1">
            <text:p>1.844024</text:p>
          </table:table-cell>
          <table:table-cell office:value-type="float" office:value="2.4353150000000001" table:style-name="ce1">
            <text:p>2.435315</text:p>
          </table:table-cell>
          <table:table-cell office:value-type="float" office:value="2.0197669999999999" table:style-name="ce1">
            <text:p>2.019767</text:p>
          </table:table-cell>
          <table:table-cell office:value-type="float" office:value="2.0164029999999999" table:style-name="ce1">
            <text:p>2.016403</text:p>
          </table:table-cell>
          <table:table-cell office:value-type="float" office:value="2.0731069999999998" table:style-name="ce1">
            <text:p>2.073107</text:p>
          </table:table-cell>
          <table:table-cell office:value-type="float" office:value="4.0362450000000001" table:style-name="ce1">
            <text:p>4.036245</text:p>
          </table:table-cell>
          <table:table-cell office:value-type="float" office:value="2.1221899999999998" table:style-name="ce1">
            <text:p>2.12219</text:p>
          </table:table-cell>
          <table:table-cell table:number-columns-repeated="16344"/>
        </table:table-row>
        <table:table-row table:style-name="ro1">
          <table:table-cell office:value-type="float" office:value="1.7687660000000001" table:style-name="ce1">
            <text:p>1.768766</text:p>
          </table:table-cell>
          <table:table-cell office:value-type="float" office:value="2.1797490000000002" table:style-name="ce1">
            <text:p>2.179749</text:p>
          </table:table-cell>
          <table:table-cell office:value-type="float" office:value="2.687462" table:style-name="ce1">
            <text:p>2.687462</text:p>
          </table:table-cell>
          <table:table-cell office:value-type="float" office:value="2.4124129999999999" table:style-name="ce1">
            <text:p>2.412413</text:p>
          </table:table-cell>
          <table:table-cell office:value-type="float" office:value="2.2244730000000001" table:style-name="ce1">
            <text:p>2.224473</text:p>
          </table:table-cell>
          <table:table-cell office:value-type="float" office:value="2.7862629999999999" table:style-name="ce1">
            <text:p>2.786263</text:p>
          </table:table-cell>
          <table:table-cell office:value-type="float" office:value="2.8502869999999998" table:style-name="ce1">
            <text:p>2.850287</text:p>
          </table:table-cell>
          <table:table-cell office:value-type="float" office:value="1.5544009999999999" table:style-name="ce1">
            <text:p>1.554401</text:p>
          </table:table-cell>
          <table:table-cell office:value-type="float" office:value="1.9042479999999999" table:style-name="ce1">
            <text:p>1.904248</text:p>
          </table:table-cell>
          <table:table-cell office:value-type="float" office:value="2.1387160000000001" table:style-name="ce1">
            <text:p>2.138716</text:p>
          </table:table-cell>
          <table:table-cell office:value-type="float" office:value="2.258327" table:style-name="ce1">
            <text:p>2.258327</text:p>
          </table:table-cell>
          <table:table-cell office:value-type="float" office:value="1.725382" table:style-name="ce1">
            <text:p>1.725382</text:p>
          </table:table-cell>
          <table:table-cell office:value-type="float" office:value="1.9997910000000001" table:style-name="ce1">
            <text:p>1.999791</text:p>
          </table:table-cell>
          <table:table-cell office:value-type="float" office:value="2.0300319999999998" table:style-name="ce1">
            <text:p>2.030032</text:p>
          </table:table-cell>
          <table:table-cell office:value-type="float" office:value="2.3118180000000002" table:style-name="ce1">
            <text:p>2.311818</text:p>
          </table:table-cell>
          <table:table-cell office:value-type="float" office:value="2.2747449999999998" table:style-name="ce1">
            <text:p>2.274745</text:p>
          </table:table-cell>
          <table:table-cell office:value-type="float" office:value="2.0857640000000002" table:style-name="ce1">
            <text:p>2.085764</text:p>
          </table:table-cell>
          <table:table-cell office:value-type="float" office:value="2.8769969999999998" table:style-name="ce1">
            <text:p>2.876997</text:p>
          </table:table-cell>
          <table:table-cell office:value-type="float" office:value="2.2154560000000001" table:style-name="ce1">
            <text:p>2.215456</text:p>
          </table:table-cell>
          <table:table-cell office:value-type="float" office:value="2.1477710000000001" table:style-name="ce1">
            <text:p>2.147771</text:p>
          </table:table-cell>
          <table:table-cell office:value-type="float" office:value="1.7583040000000001" table:style-name="ce1">
            <text:p>1.758304</text:p>
          </table:table-cell>
          <table:table-cell office:value-type="float" office:value="2.5344199999999999" table:style-name="ce1">
            <text:p>2.53442</text:p>
          </table:table-cell>
          <table:table-cell office:value-type="float" office:value="1.7424569999999999" table:style-name="ce1">
            <text:p>1.742457</text:p>
          </table:table-cell>
          <table:table-cell office:value-type="float" office:value="2.7570899999999998" table:style-name="ce1">
            <text:p>2.75709</text:p>
          </table:table-cell>
          <table:table-cell office:value-type="float" office:value="2.4814059999999998" table:style-name="ce1">
            <text:p>2.481406</text:p>
          </table:table-cell>
          <table:table-cell office:value-type="float" office:value="2.1604619999999999" table:style-name="ce1">
            <text:p>2.160462</text:p>
          </table:table-cell>
          <table:table-cell office:value-type="float" office:value="2.1965979999999998" table:style-name="ce1">
            <text:p>2.196598</text:p>
          </table:table-cell>
          <table:table-cell office:value-type="float" office:value="2.1964549999999998" table:style-name="ce1">
            <text:p>2.196455</text:p>
          </table:table-cell>
          <table:table-cell office:value-type="float" office:value="3.1021179999999999" table:style-name="ce1">
            <text:p>3.102118</text:p>
          </table:table-cell>
          <table:table-cell office:value-type="float" office:value="2.6644939999999999" table:style-name="ce1">
            <text:p>2.664494</text:p>
          </table:table-cell>
          <table:table-cell office:value-type="float" office:value="2.7643550000000001" table:style-name="ce1">
            <text:p>2.764355</text:p>
          </table:table-cell>
          <table:table-cell office:value-type="float" office:value="1.6916389999999999" table:style-name="ce1">
            <text:p>1.691639</text:p>
          </table:table-cell>
          <table:table-cell office:value-type="float" office:value="2.5990989999999998" table:style-name="ce1">
            <text:p>2.599099</text:p>
          </table:table-cell>
          <table:table-cell office:value-type="float" office:value="2.1523319999999999" table:style-name="ce1">
            <text:p>2.152332</text:p>
          </table:table-cell>
          <table:table-cell office:value-type="float" office:value="2.8223780000000001" table:style-name="ce1">
            <text:p>2.822378</text:p>
          </table:table-cell>
          <table:table-cell office:value-type="float" office:value="1.982226" table:style-name="ce1">
            <text:p>1.982226</text:p>
          </table:table-cell>
          <table:table-cell office:value-type="float" office:value="1.9213819999999999" table:style-name="ce1">
            <text:p>1.921382</text:p>
          </table:table-cell>
          <table:table-cell office:value-type="float" office:value="2.276872" table:style-name="ce1">
            <text:p>2.276872</text:p>
          </table:table-cell>
          <table:table-cell office:value-type="float" office:value="3.842946" table:style-name="ce1">
            <text:p>3.842946</text:p>
          </table:table-cell>
          <table:table-cell office:value-type="float" office:value="1.970173" table:style-name="ce1">
            <text:p>1.970173</text:p>
          </table:table-cell>
          <table:table-cell table:number-columns-repeated="16344"/>
        </table:table-row>
        <table:table-row table:style-name="ro1">
          <table:table-cell office:value-type="float" office:value="1.5709949999999999" table:style-name="ce1">
            <text:p>1.570995</text:p>
          </table:table-cell>
          <table:table-cell office:value-type="float" office:value="1.9951410000000001" table:style-name="ce1">
            <text:p>1.995141</text:p>
          </table:table-cell>
          <table:table-cell office:value-type="float" office:value="3.6078030000000001" table:style-name="ce1">
            <text:p>3.607803</text:p>
          </table:table-cell>
          <table:table-cell office:value-type="float" office:value="2.0397789999999998" table:style-name="ce1">
            <text:p>2.039779</text:p>
          </table:table-cell>
          <table:table-cell office:value-type="float" office:value="2.0227879999999998" table:style-name="ce1">
            <text:p>2.022788</text:p>
          </table:table-cell>
          <table:table-cell office:value-type="float" office:value="2.6361590000000001" table:style-name="ce1">
            <text:p>2.636159</text:p>
          </table:table-cell>
          <table:table-cell office:value-type="float" office:value="2.633845" table:style-name="ce1">
            <text:p>2.633845</text:p>
          </table:table-cell>
          <table:table-cell office:value-type="float" office:value="1.3537889999999999" table:style-name="ce1">
            <text:p>1.353789</text:p>
          </table:table-cell>
          <table:table-cell office:value-type="float" office:value="1.564098" table:style-name="ce1">
            <text:p>1.564098</text:p>
          </table:table-cell>
          <table:table-cell office:value-type="float" office:value="2.0661309999999999" table:style-name="ce1">
            <text:p>2.066131</text:p>
          </table:table-cell>
          <table:table-cell office:value-type="float" office:value="2.0231080000000001" table:style-name="ce1">
            <text:p>2.023108</text:p>
          </table:table-cell>
          <table:table-cell office:value-type="float" office:value="1.5418050000000001" table:style-name="ce1">
            <text:p>1.541805</text:p>
          </table:table-cell>
          <table:table-cell office:value-type="float" office:value="2.0999560000000002" table:style-name="ce1">
            <text:p>2.099956</text:p>
          </table:table-cell>
          <table:table-cell office:value-type="float" office:value="1.299444" table:style-name="ce1">
            <text:p>1.299444</text:p>
          </table:table-cell>
          <table:table-cell office:value-type="float" office:value="2.1901890000000002" table:style-name="ce1">
            <text:p>2.190189</text:p>
          </table:table-cell>
          <table:table-cell office:value-type="float" office:value="2.2669649999999999" table:style-name="ce1">
            <text:p>2.266965</text:p>
          </table:table-cell>
          <table:table-cell office:value-type="float" office:value="1.888744" table:style-name="ce1">
            <text:p>1.888744</text:p>
          </table:table-cell>
          <table:table-cell office:value-type="float" office:value="2.6357300000000001" table:style-name="ce1">
            <text:p>2.63573</text:p>
          </table:table-cell>
          <table:table-cell office:value-type="float" office:value="1.9877419999999999" table:style-name="ce1">
            <text:p>1.987742</text:p>
          </table:table-cell>
          <table:table-cell office:value-type="float" office:value="1.8898809999999999" table:style-name="ce1">
            <text:p>1.889881</text:p>
          </table:table-cell>
          <table:table-cell office:value-type="float" office:value="2.5211570000000001" table:style-name="ce1">
            <text:p>2.521157</text:p>
          </table:table-cell>
          <table:table-cell office:value-type="float" office:value="2.1995429999999998" table:style-name="ce1">
            <text:p>2.199543</text:p>
          </table:table-cell>
          <table:table-cell office:value-type="float" office:value="1.7715160000000001" table:style-name="ce1">
            <text:p>1.771516</text:p>
          </table:table-cell>
          <table:table-cell office:value-type="float" office:value="2.546672" table:style-name="ce1">
            <text:p>2.546672</text:p>
          </table:table-cell>
          <table:table-cell office:value-type="float" office:value="1.7116819999999999" table:style-name="ce1">
            <text:p>1.711682</text:p>
          </table:table-cell>
          <table:table-cell office:value-type="float" office:value="1.938212" table:style-name="ce1">
            <text:p>1.938212</text:p>
          </table:table-cell>
          <table:table-cell office:value-type="float" office:value="1.9609080000000001" table:style-name="ce1">
            <text:p>1.960908</text:p>
          </table:table-cell>
          <table:table-cell office:value-type="float" office:value="1.824309" table:style-name="ce1">
            <text:p>1.824309</text:p>
          </table:table-cell>
          <table:table-cell office:value-type="float" office:value="2.8934989999999998" table:style-name="ce1">
            <text:p>2.893499</text:p>
          </table:table-cell>
          <table:table-cell office:value-type="float" office:value="2.4196469999999999" table:style-name="ce1">
            <text:p>2.419647</text:p>
          </table:table-cell>
          <table:table-cell office:value-type="float" office:value="2.5590269999999999" table:style-name="ce1">
            <text:p>2.559027</text:p>
          </table:table-cell>
          <table:table-cell office:value-type="float" office:value="1.770721" table:style-name="ce1">
            <text:p>1.770721</text:p>
          </table:table-cell>
          <table:table-cell office:value-type="float" office:value="2.4675090000000002" table:style-name="ce1">
            <text:p>2.467509</text:p>
          </table:table-cell>
          <table:table-cell office:value-type="float" office:value="2.163964" table:style-name="ce1">
            <text:p>2.163964</text:p>
          </table:table-cell>
          <table:table-cell office:value-type="float" office:value="2.9999549999999999" table:style-name="ce1">
            <text:p>2.999955</text:p>
          </table:table-cell>
          <table:table-cell office:value-type="float" office:value="1.864549" table:style-name="ce1">
            <text:p>1.864549</text:p>
          </table:table-cell>
          <table:table-cell office:value-type="float" office:value="1.827151" table:style-name="ce1">
            <text:p>1.827151</text:p>
          </table:table-cell>
          <table:table-cell office:value-type="float" office:value="2.0035059999999998" table:style-name="ce1">
            <text:p>2.003506</text:p>
          </table:table-cell>
          <table:table-cell office:value-type="float" office:value="3.6223580000000002" table:style-name="ce1">
            <text:p>3.622358</text:p>
          </table:table-cell>
          <table:table-cell office:value-type="float" office:value="1.8244370000000001" table:style-name="ce1">
            <text:p>1.824437</text:p>
          </table:table-cell>
          <table:table-cell table:number-columns-repeated="16344"/>
        </table:table-row>
        <table:table-row table:style-name="ro1">
          <table:table-cell office:value-type="float" office:value="1.3442879999999999" table:style-name="ce1">
            <text:p>1.344288</text:p>
          </table:table-cell>
          <table:table-cell office:value-type="float" office:value="1.788924" table:style-name="ce1">
            <text:p>1.788924</text:p>
          </table:table-cell>
          <table:table-cell office:value-type="float" office:value="3.4696340000000001" table:style-name="ce1">
            <text:p>3.469634</text:p>
          </table:table-cell>
          <table:table-cell office:value-type="float" office:value="1.6761410000000001" table:style-name="ce1">
            <text:p>1.676141</text:p>
          </table:table-cell>
          <table:table-cell office:value-type="float" office:value="1.8031520000000001" table:style-name="ce1">
            <text:p>1.803152</text:p>
          </table:table-cell>
          <table:table-cell office:value-type="float" office:value="2.5010330000000001" table:style-name="ce1">
            <text:p>2.501033</text:p>
          </table:table-cell>
          <table:table-cell office:value-type="float" office:value="2.4275169999999999" table:style-name="ce1">
            <text:p>2.427517</text:p>
          </table:table-cell>
          <table:table-cell office:value-type="float" office:value="1.2802199999999999" table:style-name="ce1">
            <text:p>1.28022</text:p>
          </table:table-cell>
          <table:table-cell office:value-type="float" office:value="1.2995380000000001" table:style-name="ce1">
            <text:p>1.299538</text:p>
          </table:table-cell>
          <table:table-cell office:value-type="float" office:value="2.0466229999999999" table:style-name="ce1">
            <text:p>2.046623</text:p>
          </table:table-cell>
          <table:table-cell office:value-type="float" office:value="1.8059160000000001" table:style-name="ce1">
            <text:p>1.805916</text:p>
          </table:table-cell>
          <table:table-cell office:value-type="float" office:value="1.3395550000000001" table:style-name="ce1">
            <text:p>1.339555</text:p>
          </table:table-cell>
          <table:table-cell office:value-type="float" office:value="1.8250960000000001" table:style-name="ce1">
            <text:p>1.825096</text:p>
          </table:table-cell>
          <table:table-cell office:value-type="float" office:value="1.5806370000000001" table:style-name="ce1">
            <text:p>1.580637</text:p>
          </table:table-cell>
          <table:table-cell office:value-type="float" office:value="2.085029" table:style-name="ce1">
            <text:p>2.085029</text:p>
          </table:table-cell>
          <table:table-cell office:value-type="float" office:value="2.241031" table:style-name="ce1">
            <text:p>2.241031</text:p>
          </table:table-cell>
          <table:table-cell office:value-type="float" office:value="1.705514" table:style-name="ce1">
            <text:p>1.705514</text:p>
          </table:table-cell>
          <table:table-cell office:value-type="float" office:value="2.426901" table:style-name="ce1">
            <text:p>2.426901</text:p>
          </table:table-cell>
          <table:table-cell office:value-type="float" office:value="1.7742039999999999" table:style-name="ce1">
            <text:p>1.774204</text:p>
          </table:table-cell>
          <table:table-cell office:value-type="float" office:value="1.76193" table:style-name="ce1">
            <text:p>1.76193</text:p>
          </table:table-cell>
          <table:table-cell office:value-type="float" office:value="2.364617" table:style-name="ce1">
            <text:p>2.364617</text:p>
          </table:table-cell>
          <table:table-cell office:value-type="float" office:value="2.328881" table:style-name="ce1">
            <text:p>2.328881</text:p>
          </table:table-cell>
          <table:table-cell office:value-type="float" office:value="1.6197520000000001" table:style-name="ce1">
            <text:p>1.619752</text:p>
          </table:table-cell>
          <table:table-cell office:value-type="float" office:value="2.3440259999999999" table:style-name="ce1">
            <text:p>2.344026</text:p>
          </table:table-cell>
          <table:table-cell office:value-type="float" office:value="1.7641500000000001" table:style-name="ce1">
            <text:p>1.76415</text:p>
          </table:table-cell>
          <table:table-cell office:value-type="float" office:value="1.730772" table:style-name="ce1">
            <text:p>1.730772</text:p>
          </table:table-cell>
          <table:table-cell office:value-type="float" office:value="1.9333130000000001" table:style-name="ce1">
            <text:p>1.933313</text:p>
          </table:table-cell>
          <table:table-cell office:value-type="float" office:value="1.9604550000000001" table:style-name="ce1">
            <text:p>1.960455</text:p>
          </table:table-cell>
          <table:table-cell office:value-type="float" office:value="2.828335" table:style-name="ce1">
            <text:p>2.828335</text:p>
          </table:table-cell>
          <table:table-cell office:value-type="float" office:value="2.0736789999999998" table:style-name="ce1">
            <text:p>2.073679</text:p>
          </table:table-cell>
          <table:table-cell office:value-type="float" office:value="2.3509229999999999" table:style-name="ce1">
            <text:p>2.350923</text:p>
          </table:table-cell>
          <table:table-cell office:value-type="float" office:value="1.3210519999999999" table:style-name="ce1">
            <text:p>1.321052</text:p>
          </table:table-cell>
          <table:table-cell office:value-type="float" office:value="2.3271839999999999" table:style-name="ce1">
            <text:p>2.327184</text:p>
          </table:table-cell>
          <table:table-cell office:value-type="float" office:value="2.1703130000000002" table:style-name="ce1">
            <text:p>2.170313</text:p>
          </table:table-cell>
          <table:table-cell office:value-type="float" office:value="2.8523320000000001" table:style-name="ce1">
            <text:p>2.852332</text:p>
          </table:table-cell>
          <table:table-cell office:value-type="float" office:value="1.2477290000000001" table:style-name="ce1">
            <text:p>1.247729</text:p>
          </table:table-cell>
          <table:table-cell office:value-type="float" office:value="1.647905" table:style-name="ce1">
            <text:p>1.647905</text:p>
          </table:table-cell>
          <table:table-cell office:value-type="float" office:value="2.2349030000000001" table:style-name="ce1">
            <text:p>2.234903</text:p>
          </table:table-cell>
          <table:table-cell office:value-type="float" office:value="3.408007" table:style-name="ce1">
            <text:p>3.408007</text:p>
          </table:table-cell>
          <table:table-cell office:value-type="float" office:value="2.3121139999999998" table:style-name="ce1">
            <text:p>2.312114</text:p>
          </table:table-cell>
          <table:table-cell table:number-columns-repeated="16344"/>
        </table:table-row>
        <table:table-row table:style-name="ro1">
          <table:table-cell office:value-type="float" office:value="1.093863" table:style-name="ce1">
            <text:p>1.093863</text:p>
          </table:table-cell>
          <table:table-cell office:value-type="float" office:value="1.5777479999999999" table:style-name="ce1">
            <text:p>1.577748</text:p>
          </table:table-cell>
          <table:table-cell office:value-type="float" office:value="3.2584430000000002" table:style-name="ce1">
            <text:p>3.258443</text:p>
          </table:table-cell>
          <table:table-cell office:value-type="float" office:value="1.6645319999999999" table:style-name="ce1">
            <text:p>1.664532</text:p>
          </table:table-cell>
          <table:table-cell office:value-type="float" office:value="1.5925800000000001" table:style-name="ce1">
            <text:p>1.59258</text:p>
          </table:table-cell>
          <table:table-cell office:value-type="float" office:value="2.2865549999999999" table:style-name="ce1">
            <text:p>2.286555</text:p>
          </table:table-cell>
          <table:table-cell office:value-type="float" office:value="2.2067429999999999" table:style-name="ce1">
            <text:p>2.206743</text:p>
          </table:table-cell>
          <table:table-cell office:value-type="float" office:value="1.2438279999999999" table:style-name="ce1">
            <text:p>1.243828</text:p>
          </table:table-cell>
          <table:table-cell office:value-type="float" office:value="1.5278039999999999" table:style-name="ce1">
            <text:p>1.527804</text:p>
          </table:table-cell>
          <table:table-cell office:value-type="float" office:value="1.562951" table:style-name="ce1">
            <text:p>1.562951</text:p>
          </table:table-cell>
          <table:table-cell office:value-type="float" office:value="1.5943689999999999" table:style-name="ce1">
            <text:p>1.594369</text:p>
          </table:table-cell>
          <table:table-cell office:value-type="float" office:value="1.1054660000000001" table:style-name="ce1">
            <text:p>1.105466</text:p>
          </table:table-cell>
          <table:table-cell office:value-type="float" office:value="2.2081750000000002" table:style-name="ce1">
            <text:p>2.208175</text:p>
          </table:table-cell>
          <table:table-cell office:value-type="float" office:value="1.418642" table:style-name="ce1">
            <text:p>1.418642</text:p>
          </table:table-cell>
          <table:table-cell office:value-type="float" office:value="1.8552070000000001" table:style-name="ce1">
            <text:p>1.855207</text:p>
          </table:table-cell>
          <table:table-cell office:value-type="float" office:value="1.8467150000000001" table:style-name="ce1">
            <text:p>1.846715</text:p>
          </table:table-cell>
          <table:table-cell office:value-type="float" office:value="1.5679670000000001" table:style-name="ce1">
            <text:p>1.567967</text:p>
          </table:table-cell>
          <table:table-cell office:value-type="float" office:value="2.2169300000000001" table:style-name="ce1">
            <text:p>2.21693</text:p>
          </table:table-cell>
          <table:table-cell office:value-type="float" office:value="1.5639479999999999" table:style-name="ce1">
            <text:p>1.563948</text:p>
          </table:table-cell>
          <table:table-cell office:value-type="float" office:value="1.8814919999999999" table:style-name="ce1">
            <text:p>1.881492</text:p>
          </table:table-cell>
          <table:table-cell office:value-type="float" office:value="2.150935" table:style-name="ce1">
            <text:p>2.150935</text:p>
          </table:table-cell>
          <table:table-cell office:value-type="float" office:value="2.1335700000000002" table:style-name="ce1">
            <text:p>2.13357</text:p>
          </table:table-cell>
          <table:table-cell office:value-type="float" office:value="1.573752" table:style-name="ce1">
            <text:p>1.573752</text:p>
          </table:table-cell>
          <table:table-cell office:value-type="float" office:value="2.134147" table:style-name="ce1">
            <text:p>2.134147</text:p>
          </table:table-cell>
          <table:table-cell office:value-type="float" office:value="1.6344920000000001" table:style-name="ce1">
            <text:p>1.634492</text:p>
          </table:table-cell>
          <table:table-cell office:value-type="float" office:value="1.5221439999999999" table:style-name="ce1">
            <text:p>1.522144</text:p>
          </table:table-cell>
          <table:table-cell office:value-type="float" office:value="2.008543" table:style-name="ce1">
            <text:p>2.008543</text:p>
          </table:table-cell>
          <table:table-cell office:value-type="float" office:value="2.1521759999999999" table:style-name="ce1">
            <text:p>2.152176</text:p>
          </table:table-cell>
          <table:table-cell office:value-type="float" office:value="2.7497859999999998" table:style-name="ce1">
            <text:p>2.749786</text:p>
          </table:table-cell>
          <table:table-cell office:value-type="float" office:value="1.9734370000000001" table:style-name="ce1">
            <text:p>1.973437</text:p>
          </table:table-cell>
          <table:table-cell office:value-type="float" office:value="2.1427480000000001" table:style-name="ce1">
            <text:p>2.142748</text:p>
          </table:table-cell>
          <table:table-cell office:value-type="float" office:value="1.198113" table:style-name="ce1">
            <text:p>1.198113</text:p>
          </table:table-cell>
          <table:table-cell office:value-type="float" office:value="2.2483059999999999" table:style-name="ce1">
            <text:p>2.248306</text:p>
          </table:table-cell>
          <table:table-cell office:value-type="float" office:value="2.142738" table:style-name="ce1">
            <text:p>2.142738</text:p>
          </table:table-cell>
          <table:table-cell office:value-type="float" office:value="2.6711420000000001" table:style-name="ce1">
            <text:p>2.671142</text:p>
          </table:table-cell>
          <table:table-cell office:value-type="float" office:value="1.541301" table:style-name="ce1">
            <text:p>1.541301</text:p>
          </table:table-cell>
          <table:table-cell office:value-type="float" office:value="1.5498890000000001" table:style-name="ce1">
            <text:p>1.549889</text:p>
          </table:table-cell>
          <table:table-cell office:value-type="float" office:value="2.3433619999999999" table:style-name="ce1">
            <text:p>2.343362</text:p>
          </table:table-cell>
          <table:table-cell office:value-type="float" office:value="3.1939039999999999" table:style-name="ce1">
            <text:p>3.193904</text:p>
          </table:table-cell>
          <table:table-cell office:value-type="float" office:value="2.1605249999999998" table:style-name="ce1">
            <text:p>2.160525</text:p>
          </table:table-cell>
          <table:table-cell table:number-columns-repeated="16344"/>
        </table:table-row>
        <table:table-row table:style-name="ro1">
          <table:table-cell office:value-type="float" office:value="0.99522999999999995" table:style-name="ce1">
            <text:p>0.99523</text:p>
          </table:table-cell>
          <table:table-cell office:value-type="float" office:value="1.3522639999999999" table:style-name="ce1">
            <text:p>1.352264</text:p>
          </table:table-cell>
          <table:table-cell office:value-type="float" office:value="3.050716" table:style-name="ce1">
            <text:p>3.050716</text:p>
          </table:table-cell>
          <table:table-cell office:value-type="float" office:value="1.506011" table:style-name="ce1">
            <text:p>1.506011</text:p>
          </table:table-cell>
          <table:table-cell office:value-type="float" office:value="1.3815470000000001" table:style-name="ce1">
            <text:p>1.381547</text:p>
          </table:table-cell>
          <table:table-cell office:value-type="float" office:value="3.0127820000000001" table:style-name="ce1">
            <text:p>3.012782</text:p>
          </table:table-cell>
          <table:table-cell office:value-type="float" office:value="2.0004979999999999" table:style-name="ce1">
            <text:p>2.000498</text:p>
          </table:table-cell>
          <table:table-cell office:value-type="float" office:value="1.3681099999999999" table:style-name="ce1">
            <text:p>1.36811</text:p>
          </table:table-cell>
          <table:table-cell office:value-type="float" office:value="1.367305" table:style-name="ce1">
            <text:p>1.367305</text:p>
          </table:table-cell>
          <table:table-cell office:value-type="float" office:value="1.668973" table:style-name="ce1">
            <text:p>1.668973</text:p>
          </table:table-cell>
          <table:table-cell office:value-type="float" office:value="1.3736170000000001" table:style-name="ce1">
            <text:p>1.373617</text:p>
          </table:table-cell>
          <table:table-cell office:value-type="float" office:value="0.92890300000000003" table:style-name="ce1">
            <text:p>0.928903</text:p>
          </table:table-cell>
          <table:table-cell office:value-type="float" office:value="2.039193" table:style-name="ce1">
            <text:p>2.039193</text:p>
          </table:table-cell>
          <table:table-cell office:value-type="float" office:value="1.331083" table:style-name="ce1">
            <text:p>1.331083</text:p>
          </table:table-cell>
          <table:table-cell office:value-type="float" office:value="1.493058" table:style-name="ce1">
            <text:p>1.493058</text:p>
          </table:table-cell>
          <table:table-cell office:value-type="float" office:value="1.8399749999999999" table:style-name="ce1">
            <text:p>1.839975</text:p>
          </table:table-cell>
          <table:table-cell office:value-type="float" office:value="1.485673" table:style-name="ce1">
            <text:p>1.485673</text:p>
          </table:table-cell>
          <table:table-cell office:value-type="float" office:value="2.0046020000000002" table:style-name="ce1">
            <text:p>2.004602</text:p>
          </table:table-cell>
          <table:table-cell office:value-type="float" office:value="1.351855" table:style-name="ce1">
            <text:p>1.351855</text:p>
          </table:table-cell>
          <table:table-cell office:value-type="float" office:value="1.5182070000000001" table:style-name="ce1">
            <text:p>1.518207</text:p>
          </table:table-cell>
          <table:table-cell office:value-type="float" office:value="1.936404" table:style-name="ce1">
            <text:p>1.936404</text:p>
          </table:table-cell>
          <table:table-cell office:value-type="float" office:value="1.94374" table:style-name="ce1">
            <text:p>1.94374</text:p>
          </table:table-cell>
          <table:table-cell office:value-type="float" office:value="1.1946669999999999" table:style-name="ce1">
            <text:p>1.194667</text:p>
          </table:table-cell>
          <table:table-cell office:value-type="float" office:value="1.928374" table:style-name="ce1">
            <text:p>1.928374</text:p>
          </table:table-cell>
          <table:table-cell office:value-type="float" office:value="1.4549099999999999" table:style-name="ce1">
            <text:p>1.45491</text:p>
          </table:table-cell>
          <table:table-cell office:value-type="float" office:value="1.312735" table:style-name="ce1">
            <text:p>1.312735</text:p>
          </table:table-cell>
          <table:table-cell office:value-type="float" office:value="1.938833" table:style-name="ce1">
            <text:p>1.938833</text:p>
          </table:table-cell>
          <table:table-cell office:value-type="float" office:value="1.943079" table:style-name="ce1">
            <text:p>1.943079</text:p>
          </table:table-cell>
          <table:table-cell office:value-type="float" office:value="3.5630660000000001" table:style-name="ce1">
            <text:p>3.563066</text:p>
          </table:table-cell>
          <table:table-cell office:value-type="float" office:value="1.9708460000000001" table:style-name="ce1">
            <text:p>1.970846</text:p>
          </table:table-cell>
          <table:table-cell office:value-type="float" office:value="1.9349179999999999" table:style-name="ce1">
            <text:p>1.934918</text:p>
          </table:table-cell>
          <table:table-cell office:value-type="float" office:value="1.4307289999999999" table:style-name="ce1">
            <text:p>1.430729</text:p>
          </table:table-cell>
          <table:table-cell office:value-type="float" office:value="2.0589189999999999" table:style-name="ce1">
            <text:p>2.058919</text:p>
          </table:table-cell>
          <table:table-cell office:value-type="float" office:value="1.9114869999999999" table:style-name="ce1">
            <text:p>1.911487</text:p>
          </table:table-cell>
          <table:table-cell office:value-type="float" office:value="2.525776" table:style-name="ce1">
            <text:p>2.525776</text:p>
          </table:table-cell>
          <table:table-cell office:value-type="float" office:value="2.1464249999999998" table:style-name="ce1">
            <text:p>2.146425</text:p>
          </table:table-cell>
          <table:table-cell office:value-type="float" office:value="1.3990819999999999" table:style-name="ce1">
            <text:p>1.399082</text:p>
          </table:table-cell>
          <table:table-cell office:value-type="float" office:value="1.937163" table:style-name="ce1">
            <text:p>1.937163</text:p>
          </table:table-cell>
          <table:table-cell office:value-type="float" office:value="2.9787650000000001" table:style-name="ce1">
            <text:p>2.978765</text:p>
          </table:table-cell>
          <table:table-cell office:value-type="float" office:value="1.9783759999999999" table:style-name="ce1">
            <text:p>1.978376</text:p>
          </table:table-cell>
          <table:table-cell table:number-columns-repeated="16344"/>
        </table:table-row>
        <table:table-row table:style-name="ro1">
          <table:table-cell office:value-type="float" office:value="1.1252150000000001" table:style-name="ce1">
            <text:p>1.125215</text:p>
          </table:table-cell>
          <table:table-cell office:value-type="float" office:value="1.144895" table:style-name="ce1">
            <text:p>1.144895</text:p>
          </table:table-cell>
          <table:table-cell office:value-type="float" office:value="2.8476409999999999" table:style-name="ce1">
            <text:p>2.847641</text:p>
          </table:table-cell>
          <table:table-cell office:value-type="float" office:value="1.350929" table:style-name="ce1">
            <text:p>1.350929</text:p>
          </table:table-cell>
          <table:table-cell office:value-type="float" office:value="1.1700820000000001" table:style-name="ce1">
            <text:p>1.170082</text:p>
          </table:table-cell>
          <table:table-cell office:value-type="float" office:value="2.861218" table:style-name="ce1">
            <text:p>2.861218</text:p>
          </table:table-cell>
          <table:table-cell office:value-type="float" office:value="1.7864" table:style-name="ce1">
            <text:p>1.7864</text:p>
          </table:table-cell>
          <table:table-cell office:value-type="float" office:value="1.153402" table:style-name="ce1">
            <text:p>1.153402</text:p>
          </table:table-cell>
          <table:table-cell office:value-type="float" office:value="1.1583110000000001" table:style-name="ce1">
            <text:p>1.158311</text:p>
          </table:table-cell>
          <table:table-cell office:value-type="float" office:value="1.548969" table:style-name="ce1">
            <text:p>1.548969</text:p>
          </table:table-cell>
          <table:table-cell office:value-type="float" office:value="1.1655759999999999" table:style-name="ce1">
            <text:p>1.165576</text:p>
          </table:table-cell>
          <table:table-cell office:value-type="float" office:value="1.15246" table:style-name="ce1">
            <text:p>1.15246</text:p>
          </table:table-cell>
          <table:table-cell office:value-type="float" office:value="1.817944" table:style-name="ce1">
            <text:p>1.817944</text:p>
          </table:table-cell>
          <table:table-cell office:value-type="float" office:value="1.2512259999999999" table:style-name="ce1">
            <text:p>1.251226</text:p>
          </table:table-cell>
          <table:table-cell office:value-type="float" office:value="1.768359" table:style-name="ce1">
            <text:p>1.768359</text:p>
          </table:table-cell>
          <table:table-cell office:value-type="float" office:value="1.567375" table:style-name="ce1">
            <text:p>1.567375</text:p>
          </table:table-cell>
          <table:table-cell office:value-type="float" office:value="1.7477529999999999" table:style-name="ce1">
            <text:p>1.747753</text:p>
          </table:table-cell>
          <table:table-cell office:value-type="float" office:value="1.7909919999999999" table:style-name="ce1">
            <text:p>1.790992</text:p>
          </table:table-cell>
          <table:table-cell office:value-type="float" office:value="1.1421840000000001" table:style-name="ce1">
            <text:p>1.142184</text:p>
          </table:table-cell>
          <table:table-cell office:value-type="float" office:value="1.628244" table:style-name="ce1">
            <text:p>1.628244</text:p>
          </table:table-cell>
          <table:table-cell office:value-type="float" office:value="1.730747" table:style-name="ce1">
            <text:p>1.730747</text:p>
          </table:table-cell>
          <table:table-cell office:value-type="float" office:value="1.911573" table:style-name="ce1">
            <text:p>1.911573</text:p>
          </table:table-cell>
          <table:table-cell office:value-type="float" office:value="0.91593199999999997" table:style-name="ce1">
            <text:p>0.915932</text:p>
          </table:table-cell>
          <table:table-cell office:value-type="float" office:value="1.7257690000000001" table:style-name="ce1">
            <text:p>1.725769</text:p>
          </table:table-cell>
          <table:table-cell office:value-type="float" office:value="1.622592" table:style-name="ce1">
            <text:p>1.622592</text:p>
          </table:table-cell>
          <table:table-cell office:value-type="float" office:value="1.1019950000000001" table:style-name="ce1">
            <text:p>1.101995</text:p>
          </table:table-cell>
          <table:table-cell office:value-type="float" office:value="1.7226459999999999" table:style-name="ce1">
            <text:p>1.722646</text:p>
          </table:table-cell>
          <table:table-cell office:value-type="float" office:value="1.7294240000000001" table:style-name="ce1">
            <text:p>1.729424</text:p>
          </table:table-cell>
          <table:table-cell office:value-type="float" office:value="3.4149020000000001" table:style-name="ce1">
            <text:p>3.414902</text:p>
          </table:table-cell>
          <table:table-cell office:value-type="float" office:value="1.5536989999999999" table:style-name="ce1">
            <text:p>1.553699</text:p>
          </table:table-cell>
          <table:table-cell office:value-type="float" office:value="1.735106" table:style-name="ce1">
            <text:p>1.735106</text:p>
          </table:table-cell>
          <table:table-cell office:value-type="float" office:value="1.2709140000000001" table:style-name="ce1">
            <text:p>1.270914</text:p>
          </table:table-cell>
          <table:table-cell office:value-type="float" office:value="2.0132050000000001" table:style-name="ce1">
            <text:p>2.013205</text:p>
          </table:table-cell>
          <table:table-cell office:value-type="float" office:value="1.334308" table:style-name="ce1">
            <text:p>1.334308</text:p>
          </table:table-cell>
          <table:table-cell office:value-type="float" office:value="2.3883000000000001" table:style-name="ce1">
            <text:p>2.3883</text:p>
          </table:table-cell>
          <table:table-cell office:value-type="float" office:value="1.8320920000000001" table:style-name="ce1">
            <text:p>1.832092</text:p>
          </table:table-cell>
          <table:table-cell office:value-type="float" office:value="1.2890680000000001" table:style-name="ce1">
            <text:p>1.289068</text:p>
          </table:table-cell>
          <table:table-cell office:value-type="float" office:value="1.9171910000000001" table:style-name="ce1">
            <text:p>1.917191</text:p>
          </table:table-cell>
          <table:table-cell office:value-type="float" office:value="2.7814329999999998" table:style-name="ce1">
            <text:p>2.781433</text:p>
          </table:table-cell>
          <table:table-cell office:value-type="float" office:value="1.7428509999999999" table:style-name="ce1">
            <text:p>1.742851</text:p>
          </table:table-cell>
          <table:table-cell table:number-columns-repeated="16344"/>
        </table:table-row>
        <table:table-row table:style-name="ro1">
          <table:table-cell office:value-type="float" office:value="0.944739" table:style-name="ce1">
            <text:p>0.944739</text:p>
          </table:table-cell>
          <table:table-cell office:value-type="float" office:value="0.935701" table:style-name="ce1">
            <text:p>0.935701</text:p>
          </table:table-cell>
          <table:table-cell office:value-type="float" office:value="2.6269200000000001" table:style-name="ce1">
            <text:p>2.62692</text:p>
          </table:table-cell>
          <table:table-cell office:value-type="float" office:value="0.83996000000000004" table:style-name="ce1">
            <text:p>0.83996</text:p>
          </table:table-cell>
          <table:table-cell office:value-type="float" office:value="0.95812699999999995" table:style-name="ce1">
            <text:p>0.958127</text:p>
          </table:table-cell>
          <table:table-cell office:value-type="float" office:value="2.6569060000000002" table:style-name="ce1">
            <text:p>2.656906</text:p>
          </table:table-cell>
          <table:table-cell office:value-type="float" office:value="1.580106" table:style-name="ce1">
            <text:p>1.580106</text:p>
          </table:table-cell>
          <table:table-cell office:value-type="float" office:value="0.95299" table:style-name="ce1">
            <text:p>0.95299</text:p>
          </table:table-cell>
          <table:table-cell office:value-type="float" office:value="0.95242499999999997" table:style-name="ce1">
            <text:p>0.952425</text:p>
          </table:table-cell>
          <table:table-cell office:value-type="float" office:value="1.3200559999999999" table:style-name="ce1">
            <text:p>1.320056</text:p>
          </table:table-cell>
          <table:table-cell office:value-type="float" office:value="0.95851799999999998" table:style-name="ce1">
            <text:p>0.958518</text:p>
          </table:table-cell>
          <table:table-cell office:value-type="float" office:value="0.96556900000000001" table:style-name="ce1">
            <text:p>0.965569</text:p>
          </table:table-cell>
          <table:table-cell office:value-type="float" office:value="1.6086259999999999" table:style-name="ce1">
            <text:p>1.608626</text:p>
          </table:table-cell>
          <table:table-cell office:value-type="float" office:value="1.102115" table:style-name="ce1">
            <text:p>1.102115</text:p>
          </table:table-cell>
          <table:table-cell office:value-type="float" office:value="1.637791" table:style-name="ce1">
            <text:p>1.637791</text:p>
          </table:table-cell>
          <table:table-cell office:value-type="float" office:value="1.5593680000000001" table:style-name="ce1">
            <text:p>1.559368</text:p>
          </table:table-cell>
          <table:table-cell office:value-type="float" office:value="1.571496" table:style-name="ce1">
            <text:p>1.571496</text:p>
          </table:table-cell>
          <table:table-cell office:value-type="float" office:value="1.5786629999999999" table:style-name="ce1">
            <text:p>1.578663</text:p>
          </table:table-cell>
          <table:table-cell office:value-type="float" office:value="0.93686000000000003" table:style-name="ce1">
            <text:p>0.93686</text:p>
          </table:table-cell>
          <table:table-cell office:value-type="float" office:value="1.909052" table:style-name="ce1">
            <text:p>1.909052</text:p>
          </table:table-cell>
          <table:table-cell office:value-type="float" office:value="1.5212730000000001" table:style-name="ce1">
            <text:p>1.521273</text:p>
          </table:table-cell>
          <table:table-cell office:value-type="float" office:value="1.8213200000000001" table:style-name="ce1">
            <text:p>1.82132</text:p>
          </table:table-cell>
          <table:table-cell office:value-type="float" office:value="1.0055689999999999" table:style-name="ce1">
            <text:p>1.005569</text:p>
          </table:table-cell>
          <table:table-cell office:value-type="float" office:value="1.5097400000000001" table:style-name="ce1">
            <text:p>1.50974</text:p>
          </table:table-cell>
          <table:table-cell office:value-type="float" office:value="1.6837150000000001" table:style-name="ce1">
            <text:p>1.683715</text:p>
          </table:table-cell>
          <table:table-cell office:value-type="float" office:value="0.89408799999999999" table:style-name="ce1">
            <text:p>0.894088</text:p>
          </table:table-cell>
          <table:table-cell office:value-type="float" office:value="1.516122" table:style-name="ce1">
            <text:p>1.516122</text:p>
          </table:table-cell>
          <table:table-cell office:value-type="float" office:value="1.530475" table:style-name="ce1">
            <text:p>1.530475</text:p>
          </table:table-cell>
          <table:table-cell office:value-type="float" office:value="3.198941" table:style-name="ce1">
            <text:p>3.198941</text:p>
          </table:table-cell>
          <table:table-cell office:value-type="float" office:value="1.324765" table:style-name="ce1">
            <text:p>1.324765</text:p>
          </table:table-cell>
          <table:table-cell office:value-type="float" office:value="1.522777" table:style-name="ce1">
            <text:p>1.522777</text:p>
          </table:table-cell>
          <table:table-cell office:value-type="float" office:value="1.2186220000000001" table:style-name="ce1">
            <text:p>1.218622</text:p>
          </table:table-cell>
          <table:table-cell office:value-type="float" office:value="1.8239000000000001" table:style-name="ce1">
            <text:p>1.8239</text:p>
          </table:table-cell>
          <table:table-cell office:value-type="float" office:value="1.6037619999999999" table:style-name="ce1">
            <text:p>1.603762</text:p>
          </table:table-cell>
          <table:table-cell office:value-type="float" office:value="2.2996150000000002" table:style-name="ce1">
            <text:p>2.299615</text:p>
          </table:table-cell>
          <table:table-cell office:value-type="float" office:value="1.828344" table:style-name="ce1">
            <text:p>1.828344</text:p>
          </table:table-cell>
          <table:table-cell office:value-type="float" office:value="1.115685" table:style-name="ce1">
            <text:p>1.115685</text:p>
          </table:table-cell>
          <table:table-cell office:value-type="float" office:value="1.8087949999999999" table:style-name="ce1">
            <text:p>1.808795</text:p>
          </table:table-cell>
          <table:table-cell office:value-type="float" office:value="2.5659010000000002" table:style-name="ce1">
            <text:p>2.565901</text:p>
          </table:table-cell>
          <table:table-cell office:value-type="float" office:value="1.523798" table:style-name="ce1">
            <text:p>1.523798</text:p>
          </table:table-cell>
          <table:table-cell table:number-columns-repeated="16344"/>
        </table:table-row>
        <table:table-row table:style-name="ro1">
          <table:table-cell office:value-type="float" office:value="0.73184000000000005" table:style-name="ce1">
            <text:p>0.73184</text:p>
          </table:table-cell>
          <table:table-cell office:value-type="float" office:value="0.72928499999999996" table:style-name="ce1">
            <text:p>0.729285</text:p>
          </table:table-cell>
          <table:table-cell office:value-type="float" office:value="2.4116" table:style-name="ce1">
            <text:p>2.4116</text:p>
          </table:table-cell>
          <table:table-cell office:value-type="float" office:value="0.93472200000000005" table:style-name="ce1">
            <text:p>0.934722</text:p>
          </table:table-cell>
          <table:table-cell office:value-type="float" office:value="0.74524599999999996" table:style-name="ce1">
            <text:p>0.745246</text:p>
          </table:table-cell>
          <table:table-cell office:value-type="float" office:value="2.4438240000000002" table:style-name="ce1">
            <text:p>2.443824</text:p>
          </table:table-cell>
          <table:table-cell office:value-type="float" office:value="1.370503" table:style-name="ce1">
            <text:p>1.370503</text:p>
          </table:table-cell>
          <table:table-cell office:value-type="float" office:value="0.74831599999999998" table:style-name="ce1">
            <text:p>0.748316</text:p>
          </table:table-cell>
          <table:table-cell office:value-type="float" office:value="0.73989700000000003" table:style-name="ce1">
            <text:p>0.739897</text:p>
          </table:table-cell>
          <table:table-cell office:value-type="float" office:value="1.3609500000000001" table:style-name="ce1">
            <text:p>1.36095</text:p>
          </table:table-cell>
          <table:table-cell office:value-type="float" office:value="0.74605399999999999" table:style-name="ce1">
            <text:p>0.746054</text:p>
          </table:table-cell>
          <table:table-cell office:value-type="float" office:value="0.75123099999999998" table:style-name="ce1">
            <text:p>0.751231</text:p>
          </table:table-cell>
          <table:table-cell office:value-type="float" office:value="1.4024540000000001" table:style-name="ce1">
            <text:p>1.402454</text:p>
          </table:table-cell>
          <table:table-cell office:value-type="float" office:value="1.3384879999999999" table:style-name="ce1">
            <text:p>1.338488</text:p>
          </table:table-cell>
          <table:table-cell office:value-type="float" office:value="1.360007" table:style-name="ce1">
            <text:p>1.360007</text:p>
          </table:table-cell>
          <table:table-cell office:value-type="float" office:value="1.5401119999999999" table:style-name="ce1">
            <text:p>1.540112</text:p>
          </table:table-cell>
          <table:table-cell office:value-type="float" office:value="1.3566990000000001" table:style-name="ce1">
            <text:p>1.356699</text:p>
          </table:table-cell>
          <table:table-cell office:value-type="float" office:value="1.3706769999999999" table:style-name="ce1">
            <text:p>1.370677</text:p>
          </table:table-cell>
          <table:table-cell office:value-type="float" office:value="0.72952700000000004" table:style-name="ce1">
            <text:p>0.729527</text:p>
          </table:table-cell>
          <table:table-cell office:value-type="float" office:value="1.82931" table:style-name="ce1">
            <text:p>1.82931</text:p>
          </table:table-cell>
          <table:table-cell office:value-type="float" office:value="1.3103830000000001" table:style-name="ce1">
            <text:p>1.310383</text:p>
          </table:table-cell>
          <table:table-cell office:value-type="float" office:value="1.557269" table:style-name="ce1">
            <text:p>1.557269</text:p>
          </table:table-cell>
          <table:table-cell office:value-type="float" office:value="1.0194049999999999" table:style-name="ce1">
            <text:p>1.019405</text:p>
          </table:table-cell>
          <table:table-cell office:value-type="float" office:value="1.3073809999999999" table:style-name="ce1">
            <text:p>1.307381</text:p>
          </table:table-cell>
          <table:table-cell office:value-type="float" office:value="1.5630869999999999" table:style-name="ce1">
            <text:p>1.563087</text:p>
          </table:table-cell>
          <table:table-cell office:value-type="float" office:value="0.67987399999999998" table:style-name="ce1">
            <text:p>0.679874</text:p>
          </table:table-cell>
          <table:table-cell office:value-type="float" office:value="1.307663" table:style-name="ce1">
            <text:p>1.307663</text:p>
          </table:table-cell>
          <table:table-cell office:value-type="float" office:value="1.3136060000000001" table:style-name="ce1">
            <text:p>1.313606</text:p>
          </table:table-cell>
          <table:table-cell office:value-type="float" office:value="2.9903919999999999" table:style-name="ce1">
            <text:p>2.990392</text:p>
          </table:table-cell>
          <table:table-cell office:value-type="float" office:value="1.339213" table:style-name="ce1">
            <text:p>1.339213</text:p>
          </table:table-cell>
          <table:table-cell office:value-type="float" office:value="1.3102480000000001" table:style-name="ce1">
            <text:p>1.310248</text:p>
          </table:table-cell>
          <table:table-cell office:value-type="float" office:value="1.147316" table:style-name="ce1">
            <text:p>1.147316</text:p>
          </table:table-cell>
          <table:table-cell office:value-type="float" office:value="1.637939" table:style-name="ce1">
            <text:p>1.637939</text:p>
          </table:table-cell>
          <table:table-cell office:value-type="float" office:value="1.645303" table:style-name="ce1">
            <text:p>1.645303</text:p>
          </table:table-cell>
          <table:table-cell office:value-type="float" office:value="2.052759" table:style-name="ce1">
            <text:p>2.052759</text:p>
          </table:table-cell>
          <table:table-cell office:value-type="float" office:value="1.7335959999999999" table:style-name="ce1">
            <text:p>1.733596</text:p>
          </table:table-cell>
          <table:table-cell office:value-type="float" office:value="0.73476699999999995" table:style-name="ce1">
            <text:p>0.734767</text:p>
          </table:table-cell>
          <table:table-cell office:value-type="float" office:value="1.605421" table:style-name="ce1">
            <text:p>1.605421</text:p>
          </table:table-cell>
          <table:table-cell office:value-type="float" office:value="2.3591340000000001" table:style-name="ce1">
            <text:p>2.359134</text:p>
          </table:table-cell>
          <table:table-cell office:value-type="float" office:value="1.3124400000000001" table:style-name="ce1">
            <text:p>1.31244</text:p>
          </table:table-cell>
          <table:table-cell table:number-columns-repeated="16344"/>
        </table:table-row>
        <table:table-row table:style-name="ro1">
          <table:table-cell office:value-type="float" office:value="0.53003299999999998" table:style-name="ce1">
            <text:p>0.530033</text:p>
          </table:table-cell>
          <table:table-cell office:value-type="float" office:value="0.52559999999999996" table:style-name="ce1">
            <text:p>0.5256</text:p>
          </table:table-cell>
          <table:table-cell office:value-type="float" office:value="2.2150829999999999" table:style-name="ce1">
            <text:p>2.215083</text:p>
          </table:table-cell>
          <table:table-cell office:value-type="float" office:value="0.84323400000000004" table:style-name="ce1">
            <text:p>0.843234</text:p>
          </table:table-cell>
          <table:table-cell office:value-type="float" office:value="0.53709600000000002" table:style-name="ce1">
            <text:p>0.537096</text:p>
          </table:table-cell>
          <table:table-cell office:value-type="float" office:value="2.2430050000000001" table:style-name="ce1">
            <text:p>2.243005</text:p>
          </table:table-cell>
          <table:table-cell office:value-type="float" office:value="1.158847" table:style-name="ce1">
            <text:p>1.158847</text:p>
          </table:table-cell>
          <table:table-cell office:value-type="float" office:value="0.538933" table:style-name="ce1">
            <text:p>0.538933</text:p>
          </table:table-cell>
          <table:table-cell office:value-type="float" office:value="0.52878999999999998" table:style-name="ce1">
            <text:p>0.52879</text:p>
          </table:table-cell>
          <table:table-cell office:value-type="float" office:value="1.1749719999999999" table:style-name="ce1">
            <text:p>1.174972</text:p>
          </table:table-cell>
          <table:table-cell office:value-type="float" office:value="0.53348899999999999" table:style-name="ce1">
            <text:p>0.533489</text:p>
          </table:table-cell>
          <table:table-cell office:value-type="float" office:value="0.53444999999999998" table:style-name="ce1">
            <text:p>0.53445</text:p>
          </table:table-cell>
          <table:table-cell office:value-type="float" office:value="1.1853830000000001" table:style-name="ce1">
            <text:p>1.185383</text:p>
          </table:table-cell>
          <table:table-cell office:value-type="float" office:value="1.155319" table:style-name="ce1">
            <text:p>1.155319</text:p>
          </table:table-cell>
          <table:table-cell office:value-type="float" office:value="1.144598" table:style-name="ce1">
            <text:p>1.144598</text:p>
          </table:table-cell>
          <table:table-cell office:value-type="float" office:value="1.2602960000000001" table:style-name="ce1">
            <text:p>1.260296</text:p>
          </table:table-cell>
          <table:table-cell office:value-type="float" office:value="1.151664" table:style-name="ce1">
            <text:p>1.151664</text:p>
          </table:table-cell>
          <table:table-cell office:value-type="float" office:value="1.1574679999999999" table:style-name="ce1">
            <text:p>1.157468</text:p>
          </table:table-cell>
          <table:table-cell office:value-type="float" office:value="0.52421200000000001" table:style-name="ce1">
            <text:p>0.524212</text:p>
          </table:table-cell>
          <table:table-cell office:value-type="float" office:value="1.2533000000000001" table:style-name="ce1">
            <text:p>1.2533</text:p>
          </table:table-cell>
          <table:table-cell office:value-type="float" office:value="1.0976919999999999" table:style-name="ce1">
            <text:p>1.097692</text:p>
          </table:table-cell>
          <table:table-cell office:value-type="float" office:value="1.532718" table:style-name="ce1">
            <text:p>1.532718</text:p>
          </table:table-cell>
          <table:table-cell office:value-type="float" office:value="0.84825499999999998" table:style-name="ce1">
            <text:p>0.848255</text:p>
          </table:table-cell>
          <table:table-cell office:value-type="float" office:value="1.0964510000000001" table:style-name="ce1">
            <text:p>1.096451</text:p>
          </table:table-cell>
          <table:table-cell office:value-type="float" office:value="1.357802" table:style-name="ce1">
            <text:p>1.357802</text:p>
          </table:table-cell>
          <table:table-cell office:value-type="float" office:value="0.47320400000000001" table:style-name="ce1">
            <text:p>0.473204</text:p>
          </table:table-cell>
          <table:table-cell office:value-type="float" office:value="1.095021" table:style-name="ce1">
            <text:p>1.095021</text:p>
          </table:table-cell>
          <table:table-cell office:value-type="float" office:value="1.103029" table:style-name="ce1">
            <text:p>1.103029</text:p>
          </table:table-cell>
          <table:table-cell office:value-type="float" office:value="2.7849870000000001" table:style-name="ce1">
            <text:p>2.784987</text:p>
          </table:table-cell>
          <table:table-cell office:value-type="float" office:value="1.3227199999999999" table:style-name="ce1">
            <text:p>1.32272</text:p>
          </table:table-cell>
          <table:table-cell office:value-type="float" office:value="1.104122" table:style-name="ce1">
            <text:p>1.104122</text:p>
          </table:table-cell>
          <table:table-cell office:value-type="float" office:value="0.88615500000000003" table:style-name="ce1">
            <text:p>0.886155</text:p>
          </table:table-cell>
          <table:table-cell office:value-type="float" office:value="1.5777190000000001" table:style-name="ce1">
            <text:p>1.577719</text:p>
          </table:table-cell>
          <table:table-cell office:value-type="float" office:value="1.030335" table:style-name="ce1">
            <text:p>1.030335</text:p>
          </table:table-cell>
          <table:table-cell office:value-type="float" office:value="2.0236580000000002" table:style-name="ce1">
            <text:p>2.023658</text:p>
          </table:table-cell>
          <table:table-cell office:value-type="float" office:value="1.50447" table:style-name="ce1">
            <text:p>1.50447</text:p>
          </table:table-cell>
          <table:table-cell office:value-type="float" office:value="0.75240300000000004" table:style-name="ce1">
            <text:p>0.752403</text:p>
          </table:table-cell>
          <table:table-cell office:value-type="float" office:value="1.4745429999999999" table:style-name="ce1">
            <text:p>1.474543</text:p>
          </table:table-cell>
          <table:table-cell office:value-type="float" office:value="2.1505359999999998" table:style-name="ce1">
            <text:p>2.150536</text:p>
          </table:table-cell>
          <table:table-cell office:value-type="float" office:value="1.106746" table:style-name="ce1">
            <text:p>1.106746</text:p>
          </table:table-cell>
          <table:table-cell table:number-columns-repeated="16344"/>
        </table:table-row>
        <table:table-row table:style-name="ro1">
          <table:table-cell office:value-type="float" office:value="0.31453900000000001" table:style-name="ce1">
            <text:p>0.314539</text:p>
          </table:table-cell>
          <table:table-cell office:value-type="float" office:value="0.31524799999999997" table:style-name="ce1">
            <text:p>0.315248</text:p>
          </table:table-cell>
          <table:table-cell office:value-type="float" office:value="1.991959" table:style-name="ce1">
            <text:p>1.991959</text:p>
          </table:table-cell>
          <table:table-cell office:value-type="float" office:value="0.93691400000000002" table:style-name="ce1">
            <text:p>0.936914</text:p>
          </table:table-cell>
          <table:table-cell office:value-type="float" office:value="0.32423000000000002" table:style-name="ce1">
            <text:p>0.32423</text:p>
          </table:table-cell>
          <table:table-cell office:value-type="float" office:value="2.0225909999999998" table:style-name="ce1">
            <text:p>2.022591</text:p>
          </table:table-cell>
          <table:table-cell office:value-type="float" office:value="0.94882599999999995" table:style-name="ce1">
            <text:p>0.948826</text:p>
          </table:table-cell>
          <table:table-cell office:value-type="float" office:value="0.32075199999999998" table:style-name="ce1">
            <text:p>0.320752</text:p>
          </table:table-cell>
          <table:table-cell office:value-type="float" office:value="0.321436" table:style-name="ce1">
            <text:p>0.321436</text:p>
          </table:table-cell>
          <table:table-cell office:value-type="float" office:value="0.96058100000000002" table:style-name="ce1">
            <text:p>0.960581</text:p>
          </table:table-cell>
          <table:table-cell office:value-type="float" office:value="0.332735" table:style-name="ce1">
            <text:p>0.332735</text:p>
          </table:table-cell>
          <table:table-cell office:value-type="float" office:value="0.33483800000000002" table:style-name="ce1">
            <text:p>0.334838</text:p>
          </table:table-cell>
          <table:table-cell office:value-type="float" office:value="0.963121" table:style-name="ce1">
            <text:p>0.963121</text:p>
          </table:table-cell>
          <table:table-cell office:value-type="float" office:value="0.94420499999999996" table:style-name="ce1">
            <text:p>0.944205</text:p>
          </table:table-cell>
          <table:table-cell office:value-type="float" office:value="0.94038699999999997" table:style-name="ce1">
            <text:p>0.940387</text:p>
          </table:table-cell>
          <table:table-cell office:value-type="float" office:value="0.94028599999999996" table:style-name="ce1">
            <text:p>0.940286</text:p>
          </table:table-cell>
          <table:table-cell office:value-type="float" office:value="0.93767699999999998" table:style-name="ce1">
            <text:p>0.937677</text:p>
          </table:table-cell>
          <table:table-cell office:value-type="float" office:value="0.94415199999999999" table:style-name="ce1">
            <text:p>0.944152</text:p>
          </table:table-cell>
          <table:table-cell office:value-type="float" office:value="0.31456800000000001" table:style-name="ce1">
            <text:p>0.314568</text:p>
          </table:table-cell>
          <table:table-cell office:value-type="float" office:value="1.45092" table:style-name="ce1">
            <text:p>1.45092</text:p>
          </table:table-cell>
          <table:table-cell office:value-type="float" office:value="0.89224999999999999" table:style-name="ce1">
            <text:p>0.89225</text:p>
          </table:table-cell>
          <table:table-cell office:value-type="float" office:value="1.8925270000000001" table:style-name="ce1">
            <text:p>1.892527</text:p>
          </table:table-cell>
          <table:table-cell office:value-type="float" office:value="0.672068" table:style-name="ce1">
            <text:p>0.672068</text:p>
          </table:table-cell>
          <table:table-cell office:value-type="float" office:value="0.88470400000000005" table:style-name="ce1">
            <text:p>0.884704</text:p>
          </table:table-cell>
          <table:table-cell office:value-type="float" office:value="1.2429030000000001" table:style-name="ce1">
            <text:p>1.242903</text:p>
          </table:table-cell>
          <table:table-cell office:value-type="float" office:value="0.26613700000000001" table:style-name="ce1">
            <text:p>0.266137</text:p>
          </table:table-cell>
          <table:table-cell office:value-type="float" office:value="0.89005800000000002" table:style-name="ce1">
            <text:p>0.890058</text:p>
          </table:table-cell>
          <table:table-cell office:value-type="float" office:value="0.89357600000000004" table:style-name="ce1">
            <text:p>0.893576</text:p>
          </table:table-cell>
          <table:table-cell office:value-type="float" office:value="2.5832899999999999" table:style-name="ce1">
            <text:p>2.58329</text:p>
          </table:table-cell>
          <table:table-cell office:value-type="float" office:value="1.372431" table:style-name="ce1">
            <text:p>1.372431</text:p>
          </table:table-cell>
          <table:table-cell office:value-type="float" office:value="0.88651899999999995" table:style-name="ce1">
            <text:p>0.886519</text:p>
          </table:table-cell>
          <table:table-cell office:value-type="float" office:value="0.87459399999999998" table:style-name="ce1">
            <text:p>0.874594</text:p>
          </table:table-cell>
          <table:table-cell office:value-type="float" office:value="0.97739299999999996" table:style-name="ce1">
            <text:p>0.977393</text:p>
          </table:table-cell>
          <table:table-cell office:value-type="float" office:value="1.3101290000000001" table:style-name="ce1">
            <text:p>1.310129</text:p>
          </table:table-cell>
          <table:table-cell office:value-type="float" office:value="1.8233280000000001" table:style-name="ce1">
            <text:p>1.823328</text:p>
          </table:table-cell>
          <table:table-cell office:value-type="float" office:value="1.4176530000000001" table:style-name="ce1">
            <text:p>1.417653</text:p>
          </table:table-cell>
          <table:table-cell office:value-type="float" office:value="0.62098600000000004" table:style-name="ce1">
            <text:p>0.620986</text:p>
          </table:table-cell>
          <table:table-cell office:value-type="float" office:value="1.011533" table:style-name="ce1">
            <text:p>1.011533</text:p>
          </table:table-cell>
          <table:table-cell office:value-type="float" office:value="1.941767" table:style-name="ce1">
            <text:p>1.941767</text:p>
          </table:table-cell>
          <table:table-cell office:value-type="float" office:value="0.89654199999999995" table:style-name="ce1">
            <text:p>0.896542</text:p>
          </table:table-cell>
          <table:table-cell table:number-columns-repeated="16344"/>
        </table:table-row>
        <table:table-row table:style-name="ro1">
          <table:table-cell office:value-type="float" office:value="7.1500000000000003E-4" table:style-name="ce1">
            <text:p>0.000715</text:p>
          </table:table-cell>
          <table:table-cell office:value-type="float" office:value="4.2099999999999999E-4" table:style-name="ce1">
            <text:p>0.000421</text:p>
          </table:table-cell>
          <table:table-cell office:value-type="float" office:value="1.7859309999999999" table:style-name="ce1">
            <text:p>1.785931</text:p>
          </table:table-cell>
          <table:table-cell office:value-type="float" office:value="0.735402" table:style-name="ce1">
            <text:p>0.735402</text:p>
          </table:table-cell>
          <table:table-cell office:value-type="float" office:value="4.28E-4" table:style-name="ce1">
            <text:p>0.000428</text:p>
          </table:table-cell>
          <table:table-cell office:value-type="float" office:value="1.817499" table:style-name="ce1">
            <text:p>1.817499</text:p>
          </table:table-cell>
          <table:table-cell office:value-type="float" office:value="0.73782199999999998" table:style-name="ce1">
            <text:p>0.737822</text:p>
          </table:table-cell>
          <table:table-cell office:value-type="float" office:value="3.0499999999999999E-4" table:style-name="ce1">
            <text:p>0.000305</text:p>
          </table:table-cell>
          <table:table-cell office:value-type="float" office:value="4.28E-4" table:style-name="ce1">
            <text:p>0.000428</text:p>
          </table:table-cell>
          <table:table-cell office:value-type="float" office:value="0.74694400000000005" table:style-name="ce1">
            <text:p>0.746944</text:p>
          </table:table-cell>
          <table:table-cell office:value-type="float" office:value="3.7300000000000001E-4" table:style-name="ce1">
            <text:p>0.000373</text:p>
          </table:table-cell>
          <table:table-cell office:value-type="float" office:value="3.8900000000000002E-4" table:style-name="ce1">
            <text:p>0.000389</text:p>
          </table:table-cell>
          <table:table-cell office:value-type="float" office:value="0.74878900000000004" table:style-name="ce1">
            <text:p>0.748789</text:p>
          </table:table-cell>
          <table:table-cell office:value-type="float" office:value="0.73157300000000003" table:style-name="ce1">
            <text:p>0.731573</text:p>
          </table:table-cell>
          <table:table-cell office:value-type="float" office:value="0.72988500000000001" table:style-name="ce1">
            <text:p>0.729885</text:p>
          </table:table-cell>
          <table:table-cell office:value-type="float" office:value="0.73419500000000004" table:style-name="ce1">
            <text:p>0.734195</text:p>
          </table:table-cell>
          <table:table-cell office:value-type="float" office:value="0.73186300000000004" table:style-name="ce1">
            <text:p>0.731863</text:p>
          </table:table-cell>
          <table:table-cell office:value-type="float" office:value="0.73783100000000001" table:style-name="ce1">
            <text:p>0.737831</text:p>
          </table:table-cell>
          <table:table-cell office:value-type="float" office:value="3.5100000000000002E-4" table:style-name="ce1">
            <text:p>0.000351</text:p>
          </table:table-cell>
          <table:table-cell office:value-type="float" office:value="1.243962" table:style-name="ce1">
            <text:p>1.243962</text:p>
          </table:table-cell>
          <table:table-cell office:value-type="float" office:value="0.67811100000000002" table:style-name="ce1">
            <text:p>0.678111</text:p>
          </table:table-cell>
          <table:table-cell office:value-type="float" office:value="1.72184" table:style-name="ce1">
            <text:p>1.72184</text:p>
          </table:table-cell>
          <table:table-cell office:value-type="float" office:value="0.42136099999999999" table:style-name="ce1">
            <text:p>0.421361</text:p>
          </table:table-cell>
          <table:table-cell office:value-type="float" office:value="0.68061199999999999" table:style-name="ce1">
            <text:p>0.680612</text:p>
          </table:table-cell>
          <table:table-cell office:value-type="float" office:value="1.6892769999999999" table:style-name="ce1">
            <text:p>1.689277</text:p>
          </table:table-cell>
          <table:table-cell office:value-type="float" office:value="3.8499999999999998E-4" table:style-name="ce1">
            <text:p>0.000385</text:p>
          </table:table-cell>
          <table:table-cell office:value-type="float" office:value="0.68066400000000005" table:style-name="ce1">
            <text:p>0.680664</text:p>
          </table:table-cell>
          <table:table-cell office:value-type="float" office:value="0.68313999999999997" table:style-name="ce1">
            <text:p>0.68314</text:p>
          </table:table-cell>
          <table:table-cell office:value-type="float" office:value="2.3589920000000002" table:style-name="ce1">
            <text:p>2.358992</text:p>
          </table:table-cell>
          <table:table-cell office:value-type="float" office:value="0.86533300000000002" table:style-name="ce1">
            <text:p>0.865333</text:p>
          </table:table-cell>
          <table:table-cell office:value-type="float" office:value="0.68212499999999998" table:style-name="ce1">
            <text:p>0.682125</text:p>
          </table:table-cell>
          <table:table-cell office:value-type="float" office:value="0.67676800000000004" table:style-name="ce1">
            <text:p>0.676768</text:p>
          </table:table-cell>
          <table:table-cell office:value-type="float" office:value="1.148479" table:style-name="ce1">
            <text:p>1.148479</text:p>
          </table:table-cell>
          <table:table-cell office:value-type="float" office:value="1.6944239999999999" table:style-name="ce1">
            <text:p>1.694424</text:p>
          </table:table-cell>
          <table:table-cell office:value-type="float" office:value="1.722766" table:style-name="ce1">
            <text:p>1.722766</text:p>
          </table:table-cell>
          <table:table-cell office:value-type="float" office:value="1.228877" table:style-name="ce1">
            <text:p>1.228877</text:p>
          </table:table-cell>
          <table:table-cell office:value-type="float" office:value="0.66924600000000001" table:style-name="ce1">
            <text:p>0.669246</text:p>
          </table:table-cell>
          <table:table-cell office:value-type="float" office:value="1.098681" table:style-name="ce1">
            <text:p>1.098681</text:p>
          </table:table-cell>
          <table:table-cell office:value-type="float" office:value="1.738364" table:style-name="ce1">
            <text:p>1.738364</text:p>
          </table:table-cell>
          <table:table-cell office:value-type="float" office:value="0.68821100000000002" table:style-name="ce1">
            <text:p>0.688211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49299999999999" table:style-name="ce1">
            <text:p>1.57493</text:p>
          </table:table-cell>
          <table:table-cell office:value-type="float" office:value="0.53925199999999995" table:style-name="ce1">
            <text:p>0.539252</text:p>
          </table:table-cell>
          <table:table-cell office:value-type="float" office:value="0" table:style-name="ce1">
            <text:p>0</text:p>
          </table:table-cell>
          <table:table-cell office:value-type="float" office:value="1.5960669999999999" table:style-name="ce1">
            <text:p>1.596067</text:p>
          </table:table-cell>
          <table:table-cell office:value-type="float" office:value="0.528331" table:style-name="ce1">
            <text:p>0.5283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962200000000005" table:style-name="ce1">
            <text:p>0.5396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928500000000001" table:style-name="ce1">
            <text:p>0.539285</text:p>
          </table:table-cell>
          <table:table-cell office:value-type="float" office:value="0.52688999999999997" table:style-name="ce1">
            <text:p>0.52689</text:p>
          </table:table-cell>
          <table:table-cell office:value-type="float" office:value="0.52070700000000003" table:style-name="ce1">
            <text:p>0.520707</text:p>
          </table:table-cell>
          <table:table-cell office:value-type="float" office:value="0.52351300000000001" table:style-name="ce1">
            <text:p>0.523513</text:p>
          </table:table-cell>
          <table:table-cell office:value-type="float" office:value="0.52898800000000001" table:style-name="ce1">
            <text:p>0.528988</text:p>
          </table:table-cell>
          <table:table-cell office:value-type="float" office:value="0.521621" table:style-name="ce1">
            <text:p>0.521621</text:p>
          </table:table-cell>
          <table:table-cell office:value-type="float" office:value="0" table:style-name="ce1">
            <text:p>0</text:p>
          </table:table-cell>
          <table:table-cell office:value-type="float" office:value="1.104581" table:style-name="ce1">
            <text:p>1.104581</text:p>
          </table:table-cell>
          <table:table-cell office:value-type="float" office:value="0.47294999999999998" table:style-name="ce1">
            <text:p>0.47295</text:p>
          </table:table-cell>
          <table:table-cell office:value-type="float" office:value="1.5082100000000001" table:style-name="ce1">
            <text:p>1.50821</text:p>
          </table:table-cell>
          <table:table-cell office:value-type="float" office:value="0.47154099999999999" table:style-name="ce1">
            <text:p>0.471541</text:p>
          </table:table-cell>
          <table:table-cell office:value-type="float" office:value="0.47211999999999998" table:style-name="ce1">
            <text:p>0.47212</text:p>
          </table:table-cell>
          <table:table-cell office:value-type="float" office:value="1.5138579999999999" table:style-name="ce1">
            <text:p>1.513858</text:p>
          </table:table-cell>
          <table:table-cell office:value-type="float" office:value="0" table:style-name="ce1">
            <text:p>0</text:p>
          </table:table-cell>
          <table:table-cell office:value-type="float" office:value="0.47204400000000002" table:style-name="ce1">
            <text:p>0.472044</text:p>
          </table:table-cell>
          <table:table-cell office:value-type="float" office:value="0.471968" table:style-name="ce1">
            <text:p>0.471968</text:p>
          </table:table-cell>
          <table:table-cell office:value-type="float" office:value="2.1456249999999999" table:style-name="ce1">
            <text:p>2.145625</text:p>
          </table:table-cell>
          <table:table-cell office:value-type="float" office:value="0.99427200000000004" table:style-name="ce1">
            <text:p>0.994272</text:p>
          </table:table-cell>
          <table:table-cell office:value-type="float" office:value="0.47039599999999998" table:style-name="ce1">
            <text:p>0.470396</text:p>
          </table:table-cell>
          <table:table-cell office:value-type="float" office:value="0.47101199999999999" table:style-name="ce1">
            <text:p>0.471012</text:p>
          </table:table-cell>
          <table:table-cell office:value-type="float" office:value="0.97405200000000003" table:style-name="ce1">
            <text:p>0.974052</text:p>
          </table:table-cell>
          <table:table-cell office:value-type="float" office:value="1.5186470000000001" table:style-name="ce1">
            <text:p>1.518647</text:p>
          </table:table-cell>
          <table:table-cell office:value-type="float" office:value="1.5756810000000001" table:style-name="ce1">
            <text:p>1.575681</text:p>
          </table:table-cell>
          <table:table-cell office:value-type="float" office:value="1.496049" table:style-name="ce1">
            <text:p>1.496049</text:p>
          </table:table-cell>
          <table:table-cell office:value-type="float" office:value="0.47208600000000001" table:style-name="ce1">
            <text:p>0.472086</text:p>
          </table:table-cell>
          <table:table-cell office:value-type="float" office:value="1.4988410000000001" table:style-name="ce1">
            <text:p>1.498841</text:p>
          </table:table-cell>
          <table:table-cell office:value-type="float" office:value="1.527776" table:style-name="ce1">
            <text:p>1.527776</text:p>
          </table:table-cell>
          <table:table-cell office:value-type="float" office:value="0.472999" table:style-name="ce1">
            <text:p>0.472999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70109" table:style-name="ce1">
            <text:p>1.370109</text:p>
          </table:table-cell>
          <table:table-cell office:value-type="float" office:value="0.31592599999999998" table:style-name="ce1">
            <text:p>0.315926</text:p>
          </table:table-cell>
          <table:table-cell office:value-type="float" office:value="0" table:style-name="ce1">
            <text:p>0</text:p>
          </table:table-cell>
          <table:table-cell office:value-type="float" office:value="1.3830789999999999" table:style-name="ce1">
            <text:p>1.383079</text:p>
          </table:table-cell>
          <table:table-cell office:value-type="float" office:value="0.320519" table:style-name="ce1">
            <text:p>0.3205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472200000000001" table:style-name="ce1">
            <text:p>0.3247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388299999999999" table:style-name="ce1">
            <text:p>0.333883</text:p>
          </table:table-cell>
          <table:table-cell office:value-type="float" office:value="0.31848799999999999" table:style-name="ce1">
            <text:p>0.318488</text:p>
          </table:table-cell>
          <table:table-cell office:value-type="float" office:value="0.31421199999999999" table:style-name="ce1">
            <text:p>0.314212</text:p>
          </table:table-cell>
          <table:table-cell office:value-type="float" office:value="0.31431700000000001" table:style-name="ce1">
            <text:p>0.314317</text:p>
          </table:table-cell>
          <table:table-cell office:value-type="float" office:value="0.31563400000000003" table:style-name="ce1">
            <text:p>0.315634</text:p>
          </table:table-cell>
          <table:table-cell office:value-type="float" office:value="0.316971" table:style-name="ce1">
            <text:p>0.316971</text:p>
          </table:table-cell>
          <table:table-cell office:value-type="float" office:value="0" table:style-name="ce1">
            <text:p>0</text:p>
          </table:table-cell>
          <table:table-cell office:value-type="float" office:value="0.73606199999999999" table:style-name="ce1">
            <text:p>0.736062</text:p>
          </table:table-cell>
          <table:table-cell office:value-type="float" office:value="0.26819799999999999" table:style-name="ce1">
            <text:p>0.268198</text:p>
          </table:table-cell>
          <table:table-cell office:value-type="float" office:value="1.301952" table:style-name="ce1">
            <text:p>1.301952</text:p>
          </table:table-cell>
          <table:table-cell office:value-type="float" office:value="0.273115" table:style-name="ce1">
            <text:p>0.273115</text:p>
          </table:table-cell>
          <table:table-cell office:value-type="float" office:value="0.26335399999999998" table:style-name="ce1">
            <text:p>0.263354</text:p>
          </table:table-cell>
          <table:table-cell office:value-type="float" office:value="1.304244" table:style-name="ce1">
            <text:p>1.304244</text:p>
          </table:table-cell>
          <table:table-cell office:value-type="float" office:value="0" table:style-name="ce1">
            <text:p>0</text:p>
          </table:table-cell>
          <table:table-cell office:value-type="float" office:value="0.26383899999999999" table:style-name="ce1">
            <text:p>0.263839</text:p>
          </table:table-cell>
          <table:table-cell office:value-type="float" office:value="0.26626699999999998" table:style-name="ce1">
            <text:p>0.266267</text:p>
          </table:table-cell>
          <table:table-cell office:value-type="float" office:value="1.9377610000000001" table:style-name="ce1">
            <text:p>1.937761</text:p>
          </table:table-cell>
          <table:table-cell office:value-type="float" office:value="0.91115900000000005" table:style-name="ce1">
            <text:p>0.911159</text:p>
          </table:table-cell>
          <table:table-cell office:value-type="float" office:value="0.26515499999999997" table:style-name="ce1">
            <text:p>0.265155</text:p>
          </table:table-cell>
          <table:table-cell office:value-type="float" office:value="0.26437300000000002" table:style-name="ce1">
            <text:p>0.264373</text:p>
          </table:table-cell>
          <table:table-cell office:value-type="float" office:value="1.2826949999999999" table:style-name="ce1">
            <text:p>1.282695</text:p>
          </table:table-cell>
          <table:table-cell office:value-type="float" office:value="1.30582" table:style-name="ce1">
            <text:p>1.30582</text:p>
          </table:table-cell>
          <table:table-cell office:value-type="float" office:value="1.3889940000000001" table:style-name="ce1">
            <text:p>1.388994</text:p>
          </table:table-cell>
          <table:table-cell office:value-type="float" office:value="1.3230580000000001" table:style-name="ce1">
            <text:p>1.323058</text:p>
          </table:table-cell>
          <table:table-cell office:value-type="float" office:value="0.26531700000000003" table:style-name="ce1">
            <text:p>0.265317</text:p>
          </table:table-cell>
          <table:table-cell office:value-type="float" office:value="1.316095" table:style-name="ce1">
            <text:p>1.316095</text:p>
          </table:table-cell>
          <table:table-cell office:value-type="float" office:value="1.315353" table:style-name="ce1">
            <text:p>1.315353</text:p>
          </table:table-cell>
          <table:table-cell office:value-type="float" office:value="0.26492599999999999" table:style-name="ce1">
            <text:p>0.264926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506860000000001" table:style-name="ce1">
            <text:p>1.150686</text:p>
          </table:table-cell>
          <table:table-cell office:value-type="float" office:value="4.5100000000000001E-4" table:style-name="ce1">
            <text:p>0.000451</text:p>
          </table:table-cell>
          <table:table-cell office:value-type="float" office:value="0" table:style-name="ce1">
            <text:p>0</text:p>
          </table:table-cell>
          <table:table-cell office:value-type="float" office:value="1.1614990000000001" table:style-name="ce1">
            <text:p>1.161499</text:p>
          </table:table-cell>
          <table:table-cell office:value-type="float" office:value="3.3599999999999998E-4" table:style-name="ce1">
            <text:p>0.000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500000000000001E-4" table:style-name="ce1">
            <text:p>0.0003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099999999999999E-4" table:style-name="ce1">
            <text:p>0.000361</text:p>
          </table:table-cell>
          <table:table-cell office:value-type="float" office:value="3.2499999999999999E-4" table:style-name="ce1">
            <text:p>0.000325</text:p>
          </table:table-cell>
          <table:table-cell office:value-type="float" office:value="3.5799999999999997E-4" table:style-name="ce1">
            <text:p>0.000358</text:p>
          </table:table-cell>
          <table:table-cell office:value-type="float" office:value="3.2699999999999998E-4" table:style-name="ce1">
            <text:p>0.000327</text:p>
          </table:table-cell>
          <table:table-cell office:value-type="float" office:value="3.2600000000000001E-4" table:style-name="ce1">
            <text:p>0.000326</text:p>
          </table:table-cell>
          <table:table-cell office:value-type="float" office:value="3.2699999999999998E-4" table:style-name="ce1">
            <text:p>0.000327</text:p>
          </table:table-cell>
          <table:table-cell office:value-type="float" office:value="0" table:style-name="ce1">
            <text:p>0</text:p>
          </table:table-cell>
          <table:table-cell office:value-type="float" office:value="0.80652699999999999" table:style-name="ce1">
            <text:p>0.806527</text:p>
          </table:table-cell>
          <table:table-cell office:value-type="float" office:value="7.0899999999999999E-4" table:style-name="ce1">
            <text:p>0.000709</text:p>
          </table:table-cell>
          <table:table-cell office:value-type="float" office:value="1.0934619999999999" table:style-name="ce1">
            <text:p>1.093462</text:p>
          </table:table-cell>
          <table:table-cell office:value-type="float" office:value="3.7199999999999999E-4" table:style-name="ce1">
            <text:p>0.000372</text:p>
          </table:table-cell>
          <table:table-cell office:value-type="float" office:value="3.88E-4" table:style-name="ce1">
            <text:p>0.000388</text:p>
          </table:table-cell>
          <table:table-cell office:value-type="float" office:value="1.0944259999999999" table:style-name="ce1">
            <text:p>1.094426</text:p>
          </table:table-cell>
          <table:table-cell office:value-type="float" office:value="0" table:style-name="ce1">
            <text:p>0</text:p>
          </table:table-cell>
          <table:table-cell office:value-type="float" office:value="3.5100000000000002E-4" table:style-name="ce1">
            <text:p>0.000351</text:p>
          </table:table-cell>
          <table:table-cell office:value-type="float" office:value="3.7100000000000002E-4" table:style-name="ce1">
            <text:p>0.000371</text:p>
          </table:table-cell>
          <table:table-cell office:value-type="float" office:value="1.7248250000000001" table:style-name="ce1">
            <text:p>1.724825</text:p>
          </table:table-cell>
          <table:table-cell office:value-type="float" office:value="0.77405999999999997" table:style-name="ce1">
            <text:p>0.77406</text:p>
          </table:table-cell>
          <table:table-cell office:value-type="float" office:value="3.2699999999999998E-4" table:style-name="ce1">
            <text:p>0.000327</text:p>
          </table:table-cell>
          <table:table-cell office:value-type="float" office:value="3.5E-4" table:style-name="ce1">
            <text:p>0.00035</text:p>
          </table:table-cell>
          <table:table-cell office:value-type="float" office:value="1.100365" table:style-name="ce1">
            <text:p>1.100365</text:p>
          </table:table-cell>
          <table:table-cell office:value-type="float" office:value="1.1010340000000001" table:style-name="ce1">
            <text:p>1.101034</text:p>
          </table:table-cell>
          <table:table-cell office:value-type="float" office:value="1.2914479999999999" table:style-name="ce1">
            <text:p>1.291448</text:p>
          </table:table-cell>
          <table:table-cell office:value-type="float" office:value="1.1033869999999999" table:style-name="ce1">
            <text:p>1.103387</text:p>
          </table:table-cell>
          <table:table-cell office:value-type="float" office:value="6.3599999999999996E-4" table:style-name="ce1">
            <text:p>0.000636</text:p>
          </table:table-cell>
          <table:table-cell office:value-type="float" office:value="1.1046149999999999" table:style-name="ce1">
            <text:p>1.104615</text:p>
          </table:table-cell>
          <table:table-cell office:value-type="float" office:value="1.1058790000000001" table:style-name="ce1">
            <text:p>1.105879</text:p>
          </table:table-cell>
          <table:table-cell office:value-type="float" office:value="4.6000000000000001E-4" table:style-name="ce1">
            <text:p>0.00046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5003899999999997" table:style-name="ce1">
            <text:p>0.9500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5565500000000003" table:style-name="ce1">
            <text:p>0.9556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473200000000004" table:style-name="ce1">
            <text:p>0.724732</text:p>
          </table:table-cell>
          <table:table-cell office:value-type="float" office:value="0" table:style-name="ce1">
            <text:p>0</text:p>
          </table:table-cell>
          <table:table-cell office:value-type="float" office:value="0.88767600000000002" table:style-name="ce1">
            <text:p>0.887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8675899999999996" table:style-name="ce1">
            <text:p>0.8867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18616" table:style-name="ce1">
            <text:p>1.518616</text:p>
          </table:table-cell>
          <table:table-cell office:value-type="float" office:value="0.87582400000000005" table:style-name="ce1">
            <text:p>0.875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088900000000004" table:style-name="ce1">
            <text:p>0.890889</text:p>
          </table:table-cell>
          <table:table-cell office:value-type="float" office:value="0.89057500000000001" table:style-name="ce1">
            <text:p>0.890575</text:p>
          </table:table-cell>
          <table:table-cell office:value-type="float" office:value="1.138889" table:style-name="ce1">
            <text:p>1.138889</text:p>
          </table:table-cell>
          <table:table-cell office:value-type="float" office:value="0.89192899999999997" table:style-name="ce1">
            <text:p>0.891929</text:p>
          </table:table-cell>
          <table:table-cell office:value-type="float" office:value="0" table:style-name="ce1">
            <text:p>0</text:p>
          </table:table-cell>
          <table:table-cell office:value-type="float" office:value="0.89350600000000002" table:style-name="ce1">
            <text:p>0.893506</text:p>
          </table:table-cell>
          <table:table-cell office:value-type="float" office:value="0.89566199999999996" table:style-name="ce1">
            <text:p>0.895662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724500000000004" table:style-name="ce1">
            <text:p>0.737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288799999999999" table:style-name="ce1">
            <text:p>0.742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105800000000002" table:style-name="ce1">
            <text:p>0.461058</text:p>
          </table:table-cell>
          <table:table-cell office:value-type="float" office:value="0" table:style-name="ce1">
            <text:p>0</text:p>
          </table:table-cell>
          <table:table-cell office:value-type="float" office:value="0.67808800000000002" table:style-name="ce1">
            <text:p>0.678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7976700000000001" table:style-name="ce1">
            <text:p>0.6797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093459999999999" table:style-name="ce1">
            <text:p>1.309346</text:p>
          </table:table-cell>
          <table:table-cell office:value-type="float" office:value="0.68190200000000001" table:style-name="ce1">
            <text:p>0.681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106699999999998" table:style-name="ce1">
            <text:p>0.681067</text:p>
          </table:table-cell>
          <table:table-cell office:value-type="float" office:value="0.681257" table:style-name="ce1">
            <text:p>0.681257</text:p>
          </table:table-cell>
          <table:table-cell office:value-type="float" office:value="0.97085299999999997" table:style-name="ce1">
            <text:p>0.970853</text:p>
          </table:table-cell>
          <table:table-cell office:value-type="float" office:value="0.68374999999999997" table:style-name="ce1">
            <text:p>0.68375</text:p>
          </table:table-cell>
          <table:table-cell office:value-type="float" office:value="0" table:style-name="ce1">
            <text:p>0</text:p>
          </table:table-cell>
          <table:table-cell office:value-type="float" office:value="0.68413400000000002" table:style-name="ce1">
            <text:p>0.684134</text:p>
          </table:table-cell>
          <table:table-cell office:value-type="float" office:value="0.682087" table:style-name="ce1">
            <text:p>0.682087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341000000000004" table:style-name="ce1">
            <text:p>0.523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591" table:style-name="ce1">
            <text:p>0.535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9637" table:style-name="ce1">
            <text:p>0.109637</text:p>
          </table:table-cell>
          <table:table-cell office:value-type="float" office:value="0" table:style-name="ce1">
            <text:p>0</text:p>
          </table:table-cell>
          <table:table-cell office:value-type="float" office:value="0.47210099999999999" table:style-name="ce1">
            <text:p>0.472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086899999999998" table:style-name="ce1">
            <text:p>0.4708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988009999999999" table:style-name="ce1">
            <text:p>1.098801</text:p>
          </table:table-cell>
          <table:table-cell office:value-type="float" office:value="0.47447299999999998" table:style-name="ce1">
            <text:p>0.4744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33" table:style-name="ce1">
            <text:p>0.4733</text:p>
          </table:table-cell>
          <table:table-cell office:value-type="float" office:value="0.472026" table:style-name="ce1">
            <text:p>0.472026</text:p>
          </table:table-cell>
          <table:table-cell office:value-type="float" office:value="0.79918299999999998" table:style-name="ce1">
            <text:p>0.799183</text:p>
          </table:table-cell>
          <table:table-cell office:value-type="float" office:value="0.472501" table:style-name="ce1">
            <text:p>0.472501</text:p>
          </table:table-cell>
          <table:table-cell office:value-type="float" office:value="0" table:style-name="ce1">
            <text:p>0</text:p>
          </table:table-cell>
          <table:table-cell office:value-type="float" office:value="0.47580499999999998" table:style-name="ce1">
            <text:p>0.475805</text:p>
          </table:table-cell>
          <table:table-cell office:value-type="float" office:value="0.47605500000000001" table:style-name="ce1">
            <text:p>0.476055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2098" table:style-name="ce1">
            <text:p>0.322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203700000000002" table:style-name="ce1">
            <text:p>0.322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556299999999998" table:style-name="ce1">
            <text:p>0.315563</text:p>
          </table:table-cell>
          <table:table-cell office:value-type="float" office:value="0" table:style-name="ce1">
            <text:p>0</text:p>
          </table:table-cell>
          <table:table-cell office:value-type="float" office:value="0.26345800000000003" table:style-name="ce1">
            <text:p>0.2634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428" table:style-name="ce1">
            <text:p>0.2654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044299999999998" table:style-name="ce1">
            <text:p>0.890443</text:p>
          </table:table-cell>
          <table:table-cell office:value-type="float" office:value="0.26514500000000002" table:style-name="ce1">
            <text:p>0.2651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4376" table:style-name="ce1">
            <text:p>0.264376</text:p>
          </table:table-cell>
          <table:table-cell office:value-type="float" office:value="0.26486900000000002" table:style-name="ce1">
            <text:p>0.264869</text:p>
          </table:table-cell>
          <table:table-cell office:value-type="float" office:value="0.87028399999999995" table:style-name="ce1">
            <text:p>0.870284</text:p>
          </table:table-cell>
          <table:table-cell office:value-type="float" office:value="0.26721099999999998" table:style-name="ce1">
            <text:p>0.267211</text:p>
          </table:table-cell>
          <table:table-cell office:value-type="float" office:value="0" table:style-name="ce1">
            <text:p>0</text:p>
          </table:table-cell>
          <table:table-cell office:value-type="float" office:value="0.26689400000000002" table:style-name="ce1">
            <text:p>0.266894</text:p>
          </table:table-cell>
          <table:table-cell office:value-type="float" office:value="0.26932499999999998" table:style-name="ce1">
            <text:p>0.269325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8699999999999997E-4" table:style-name="ce1">
            <text:p>0.000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899999999999997E-4" table:style-name="ce1">
            <text:p>0.000329</text:p>
          </table:table-cell>
          <table:table-cell office:value-type="float" office:value="0" table:style-name="ce1">
            <text:p>0</text:p>
          </table:table-cell>
          <table:table-cell office:value-type="float" office:value="3.79E-4" table:style-name="ce1">
            <text:p>0.0003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9E-4" table:style-name="ce1">
            <text:p>0.0003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028200000000005" table:style-name="ce1">
            <text:p>0.680282</text:p>
          </table:table-cell>
          <table:table-cell office:value-type="float" office:value="3.5300000000000002E-4" table:style-name="ce1">
            <text:p>0.000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099999999999999E-4" table:style-name="ce1">
            <text:p>0.000341</text:p>
          </table:table-cell>
          <table:table-cell office:value-type="float" office:value="3.4099999999999999E-4" table:style-name="ce1">
            <text:p>0.000341</text:p>
          </table:table-cell>
          <table:table-cell office:value-type="float" office:value="0.678481" table:style-name="ce1">
            <text:p>0.678481</text:p>
          </table:table-cell>
          <table:table-cell office:value-type="float" office:value="3.5799999999999997E-4" table:style-name="ce1">
            <text:p>0.000358</text:p>
          </table:table-cell>
          <table:table-cell office:value-type="float" office:value="0" table:style-name="ce1">
            <text:p>0</text:p>
          </table:table-cell>
          <table:table-cell office:value-type="float" office:value="5.3499999999999999E-4" table:style-name="ce1">
            <text:p>0.000535</text:p>
          </table:table-cell>
          <table:table-cell office:value-type="float" office:value="3.2299999999999999E-4" table:style-name="ce1">
            <text:p>0.000323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286499999999998" table:style-name="ce1">
            <text:p>0.472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182600000000002" table:style-name="ce1">
            <text:p>0.4718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6596" table:style-name="ce1">
            <text:p>0.266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646399999999998" table:style-name="ce1">
            <text:p>0.266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8E-4" table:style-name="ce1">
            <text:p>0.000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799999999999997E-4" table:style-name="ce1">
            <text:p>0.000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number-rows-repeated="25"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kash Arora</dc:creator>
    <meta:creation-date>2017-03-01T02:29:02Z</meta:creation-date>
    <dc:date>2017-02-28T15:59:01Z</dc:date>
    <meta:editing-cycles>1</meta:editing-cycles>
    <meta:editing-duration>PT0S</meta:editing-duration>
  </office:meta>
</office:document-meta>
</file>